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liberation sans&quot;" svg:font-family="'&quot;liberation sans&quot;'"/>
    <style:font-face style:name="Arial" svg:font-family="Arial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56.57mm"/>
    </style:style>
    <style:style style:name="co2" style:family="table-column">
      <style:table-column-properties fo:break-before="auto" style:column-width="20.23mm"/>
    </style:style>
    <style:style style:name="co3" style:family="table-column">
      <style:table-column-properties fo:break-before="auto" style:column-width="19.23mm"/>
    </style:style>
    <style:style style:name="co4" style:family="table-column">
      <style:table-column-properties fo:break-before="auto" style:column-width="15.12mm"/>
    </style:style>
    <style:style style:name="co5" style:family="table-column">
      <style:table-column-properties fo:break-before="auto" style:column-width="12.33mm"/>
    </style:style>
    <style:style style:name="co6" style:family="table-column">
      <style:table-column-properties fo:break-before="auto" style:column-width="10.02mm"/>
    </style:style>
    <style:style style:name="co7" style:family="table-column">
      <style:table-column-properties fo:break-before="auto" style:column-width="6.72mm"/>
    </style:style>
    <style:style style:name="co8" style:family="table-column">
      <style:table-column-properties fo:break-before="auto" style:column-width="6.46mm"/>
    </style:style>
    <style:style style:name="co9" style:family="table-column">
      <style:table-column-properties fo:break-before="auto" style:column-width="9.23mm"/>
    </style:style>
    <style:style style:name="co10" style:family="table-column">
      <style:table-column-properties fo:break-before="auto" style:column-width="16.83mm"/>
    </style:style>
    <style:style style:name="co11" style:family="table-column">
      <style:table-column-properties fo:break-before="auto" style:column-width="10.37mm"/>
    </style:style>
    <style:style style:name="co12" style:family="table-column">
      <style:table-column-properties fo:break-before="auto" style:column-width="19.79mm"/>
    </style:style>
    <style:style style:name="co13" style:family="table-column">
      <style:table-column-properties fo:break-before="auto" style:column-width="19.86mm"/>
    </style:style>
    <style:style style:name="co14" style:family="table-column">
      <style:table-column-properties fo:break-before="auto" style:column-width="8.41mm"/>
    </style:style>
    <style:style style:name="co15" style:family="table-column">
      <style:table-column-properties fo:break-before="auto" style:column-width="12.03mm"/>
    </style:style>
    <style:style style:name="co16" style:family="table-column">
      <style:table-column-properties fo:break-before="auto" style:column-width="28.28mm"/>
    </style:style>
    <style:style style:name="co17" style:family="table-column">
      <style:table-column-properties fo:break-before="auto" style:column-width="16.03mm"/>
    </style:style>
    <style:style style:name="co18" style:family="table-column">
      <style:table-column-properties fo:break-before="auto" style:column-width="9.01mm"/>
    </style:style>
    <style:style style:name="co19" style:family="table-column">
      <style:table-column-properties fo:break-before="auto" style:column-width="8.4mm"/>
    </style:style>
    <style:style style:name="co20" style:family="table-column">
      <style:table-column-properties fo:break-before="auto" style:column-width="5.34mm"/>
    </style:style>
    <style:style style:name="co21" style:family="table-column">
      <style:table-column-properties fo:break-before="auto" style:column-width="8.7mm"/>
    </style:style>
    <style:style style:name="co22" style:family="table-column">
      <style:table-column-properties fo:break-before="auto" style:column-width="6.26mm"/>
    </style:style>
    <style:style style:name="co23" style:family="table-column">
      <style:table-column-properties fo:break-before="auto" style:column-width="8.11mm"/>
    </style:style>
    <style:style style:name="co24" style:family="table-column">
      <style:table-column-properties fo:break-before="auto" style:column-width="9.77mm"/>
    </style:style>
    <style:style style:name="co25" style:family="table-column">
      <style:table-column-properties fo:break-before="auto" style:column-width="11.27mm"/>
    </style:style>
    <style:style style:name="co26" style:family="table-column">
      <style:table-column-properties fo:break-before="auto" style:column-width="7.83mm"/>
    </style:style>
    <style:style style:name="co27" style:family="table-column">
      <style:table-column-properties fo:break-before="auto" style:column-width="8.57mm"/>
    </style:style>
    <style:style style:name="co28" style:family="table-column">
      <style:table-column-properties fo:break-before="auto" style:column-width="11.29mm"/>
    </style:style>
    <style:style style:name="co29" style:family="table-column">
      <style:table-column-properties fo:break-before="auto" style:column-width="9.81mm"/>
    </style:style>
    <style:style style:name="co30" style:family="table-column">
      <style:table-column-properties fo:break-before="auto" style:column-width="22.58mm"/>
    </style:style>
    <style:style style:name="co31" style:family="table-column">
      <style:table-column-properties fo:break-before="auto" style:column-width="8.24mm"/>
    </style:style>
    <style:style style:name="co32" style:family="table-column">
      <style:table-column-properties fo:break-before="auto" style:column-width="5.79mm"/>
    </style:style>
    <style:style style:name="co33" style:family="table-column">
      <style:table-column-properties fo:break-before="auto" style:column-width="11.59mm"/>
    </style:style>
    <style:style style:name="co34" style:family="table-column">
      <style:table-column-properties fo:break-before="auto" style:column-width="11.91mm"/>
    </style:style>
    <style:style style:name="co35" style:family="table-column">
      <style:table-column-properties fo:break-before="auto" style:column-width="7.32mm"/>
    </style:style>
    <style:style style:name="co36" style:family="table-column">
      <style:table-column-properties fo:break-before="auto" style:column-width="10.42mm"/>
    </style:style>
    <style:style style:name="co37" style:family="table-column">
      <style:table-column-properties fo:break-before="auto" style:column-width="7.94mm"/>
    </style:style>
    <style:style style:name="co38" style:family="table-column">
      <style:table-column-properties fo:break-before="auto" style:column-width="12.21mm"/>
    </style:style>
    <style:style style:name="co39" style:family="table-column">
      <style:table-column-properties fo:break-before="auto" style:column-width="10.57mm"/>
    </style:style>
    <style:style style:name="co40" style:family="table-column">
      <style:table-column-properties fo:break-before="auto" style:column-width="52.9mm"/>
    </style:style>
    <style:style style:name="co41" style:family="table-column">
      <style:table-column-properties fo:break-before="auto" style:column-width="19.03mm"/>
    </style:style>
    <style:style style:name="co42" style:family="table-column">
      <style:table-column-properties fo:break-before="auto" style:column-width="72.83mm"/>
    </style:style>
    <style:style style:name="co43" style:family="table-column">
      <style:table-column-properties fo:break-before="auto" style:column-width="12.81mm"/>
    </style:style>
    <style:style style:name="co44" style:family="table-column">
      <style:table-column-properties fo:break-before="auto" style:column-width="25.75mm"/>
    </style:style>
    <style:style style:name="co45" style:family="table-column">
      <style:table-column-properties fo:break-before="auto" style:column-width="125.27mm"/>
    </style:style>
    <style:style style:name="ro1" style:family="table-row">
      <style:table-row-properties style:row-height="4.23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3.44mm" fo:break-before="auto" style:use-optimal-row-height="fals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ro7" style:family="table-row">
      <style:table-row-properties style:row-height="2.95mm" fo:break-before="auto" style:use-optimal-row-height="false"/>
    </style:style>
    <style:style style:name="ro8" style:family="table-row">
      <style:table-row-properties style:row-height="10.65mm" fo:break-before="auto" style:use-optimal-row-height="false"/>
    </style:style>
    <style:style style:name="ro9" style:family="table-row">
      <style:table-row-properties style:row-height="7.69mm" fo:break-before="auto" style:use-optimal-row-height="false"/>
    </style:style>
    <style:style style:name="ro10" style:family="table-row">
      <style:table-row-properties style:row-height="10.35mm" fo:break-before="auto" style:use-optimal-row-height="false"/>
    </style:style>
    <style:style style:name="ro11" style:family="table-row">
      <style:table-row-properties style:row-height="4.52mm" fo:break-before="auto" style:use-optimal-row-height="true"/>
    </style:style>
    <style:style style:name="ro12" style:family="table-row">
      <style:table-row-properties style:row-height="4.87mm" fo:break-before="auto" style:use-optimal-row-height="true"/>
    </style:style>
    <style:style style:name="ro13" style:family="table-row">
      <style:table-row-properties style:row-height="7.39mm" fo:break-before="auto" style:use-optimal-row-height="false"/>
    </style:style>
    <style:style style:name="ro14" style:family="table-row">
      <style:table-row-properties style:row-height="24.92mm" fo:break-before="auto" style:use-optimal-row-height="false"/>
    </style:style>
    <style:style style:name="ta1" style:family="table" style:master-page-name="PageStyle_5f_Final1">
      <style:table-properties table:display="true" style:writing-mode="lr-tb"/>
    </style:style>
    <style:style style:name="ta2" style:family="table" style:master-page-name="PageStyle_5f_FinalPESO">
      <style:table-properties table:display="true" style:writing-mode="lr-tb"/>
    </style:style>
    <style:style style:name="ta3" style:family="table" style:master-page-name="PageStyle_5f_BD">
      <style:table-properties table:display="true" style:writing-mode="lr-tb"/>
    </style:style>
    <style:style style:name="ta4" style:family="table" style:master-page-name="PageStyle_5f_Lista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Default">
      <style:table-cell-properties fo:background-color="#ed7d3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10">
      <style:table-cell-properties fo:background-color="#9cc2e5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order-bottom="0.74pt solid #f3f3f3" fo:background-color="#fef2cb" style:diagonal-bl-tr="none" style:diagonal-tl-br="none" style:text-align-source="fix" style:repeat-content="false" fo:wrap-option="no-wrap" fo:border-left="0.74pt solid #cccccc" style:direction="ltr" fo:border-right="0.74pt solid #f3f3f3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&quot;liberation sans&quot;" fo:font-size="11pt" fo:font-style="normal" fo:text-shadow="none" style:text-underline-style="none" fo:font-weight="bold" style:font-size-asian="11pt" style:font-style-asian="normal" style:font-weight-asian="bold" style:font-name-complex="&quot;liberation sans&quot;" style:font-size-complex="11pt" style:font-style-complex="normal" style:font-weight-complex="bold"/>
    </style:style>
    <style:style style:name="ce12" style:family="table-cell" style:parent-style-name="Default">
      <style:table-cell-properties fo:border-bottom="0.74pt solid #f3f3f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3f3f3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0.74pt solid #f3f3f3" fo:background-color="#fef2cb" style:diagonal-bl-tr="none" style:diagonal-tl-br="none" style:text-align-source="fix" style:repeat-content="false" fo:wrap-option="no-wrap" fo:border-left="0.74pt solid #cccccc" style:direction="ltr" fo:border-right="0.74pt solid #f3f3f3" style:rotation-angle="0" style:rotation-align="none" style:shrink-to-fit="false" fo:border-top="0.74pt solid #f3f3f3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&quot;liberation sans&quot;" fo:font-size="11pt" fo:font-style="normal" fo:text-shadow="none" style:text-underline-style="none" fo:font-weight="bold" style:font-size-asian="11pt" style:font-style-asian="normal" style:font-weight-asian="bold" style:font-name-complex="&quot;liberation sans&quot;" style:font-size-complex="11pt" style:font-style-complex="normal" style:font-weight-complex="bold"/>
    </style:style>
    <style:style style:name="ce14" style:family="table-cell" style:parent-style-name="Default">
      <style:table-cell-properties fo:border-bottom="0.74pt solid #f3f3f3" fo:background-color="#fef2cb" style:diagonal-bl-tr="none" style:diagonal-tl-br="none" style:text-align-source="fix" style:repeat-content="false" fo:wrap-option="no-wrap" fo:border-left="0.74pt solid #cccccc" style:direction="ltr" fo:border-right="0.74pt solid #f3f3f3" style:rotation-angle="0" style:rotation-align="none" style:shrink-to-fit="false" fo:border-top="0.74pt solid #f3f3f3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&quot;liberation sans&quot;" fo:font-size="11pt" fo:font-style="normal" fo:text-shadow="none" style:text-underline-style="none" fo:font-weight="bold" style:font-size-asian="11pt" style:font-style-asian="normal" style:font-weight-asian="bold" style:font-name-complex="&quot;liberation sans&quot;" style:font-size-complex="11pt" style:font-style-complex="normal" style:font-weight-complex="bold"/>
    </style:style>
    <style:style style:name="ce15" style:family="table-cell" style:parent-style-name="Default">
      <style:table-cell-properties fo:border-bottom="0.74pt solid #f3f3f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3f3f3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0.74pt solid #cccccc" fo:background-color="#fef2cb" style:diagonal-bl-tr="none" style:diagonal-tl-br="none" style:text-align-source="fix" style:repeat-content="false" fo:wrap-option="no-wrap" fo:border-left="0.74pt solid #cccccc" style:direction="ltr" fo:border-right="0.74pt solid #f3f3f3" style:rotation-angle="0" style:rotation-align="none" style:shrink-to-fit="false" fo:border-top="0.74pt solid #f3f3f3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&quot;liberation sans&quot;" fo:font-size="11pt" fo:font-style="normal" fo:text-shadow="none" style:text-underline-style="none" fo:font-weight="bold" style:font-size-asian="11pt" style:font-style-asian="normal" style:font-weight-asian="bold" style:font-name-complex="&quot;liberation sans&quot;" style:font-size-complex="11pt" style:font-style-complex="normal" style:font-weight-complex="bold"/>
    </style:style>
    <style:style style:name="ce17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cccccc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7" style:family="table-cell" style:parent-style-name="Default">
      <style:table-cell-properties fo:background-color="#ed7d3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0.74pt solid #f3f3f3" style:diagonal-bl-tr="none" style:diagonal-tl-br="none" fo:border-left="none" fo:border-right="none" style:rotation-align="none" fo:border-top="0.74pt solid #cccccc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f3f3f3" style:diagonal-bl-tr="none" style:diagonal-tl-br="none" fo:border-left="none" fo:border-right="none" style:rotation-align="none" fo:border-top="0.74pt solid #f3f3f3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cccccc" style:diagonal-bl-tr="none" style:diagonal-tl-br="none" fo:border-left="none" fo:border-right="none" style:rotation-align="none" fo:border-top="0.74pt solid #f3f3f3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cccccc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cccccc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6" style:family="table-cell" style:parent-style-name="Default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 style:data-style-name="N10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cccccc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9" style:family="table-cell" style:parent-style-name="Default">
      <style:table-cell-properties fo:border-bottom="0.74pt solid #f3f3f3" style:diagonal-bl-tr="none" style:diagonal-tl-br="none" fo:border-left="none" fo:border-right="0.74pt solid #f3f3f3" style:rotation-align="none" fo:border-top="0.74pt solid #cccccc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f3f3f3" style:diagonal-bl-tr="none" style:diagonal-tl-br="none" fo:border-left="none" fo:border-right="0.74pt solid #f3f3f3" style:rotation-align="none" fo:border-top="0.74pt solid #f3f3f3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cccccc" style:diagonal-bl-tr="none" style:diagonal-tl-br="none" fo:border-left="none" fo:border-right="0.74pt solid #f3f3f3" style:rotation-align="none" fo:border-top="0.74pt solid #f3f3f3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">
      <style:table-cell-properties fo:border-bottom="0.74pt solid #f3f3f3" fo:background-color="#cfe2f3" style:diagonal-bl-tr="none" style:diagonal-tl-br="none" style:text-align-source="fix" style:repeat-content="false" fo:wrap-option="no-wrap" fo:border-left="0.74pt solid #f3f3f3" style:direction="ltr" fo:border-right="none" style:rotation-angle="0" style:rotation-align="none" style:shrink-to-fit="false" fo:border-top="0.74pt solid #d9d9d9" style:vertical-align="middle" loext:vertical-justify="auto"/>
      <style:paragraph-properties fo:text-align="center" css3t:text-justify="auto" fo:margin-left="0mm" style:writing-mode="page"/>
      <style:text-properties fo:color="#434343" style:text-outline="false" style:text-line-through-style="none" style:text-line-through-type="none" style:font-name="&quot;liberation sans&quot;" fo:font-size="12pt" fo:font-style="normal" fo:text-shadow="none" style:text-underline-style="none" fo:font-weight="bold" style:font-size-asian="12pt" style:font-style-asian="normal" style:font-weight-asian="bold" style:font-name-complex="&quot;liberation sans&quot;" style:font-size-complex="12pt" style:font-style-complex="normal" style:font-weight-complex="bold"/>
    </style:style>
    <style:style style:name="ce33" style:family="table-cell" style:parent-style-name="Default">
      <style:table-cell-properties fo:border-bottom="0.74pt solid #f3f3f3" fo:background-color="#f4cccc" style:diagonal-bl-tr="none" style:diagonal-tl-br="none" style:text-align-source="fix" style:repeat-content="false" fo:wrap-option="no-wrap" fo:border-left="0.74pt solid #f3f3f3" style:direction="ltr" fo:border-right="none" style:rotation-angle="0" style:rotation-align="none" style:shrink-to-fit="false" fo:border-top="0.74pt solid #f3f3f3" style:vertical-align="middle" loext:vertical-justify="auto"/>
      <style:paragraph-properties fo:text-align="center" css3t:text-justify="auto" fo:margin-left="0mm" style:writing-mode="page"/>
      <style:text-properties fo:color="#85200c" style:text-outline="false" style:text-line-through-style="none" style:text-line-through-type="none" style:font-name="&quot;liberation sans&quot;" fo:font-size="12pt" fo:font-style="normal" fo:text-shadow="none" style:text-underline-style="none" fo:font-weight="bold" style:font-size-asian="12pt" style:font-style-asian="normal" style:font-weight-asian="bold" style:font-name-complex="&quot;liberation sans&quot;" style:font-size-complex="12pt" style:font-style-complex="normal" style:font-weight-complex="bold"/>
    </style:style>
    <style:style style:name="ce34" style:family="table-cell" style:parent-style-name="Default">
      <style:table-cell-properties fo:border-bottom="0.74pt solid #f3f3f3" fo:background-color="#f6b26b" style:diagonal-bl-tr="none" style:diagonal-tl-br="none" style:text-align-source="fix" style:repeat-content="false" fo:wrap-option="no-wrap" fo:border-left="0.74pt solid #f3f3f3" style:direction="ltr" fo:border-right="none" style:rotation-angle="0" style:rotation-align="none" style:shrink-to-fit="false" fo:border-top="0.74pt solid #f3f3f3" style:vertical-align="middle" loext:vertical-justify="auto"/>
      <style:paragraph-properties fo:text-align="start" css3t:text-justify="auto" fo:margin-left="0mm" style:writing-mode="page"/>
      <style:text-properties fo:color="#783f04" style:text-outline="false" style:text-line-through-style="none" style:text-line-through-type="none" style:font-name="&quot;liberation sans&quot;" fo:font-size="12pt" fo:font-style="normal" fo:text-shadow="none" style:text-underline-style="none" fo:font-weight="bold" style:font-size-asian="12pt" style:font-style-asian="normal" style:font-weight-asian="bold" style:font-name-complex="&quot;liberation sans&quot;" style:font-size-complex="12pt" style:font-style-complex="normal" style:font-weight-complex="bold"/>
    </style:style>
    <style:style style:name="ce35" style:family="table-cell" style:parent-style-name="Default">
      <style:table-cell-properties fo:border-bottom="0.74pt solid #f3f3f3" fo:background-color="#ffe599" style:diagonal-bl-tr="none" style:diagonal-tl-br="none" style:text-align-source="fix" style:repeat-content="false" fo:wrap-option="no-wrap" fo:border-left="0.74pt solid #f3f3f3" style:direction="ltr" fo:border-right="none" style:rotation-angle="0" style:rotation-align="none" style:shrink-to-fit="false" fo:border-top="0.74pt solid #f3f3f3" style:vertical-align="middle" loext:vertical-justify="auto"/>
      <style:paragraph-properties fo:text-align="start" css3t:text-justify="auto" fo:margin-left="0mm" style:writing-mode="page"/>
      <style:text-properties fo:color="#7f6000" style:text-outline="false" style:text-line-through-style="none" style:text-line-through-type="none" style:font-name="&quot;liberation sans&quot;" fo:font-size="11pt" fo:font-style="normal" fo:text-shadow="none" style:text-underline-style="none" fo:font-weight="bold" style:font-size-asian="11pt" style:font-style-asian="normal" style:font-weight-asian="bold" style:font-name-complex="&quot;liberation sans&quot;" style:font-size-complex="11pt" style:font-style-complex="normal" style:font-weight-complex="bold"/>
    </style:style>
    <style:style style:name="ce36" style:family="table-cell" style:parent-style-name="Default">
      <style:table-cell-properties fo:border-bottom="0.74pt solid #cccccc" fo:background-color="#d9d9d9" style:diagonal-bl-tr="none" style:diagonal-tl-br="none" style:text-align-source="fix" style:repeat-content="false" fo:wrap-option="no-wrap" fo:border-left="0.74pt solid #f3f3f3" style:direction="ltr" fo:border-right="none" style:rotation-angle="0" style:rotation-align="none" style:shrink-to-fit="false" fo:border-top="0.74pt solid #f3f3f3" style:vertical-align="middle" loext:vertical-justify="auto"/>
      <style:paragraph-properties fo:text-align="start" css3t:text-justify="auto" fo:margin-left="0mm" style:writing-mode="page"/>
      <style:text-properties fo:color="#434343" style:text-outline="false" style:text-line-through-style="none" style:text-line-through-type="none" style:font-name="&quot;liberation sans&quot;" fo:font-size="11pt" fo:font-style="normal" fo:text-shadow="none" style:text-underline-style="none" fo:font-weight="bold" style:font-size-asian="11pt" style:font-style-asian="normal" style:font-weight-asian="bold" style:font-name-complex="&quot;liberation sans&quot;" style:font-size-complex="11pt" style:font-style-complex="normal" style:font-weight-complex="bold"/>
    </style:style>
    <style:style style:name="ce37" style:family="table-cell" style:parent-style-name="Default" style:data-style-name="N1">
      <style:table-cell-properties fo:background-color="#cfe2f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434343" style:text-outline="false" style:text-line-through-style="none" style:text-line-through-type="none" style:font-name="&quot;liberation sans&quot;" fo:font-size="12pt" fo:font-style="normal" fo:text-shadow="none" style:text-underline-style="none" fo:font-weight="bold" style:font-size-asian="12pt" style:font-style-asian="normal" style:font-weight-asian="bold" style:font-name-complex="&quot;liberation sans&quot;" style:font-size-complex="12pt" style:font-style-complex="normal" style:font-weight-complex="bold"/>
    </style:style>
    <style:style style:name="ce38" style:family="table-cell" style:parent-style-name="Default">
      <style:table-cell-properties fo:background-color="#f4cc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85200c" style:text-outline="false" style:text-line-through-style="none" style:text-line-through-type="none" style:font-name="&quot;liberation sans&quot;" fo:font-size="12pt" fo:font-style="normal" fo:text-shadow="none" style:text-underline-style="none" fo:font-weight="bold" style:font-size-asian="12pt" style:font-style-asian="normal" style:font-weight-asian="bold" style:font-name-complex="&quot;liberation sans&quot;" style:font-size-complex="12pt" style:font-style-complex="normal" style:font-weight-complex="bold"/>
    </style:style>
    <style:style style:name="ce39" style:family="table-cell" style:parent-style-name="Default">
      <style:table-cell-properties fo:background-color="#f6b26b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783f04" style:text-outline="false" style:text-line-through-style="none" style:text-line-through-type="none" style:font-name="&quot;liberation sans&quot;" fo:font-size="12pt" fo:font-style="normal" fo:text-shadow="none" style:text-underline-style="none" fo:font-weight="bold" style:font-size-asian="12pt" style:font-style-asian="normal" style:font-weight-asian="bold" style:font-name-complex="&quot;liberation sans&quot;" style:font-size-complex="12pt" style:font-style-complex="normal" style:font-weight-complex="bold"/>
    </style:style>
    <style:style style:name="ce40" style:family="table-cell" style:parent-style-name="Default">
      <style:table-cell-properties fo:background-color="#ffe5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7f6000" style:text-outline="false" style:text-line-through-style="none" style:text-line-through-type="none" style:font-name="&quot;liberation sans&quot;" fo:font-size="11pt" fo:font-style="normal" fo:text-shadow="none" style:text-underline-style="none" fo:font-weight="bold" style:font-size-asian="11pt" style:font-style-asian="normal" style:font-weight-asian="bold" style:font-name-complex="&quot;liberation sans&quot;" style:font-size-complex="11pt" style:font-style-complex="normal" style:font-weight-complex="bold"/>
    </style:style>
    <style:style style:name="ce41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434343" style:text-outline="false" style:text-line-through-style="none" style:text-line-through-type="none" style:font-name="&quot;liberation sans&quot;" fo:font-size="11pt" fo:font-style="normal" fo:text-shadow="none" style:text-underline-style="none" fo:font-weight="bold" style:font-size-asian="11pt" style:font-style-asian="normal" style:font-weight-asian="bold" style:font-name-complex="&quot;liberation sans&quot;" style:font-size-complex="11pt" style:font-style-complex="normal" style:font-weight-complex="bold"/>
    </style:style>
    <style:style style:name="ce42" style:family="table-cell" style:parent-style-name="Default" style:data-style-name="N1">
      <style:table-cell-properties fo:background-color="#cfe2f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434343" style:text-outline="false" style:text-line-through-style="none" style:text-line-through-type="none" style:font-name="&quot;liberation sans&quot;" fo:font-size="12pt" fo:font-style="normal" fo:text-shadow="none" style:text-underline-style="none" fo:font-weight="bold" style:font-size-asian="12pt" style:font-style-asian="normal" style:font-weight-asian="bold" style:font-name-complex="&quot;liberation sans&quot;" style:font-size-complex="12pt" style:font-style-complex="normal" style:font-weight-complex="bold"/>
    </style:style>
    <style:style style:name="ce43" style:family="table-cell" style:parent-style-name="Default">
      <style:table-cell-properties fo:background-color="#f4cc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85200c" style:text-outline="false" style:text-line-through-style="none" style:text-line-through-type="none" style:font-name="&quot;liberation sans&quot;" fo:font-size="12pt" fo:font-style="normal" fo:text-shadow="none" style:text-underline-style="none" fo:font-weight="bold" style:font-size-asian="12pt" style:font-style-asian="normal" style:font-weight-asian="bold" style:font-name-complex="&quot;liberation sans&quot;" style:font-size-complex="12pt" style:font-style-complex="normal" style:font-weight-complex="bold"/>
    </style:style>
    <style:style style:name="ce44" style:family="table-cell" style:parent-style-name="Default">
      <style:table-cell-properties fo:background-color="#f6b26b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783f04" style:text-outline="false" style:text-line-through-style="none" style:text-line-through-type="none" style:font-name="&quot;liberation sans&quot;" fo:font-size="12pt" fo:font-style="normal" fo:text-shadow="none" style:text-underline-style="none" fo:font-weight="bold" style:font-size-asian="12pt" style:font-style-asian="normal" style:font-weight-asian="bold" style:font-name-complex="&quot;liberation sans&quot;" style:font-size-complex="12pt" style:font-style-complex="normal" style:font-weight-complex="bold"/>
    </style:style>
    <style:style style:name="ce45" style:family="table-cell" style:parent-style-name="Default">
      <style:table-cell-properties fo:background-color="#ffe5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7f6000" style:text-outline="false" style:text-line-through-style="none" style:text-line-through-type="none" style:font-name="&quot;liberation sans&quot;" fo:font-size="11pt" fo:font-style="normal" fo:text-shadow="none" style:text-underline-style="none" fo:font-weight="bold" style:font-size-asian="11pt" style:font-style-asian="normal" style:font-weight-asian="bold" style:font-name-complex="&quot;liberation sans&quot;" style:font-size-complex="11pt" style:font-style-complex="normal" style:font-weight-complex="bold"/>
    </style:style>
    <style:style style:name="ce46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434343" style:text-outline="false" style:text-line-through-style="none" style:text-line-through-type="none" style:font-name="&quot;liberation sans&quot;" fo:font-size="11pt" fo:font-style="normal" fo:text-shadow="none" style:text-underline-style="none" fo:font-weight="bold" style:font-size-asian="11pt" style:font-style-asian="normal" style:font-weight-asian="bold" style:font-name-complex="&quot;liberation sans&quot;" style:font-size-complex="11pt" style:font-style-complex="normal" style:font-weight-complex="bold"/>
    </style:style>
    <style:style style:name="ce47" style:family="table-cell" style:parent-style-name="Default" style:data-style-name="N1">
      <style:table-cell-properties fo:background-color="#cfe2f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434343" style:text-outline="false" style:text-line-through-style="none" style:text-line-through-type="none" style:font-name="&quot;liberation sans&quot;" fo:font-size="12pt" fo:font-style="normal" fo:text-shadow="none" style:text-underline-style="none" fo:font-weight="bold" style:font-size-asian="12pt" style:font-style-asian="normal" style:font-weight-asian="bold" style:font-name-complex="&quot;liberation sans&quot;" style:font-size-complex="12pt" style:font-style-complex="normal" style:font-weight-complex="bold"/>
    </style:style>
    <style:style style:name="ce48" style:family="table-cell" style:parent-style-name="Default">
      <style:table-cell-properties fo:background-color="#f4cc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85200c" style:text-outline="false" style:text-line-through-style="none" style:text-line-through-type="none" style:font-name="&quot;liberation sans&quot;" fo:font-size="12pt" fo:font-style="normal" fo:text-shadow="none" style:text-underline-style="none" fo:font-weight="bold" style:font-size-asian="12pt" style:font-style-asian="normal" style:font-weight-asian="bold" style:font-name-complex="&quot;liberation sans&quot;" style:font-size-complex="12pt" style:font-style-complex="normal" style:font-weight-complex="bold"/>
    </style:style>
    <style:style style:name="ce49" style:family="table-cell" style:parent-style-name="Default">
      <style:table-cell-properties fo:background-color="#f6b26b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783f04" style:text-outline="false" style:text-line-through-style="none" style:text-line-through-type="none" style:font-name="&quot;liberation sans&quot;" fo:font-size="12pt" fo:font-style="normal" fo:text-shadow="none" style:text-underline-style="none" fo:font-weight="bold" style:font-size-asian="12pt" style:font-style-asian="normal" style:font-weight-asian="bold" style:font-name-complex="&quot;liberation sans&quot;" style:font-size-complex="12pt" style:font-style-complex="normal" style:font-weight-complex="bold"/>
    </style:style>
    <style:style style:name="ce50" style:family="table-cell" style:parent-style-name="Default">
      <style:table-cell-properties fo:background-color="#ffe5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7f6000" style:text-outline="false" style:text-line-through-style="none" style:text-line-through-type="none" style:font-name="&quot;liberation sans&quot;" fo:font-size="11pt" fo:font-style="normal" fo:text-shadow="none" style:text-underline-style="none" fo:font-weight="bold" style:font-size-asian="11pt" style:font-style-asian="normal" style:font-weight-asian="bold" style:font-name-complex="&quot;liberation sans&quot;" style:font-size-complex="11pt" style:font-style-complex="normal" style:font-weight-complex="bold"/>
    </style:style>
    <style:style style:name="ce51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434343" style:text-outline="false" style:text-line-through-style="none" style:text-line-through-type="none" style:font-name="&quot;liberation sans&quot;" fo:font-size="11pt" fo:font-style="normal" fo:text-shadow="none" style:text-underline-style="none" fo:font-weight="bold" style:font-size-asian="11pt" style:font-style-asian="normal" style:font-weight-asian="bold" style:font-name-complex="&quot;liberation sans&quot;" style:font-size-complex="11pt" style:font-style-complex="normal" style:font-weight-complex="bold"/>
    </style:style>
    <style:style style:name="ce52" style:family="table-cell" style:parent-style-name="Default" style:data-style-name="N1">
      <style:table-cell-properties fo:background-color="#cfe2f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434343" style:text-outline="false" style:text-line-through-style="none" style:text-line-through-type="none" style:font-name="&quot;liberation sans&quot;" fo:font-size="12pt" fo:font-style="normal" fo:text-shadow="none" style:text-underline-style="none" fo:font-weight="bold" style:font-size-asian="12pt" style:font-style-asian="normal" style:font-weight-asian="bold" style:font-name-complex="&quot;liberation sans&quot;" style:font-size-complex="12pt" style:font-style-complex="normal" style:font-weight-complex="bold"/>
    </style:style>
    <style:style style:name="ce53" style:family="table-cell" style:parent-style-name="Default">
      <style:table-cell-properties fo:background-color="#f4cc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85200c" style:text-outline="false" style:text-line-through-style="none" style:text-line-through-type="none" style:font-name="&quot;liberation sans&quot;" fo:font-size="12pt" fo:font-style="normal" fo:text-shadow="none" style:text-underline-style="none" fo:font-weight="bold" style:font-size-asian="12pt" style:font-style-asian="normal" style:font-weight-asian="bold" style:font-name-complex="&quot;liberation sans&quot;" style:font-size-complex="12pt" style:font-style-complex="normal" style:font-weight-complex="bold"/>
    </style:style>
    <style:style style:name="ce54" style:family="table-cell" style:parent-style-name="Default">
      <style:table-cell-properties fo:background-color="#f6b26b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783f04" style:text-outline="false" style:text-line-through-style="none" style:text-line-through-type="none" style:font-name="&quot;liberation sans&quot;" fo:font-size="12pt" fo:font-style="normal" fo:text-shadow="none" style:text-underline-style="none" fo:font-weight="bold" style:font-size-asian="12pt" style:font-style-asian="normal" style:font-weight-asian="bold" style:font-name-complex="&quot;liberation sans&quot;" style:font-size-complex="12pt" style:font-style-complex="normal" style:font-weight-complex="bold"/>
    </style:style>
    <style:style style:name="ce55" style:family="table-cell" style:parent-style-name="Default">
      <style:table-cell-properties fo:background-color="#ffe5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7f6000" style:text-outline="false" style:text-line-through-style="none" style:text-line-through-type="none" style:font-name="&quot;liberation sans&quot;" fo:font-size="11pt" fo:font-style="normal" fo:text-shadow="none" style:text-underline-style="none" fo:font-weight="bold" style:font-size-asian="11pt" style:font-style-asian="normal" style:font-weight-asian="bold" style:font-name-complex="&quot;liberation sans&quot;" style:font-size-complex="11pt" style:font-style-complex="normal" style:font-weight-complex="bold"/>
    </style:style>
    <style:style style:name="ce56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434343" style:text-outline="false" style:text-line-through-style="none" style:text-line-through-type="none" style:font-name="&quot;liberation sans&quot;" fo:font-size="11pt" fo:font-style="normal" fo:text-shadow="none" style:text-underline-style="none" fo:font-weight="bold" style:font-size-asian="11pt" style:font-style-asian="normal" style:font-weight-asian="bold" style:font-name-complex="&quot;liberation sans&quot;" style:font-size-complex="11pt" style:font-style-complex="normal" style:font-weight-complex="bold"/>
    </style:style>
    <style:style style:name="ce57" style:family="table-cell" style:parent-style-name="Default">
      <style:table-cell-properties fo:background-color="#ffd965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cccccc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 style:data-style-name="N10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  <style:map style:condition="is-true-formula(ISERROR([.AQ12]))" style:apply-style-name="ConditionalStyle_5f_2" style:base-cell-address="Final1.AQ12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RROR([.AQ14]))" style:apply-style-name="ConditionalStyle_5f_1" style:base-cell-address="Final1.AQ14"/>
    </style:style>
    <style:style style:name="ce17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44" style:family="table-cell" style:parent-style-name="Default">
      <style:table-cell-properties fo:background-color="#ed7d3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63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64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RROR([.AQ14]))" style:apply-style-name="ConditionalStyle_5f_1" style:base-cell-address="Final1.AQ14"/>
    </style:style>
    <style:style style:name="ce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66" style:family="table-cell" style:parent-style-name="Default">
      <style:table-cell-properties fo:background-color="#ffff00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0" style:family="table-cell" style:parent-style-name="Default">
      <style:text-properties fo:font-size="6pt" style:font-size-asian="6pt" style:font-size-complex="6pt"/>
    </style:style>
    <style:style style:name="ce200" style:family="table-cell" style:parent-style-name="Default">
      <style:table-cell-properties fo:background-color="#ed7d3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71" style:family="table-cell" style:parent-style-name="Default" style:data-style-name="N10">
      <style:table-cell-properties fo:background-color="#9cc2e5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fo:border-bottom="0.74pt solid #f3f3f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3f3f3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208" style:family="table-cell" style:parent-style-name="Default">
      <style:table-cell-properties fo:background-color="#ed7d31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9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cccccc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91" style:family="table-cell" style:parent-style-name="Default">
      <style:table-cell-properties fo:background-color="#ffa6a6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 style:data-style-name="N10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cccccc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17" style:family="table-cell" style:parent-style-name="Default">
      <style:table-cell-properties fo:background-color="#9cc2e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18" style:family="table-cell" style:parent-style-name="Default">
      <style:table-cell-properties fo:background-color="#cfe2f3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66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20" style:family="table-cell" style:parent-style-name="Default">
      <style:table-cell-properties fo:background-color="#d9ead3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1" style:family="table-cell" style:parent-style-name="Default">
      <style:table-cell-properties fo:background-color="#d9ead3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2" style:family="table-cell" style:parent-style-name="Default">
      <style:table-cell-properties fo:background-color="#ead1dc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3" style:family="table-cell" style:parent-style-name="Default">
      <style:table-cell-properties fo:background-color="#ffaa95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5" style:family="table-cell" style:parent-style-name="Default">
      <style:table-cell-properties fo:background-color="#b3cac7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8" style:family="table-cell" style:parent-style-name="Default">
      <style:table-cell-properties fo:background-color="#d9ead3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0" style:family="table-cell" style:parent-style-name="Default">
      <style:table-cell-properties fo:background-color="#d9ead3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31" style:family="table-cell" style:parent-style-name="Default">
      <style:table-cell-properties fo:background-color="#d9ead3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32" style:family="table-cell" style:parent-style-name="Default">
      <style:table-cell-properties fo:background-color="#d9ead3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33" style:family="table-cell" style:parent-style-name="Default">
      <style:table-cell-properties fo:background-color="#ead1dc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34" style:family="table-cell" style:parent-style-name="Default">
      <style:table-cell-properties fo:background-color="#ead1d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4" style:family="table-cell" style:parent-style-name="Default" style:data-style-name="N10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cccccc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38" style:family="table-cell" style:parent-style-name="Default">
      <style:table-cell-properties fo:background-color="#fff200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5" style:family="table-cell" style:parent-style-name="Default">
      <style:table-cell-properties fo:background-color="#ffa6a6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9" style:family="table-cell" style:parent-style-name="Default" style:data-style-name="N1">
      <style:table-cell-properties fo:border-bottom="0.74pt solid #f3f3f3" fo:background-color="#cfe2f3" style:diagonal-bl-tr="none" style:diagonal-tl-br="none" style:text-align-source="fix" style:repeat-content="false" fo:wrap-option="no-wrap" fo:border-left="0.74pt solid #f3f3f3" style:direction="ltr" fo:border-right="none" style:rotation-angle="0" style:rotation-align="none" style:shrink-to-fit="false" fo:border-top="0.74pt solid #d9d9d9" style:vertical-align="middle" loext:vertical-justify="auto"/>
      <style:paragraph-properties fo:text-align="center" css3t:text-justify="auto" fo:margin-left="0mm" style:writing-mode="page"/>
      <style:text-properties fo:color="#434343" style:text-outline="false" style:text-line-through-style="none" style:text-line-through-type="none" style:font-name="&quot;liberation sans&quot;" fo:font-size="8pt" fo:font-style="normal" fo:text-shadow="none" style:text-underline-style="none" fo:font-weight="bold" style:font-size-asian="8pt" style:font-style-asian="normal" style:font-weight-asian="bold" style:font-name-complex="&quot;liberation sans&quot;" style:font-size-complex="8pt" style:font-style-complex="normal" style:font-weight-complex="bold"/>
    </style:style>
    <style:style style:name="ce77" style:family="table-cell" style:parent-style-name="Default">
      <style:table-cell-properties fo:border-bottom="0.74pt solid #f3f3f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3f3f3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0" style:family="table-cell" style:parent-style-name="Default">
      <style:table-cell-properties fo:border-bottom="0.74pt solid #f3f3f3" fo:background-color="#f4cccc" style:diagonal-bl-tr="none" style:diagonal-tl-br="none" style:text-align-source="fix" style:repeat-content="false" fo:wrap-option="no-wrap" fo:border-left="0.74pt solid #f3f3f3" style:direction="ltr" fo:border-right="none" style:rotation-angle="0" style:rotation-align="none" style:shrink-to-fit="false" fo:border-top="0.74pt solid #f3f3f3" style:vertical-align="middle" loext:vertical-justify="auto"/>
      <style:paragraph-properties fo:text-align="center" css3t:text-justify="auto" fo:margin-left="0mm" style:writing-mode="page"/>
      <style:text-properties fo:color="#85200c" style:text-outline="false" style:text-line-through-style="none" style:text-line-through-type="none" style:font-name="&quot;liberation sans&quot;" fo:font-size="8pt" fo:font-style="normal" fo:text-shadow="none" style:text-underline-style="none" fo:font-weight="bold" style:font-size-asian="8pt" style:font-style-asian="normal" style:font-weight-asian="bold" style:font-name-complex="&quot;liberation sans&quot;" style:font-size-complex="8pt" style:font-style-complex="normal" style:font-weight-complex="bold"/>
    </style:style>
    <style:style style:name="ce111" style:family="table-cell" style:parent-style-name="Default">
      <style:table-cell-properties fo:border-bottom="0.74pt solid #cccccc" fo:background-color="#d9d9d9" style:diagonal-bl-tr="none" style:diagonal-tl-br="none" style:text-align-source="fix" style:repeat-content="false" fo:wrap-option="no-wrap" fo:border-left="0.74pt solid #f3f3f3" style:direction="ltr" fo:border-right="none" style:rotation-angle="0" style:rotation-align="none" style:shrink-to-fit="false" fo:border-top="0.74pt solid #f3f3f3" style:vertical-align="middle" loext:vertical-justify="auto"/>
      <style:paragraph-properties fo:text-align="start" css3t:text-justify="auto" fo:margin-left="0mm" style:writing-mode="page"/>
      <style:text-properties fo:color="#434343" style:text-outline="false" style:text-line-through-style="none" style:text-line-through-type="none" style:font-name="&quot;liberation sans&quot;" fo:font-size="8pt" fo:font-style="normal" fo:text-shadow="none" style:text-underline-style="none" fo:font-weight="bold" style:font-size-asian="8pt" style:font-style-asian="normal" style:font-weight-asian="bold" style:font-name-complex="&quot;liberation sans&quot;" style:font-size-complex="8pt" style:font-style-complex="normal" style:font-weight-complex="bold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cccccc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20" style:family="table-cell" style:parent-style-name="Default">
      <style:table-cell-properties fo:background-color="#e6b8a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1" style:family="table-cell" style:parent-style-name="Default">
      <style:table-cell-properties fo:background-color="#ffd965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5" style:family="table-cell" style:parent-style-name="Default">
      <style:table-cell-properties fo:background-color="#ead1d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26" style:family="table-cell" style:parent-style-name="Default">
      <style:table-cell-properties fo:background-color="#ead1dc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7" style:family="table-cell" style:parent-style-name="Default">
      <style:table-cell-properties fo:background-color="#ead1d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8" style:family="table-cell" style:parent-style-name="Default">
      <style:table-cell-properties fo:background-color="#ead1d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9" style:family="table-cell" style:parent-style-name="Default" style:data-style-name="N3">
      <style:table-cell-properties fo:background-color="#ead1d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0" style:family="table-cell" style:parent-style-name="Default">
      <style:table-cell-properties fo:background-color="#ead1d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1" style:family="table-cell" style:parent-style-name="Default" style:data-style-name="N3">
      <style:table-cell-properties fo:background-color="#ead1d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49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50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27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53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254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255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256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mm"/>
      <style:text-properties fo:font-size="7pt" style:font-size-asian="7pt" style:font-size-complex="7pt"/>
    </style:style>
    <style:style style:name="ce25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58" style:family="table-cell" style:parent-style-name="Default">
      <style:table-cell-properties style:vertical-align="middle"/>
    </style:style>
    <style:style style:name="ce259" style:family="table-cell" style:parent-style-name="Default">
      <style:table-cell-properties fo:border-bottom="0.74pt solid #cccccc" fo:background-color="#d9ead3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8" style:family="table-cell" style:parent-style-name="Default">
      <style:table-cell-properties fo:border="0.74pt solid #000000"/>
    </style:style>
    <style:style style:name="gr1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11.86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inal1" table:style-name="ta1">
        <office:forms form:automatic-focus="false" form:apply-design-mode="false"/>
        <table:table-column table:style-name="co1" table:visibility="collapse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" table:default-cell-style-name="Default"/>
        <table:table-column table:style-name="co12" table:number-columns-repeated="5" table:default-cell-style-name="Default"/>
        <table:table-column table:style-name="co2" table:default-cell-style-name="Default"/>
        <table:table-column table:style-name="co13" table:number-columns-repeated="4" table:default-cell-style-name="Default"/>
        <table:table-column table:style-name="co13" table:visibility="collapse" table:number-columns-repeated="12" table:default-cell-style-name="Default"/>
        <table:table-column table:style-name="co14" table:visibility="collapse" table:number-columns-repeated="10" table:default-cell-style-name="Default"/>
        <table:table-column table:style-name="co15" table:visibility="collapse" table:number-columns-repeated="5" table:default-cell-style-name="Default"/>
        <table:table-column table:style-name="co14" table:visibility="collapse" table:number-columns-repeated="26" table:default-cell-style-name="Default"/>
        <table:table-column table:style-name="co9" table:visibility="collapse" table:default-cell-style-name="Default"/>
        <table:table-column table:style-name="co14" table:visibility="collapse" table:number-columns-repeated="18" table:default-cell-style-name="Default"/>
        <table:table-column table:style-name="co16" table:visibility="collapse" table:number-columns-repeated="19" table:default-cell-style-name="Default"/>
        <table:table-column table:style-name="co16" table:number-columns-repeated="903" table:default-cell-style-name="Default"/>
        <table:table-row table:style-name="ro1" table:visibility="collapse" table:number-rows-repeated="2">
          <table:table-cell table:style-name="ce1" table:number-columns-repeated="9"/>
          <table:table-cell table:style-name="ce24"/>
          <table:table-cell table:style-name="ce1" table:number-columns-repeated="92"/>
          <table:table-cell table:number-columns-repeated="922"/>
        </table:table-row>
        <table:table-row table:style-name="ro1" table:visibility="collapse">
          <table:table-cell table:style-name="ce1" table:number-columns-repeated="4"/>
          <table:table-cell table:style-name="ce11" office:value-type="string" calcext:value-type="string" table:number-columns-spanned="14" table:number-rows-spanned="1">
            <text:p>Tests</text:p>
          </table:table-cell>
          <table:covered-table-cell table:number-columns-repeated="12" table:style-name="ce20"/>
          <table:covered-table-cell table:style-name="ce29"/>
          <table:table-cell table:style-name="ce32" table:formula="of:=COUNTIF([.E14:.E2282];&quot;&gt;0&quot;)" office:value-type="float" office:value="13" calcext:value-type="float">
            <text:p>13</text:p>
          </table:table-cell>
          <table:table-cell table:style-name="ce37" table:number-columns-repeated="3"/>
          <table:table-cell table:style-name="ce42" table:number-columns-repeated="2"/>
          <table:table-cell table:style-name="ce47"/>
          <table:table-cell table:style-name="ce52"/>
          <table:table-cell table:style-name="ce1" table:number-columns-repeated="76"/>
          <table:table-cell table:number-columns-repeated="922"/>
        </table:table-row>
        <table:table-row table:style-name="ro1" table:visibility="collapse">
          <table:table-cell table:style-name="ce1" table:number-columns-repeated="4"/>
          <table:table-cell table:style-name="ce12" table:number-columns-spanned="15" table:number-rows-spanned="1"/>
          <table:covered-table-cell table:number-columns-repeated="14" table:style-name="ce21"/>
          <table:table-cell table:style-name="ce1" table:number-columns-repeated="83"/>
          <table:table-cell table:number-columns-repeated="922"/>
        </table:table-row>
        <table:table-row table:style-name="ro1" table:visibility="collapse">
          <table:table-cell table:style-name="ce1" table:number-columns-repeated="4"/>
          <table:table-cell table:style-name="ce13" office:value-type="string" calcext:value-type="string" table:number-columns-spanned="14" table:number-rows-spanned="1">
            <text:p>Barcode Reading Erros</text:p>
          </table:table-cell>
          <table:covered-table-cell table:number-columns-repeated="12" table:style-name="ce21"/>
          <table:covered-table-cell table:style-name="ce30"/>
          <table:table-cell table:style-name="ce33" table:formula="of:=COUNTIF([.E14:.E2548];0)" office:value-type="float" office:value="0" calcext:value-type="float">
            <text:p>0</text:p>
          </table:table-cell>
          <table:table-cell table:style-name="ce38" table:number-columns-repeated="3"/>
          <table:table-cell table:style-name="ce43" table:number-columns-repeated="2"/>
          <table:table-cell table:style-name="ce48"/>
          <table:table-cell table:style-name="ce53"/>
          <table:table-cell table:style-name="ce1" table:number-columns-repeated="76"/>
          <table:table-cell table:number-columns-repeated="922"/>
        </table:table-row>
        <table:table-row table:style-name="ro1" table:visibility="collapse">
          <table:table-cell table:style-name="ce1" table:number-columns-repeated="4"/>
          <table:table-cell table:style-name="ce12" table:number-columns-spanned="15" table:number-rows-spanned="1"/>
          <table:covered-table-cell table:number-columns-repeated="14" table:style-name="ce21"/>
          <table:table-cell table:style-name="ce1" table:number-columns-repeated="83"/>
          <table:table-cell table:number-columns-repeated="922"/>
        </table:table-row>
        <table:table-row table:style-name="ro1">
          <table:table-cell table:style-name="ce1"/>
          <table:table-cell table:style-name="ce4" office:value-type="string" calcext:value-type="string" table:number-columns-spanned="3" table:number-rows-spanned="6">
            <text:p>Cada questão correta vale 1 para uma única alternativa correta</text:p>
          </table:table-cell>
          <table:covered-table-cell table:number-columns-repeated="2"/>
          <table:table-cell table:style-name="ce14" office:value-type="string" calcext:value-type="string" table:number-columns-spanned="14" table:number-rows-spanned="1">
            <text:p>Marking Reading Erros</text:p>
          </table:table-cell>
          <table:covered-table-cell table:number-columns-repeated="12" table:style-name="ce21"/>
          <table:covered-table-cell table:style-name="ce30"/>
          <table:table-cell table:style-name="ce34" table:formula="of:=COUNTIF([.G14:.G2051];&quot;&lt;5&quot;)+COUNTIF([.H14:.H2051];&quot;&lt;12&quot;)" office:value-type="float" office:value="26" calcext:value-type="float">
            <text:p>26</text:p>
          </table:table-cell>
          <table:table-cell table:style-name="ce39" table:number-columns-repeated="3"/>
          <table:table-cell table:style-name="ce44" table:number-columns-repeated="2"/>
          <table:table-cell table:style-name="ce49"/>
          <table:table-cell table:style-name="ce54"/>
          <table:table-cell table:style-name="ce1" table:number-columns-repeated="17"/>
          <table:table-cell table:style-name="ce72" office:value-type="string" calcext:value-type="string" table:number-columns-spanned="11" table:number-rows-spanned="1">
            <text:p>Porcentagem de acerto de cada questão do banco</text:p>
          </table:table-cell>
          <table:covered-table-cell table:number-columns-repeated="10" table:style-name="ce59"/>
          <table:table-cell table:style-name="ce1" table:number-columns-repeated="48"/>
          <table:table-cell table:number-columns-repeated="922"/>
        </table:table-row>
        <table:table-row table:style-name="ro1" table:visibility="collapse">
          <table:table-cell table:style-name="ce1"/>
          <table:covered-table-cell table:number-columns-repeated="3"/>
          <table:table-cell table:style-name="ce15" table:number-columns-spanned="15" table:number-rows-spanned="1"/>
          <table:covered-table-cell table:number-columns-repeated="14" table:style-name="ce21"/>
          <table:table-cell table:style-name="ce1" table:number-columns-repeated="83"/>
          <table:table-cell table:number-columns-repeated="922"/>
        </table:table-row>
        <table:table-row table:style-name="ro1">
          <table:table-cell table:style-name="ce1"/>
          <table:covered-table-cell table:number-columns-repeated="3"/>
          <table:table-cell table:style-name="ce14" office:value-type="string" calcext:value-type="string" table:number-columns-spanned="14" table:number-rows-spanned="1">
            <text:p>Blank (no Marking)</text:p>
          </table:table-cell>
          <table:covered-table-cell table:number-columns-repeated="12" table:style-name="ce21"/>
          <table:covered-table-cell table:style-name="ce30"/>
          <table:table-cell table:style-name="ce35" table:formula="of:=(COUNTIF([.K14:.Z2548];&quot;*0/*&quot;))" office:value-type="float" office:value="0" calcext:value-type="float">
            <text:p>0</text:p>
          </table:table-cell>
          <table:table-cell table:style-name="ce40" table:number-columns-repeated="3"/>
          <table:table-cell table:style-name="ce45" table:number-columns-repeated="2"/>
          <table:table-cell table:style-name="ce50"/>
          <table:table-cell table:style-name="ce55"/>
          <table:table-cell table:style-name="ce1" table:number-columns-repeated="16"/>
          <table:table-cell table:style-name="ce1" table:formula="of:=COUNTIF([.AQ14:.AQ2069];&quot;*&quot;)" office:value-type="float" office:value="0" calcext:value-type="float">
            <text:p>0</text:p>
          </table:table-cell>
          <table:table-cell table:style-name="ce1" table:formula="of:=COUNTIF([.AR14:.AR2069];&quot;*&quot;)" office:value-type="float" office:value="0" calcext:value-type="float">
            <text:p>0</text:p>
          </table:table-cell>
          <table:table-cell table:style-name="ce1" table:formula="of:=COUNTIF([.AS14:.AS2069];&quot;*&quot;)" office:value-type="float" office:value="0" calcext:value-type="float">
            <text:p>0</text:p>
          </table:table-cell>
          <table:table-cell table:style-name="ce1" table:formula="of:=COUNTIF([.AT14:.AT2069];&quot;*&quot;)" office:value-type="float" office:value="0" calcext:value-type="float">
            <text:p>0</text:p>
          </table:table-cell>
          <table:table-cell table:style-name="ce1" table:formula="of:=COUNTIF([.AU14:.AU2069];&quot;*&quot;)" office:value-type="float" office:value="0" calcext:value-type="float">
            <text:p>0</text:p>
          </table:table-cell>
          <table:table-cell table:style-name="ce1" table:formula="of:=COUNTIF([.AV14:.AV2069];&quot;*&quot;)" office:value-type="float" office:value="0" calcext:value-type="float">
            <text:p>0</text:p>
          </table:table-cell>
          <table:table-cell table:style-name="ce1" table:formula="of:=COUNTIF([.AW14:.AW2069];&quot;*&quot;)" office:value-type="float" office:value="0" calcext:value-type="float">
            <text:p>0</text:p>
          </table:table-cell>
          <table:table-cell table:style-name="ce1" table:formula="of:=COUNTIF([.AX14:.AX2069];&quot;*&quot;)" office:value-type="float" office:value="0" calcext:value-type="float">
            <text:p>0</text:p>
          </table:table-cell>
          <table:table-cell table:style-name="ce1" table:formula="of:=COUNTIF([.AY14:.AY2069];&quot;*&quot;)" office:value-type="float" office:value="0" calcext:value-type="float">
            <text:p>0</text:p>
          </table:table-cell>
          <table:table-cell table:style-name="ce1" table:formula="of:=COUNTIF([.AZ14:.AZ2069];&quot;*&quot;)" office:value-type="float" office:value="0" calcext:value-type="float">
            <text:p>0</text:p>
          </table:table-cell>
          <table:table-cell table:style-name="ce1" table:formula="of:=COUNTIF([.BA14:.BA2069];&quot;*&quot;)" office:value-type="float" office:value="0" calcext:value-type="float">
            <text:p>0</text:p>
          </table:table-cell>
          <table:table-cell table:style-name="ce1" table:formula="of:=COUNTIF([.BB14:.BB2069];&quot;*&quot;)" office:value-type="float" office:value="0" calcext:value-type="float">
            <text:p>0</text:p>
          </table:table-cell>
          <table:table-cell table:style-name="ce1" table:formula="of:=COUNTIF([.BC14:.BC2069];&quot;*&quot;)" office:value-type="float" office:value="0" calcext:value-type="float">
            <text:p>0</text:p>
          </table:table-cell>
          <table:table-cell table:style-name="ce1" table:formula="of:=COUNTIF([.BD14:.BD2069];&quot;*&quot;)" office:value-type="float" office:value="0" calcext:value-type="float">
            <text:p>0</text:p>
          </table:table-cell>
          <table:table-cell table:style-name="ce1" table:formula="of:=COUNTIF([.BE14:.BE2069];&quot;*&quot;)" office:value-type="float" office:value="0" calcext:value-type="float">
            <text:p>0</text:p>
          </table:table-cell>
          <table:table-cell table:style-name="ce1" table:formula="of:=COUNTIF([.BF14:.BF2069];&quot;*&quot;)" office:value-type="float" office:value="0" calcext:value-type="float">
            <text:p>0</text:p>
          </table:table-cell>
          <table:table-cell table:style-name="ce1" table:formula="of:=COUNTIF([.BG14:.BG2069];&quot;*&quot;)" office:value-type="float" office:value="0" calcext:value-type="float">
            <text:p>0</text:p>
          </table:table-cell>
          <table:table-cell table:style-name="ce1" table:formula="of:=COUNTIF([.BH14:.BH2069];&quot;*&quot;)" office:value-type="float" office:value="0" calcext:value-type="float">
            <text:p>0</text:p>
          </table:table-cell>
          <table:table-cell table:style-name="ce1" table:formula="of:=COUNTIF([.BI14:.BI2069];&quot;*&quot;)" office:value-type="float" office:value="0" calcext:value-type="float">
            <text:p>0</text:p>
          </table:table-cell>
          <table:table-cell table:style-name="ce1" table:formula="of:=COUNTIF([.BJ14:.BJ2069];&quot;*&quot;)" office:value-type="float" office:value="0" calcext:value-type="float">
            <text:p>0</text:p>
          </table:table-cell>
          <table:table-cell table:style-name="ce1" table:formula="of:=COUNTIF([.BK14:.BK2069];&quot;*&quot;)" office:value-type="float" office:value="0" calcext:value-type="float">
            <text:p>0</text:p>
          </table:table-cell>
          <table:table-cell table:style-name="ce1" table:formula="of:=COUNTIF([.BL14:.BL2069];&quot;*&quot;)" office:value-type="float" office:value="0" calcext:value-type="float">
            <text:p>0</text:p>
          </table:table-cell>
          <table:table-cell table:style-name="ce1" table:formula="of:=COUNTIF([.BM14:.BM2069];&quot;*&quot;)" office:value-type="float" office:value="0" calcext:value-type="float">
            <text:p>0</text:p>
          </table:table-cell>
          <table:table-cell table:style-name="ce1" table:formula="of:=COUNTIF([.BN14:.BN2069];&quot;*&quot;)" office:value-type="float" office:value="0" calcext:value-type="float">
            <text:p>0</text:p>
          </table:table-cell>
          <table:table-cell table:style-name="ce1" table:formula="of:=COUNTIF([.BO14:.BO2069];&quot;*&quot;)" office:value-type="float" office:value="0" calcext:value-type="float">
            <text:p>0</text:p>
          </table:table-cell>
          <table:table-cell table:style-name="ce1" table:formula="of:=COUNTIF([.BP14:.BP2069];&quot;*&quot;)" office:value-type="float" office:value="0" calcext:value-type="float">
            <text:p>0</text:p>
          </table:table-cell>
          <table:table-cell table:style-name="ce1" table:formula="of:=COUNTIF([.BQ14:.BQ2069];&quot;*&quot;)" office:value-type="float" office:value="0" calcext:value-type="float">
            <text:p>0</text:p>
          </table:table-cell>
          <table:table-cell table:style-name="ce1" table:formula="of:=COUNTIF([.BR14:.BR2069];&quot;*&quot;)" office:value-type="float" office:value="0" calcext:value-type="float">
            <text:p>0</text:p>
          </table:table-cell>
          <table:table-cell table:style-name="ce1" table:formula="of:=COUNTIF([.BS14:.BS2069];&quot;*&quot;)" office:value-type="float" office:value="0" calcext:value-type="float">
            <text:p>0</text:p>
          </table:table-cell>
          <table:table-cell table:style-name="ce1" table:formula="of:=COUNTIF([.BT14:.BT2069];&quot;*&quot;)" office:value-type="float" office:value="0" calcext:value-type="float">
            <text:p>0</text:p>
          </table:table-cell>
          <table:table-cell table:style-name="ce1" table:formula="of:=COUNTIF([.BU14:.BU2069];&quot;*&quot;)" office:value-type="float" office:value="0" calcext:value-type="float">
            <text:p>0</text:p>
          </table:table-cell>
          <table:table-cell table:style-name="ce1" table:formula="of:=COUNTIF([.BV14:.BV2069];&quot;*&quot;)" office:value-type="float" office:value="0" calcext:value-type="float">
            <text:p>0</text:p>
          </table:table-cell>
          <table:table-cell table:style-name="ce1" table:formula="of:=COUNTIF([.BW14:.BW2069];&quot;*&quot;)" office:value-type="float" office:value="0" calcext:value-type="float">
            <text:p>0</text:p>
          </table:table-cell>
          <table:table-cell table:style-name="ce1" table:formula="of:=COUNTIF([.BX14:.BX2069];&quot;*&quot;)" office:value-type="float" office:value="0" calcext:value-type="float">
            <text:p>0</text:p>
          </table:table-cell>
          <table:table-cell table:style-name="ce1" table:formula="of:=COUNTIF([.BY14:.BY2069];&quot;*&quot;)" office:value-type="float" office:value="0" calcext:value-type="float">
            <text:p>0</text:p>
          </table:table-cell>
          <table:table-cell table:style-name="ce1" table:formula="of:=COUNTIF([.BZ14:.BZ2069];&quot;*&quot;)" office:value-type="float" office:value="0" calcext:value-type="float">
            <text:p>0</text:p>
          </table:table-cell>
          <table:table-cell table:style-name="ce1" table:formula="of:=COUNTIF([.CA14:.CA2069];&quot;*&quot;)" office:value-type="float" office:value="0" calcext:value-type="float">
            <text:p>0</text:p>
          </table:table-cell>
          <table:table-cell table:style-name="ce1" table:formula="of:=COUNTIF([.CB14:.CB2069];&quot;*&quot;)" office:value-type="float" office:value="0" calcext:value-type="float">
            <text:p>0</text:p>
          </table:table-cell>
          <table:table-cell table:style-name="ce1" table:formula="of:=COUNTIF([.CC14:.CC2069];&quot;*&quot;)" office:value-type="float" office:value="0" calcext:value-type="float">
            <text:p>0</text:p>
          </table:table-cell>
          <table:table-cell table:style-name="ce1" table:formula="of:=COUNTIF([.CD14:.CD2069];&quot;*&quot;)" office:value-type="float" office:value="0" calcext:value-type="float">
            <text:p>0</text:p>
          </table:table-cell>
          <table:table-cell table:style-name="ce1" table:formula="of:=COUNTIF([.CE14:.CE2069];&quot;*&quot;)" office:value-type="float" office:value="0" calcext:value-type="float">
            <text:p>0</text:p>
          </table:table-cell>
          <table:table-cell table:style-name="ce1" table:formula="of:=COUNTIF([.CF14:.CF2069];&quot;*&quot;)" office:value-type="float" office:value="0" calcext:value-type="float">
            <text:p>0</text:p>
          </table:table-cell>
          <table:table-cell table:style-name="ce1" table:formula="of:=COUNTIF([.CG14:.CG2069];&quot;*&quot;)" office:value-type="float" office:value="0" calcext:value-type="float">
            <text:p>0</text:p>
          </table:table-cell>
          <table:table-cell table:style-name="ce1" table:formula="of:=COUNTIF([.CH14:.CH2069];&quot;*&quot;)" office:value-type="float" office:value="0" calcext:value-type="float">
            <text:p>0</text:p>
          </table:table-cell>
          <table:table-cell table:style-name="ce1" table:formula="of:=COUNTIF([.CI14:.CI2069];&quot;*&quot;)" office:value-type="float" office:value="0" calcext:value-type="float">
            <text:p>0</text:p>
          </table:table-cell>
          <table:table-cell table:style-name="ce1" table:formula="of:=COUNTIF([.CJ14:.CJ2069];&quot;*&quot;)" office:value-type="float" office:value="0" calcext:value-type="float">
            <text:p>0</text:p>
          </table:table-cell>
          <table:table-cell table:style-name="ce1" table:formula="of:=COUNTIF([.CK14:.CK2069];&quot;*&quot;)" office:value-type="float" office:value="0" calcext:value-type="float">
            <text:p>0</text:p>
          </table:table-cell>
          <table:table-cell table:style-name="ce1" table:formula="of:=COUNTIF([.CL14:.CL2069];&quot;*&quot;)" office:value-type="float" office:value="0" calcext:value-type="float">
            <text:p>0</text:p>
          </table:table-cell>
          <table:table-cell table:style-name="ce1" table:formula="of:=COUNTIF([.CM14:.CM2069];&quot;*&quot;)" office:value-type="float" office:value="0" calcext:value-type="float">
            <text:p>0</text:p>
          </table:table-cell>
          <table:table-cell table:style-name="ce1" table:formula="of:=COUNTIF([.CN14:.CN2069];&quot;*&quot;)" office:value-type="float" office:value="0" calcext:value-type="float">
            <text:p>0</text:p>
          </table:table-cell>
          <table:table-cell table:style-name="ce1" table:formula="of:=COUNTIF([.CO14:.CO2069];&quot;*&quot;)" office:value-type="float" office:value="0" calcext:value-type="float">
            <text:p>0</text:p>
          </table:table-cell>
          <table:table-cell table:style-name="ce1" table:formula="of:=COUNTIF([.CP14:.CP2069];&quot;*&quot;)" office:value-type="float" office:value="0" calcext:value-type="float">
            <text:p>0</text:p>
          </table:table-cell>
          <table:table-cell table:style-name="ce1" table:formula="of:=COUNTIF([.CQ14:.CQ2069];&quot;*&quot;)" office:value-type="float" office:value="0" calcext:value-type="float">
            <text:p>0</text:p>
          </table:table-cell>
          <table:table-cell table:style-name="ce1" table:formula="of:=COUNTIF([.CR14:.CR2069];&quot;*&quot;)" office:value-type="float" office:value="0" calcext:value-type="float">
            <text:p>0</text:p>
          </table:table-cell>
          <table:table-cell table:style-name="ce1" table:formula="of:=COUNTIF([.CS14:.CS2069];&quot;*&quot;)" office:value-type="float" office:value="0" calcext:value-type="float">
            <text:p>0</text:p>
          </table:table-cell>
          <table:table-cell table:style-name="ce1" table:formula="of:=COUNTIF([.CT14:.CT2069];&quot;*&quot;)" office:value-type="float" office:value="0" calcext:value-type="float">
            <text:p>0</text:p>
          </table:table-cell>
          <table:table-cell table:style-name="ce1" table:formula="of:=COUNTIF([.CU14:.CU2069];&quot;*&quot;)" office:value-type="float" office:value="0" calcext:value-type="float">
            <text:p>0</text:p>
          </table:table-cell>
          <table:table-cell table:style-name="ce1" table:formula="of:=COUNTIF([.CV14:.CV2069];&quot;*&quot;)" office:value-type="float" office:value="0" calcext:value-type="float">
            <text:p>0</text:p>
          </table:table-cell>
          <table:table-cell table:style-name="ce1" table:formula="of:=COUNTIF([.CW14:.CW2069];&quot;*&quot;)" office:value-type="float" office:value="0" calcext:value-type="float">
            <text:p>0</text:p>
          </table:table-cell>
          <table:table-cell table:style-name="ce1" table:formula="of:=COUNTIF([.CX14:.CX2069];&quot;*&quot;)" office:value-type="float" office:value="0" calcext:value-type="float">
            <text:p>0</text:p>
          </table:table-cell>
          <table:table-cell table:number-columns-repeated="922"/>
        </table:table-row>
        <table:table-row table:style-name="ro1">
          <table:table-cell table:style-name="ce1"/>
          <table:covered-table-cell table:number-columns-repeated="3"/>
          <table:table-cell table:style-name="ce15" table:number-columns-spanned="15" table:number-rows-spanned="1"/>
          <table:covered-table-cell table:number-columns-repeated="14" table:style-name="ce21"/>
          <table:table-cell table:style-name="ce6" table:number-columns-repeated="7"/>
          <table:table-cell table:style-name="ce1" table:number-columns-repeated="16"/>
          <table:table-cell table:style-name="ce1" table:formula="of:=COUNTIF([.AQ14:.AQ2051];&quot;*/*&quot;)" office:value-type="float" office:value="0" calcext:value-type="float">
            <text:p>0</text:p>
          </table:table-cell>
          <table:table-cell table:style-name="ce1" table:formula="of:=COUNTIF([.AR14:.AR2051];&quot;*/*&quot;)" office:value-type="float" office:value="0" calcext:value-type="float">
            <text:p>0</text:p>
          </table:table-cell>
          <table:table-cell table:style-name="ce1" table:formula="of:=COUNTIF([.AS14:.AS2051];&quot;*/*&quot;)" office:value-type="float" office:value="0" calcext:value-type="float">
            <text:p>0</text:p>
          </table:table-cell>
          <table:table-cell table:style-name="ce1" table:formula="of:=COUNTIF([.AT14:.AT2051];&quot;*/*&quot;)" office:value-type="float" office:value="0" calcext:value-type="float">
            <text:p>0</text:p>
          </table:table-cell>
          <table:table-cell table:style-name="ce1" table:formula="of:=COUNTIF([.AU14:.AU2051];&quot;*/*&quot;)" office:value-type="float" office:value="0" calcext:value-type="float">
            <text:p>0</text:p>
          </table:table-cell>
          <table:table-cell table:style-name="ce1" table:formula="of:=COUNTIF([.AV14:.AV2051];&quot;*/*&quot;)" office:value-type="float" office:value="0" calcext:value-type="float">
            <text:p>0</text:p>
          </table:table-cell>
          <table:table-cell table:style-name="ce1" table:formula="of:=COUNTIF([.AW14:.AW2051];&quot;*/*&quot;)" office:value-type="float" office:value="0" calcext:value-type="float">
            <text:p>0</text:p>
          </table:table-cell>
          <table:table-cell table:style-name="ce1" table:formula="of:=COUNTIF([.AX14:.AX2051];&quot;*/*&quot;)" office:value-type="float" office:value="0" calcext:value-type="float">
            <text:p>0</text:p>
          </table:table-cell>
          <table:table-cell table:style-name="ce1" table:formula="of:=COUNTIF([.AY14:.AY2051];&quot;*/*&quot;)" office:value-type="float" office:value="0" calcext:value-type="float">
            <text:p>0</text:p>
          </table:table-cell>
          <table:table-cell table:style-name="ce1" table:formula="of:=COUNTIF([.AZ14:.AZ2051];&quot;*/*&quot;)" office:value-type="float" office:value="0" calcext:value-type="float">
            <text:p>0</text:p>
          </table:table-cell>
          <table:table-cell table:style-name="ce1" table:formula="of:=COUNTIF([.BA14:.BA2051];&quot;*/*&quot;)" office:value-type="float" office:value="0" calcext:value-type="float">
            <text:p>0</text:p>
          </table:table-cell>
          <table:table-cell table:style-name="ce1" table:formula="of:=COUNTIF([.BB14:.BB2051];&quot;*/*&quot;)" office:value-type="float" office:value="0" calcext:value-type="float">
            <text:p>0</text:p>
          </table:table-cell>
          <table:table-cell table:style-name="ce1" table:formula="of:=COUNTIF([.BC14:.BC2051];&quot;*/*&quot;)" office:value-type="float" office:value="0" calcext:value-type="float">
            <text:p>0</text:p>
          </table:table-cell>
          <table:table-cell table:style-name="ce1" table:formula="of:=COUNTIF([.BD14:.BD2051];&quot;*/*&quot;)" office:value-type="float" office:value="0" calcext:value-type="float">
            <text:p>0</text:p>
          </table:table-cell>
          <table:table-cell table:style-name="ce1" table:formula="of:=COUNTIF([.BE14:.BE2051];&quot;*/*&quot;)" office:value-type="float" office:value="0" calcext:value-type="float">
            <text:p>0</text:p>
          </table:table-cell>
          <table:table-cell table:style-name="ce1" table:formula="of:=COUNTIF([.BF14:.BF2051];&quot;*/*&quot;)" office:value-type="float" office:value="0" calcext:value-type="float">
            <text:p>0</text:p>
          </table:table-cell>
          <table:table-cell table:style-name="ce1" table:formula="of:=COUNTIF([.BG14:.BG2051];&quot;*/*&quot;)" office:value-type="float" office:value="0" calcext:value-type="float">
            <text:p>0</text:p>
          </table:table-cell>
          <table:table-cell table:style-name="ce1" table:formula="of:=COUNTIF([.BH14:.BH2051];&quot;*/*&quot;)" office:value-type="float" office:value="0" calcext:value-type="float">
            <text:p>0</text:p>
          </table:table-cell>
          <table:table-cell table:style-name="ce1" table:formula="of:=COUNTIF([.BI14:.BI2051];&quot;*/*&quot;)" office:value-type="float" office:value="0" calcext:value-type="float">
            <text:p>0</text:p>
          </table:table-cell>
          <table:table-cell table:style-name="ce1" table:formula="of:=COUNTIF([.BJ14:.BJ2051];&quot;*/*&quot;)" office:value-type="float" office:value="0" calcext:value-type="float">
            <text:p>0</text:p>
          </table:table-cell>
          <table:table-cell table:style-name="ce1" table:formula="of:=COUNTIF([.BK14:.BK2051];&quot;*/*&quot;)" office:value-type="float" office:value="0" calcext:value-type="float">
            <text:p>0</text:p>
          </table:table-cell>
          <table:table-cell table:style-name="ce1" table:formula="of:=COUNTIF([.BL14:.BL2051];&quot;*/*&quot;)" office:value-type="float" office:value="0" calcext:value-type="float">
            <text:p>0</text:p>
          </table:table-cell>
          <table:table-cell table:style-name="ce1" table:formula="of:=COUNTIF([.BM14:.BM2051];&quot;*/*&quot;)" office:value-type="float" office:value="0" calcext:value-type="float">
            <text:p>0</text:p>
          </table:table-cell>
          <table:table-cell table:style-name="ce1" table:formula="of:=COUNTIF([.BN14:.BN2051];&quot;*/*&quot;)" office:value-type="float" office:value="0" calcext:value-type="float">
            <text:p>0</text:p>
          </table:table-cell>
          <table:table-cell table:style-name="ce1" table:formula="of:=COUNTIF([.BO14:.BO2051];&quot;*/*&quot;)" office:value-type="float" office:value="0" calcext:value-type="float">
            <text:p>0</text:p>
          </table:table-cell>
          <table:table-cell table:style-name="ce1" table:formula="of:=COUNTIF([.BP14:.BP2051];&quot;*/*&quot;)" office:value-type="float" office:value="0" calcext:value-type="float">
            <text:p>0</text:p>
          </table:table-cell>
          <table:table-cell table:style-name="ce1" table:formula="of:=COUNTIF([.BQ14:.BQ2051];&quot;*/*&quot;)" office:value-type="float" office:value="0" calcext:value-type="float">
            <text:p>0</text:p>
          </table:table-cell>
          <table:table-cell table:style-name="ce1" table:formula="of:=COUNTIF([.BR14:.BR2051];&quot;*/*&quot;)" office:value-type="float" office:value="0" calcext:value-type="float">
            <text:p>0</text:p>
          </table:table-cell>
          <table:table-cell table:style-name="ce1" table:formula="of:=COUNTIF([.BS14:.BS2051];&quot;*/*&quot;)" office:value-type="float" office:value="0" calcext:value-type="float">
            <text:p>0</text:p>
          </table:table-cell>
          <table:table-cell table:style-name="ce1" table:formula="of:=COUNTIF([.BT14:.BT2051];&quot;*/*&quot;)" office:value-type="float" office:value="0" calcext:value-type="float">
            <text:p>0</text:p>
          </table:table-cell>
          <table:table-cell table:style-name="ce1" table:formula="of:=COUNTIF([.BU14:.BU2051];&quot;*/*&quot;)" office:value-type="float" office:value="0" calcext:value-type="float">
            <text:p>0</text:p>
          </table:table-cell>
          <table:table-cell table:style-name="ce1" table:formula="of:=COUNTIF([.BV14:.BV2051];&quot;*/*&quot;)" office:value-type="float" office:value="0" calcext:value-type="float">
            <text:p>0</text:p>
          </table:table-cell>
          <table:table-cell table:style-name="ce1" table:formula="of:=COUNTIF([.BW14:.BW2051];&quot;*/*&quot;)" office:value-type="float" office:value="0" calcext:value-type="float">
            <text:p>0</text:p>
          </table:table-cell>
          <table:table-cell table:style-name="ce1" table:formula="of:=COUNTIF([.BX14:.BX2051];&quot;*/*&quot;)" office:value-type="float" office:value="0" calcext:value-type="float">
            <text:p>0</text:p>
          </table:table-cell>
          <table:table-cell table:style-name="ce1" table:formula="of:=COUNTIF([.BY14:.BY2051];&quot;*/*&quot;)" office:value-type="float" office:value="0" calcext:value-type="float">
            <text:p>0</text:p>
          </table:table-cell>
          <table:table-cell table:style-name="ce1" table:formula="of:=COUNTIF([.BZ14:.BZ2051];&quot;*/*&quot;)" office:value-type="float" office:value="0" calcext:value-type="float">
            <text:p>0</text:p>
          </table:table-cell>
          <table:table-cell table:style-name="ce1" table:formula="of:=COUNTIF([.CA14:.CA2051];&quot;*/*&quot;)" office:value-type="float" office:value="0" calcext:value-type="float">
            <text:p>0</text:p>
          </table:table-cell>
          <table:table-cell table:style-name="ce1" table:formula="of:=COUNTIF([.CB14:.CB2051];&quot;*/*&quot;)" office:value-type="float" office:value="0" calcext:value-type="float">
            <text:p>0</text:p>
          </table:table-cell>
          <table:table-cell table:style-name="ce1" table:formula="of:=COUNTIF([.CC14:.CC2051];&quot;*/*&quot;)" office:value-type="float" office:value="0" calcext:value-type="float">
            <text:p>0</text:p>
          </table:table-cell>
          <table:table-cell table:style-name="ce1" table:formula="of:=COUNTIF([.CD14:.CD2051];&quot;*/*&quot;)" office:value-type="float" office:value="0" calcext:value-type="float">
            <text:p>0</text:p>
          </table:table-cell>
          <table:table-cell table:style-name="ce1" table:formula="of:=COUNTIF([.CE14:.CE2051];&quot;*/*&quot;)" office:value-type="float" office:value="0" calcext:value-type="float">
            <text:p>0</text:p>
          </table:table-cell>
          <table:table-cell table:style-name="ce1" table:formula="of:=COUNTIF([.CF14:.CF2051];&quot;*/*&quot;)" office:value-type="float" office:value="0" calcext:value-type="float">
            <text:p>0</text:p>
          </table:table-cell>
          <table:table-cell table:style-name="ce1" table:formula="of:=COUNTIF([.CG14:.CG2051];&quot;*/*&quot;)" office:value-type="float" office:value="0" calcext:value-type="float">
            <text:p>0</text:p>
          </table:table-cell>
          <table:table-cell table:style-name="ce1" table:formula="of:=COUNTIF([.CH14:.CH2051];&quot;*/*&quot;)" office:value-type="float" office:value="0" calcext:value-type="float">
            <text:p>0</text:p>
          </table:table-cell>
          <table:table-cell table:style-name="ce1" table:formula="of:=COUNTIF([.CI14:.CI2051];&quot;*/*&quot;)" office:value-type="float" office:value="0" calcext:value-type="float">
            <text:p>0</text:p>
          </table:table-cell>
          <table:table-cell table:style-name="ce1" table:formula="of:=COUNTIF([.CJ14:.CJ2051];&quot;*/*&quot;)" office:value-type="float" office:value="0" calcext:value-type="float">
            <text:p>0</text:p>
          </table:table-cell>
          <table:table-cell table:style-name="ce1" table:formula="of:=COUNTIF([.CK14:.CK2051];&quot;*/*&quot;)" office:value-type="float" office:value="0" calcext:value-type="float">
            <text:p>0</text:p>
          </table:table-cell>
          <table:table-cell table:style-name="ce1" table:formula="of:=COUNTIF([.CL14:.CL2051];&quot;*/*&quot;)" office:value-type="float" office:value="0" calcext:value-type="float">
            <text:p>0</text:p>
          </table:table-cell>
          <table:table-cell table:style-name="ce1" table:formula="of:=COUNTIF([.CM14:.CM2051];&quot;*/*&quot;)" office:value-type="float" office:value="0" calcext:value-type="float">
            <text:p>0</text:p>
          </table:table-cell>
          <table:table-cell table:style-name="ce1" table:formula="of:=COUNTIF([.CN14:.CN2051];&quot;*/*&quot;)" office:value-type="float" office:value="0" calcext:value-type="float">
            <text:p>0</text:p>
          </table:table-cell>
          <table:table-cell table:style-name="ce1" table:formula="of:=COUNTIF([.CO14:.CO2051];&quot;*/*&quot;)" office:value-type="float" office:value="0" calcext:value-type="float">
            <text:p>0</text:p>
          </table:table-cell>
          <table:table-cell table:style-name="ce1" table:formula="of:=COUNTIF([.CP14:.CP2051];&quot;*/*&quot;)" office:value-type="float" office:value="0" calcext:value-type="float">
            <text:p>0</text:p>
          </table:table-cell>
          <table:table-cell table:style-name="ce1" table:formula="of:=COUNTIF([.CQ14:.CQ2051];&quot;*/*&quot;)" office:value-type="float" office:value="0" calcext:value-type="float">
            <text:p>0</text:p>
          </table:table-cell>
          <table:table-cell table:style-name="ce1" table:formula="of:=COUNTIF([.CR14:.CR2051];&quot;*/*&quot;)" office:value-type="float" office:value="0" calcext:value-type="float">
            <text:p>0</text:p>
          </table:table-cell>
          <table:table-cell table:style-name="ce1" table:formula="of:=COUNTIF([.CS14:.CS2051];&quot;*/*&quot;)" office:value-type="float" office:value="0" calcext:value-type="float">
            <text:p>0</text:p>
          </table:table-cell>
          <table:table-cell table:style-name="ce1" table:formula="of:=COUNTIF([.CT14:.CT2051];&quot;*/*&quot;)" office:value-type="float" office:value="0" calcext:value-type="float">
            <text:p>0</text:p>
          </table:table-cell>
          <table:table-cell table:style-name="ce1" table:formula="of:=COUNTIF([.CU14:.CU2051];&quot;*/*&quot;)" office:value-type="float" office:value="0" calcext:value-type="float">
            <text:p>0</text:p>
          </table:table-cell>
          <table:table-cell table:style-name="ce1" table:formula="of:=COUNTIF([.CV14:.CV2051];&quot;*/*&quot;)" office:value-type="float" office:value="0" calcext:value-type="float">
            <text:p>0</text:p>
          </table:table-cell>
          <table:table-cell table:style-name="ce1" table:formula="of:=COUNTIF([.CW14:.CW2051];&quot;*/*&quot;)" office:value-type="float" office:value="0" calcext:value-type="float">
            <text:p>0</text:p>
          </table:table-cell>
          <table:table-cell table:style-name="ce1" table:formula="of:=COUNTIF([.CX14:.CX2051];&quot;*/*&quot;)" office:value-type="float" office:value="0" calcext:value-type="float">
            <text:p>0</text:p>
          </table:table-cell>
          <table:table-cell table:number-columns-repeated="922"/>
        </table:table-row>
        <table:table-row table:style-name="ro2">
          <table:table-cell table:style-name="ce1"/>
          <table:covered-table-cell table:number-columns-repeated="3"/>
          <table:table-cell table:style-name="ce16" office:value-type="string" calcext:value-type="string" table:number-columns-spanned="14" table:number-rows-spanned="1">
            <text:p>Duplicate Markings</text:p>
          </table:table-cell>
          <table:covered-table-cell table:number-columns-repeated="12" table:style-name="ce22"/>
          <table:covered-table-cell table:style-name="ce31"/>
          <table:table-cell table:style-name="ce36" table:formula="of:=COUNTIF([.K14:.Z2548];&quot;*2/*&quot;)+COUNTIF([.K14:.Z2548];&quot;*3/*&quot;)+COUNTIF([.K14:.Z2548];&quot;*4/*&quot;)" office:value-type="float" office:value="0" calcext:value-type="float">
            <text:p>0</text:p>
          </table:table-cell>
          <table:table-cell table:style-name="ce41" table:number-columns-repeated="3"/>
          <table:table-cell table:style-name="ce46" table:number-columns-repeated="2"/>
          <table:table-cell table:style-name="ce51"/>
          <table:table-cell table:style-name="ce56"/>
          <table:table-cell table:style-name="ce57" office:value-type="string" calcext:value-type="string" table:number-columns-spanned="16" table:number-rows-spanned="1">
            <text:p>Randomly Selected Questions</text:p>
          </table:table-cell>
          <table:covered-table-cell table:number-columns-repeated="15" table:style-name="ce59"/>
          <table:table-cell table:style-name="ce1" table:number-columns-repeated="60"/>
          <table:table-cell table:number-columns-repeated="922"/>
        </table:table-row>
        <table:table-row table:style-name="ro3">
          <table:table-cell table:style-name="ce2"/>
          <table:covered-table-cell table:number-columns-repeated="3"/>
          <table:table-cell table:style-name="ce17" office:value-type="string" calcext:value-type="string" table:number-columns-spanned="5" table:number-rows-spanned="1">
            <text:p>Percentage of correct questions:</text:p>
          </table:table-cell>
          <table:covered-table-cell table:number-columns-repeated="4" table:style-name="ce23"/>
          <table:table-cell table:style-name="ce25"/>
          <table:table-cell table:style-name="ce28" table:formula="of:=([.$S$3]-COUNTIF([.K14:.K2548];&quot;*/*&quot;))/[.$S$3]" office:value-type="percentage" office:value="1" calcext:value-type="percentage">
            <text:p>100%</text:p>
          </table:table-cell>
          <table:table-cell table:style-name="ce28" table:formula="of:=([.$S$3]-COUNTIF([.L14:.L2548];&quot;*/*&quot;))/[.$S$3]" office:value-type="percentage" office:value="1" calcext:value-type="percentage">
            <text:p>100%</text:p>
          </table:table-cell>
          <table:table-cell table:style-name="ce28" table:formula="of:=([.$S$3]-COUNTIF([.M14:.M2548];&quot;*/*&quot;))/[.$S$3]" office:value-type="percentage" office:value="1" calcext:value-type="percentage">
            <text:p>100%</text:p>
          </table:table-cell>
          <table:table-cell table:style-name="ce28" table:formula="of:=([.$S$3]-COUNTIF([.N14:.N2548];&quot;*/*&quot;))/[.$S$3]" office:value-type="percentage" office:value="1" calcext:value-type="percentage">
            <text:p>100%</text:p>
          </table:table-cell>
          <table:table-cell table:style-name="ce28" table:formula="of:=([.$S$3]-COUNTIF([.O14:.O2548];&quot;*/*&quot;))/[.$S$3]" office:value-type="percentage" office:value="1" calcext:value-type="percentage">
            <text:p>100%</text:p>
          </table:table-cell>
          <table:table-cell table:style-name="ce28" table:formula="of:=([.$S$3]-COUNTIF([.P14:.P2548];&quot;*/*&quot;))/[.$S$3]" office:value-type="percentage" office:value="1" calcext:value-type="percentage">
            <text:p>100%</text:p>
          </table:table-cell>
          <table:table-cell table:style-name="ce28" table:formula="of:=([.$S$3]-COUNTIF([.Q14:.Q2548];&quot;*/*&quot;))/[.$S$3]" office:value-type="percentage" office:value="1" calcext:value-type="percentage">
            <text:p>100%</text:p>
          </table:table-cell>
          <table:table-cell table:style-name="ce28" table:formula="of:=([.$S$3]-COUNTIF([.R14:.R2548];&quot;*/*&quot;))/[.$S$3]" office:value-type="percentage" office:value="1" calcext:value-type="percentage">
            <text:p>100%</text:p>
          </table:table-cell>
          <table:table-cell table:style-name="ce28" table:formula="of:=([.$S$3]-COUNTIF([.S14:.S2548];&quot;*/*&quot;))/[.$S$3]" office:value-type="percentage" office:value="1" calcext:value-type="percentage">
            <text:p>100%</text:p>
          </table:table-cell>
          <table:table-cell table:style-name="ce28" table:formula="of:=([.$S$3]-COUNTIF([.T14:.T2548];&quot;*/*&quot;))/[.$S$3]" office:value-type="percentage" office:value="1" calcext:value-type="percentage">
            <text:p>100%</text:p>
          </table:table-cell>
          <table:table-cell table:style-name="ce28" table:formula="of:=([.$S$3]-COUNTIF([.U14:.U2548];&quot;*/*&quot;))/[.$S$3]" office:value-type="percentage" office:value="1" calcext:value-type="percentage">
            <text:p>100%</text:p>
          </table:table-cell>
          <table:table-cell table:style-name="ce28" table:formula="of:=([.$S$3]-COUNTIF([.V14:.V2548];&quot;*/*&quot;))/[.$S$3]" office:value-type="percentage" office:value="1" calcext:value-type="percentage">
            <text:p>100%</text:p>
          </table:table-cell>
          <table:table-cell table:style-name="ce28" table:formula="of:=([.$S$3]-COUNTIF([.W14:.W2548];&quot;*/*&quot;))/[.$S$3]" office:value-type="percentage" office:value="1" calcext:value-type="percentage">
            <text:p>100%</text:p>
          </table:table-cell>
          <table:table-cell table:style-name="ce28" table:formula="of:=([.$S$3]-COUNTIF([.X14:.X2548];&quot;*/*&quot;))/[.$S$3]" office:value-type="percentage" office:value="1" calcext:value-type="percentage">
            <text:p>100%</text:p>
          </table:table-cell>
          <table:table-cell table:style-name="ce28" table:formula="of:=([.$S$3]-COUNTIF([.Y14:.Y2548];&quot;*/*&quot;))/[.$S$3]" office:value-type="percentage" office:value="1" calcext:value-type="percentage">
            <text:p>100%</text:p>
          </table:table-cell>
          <table:table-cell table:style-name="ce28" table:formula="of:=([.$S$3]-COUNTIF([.Z14:.Z2548];&quot;*/*&quot;))/[.$S$3]" office:value-type="percentage" office:value="1" calcext:value-type="percentage">
            <text:p>100%</text:p>
          </table:table-cell>
          <table:table-cell table:style-name="ce58" table:number-columns-repeated="2"/>
          <table:table-cell table:style-name="ce2" table:number-columns-repeated="14"/>
          <table:table-cell table:style-name="ce60" table:formula="of:=([.AQ9]-[.AQ10])/[.AQ9]" office:value-type="string" office:string-value="" calcext:value-type="error">
            <text:p>#DIV/0!</text:p>
          </table:table-cell>
          <table:table-cell table:style-name="ce60" table:formula="of:=([.AR9]-[.AR10])/[.AR9]" office:value-type="string" office:string-value="" calcext:value-type="error">
            <text:p>#DIV/0!</text:p>
          </table:table-cell>
          <table:table-cell table:style-name="ce60" table:formula="of:=([.AS9]-[.AS10])/[.AS9]" office:value-type="string" office:string-value="" calcext:value-type="error">
            <text:p>#DIV/0!</text:p>
          </table:table-cell>
          <table:table-cell table:style-name="ce60" table:formula="of:=([.AT9]-[.AT10])/[.AT9]" office:value-type="string" office:string-value="" calcext:value-type="error">
            <text:p>#DIV/0!</text:p>
          </table:table-cell>
          <table:table-cell table:style-name="ce60" table:formula="of:=([.AU9]-[.AU10])/[.AU9]" office:value-type="string" office:string-value="" calcext:value-type="error">
            <text:p>#DIV/0!</text:p>
          </table:table-cell>
          <table:table-cell table:style-name="ce60" table:formula="of:=([.AV9]-[.AV10])/[.AV9]" office:value-type="string" office:string-value="" calcext:value-type="error">
            <text:p>#DIV/0!</text:p>
          </table:table-cell>
          <table:table-cell table:style-name="ce60" table:formula="of:=([.AW9]-[.AW10])/[.AW9]" office:value-type="string" office:string-value="" calcext:value-type="error">
            <text:p>#DIV/0!</text:p>
          </table:table-cell>
          <table:table-cell table:style-name="ce60" table:formula="of:=([.AX9]-[.AX10])/[.AX9]" office:value-type="string" office:string-value="" calcext:value-type="error">
            <text:p>#DIV/0!</text:p>
          </table:table-cell>
          <table:table-cell table:style-name="ce60" table:formula="of:=([.AY9]-[.AY10])/[.AY9]" office:value-type="string" office:string-value="" calcext:value-type="error">
            <text:p>#DIV/0!</text:p>
          </table:table-cell>
          <table:table-cell table:style-name="ce60" table:formula="of:=([.AZ9]-[.AZ10])/[.AZ9]" office:value-type="string" office:string-value="" calcext:value-type="error">
            <text:p>#DIV/0!</text:p>
          </table:table-cell>
          <table:table-cell table:style-name="ce60" table:formula="of:=([.BA9]-[.BA10])/[.BA9]" office:value-type="string" office:string-value="" calcext:value-type="error">
            <text:p>#DIV/0!</text:p>
          </table:table-cell>
          <table:table-cell table:style-name="ce60" table:formula="of:=([.BB9]-[.BB10])/[.BB9]" office:value-type="string" office:string-value="" calcext:value-type="error">
            <text:p>#DIV/0!</text:p>
          </table:table-cell>
          <table:table-cell table:style-name="ce60" table:formula="of:=([.BC9]-[.BC10])/[.BC9]" office:value-type="string" office:string-value="" calcext:value-type="error">
            <text:p>#DIV/0!</text:p>
          </table:table-cell>
          <table:table-cell table:style-name="ce60" table:formula="of:=([.BD9]-[.BD10])/[.BD9]" office:value-type="string" office:string-value="" calcext:value-type="error">
            <text:p>#DIV/0!</text:p>
          </table:table-cell>
          <table:table-cell table:style-name="ce60" table:formula="of:=([.BE9]-[.BE10])/[.BE9]" office:value-type="string" office:string-value="" calcext:value-type="error">
            <text:p>#DIV/0!</text:p>
          </table:table-cell>
          <table:table-cell table:style-name="ce60" table:formula="of:=([.BF9]-[.BF10])/[.BF9]" office:value-type="string" office:string-value="" calcext:value-type="error">
            <text:p>#DIV/0!</text:p>
          </table:table-cell>
          <table:table-cell table:style-name="ce60" table:formula="of:=([.BG9]-[.BG10])/[.BG9]" office:value-type="string" office:string-value="" calcext:value-type="error">
            <text:p>#DIV/0!</text:p>
          </table:table-cell>
          <table:table-cell table:style-name="ce60" table:formula="of:=([.BH9]-[.BH10])/[.BH9]" office:value-type="string" office:string-value="" calcext:value-type="error">
            <text:p>#DIV/0!</text:p>
          </table:table-cell>
          <table:table-cell table:style-name="ce60" table:formula="of:=([.BI9]-[.BI10])/[.BI9]" office:value-type="string" office:string-value="" calcext:value-type="error">
            <text:p>#DIV/0!</text:p>
          </table:table-cell>
          <table:table-cell table:style-name="ce60" table:formula="of:=([.BJ9]-[.BJ10])/[.BJ9]" office:value-type="string" office:string-value="" calcext:value-type="error">
            <text:p>#DIV/0!</text:p>
          </table:table-cell>
          <table:table-cell table:style-name="ce60" table:formula="of:=([.BK9]-[.BK10])/[.BK9]" office:value-type="string" office:string-value="" calcext:value-type="error">
            <text:p>#DIV/0!</text:p>
          </table:table-cell>
          <table:table-cell table:style-name="ce60" table:formula="of:=([.BL9]-[.BL10])/[.BL9]" office:value-type="string" office:string-value="" calcext:value-type="error">
            <text:p>#DIV/0!</text:p>
          </table:table-cell>
          <table:table-cell table:style-name="ce60" table:formula="of:=([.BM9]-[.BM10])/[.BM9]" office:value-type="string" office:string-value="" calcext:value-type="error">
            <text:p>#DIV/0!</text:p>
          </table:table-cell>
          <table:table-cell table:style-name="ce60" table:formula="of:=([.BN9]-[.BN10])/[.BN9]" office:value-type="string" office:string-value="" calcext:value-type="error">
            <text:p>#DIV/0!</text:p>
          </table:table-cell>
          <table:table-cell table:style-name="ce60" table:formula="of:=([.BO9]-[.BO10])/[.BO9]" office:value-type="string" office:string-value="" calcext:value-type="error">
            <text:p>#DIV/0!</text:p>
          </table:table-cell>
          <table:table-cell table:style-name="ce60" table:formula="of:=([.BP9]-[.BP10])/[.BP9]" office:value-type="string" office:string-value="" calcext:value-type="error">
            <text:p>#DIV/0!</text:p>
          </table:table-cell>
          <table:table-cell table:style-name="ce60" table:formula="of:=([.BQ9]-[.BQ10])/[.BQ9]" office:value-type="string" office:string-value="" calcext:value-type="error">
            <text:p>#DIV/0!</text:p>
          </table:table-cell>
          <table:table-cell table:style-name="ce60" table:formula="of:=([.BR9]-[.BR10])/[.BR9]" office:value-type="string" office:string-value="" calcext:value-type="error">
            <text:p>#DIV/0!</text:p>
          </table:table-cell>
          <table:table-cell table:style-name="ce60" table:formula="of:=([.BS9]-[.BS10])/[.BS9]" office:value-type="string" office:string-value="" calcext:value-type="error">
            <text:p>#DIV/0!</text:p>
          </table:table-cell>
          <table:table-cell table:style-name="ce60" table:formula="of:=([.BT9]-[.BT10])/[.BT9]" office:value-type="string" office:string-value="" calcext:value-type="error">
            <text:p>#DIV/0!</text:p>
          </table:table-cell>
          <table:table-cell table:style-name="ce60" table:formula="of:=([.BU9]-[.BU10])/[.BU9]" office:value-type="string" office:string-value="" calcext:value-type="error">
            <text:p>#DIV/0!</text:p>
          </table:table-cell>
          <table:table-cell table:style-name="ce60" table:formula="of:=([.BV9]-[.BV10])/[.BV9]" office:value-type="string" office:string-value="" calcext:value-type="error">
            <text:p>#DIV/0!</text:p>
          </table:table-cell>
          <table:table-cell table:style-name="ce60" table:formula="of:=([.BW9]-[.BW10])/[.BW9]" office:value-type="string" office:string-value="" calcext:value-type="error">
            <text:p>#DIV/0!</text:p>
          </table:table-cell>
          <table:table-cell table:style-name="ce60" table:formula="of:=([.BX9]-[.BX10])/[.BX9]" office:value-type="string" office:string-value="" calcext:value-type="error">
            <text:p>#DIV/0!</text:p>
          </table:table-cell>
          <table:table-cell table:style-name="ce60" table:formula="of:=([.BY9]-[.BY10])/[.BY9]" office:value-type="string" office:string-value="" calcext:value-type="error">
            <text:p>#DIV/0!</text:p>
          </table:table-cell>
          <table:table-cell table:style-name="ce60" table:formula="of:=([.BZ9]-[.BZ10])/[.BZ9]" office:value-type="string" office:string-value="" calcext:value-type="error">
            <text:p>#DIV/0!</text:p>
          </table:table-cell>
          <table:table-cell table:style-name="ce60" table:formula="of:=([.CA9]-[.CA10])/[.CA9]" office:value-type="string" office:string-value="" calcext:value-type="error">
            <text:p>#DIV/0!</text:p>
          </table:table-cell>
          <table:table-cell table:style-name="ce60" table:formula="of:=([.CB9]-[.CB10])/[.CB9]" office:value-type="string" office:string-value="" calcext:value-type="error">
            <text:p>#DIV/0!</text:p>
          </table:table-cell>
          <table:table-cell table:style-name="ce60" table:formula="of:=([.CC9]-[.CC10])/[.CC9]" office:value-type="string" office:string-value="" calcext:value-type="error">
            <text:p>#DIV/0!</text:p>
          </table:table-cell>
          <table:table-cell table:style-name="ce60" table:formula="of:=([.CD9]-[.CD10])/[.CD9]" office:value-type="string" office:string-value="" calcext:value-type="error">
            <text:p>#DIV/0!</text:p>
          </table:table-cell>
          <table:table-cell table:style-name="ce60" table:formula="of:=([.CE9]-[.CE10])/[.CE9]" office:value-type="string" office:string-value="" calcext:value-type="error">
            <text:p>#DIV/0!</text:p>
          </table:table-cell>
          <table:table-cell table:style-name="ce60" table:formula="of:=([.CF9]-[.CF10])/[.CF9]" office:value-type="string" office:string-value="" calcext:value-type="error">
            <text:p>#DIV/0!</text:p>
          </table:table-cell>
          <table:table-cell table:style-name="ce60" table:formula="of:=([.CG9]-[.CG10])/[.CG9]" office:value-type="string" office:string-value="" calcext:value-type="error">
            <text:p>#DIV/0!</text:p>
          </table:table-cell>
          <table:table-cell table:style-name="ce60" table:formula="of:=([.CH9]-[.CH10])/[.CH9]" office:value-type="string" office:string-value="" calcext:value-type="error">
            <text:p>#DIV/0!</text:p>
          </table:table-cell>
          <table:table-cell table:style-name="ce60" table:formula="of:=([.CI9]-[.CI10])/[.CI9]" office:value-type="string" office:string-value="" calcext:value-type="error">
            <text:p>#DIV/0!</text:p>
          </table:table-cell>
          <table:table-cell table:style-name="ce60" table:formula="of:=([.CJ9]-[.CJ10])/[.CJ9]" office:value-type="string" office:string-value="" calcext:value-type="error">
            <text:p>#DIV/0!</text:p>
          </table:table-cell>
          <table:table-cell table:style-name="ce60" table:formula="of:=([.CK9]-[.CK10])/[.CK9]" office:value-type="string" office:string-value="" calcext:value-type="error">
            <text:p>#DIV/0!</text:p>
          </table:table-cell>
          <table:table-cell table:style-name="ce60" table:formula="of:=([.CL9]-[.CL10])/[.CL9]" office:value-type="string" office:string-value="" calcext:value-type="error">
            <text:p>#DIV/0!</text:p>
          </table:table-cell>
          <table:table-cell table:style-name="ce60" table:formula="of:=([.CM9]-[.CM10])/[.CM9]" office:value-type="string" office:string-value="" calcext:value-type="error">
            <text:p>#DIV/0!</text:p>
          </table:table-cell>
          <table:table-cell table:style-name="ce60" table:formula="of:=([.CN9]-[.CN10])/[.CN9]" office:value-type="string" office:string-value="" calcext:value-type="error">
            <text:p>#DIV/0!</text:p>
          </table:table-cell>
          <table:table-cell table:style-name="ce60" table:formula="of:=([.CO9]-[.CO10])/[.CO9]" office:value-type="string" office:string-value="" calcext:value-type="error">
            <text:p>#DIV/0!</text:p>
          </table:table-cell>
          <table:table-cell table:style-name="ce60" table:formula="of:=([.CP9]-[.CP10])/[.CP9]" office:value-type="string" office:string-value="" calcext:value-type="error">
            <text:p>#DIV/0!</text:p>
          </table:table-cell>
          <table:table-cell table:style-name="ce60" table:formula="of:=([.CQ9]-[.CQ10])/[.CQ9]" office:value-type="string" office:string-value="" calcext:value-type="error">
            <text:p>#DIV/0!</text:p>
          </table:table-cell>
          <table:table-cell table:style-name="ce60" table:formula="of:=([.CR9]-[.CR10])/[.CR9]" office:value-type="string" office:string-value="" calcext:value-type="error">
            <text:p>#DIV/0!</text:p>
          </table:table-cell>
          <table:table-cell table:style-name="ce60" table:formula="of:=([.CS9]-[.CS10])/[.CS9]" office:value-type="string" office:string-value="" calcext:value-type="error">
            <text:p>#DIV/0!</text:p>
          </table:table-cell>
          <table:table-cell table:style-name="ce60" table:formula="of:=([.CT9]-[.CT10])/[.CT9]" office:value-type="string" office:string-value="" calcext:value-type="error">
            <text:p>#DIV/0!</text:p>
          </table:table-cell>
          <table:table-cell table:style-name="ce60" table:formula="of:=([.CU9]-[.CU10])/[.CU9]" office:value-type="string" office:string-value="" calcext:value-type="error">
            <text:p>#DIV/0!</text:p>
          </table:table-cell>
          <table:table-cell table:style-name="ce60" table:formula="of:=([.CV9]-[.CV10])/[.CV9]" office:value-type="string" office:string-value="" calcext:value-type="error">
            <text:p>#DIV/0!</text:p>
          </table:table-cell>
          <table:table-cell table:style-name="ce60" table:formula="of:=([.CW9]-[.CW10])/[.CW9]" office:value-type="string" office:string-value="" calcext:value-type="error">
            <text:p>#DIV/0!</text:p>
          </table:table-cell>
          <table:table-cell table:style-name="ce60" table:formula="of:=([.CX9]-[.CX10])/[.CX9]" office:value-type="string" office:string-value="" calcext:value-type="error">
            <text:p>#DIV/0!</text:p>
          </table:table-cell>
          <table:table-cell table:number-columns-repeated="922"/>
        </table:table-row>
        <table:table-row table:style-name="ro4">
          <table:table-cell table:style-name="ce3" office:value-type="string" calcext:value-type="string">
            <text:p>check name</text:p>
          </table:table-cell>
          <table:table-cell table:style-name="ce3"/>
          <table:table-cell table:style-name="ce3" office:value-type="string" calcext:value-type="string">
            <text:p>Aluno</text:p>
          </table:table-cell>
          <table:table-cell table:style-name="ce3" office:value-type="string" calcext:value-type="string">
            <text:p>Final</text:p>
          </table:table-cell>
          <table:table-cell table:style-name="ce97" office:value-type="string" calcext:value-type="string">
            <text:p><text:s/>Pag</text:p>
          </table:table-cell>
          <table:table-cell table:style-name="ce97" office:value-type="string" calcext:value-type="string">
            <text:p>ID</text:p>
          </table:table-cell>
          <table:table-cell table:style-name="ce97" office:value-type="string" calcext:value-type="string">
            <text:p>Answ</text:p>
          </table:table-cell>
          <table:table-cell table:style-name="ce97" office:value-type="string" calcext:value-type="string">
            <text:p>Quest</text:p>
          </table:table-cell>
          <table:table-cell table:style-name="ce97" office:value-type="string" calcext:value-type="string">
            <text:p>Inv</text:p>
          </table:table-cell>
          <table:table-cell table:style-name="ce136" office:value-type="string" calcext:value-type="string">
            <office:annotation draw:style-name="gr1" draw:text-style-name="P2" svg:width="41.48mm" svg:height="13.86mm" svg:x="120.12mm" svg:y="28.26mm" draw:caption-point-x="-4.07mm" draw:caption-point-y="-6.73mm">
              <dc:date>2018-10-29T00:00:00</dc:date>
              <text:p text:style-name="P1"><text:span text:style-name="T1">desconsiderando a questão anulada.</text:span></text:p>
              <text:p text:style-name="P1"><text:span text:style-name="T1"/></text:p>
            </office:annotation>
            <text:p>Corretas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3" calcext:value-type="float">
            <text:p>3</text:p>
          </table:table-cell>
          <table:table-cell table:style-name="ce97" office:value-type="float" office:value="4" calcext:value-type="float">
            <text:p>4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6" calcext:value-type="float">
            <text:p>6</text:p>
          </table:table-cell>
          <table:table-cell table:style-name="ce97" office:value-type="float" office:value="7" calcext:value-type="float">
            <text:p>7</text:p>
          </table:table-cell>
          <table:table-cell table:style-name="ce97" office:value-type="float" office:value="8" calcext:value-type="float">
            <text:p>8</text:p>
          </table:table-cell>
          <table:table-cell table:style-name="ce97" office:value-type="float" office:value="9" calcext:value-type="float">
            <text:p>9</text:p>
          </table:table-cell>
          <table:table-cell table:style-name="ce97" office:value-type="float" office:value="10" calcext:value-type="float">
            <text:p>10</text:p>
          </table:table-cell>
          <table:table-cell table:style-name="ce97" office:value-type="float" office:value="11" calcext:value-type="float">
            <text:p>11</text:p>
          </table:table-cell>
          <table:table-cell table:style-name="ce97" office:value-type="float" office:value="12" calcext:value-type="float">
            <text:p>12</text:p>
          </table:table-cell>
          <table:table-cell table:style-name="ce97" office:value-type="float" office:value="13" calcext:value-type="float">
            <text:p>13</text:p>
          </table:table-cell>
          <table:table-cell table:style-name="ce97" office:value-type="float" office:value="14" calcext:value-type="float">
            <text:p>14</text:p>
          </table:table-cell>
          <table:table-cell table:style-name="ce97" office:value-type="float" office:value="15" calcext:value-type="float">
            <text:p>15</text:p>
          </table:table-cell>
          <table:table-cell table:style-name="ce97" office:value-type="float" office:value="16" calcext:value-type="float">
            <text:p>16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3" calcext:value-type="float">
            <text:p>3</text:p>
          </table:table-cell>
          <table:table-cell table:style-name="ce97" office:value-type="float" office:value="4" calcext:value-type="float">
            <text:p>4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6" calcext:value-type="float">
            <text:p>6</text:p>
          </table:table-cell>
          <table:table-cell table:style-name="ce97" office:value-type="float" office:value="7" calcext:value-type="float">
            <text:p>7</text:p>
          </table:table-cell>
          <table:table-cell table:style-name="ce97" office:value-type="float" office:value="8" calcext:value-type="float">
            <text:p>8</text:p>
          </table:table-cell>
          <table:table-cell table:style-name="ce97" office:value-type="float" office:value="9" calcext:value-type="float">
            <text:p>9</text:p>
          </table:table-cell>
          <table:table-cell table:style-name="ce97" office:value-type="float" office:value="10" calcext:value-type="float">
            <text:p>10</text:p>
          </table:table-cell>
          <table:table-cell table:style-name="ce97" office:value-type="float" office:value="11" calcext:value-type="float">
            <text:p>11</text:p>
          </table:table-cell>
          <table:table-cell table:style-name="ce97" office:value-type="float" office:value="12" calcext:value-type="float">
            <text:p>12</text:p>
          </table:table-cell>
          <table:table-cell table:style-name="ce97" office:value-type="float" office:value="13" calcext:value-type="float">
            <text:p>13</text:p>
          </table:table-cell>
          <table:table-cell table:style-name="ce97" office:value-type="float" office:value="14" calcext:value-type="float">
            <text:p>14</text:p>
          </table:table-cell>
          <table:table-cell table:style-name="ce97" office:value-type="float" office:value="15" calcext:value-type="float">
            <text:p>15</text:p>
          </table:table-cell>
          <table:table-cell table:style-name="ce97" office:value-type="float" office:value="16" calcext:value-type="float">
            <text:p>16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3" calcext:value-type="float">
            <text:p>3</text:p>
          </table:table-cell>
          <table:table-cell table:style-name="ce174" office:value-type="float" office:value="4" calcext:value-type="float">
            <text:p>4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6" calcext:value-type="float">
            <text:p>6</text:p>
          </table:table-cell>
          <table:table-cell table:style-name="ce97" office:value-type="float" office:value="7" calcext:value-type="float">
            <text:p>7</text:p>
          </table:table-cell>
          <table:table-cell table:style-name="ce97" office:value-type="float" office:value="8" calcext:value-type="float">
            <text:p>8</text:p>
          </table:table-cell>
          <table:table-cell table:style-name="ce97" office:value-type="float" office:value="9" calcext:value-type="float">
            <text:p>9</text:p>
          </table:table-cell>
          <table:table-cell table:style-name="ce97" office:value-type="float" office:value="10" calcext:value-type="float">
            <text:p>10</text:p>
          </table:table-cell>
          <table:table-cell table:style-name="ce97" office:value-type="float" office:value="11" calcext:value-type="float">
            <text:p>11</text:p>
          </table:table-cell>
          <table:table-cell table:style-name="ce97" office:value-type="float" office:value="12" calcext:value-type="float">
            <text:p>12</text:p>
          </table:table-cell>
          <table:table-cell table:style-name="ce97" office:value-type="float" office:value="13" calcext:value-type="float">
            <text:p>13</text:p>
          </table:table-cell>
          <table:table-cell table:style-name="ce97" office:value-type="float" office:value="14" calcext:value-type="float">
            <text:p>14</text:p>
          </table:table-cell>
          <table:table-cell table:style-name="ce144" office:value-type="float" office:value="15" calcext:value-type="float">
            <text:p>15</text:p>
          </table:table-cell>
          <table:table-cell table:style-name="ce144" office:value-type="float" office:value="16" calcext:value-type="float">
            <text:p>16</text:p>
          </table:table-cell>
          <table:table-cell table:style-name="ce144" office:value-type="float" office:value="17" calcext:value-type="float">
            <text:p>17</text:p>
          </table:table-cell>
          <table:table-cell table:style-name="ce144" office:value-type="float" office:value="18" calcext:value-type="float">
            <text:p>18</text:p>
          </table:table-cell>
          <table:table-cell table:style-name="ce144" office:value-type="float" office:value="19" calcext:value-type="float">
            <text:p>19</text:p>
          </table:table-cell>
          <table:table-cell table:style-name="ce144" office:value-type="float" office:value="20" calcext:value-type="float">
            <text:p>20</text:p>
          </table:table-cell>
          <table:table-cell table:style-name="ce144" office:value-type="float" office:value="21" calcext:value-type="float">
            <text:p>21</text:p>
          </table:table-cell>
          <table:table-cell table:style-name="ce144" office:value-type="float" office:value="22" calcext:value-type="float">
            <text:p>22</text:p>
          </table:table-cell>
          <table:table-cell table:style-name="ce144" office:value-type="float" office:value="23" calcext:value-type="float">
            <text:p>23</text:p>
          </table:table-cell>
          <table:table-cell table:style-name="ce144" office:value-type="float" office:value="24" calcext:value-type="float">
            <text:p>24</text:p>
          </table:table-cell>
          <table:table-cell table:style-name="ce63" office:value-type="float" office:value="25" calcext:value-type="float">
            <text:p>25</text:p>
          </table:table-cell>
          <table:table-cell table:style-name="ce144" office:value-type="float" office:value="26" calcext:value-type="float">
            <text:p>26</text:p>
          </table:table-cell>
          <table:table-cell table:style-name="ce144" office:value-type="float" office:value="27" calcext:value-type="float">
            <text:p>27</text:p>
          </table:table-cell>
          <table:table-cell table:style-name="ce144" office:value-type="float" office:value="28" calcext:value-type="float">
            <text:p>28</text:p>
          </table:table-cell>
          <table:table-cell table:style-name="ce144" office:value-type="float" office:value="29" calcext:value-type="float">
            <text:p>29</text:p>
          </table:table-cell>
          <table:table-cell table:style-name="ce144" office:value-type="float" office:value="30" calcext:value-type="float">
            <text:p>30</text:p>
          </table:table-cell>
          <table:table-cell table:style-name="ce144" office:value-type="float" office:value="31" calcext:value-type="float">
            <text:p>31</text:p>
          </table:table-cell>
          <table:table-cell table:style-name="ce144" office:value-type="float" office:value="32" calcext:value-type="float">
            <text:p>32</text:p>
          </table:table-cell>
          <table:table-cell table:style-name="ce144" office:value-type="float" office:value="33" calcext:value-type="float">
            <text:p>33</text:p>
          </table:table-cell>
          <table:table-cell table:style-name="ce144" office:value-type="float" office:value="34" calcext:value-type="float">
            <text:p>34</text:p>
          </table:table-cell>
          <table:table-cell table:style-name="ce144" office:value-type="float" office:value="35" calcext:value-type="float">
            <text:p>35</text:p>
          </table:table-cell>
          <table:table-cell table:style-name="ce144" office:value-type="float" office:value="36" calcext:value-type="float">
            <text:p>36</text:p>
          </table:table-cell>
          <table:table-cell table:style-name="ce144" office:value-type="float" office:value="37" calcext:value-type="float">
            <text:p>37</text:p>
          </table:table-cell>
          <table:table-cell table:style-name="ce144" office:value-type="float" office:value="38" calcext:value-type="float">
            <text:p>38</text:p>
          </table:table-cell>
          <table:table-cell table:style-name="ce144" office:value-type="float" office:value="39" calcext:value-type="float">
            <text:p>39</text:p>
          </table:table-cell>
          <table:table-cell table:style-name="ce144" office:value-type="float" office:value="40" calcext:value-type="float">
            <text:p>40</text:p>
          </table:table-cell>
          <table:table-cell table:style-name="ce144" office:value-type="float" office:value="41" calcext:value-type="float">
            <text:p>41</text:p>
          </table:table-cell>
          <table:table-cell table:style-name="ce144" office:value-type="float" office:value="42" calcext:value-type="float">
            <text:p>42</text:p>
          </table:table-cell>
          <table:table-cell table:style-name="ce144" office:value-type="float" office:value="43" calcext:value-type="float">
            <text:p>43</text:p>
          </table:table-cell>
          <table:table-cell table:style-name="ce144" office:value-type="float" office:value="44" calcext:value-type="float">
            <text:p>44</text:p>
          </table:table-cell>
          <table:table-cell table:style-name="ce144" office:value-type="float" office:value="45" calcext:value-type="float">
            <text:p>45</text:p>
          </table:table-cell>
          <table:table-cell table:style-name="ce144" office:value-type="float" office:value="46" calcext:value-type="float">
            <text:p>46</text:p>
          </table:table-cell>
          <table:table-cell table:style-name="ce144" office:value-type="float" office:value="47" calcext:value-type="float">
            <text:p>47</text:p>
          </table:table-cell>
          <table:table-cell table:style-name="ce144" office:value-type="float" office:value="48" calcext:value-type="float">
            <text:p>48</text:p>
          </table:table-cell>
          <table:table-cell table:style-name="ce144" office:value-type="float" office:value="49" calcext:value-type="float">
            <text:p>49</text:p>
          </table:table-cell>
          <table:table-cell table:style-name="ce144" office:value-type="float" office:value="50" calcext:value-type="float">
            <text:p>50</text:p>
          </table:table-cell>
          <table:table-cell table:style-name="ce144" office:value-type="float" office:value="51" calcext:value-type="float">
            <text:p>51</text:p>
          </table:table-cell>
          <table:table-cell table:style-name="ce144" office:value-type="float" office:value="52" calcext:value-type="float">
            <text:p>52</text:p>
          </table:table-cell>
          <table:table-cell table:style-name="ce144" office:value-type="float" office:value="53" calcext:value-type="float">
            <text:p>53</text:p>
          </table:table-cell>
          <table:table-cell table:style-name="ce144" office:value-type="float" office:value="54" calcext:value-type="float">
            <text:p>54</text:p>
          </table:table-cell>
          <table:table-cell table:style-name="ce144" office:value-type="float" office:value="55" calcext:value-type="float">
            <text:p>55</text:p>
          </table:table-cell>
          <table:table-cell table:style-name="ce144" office:value-type="float" office:value="56" calcext:value-type="float">
            <text:p>56</text:p>
          </table:table-cell>
          <table:table-cell table:style-name="ce144" office:value-type="float" office:value="57" calcext:value-type="float">
            <text:p>57</text:p>
          </table:table-cell>
          <table:table-cell table:style-name="ce144" office:value-type="float" office:value="58" calcext:value-type="float">
            <text:p>58</text:p>
          </table:table-cell>
          <table:table-cell table:style-name="ce144" office:value-type="float" office:value="59" calcext:value-type="float">
            <text:p>59</text:p>
          </table:table-cell>
          <table:table-cell table:style-name="ce144" office:value-type="float" office:value="17" calcext:value-type="float">
            <text:p>17</text:p>
          </table:table-cell>
          <table:table-cell table:style-name="ce144" office:value-type="float" office:value="18" calcext:value-type="float">
            <text:p>18</text:p>
          </table:table-cell>
          <table:table-cell table:style-name="ce144" office:value-type="float" office:value="19" calcext:value-type="float">
            <text:p>19</text:p>
          </table:table-cell>
          <table:table-cell table:style-name="ce144" office:value-type="float" office:value="20" calcext:value-type="float">
            <text:p>20</text:p>
          </table:table-cell>
          <table:table-cell table:number-columns-repeated="918"/>
        </table:table-row>
        <table:table-row table:style-name="ro1">
          <table:table-cell table:style-name="ce1"/>
          <table:table-cell table:style-name="ce68" table:formula="of:=VLOOKUP([.E14];[$Lista.$A$2:$Lista.$D$52];3;0)" office:value-type="float" office:value="1001" calcext:value-type="float">
            <text:p>1001</text:p>
          </table:table-cell>
          <table:table-cell table:style-name="ce68" table:formula="of:=VLOOKUP([.E14];[$Lista.$A$2:$Lista.$D$52];4;0)" office:value-type="string" office:string-value="Aluno 1" calcext:value-type="string">
            <text:p>Aluno 1</text:p>
          </table:table-cell>
          <table:table-cell table:style-name="ce10" table:formula="of:=[.J14]/16" office:value-type="percentage" office:value="0.5" calcext:value-type="percentage">
            <text:p>50%</text:p>
          </table:table-cell>
          <table:table-cell table:style-name="ce19" table:formula="of:=[$BD.A2]" office:value-type="float" office:value="1" calcext:value-type="float">
            <text:p>1</text:p>
          </table:table-cell>
          <table:table-cell table:style-name="ce19" table:formula="of:=[$BD.B2]" office:value-type="float" office:value="2" calcext:value-type="float">
            <text:p>2</text:p>
          </table:table-cell>
          <table:table-cell table:style-name="ce19" table:formula="of:=[$BD.C2]" office:value-type="float" office:value="4" calcext:value-type="float">
            <text:p>4</text:p>
          </table:table-cell>
          <table:table-cell table:style-name="ce19" table:formula="of:=[$BD.D2]" office:value-type="float" office:value="10" calcext:value-type="float">
            <text:p>10</text:p>
          </table:table-cell>
          <table:table-cell table:style-name="ce19" table:formula="of:=[$BD.E2]" office:value-type="float" office:value="0" calcext:value-type="float">
            <text:p>0</text:p>
          </table:table-cell>
          <table:table-cell table:style-name="ce27" table:formula="of:=[$BD.F2]" office:value-type="float" office:value="8" calcext:value-type="float">
            <text:p>8</text:p>
          </table:table-cell>
          <table:table-cell table:style-name="ce27" table:formula="of:=[$BD.G2]" office:value-type="string" office:string-value=" D/C" calcext:value-type="string">
            <text:p><text:s/>D/C</text:p>
          </table:table-cell>
          <table:table-cell table:style-name="ce27" table:formula="of:=[$BD.H2]" office:value-type="string" office:string-value="D" calcext:value-type="string">
            <text:p>D</text:p>
          </table:table-cell>
          <table:table-cell table:style-name="ce27" table:formula="of:=[$BD.I2]" office:value-type="string" office:string-value="A" calcext:value-type="string">
            <text:p>A</text:p>
          </table:table-cell>
          <table:table-cell table:style-name="ce27" table:formula="of:=[$BD.J2]" office:value-type="string" office:string-value="A" calcext:value-type="string">
            <text:p>A</text:p>
          </table:table-cell>
          <table:table-cell table:style-name="ce27" table:formula="of:=[$BD.K2]" office:value-type="string" office:string-value="A" calcext:value-type="string">
            <text:p>A</text:p>
          </table:table-cell>
          <table:table-cell table:style-name="ce27" table:formula="of:=[$BD.L2]" office:value-type="string" office:string-value="C" calcext:value-type="string">
            <text:p>C</text:p>
          </table:table-cell>
          <table:table-cell table:style-name="ce27" table:formula="of:=[$BD.M2]" office:value-type="string" office:string-value="D" calcext:value-type="string">
            <text:p>D</text:p>
          </table:table-cell>
          <table:table-cell table:style-name="ce27" table:formula="of:=[$BD.N2]" office:value-type="string" office:string-value="A" calcext:value-type="string">
            <text:p>A</text:p>
          </table:table-cell>
          <table:table-cell table:style-name="ce27" table:formula="of:=[$BD.O2]" office:value-type="string" office:string-value="C/A" calcext:value-type="string">
            <text:p>C/A</text:p>
          </table:table-cell>
          <table:table-cell table:style-name="ce27" table:formula="of:=[$BD.P2]" office:value-type="string" office:string-value="A " calcext:value-type="string">
            <text:p>A </text:p>
          </table:table-cell>
          <table:table-cell table:style-name="ce27" table:formula="of:=[$BD.Q2]" office:value-type="float" office:value="11261203" calcext:value-type="float">
            <text:p>11261203</text:p>
          </table:table-cell>
          <table:table-cell table:style-name="ce27" table:formula="of:=[$BD.R2]" office:value-type="float" office:value="11303210" calcext:value-type="float">
            <text:p>11303210</text:p>
          </table:table-cell>
          <table:table-cell table:style-name="ce27" table:formula="of:=[$BD.S2]" office:value-type="float" office:value="11330213" calcext:value-type="float">
            <text:p>11330213</text:p>
          </table:table-cell>
          <table:table-cell table:style-name="ce27" table:formula="of:=[$BD.T2]" office:value-type="float" office:value="11310132" calcext:value-type="float">
            <text:p>11310132</text:p>
          </table:table-cell>
          <table:table-cell table:style-name="ce27" table:formula="of:=[$BD.U2]" office:value-type="float" office:value="11240231" calcext:value-type="float">
            <text:p>11240231</text:p>
          </table:table-cell>
          <table:table-cell table:style-name="ce27" table:formula="of:=[$BD.V2]" office:value-type="float" office:value="11323102" calcext:value-type="float">
            <text:p>11323102</text:p>
          </table:table-cell>
          <table:table-cell table:style-name="ce27" table:formula="of:=[$BD.W2]" office:value-type="float" office:value="11283120" calcext:value-type="float">
            <text:p>11283120</text:p>
          </table:table-cell>
          <table:table-cell table:style-name="ce27" table:formula="of:=[$BD.X2]" office:value-type="float" office:value="11290321" calcext:value-type="float">
            <text:p>11290321</text:p>
          </table:table-cell>
          <table:table-cell table:style-name="ce27" table:formula="of:=[$BD.Y2]" office:value-type="float" office:value="11250231" calcext:value-type="float">
            <text:p>11250231</text:p>
          </table:table-cell>
          <table:table-cell table:style-name="ce27" table:formula="of:=[$BD.Z2]" office:value-type="float" office:value="11270312" calcext:value-type="float">
            <text:p>11270312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61" table:number-columns-repeated="25"/>
          <table:table-cell table:style-name="ce64"/>
          <table:table-cell table:style-name="ce61" table:number-columns-repeated="34"/>
          <table:table-cell table:style-name="ce27" table:formula="of:=[$BD.CU2]" office:value-type="float" office:value="0" calcext:value-type="float">
            <text:p>0</text:p>
          </table:table-cell>
          <table:table-cell table:style-name="ce27" table:formula="of:=[$BD.CV2]" office:value-type="float" office:value="0" calcext:value-type="float">
            <text:p>0</text:p>
          </table:table-cell>
          <table:table-cell table:style-name="ce27" table:formula="of:=[$BD.CW2]" office:value-type="float" office:value="0" calcext:value-type="float">
            <text:p>0</text:p>
          </table:table-cell>
          <table:table-cell table:style-name="ce27" table:formula="of:=[$BD.CX2]" office:value-type="float" office:value="0" calcext:value-type="float">
            <text:p>0</text:p>
          </table:table-cell>
          <table:table-cell table:number-columns-repeated="15"/>
          <table:table-cell table:style-name="ce27" table:number-columns-repeated="23"/>
          <table:table-cell table:number-columns-repeated="880"/>
        </table:table-row>
        <table:table-row table:style-name="ro1">
          <table:table-cell table:style-name="ce1"/>
          <table:table-cell table:style-name="ce68" table:formula="of:=VLOOKUP([.E15];[$Lista.$A$2:$Lista.$D$52];3;0)" office:value-type="float" office:value="1002" calcext:value-type="float">
            <text:p>1002</text:p>
          </table:table-cell>
          <table:table-cell table:style-name="ce68" table:formula="of:=VLOOKUP([.E15];[$Lista.$A$2:$Lista.$D$52];4;0)" office:value-type="string" office:string-value="Aluno 2" calcext:value-type="string">
            <text:p>Aluno 2</text:p>
          </table:table-cell>
          <table:table-cell table:style-name="ce10" table:formula="of:=[.J15]/16" office:value-type="percentage" office:value="0.5625" calcext:value-type="percentage">
            <text:p>56%</text:p>
          </table:table-cell>
          <table:table-cell table:style-name="ce19" table:formula="of:=[$BD.A3]" office:value-type="float" office:value="2" calcext:value-type="float">
            <text:p>2</text:p>
          </table:table-cell>
          <table:table-cell table:style-name="ce19" table:formula="of:=[$BD.B3]" office:value-type="float" office:value="5" calcext:value-type="float">
            <text:p>5</text:p>
          </table:table-cell>
          <table:table-cell table:style-name="ce19" table:formula="of:=[$BD.C3]" office:value-type="float" office:value="4" calcext:value-type="float">
            <text:p>4</text:p>
          </table:table-cell>
          <table:table-cell table:style-name="ce19" table:formula="of:=[$BD.D3]" office:value-type="float" office:value="10" calcext:value-type="float">
            <text:p>10</text:p>
          </table:table-cell>
          <table:table-cell table:style-name="ce19" table:formula="of:=[$BD.E3]" office:value-type="float" office:value="1" calcext:value-type="float">
            <text:p>1</text:p>
          </table:table-cell>
          <table:table-cell table:style-name="ce27" table:formula="of:=[$BD.F3]" office:value-type="float" office:value="9" calcext:value-type="float">
            <text:p>9</text:p>
          </table:table-cell>
          <table:table-cell table:style-name="ce27" table:formula="of:=[$BD.G3]" office:value-type="string" office:string-value=" C" calcext:value-type="string">
            <text:p><text:s/>C</text:p>
          </table:table-cell>
          <table:table-cell table:style-name="ce27" table:formula="of:=[$BD.H3]" office:value-type="string" office:string-value="B" calcext:value-type="string">
            <text:p>B</text:p>
          </table:table-cell>
          <table:table-cell table:style-name="ce27" table:formula="of:=[$BD.I3]" office:value-type="string" office:string-value="D" calcext:value-type="string">
            <text:p>D</text:p>
          </table:table-cell>
          <table:table-cell table:style-name="ce27" table:formula="of:=[$BD.J3]" office:value-type="string" office:string-value="B" calcext:value-type="string">
            <text:p>B</text:p>
          </table:table-cell>
          <table:table-cell table:style-name="ce27" table:formula="of:=[$BD.K3]" office:value-type="string" office:string-value="B" calcext:value-type="string">
            <text:p>B</text:p>
          </table:table-cell>
          <table:table-cell table:style-name="ce27" table:formula="of:=[$BD.L3]" office:value-type="string" office:string-value="B" calcext:value-type="string">
            <text:p>B</text:p>
          </table:table-cell>
          <table:table-cell table:style-name="ce27" table:formula="of:=[$BD.M3]" office:value-type="string" office:string-value="A" calcext:value-type="string">
            <text:p>A</text:p>
          </table:table-cell>
          <table:table-cell table:style-name="ce27" table:formula="of:=[$BD.N3]" office:value-type="string" office:string-value="A" calcext:value-type="string">
            <text:p>A</text:p>
          </table:table-cell>
          <table:table-cell table:style-name="ce27" table:formula="of:=[$BD.O3]" office:value-type="string" office:string-value="0/B" calcext:value-type="string">
            <text:p>0/B</text:p>
          </table:table-cell>
          <table:table-cell table:style-name="ce27" table:formula="of:=[$BD.P3]" office:value-type="string" office:string-value="D " calcext:value-type="string">
            <text:p>D </text:p>
          </table:table-cell>
          <table:table-cell table:style-name="ce27" table:formula="of:=[$BD.Q3]" office:value-type="float" office:value="11293102" calcext:value-type="float">
            <text:p>11293102</text:p>
          </table:table-cell>
          <table:table-cell table:style-name="ce27" table:formula="of:=[$BD.R3]" office:value-type="float" office:value="11322013" calcext:value-type="float">
            <text:p>11322013</text:p>
          </table:table-cell>
          <table:table-cell table:style-name="ce27" table:formula="of:=[$BD.S3]" office:value-type="float" office:value="11311320" calcext:value-type="float">
            <text:p>11311320</text:p>
          </table:table-cell>
          <table:table-cell table:style-name="ce27" table:formula="of:=[$BD.T3]" office:value-type="float" office:value="11271023" calcext:value-type="float">
            <text:p>11271023</text:p>
          </table:table-cell>
          <table:table-cell table:style-name="ce27" table:formula="of:=[$BD.U3]" office:value-type="float" office:value="11282031" calcext:value-type="float">
            <text:p>11282031</text:p>
          </table:table-cell>
          <table:table-cell table:style-name="ce27" table:formula="of:=[$BD.V3]" office:value-type="float" office:value="11253012" calcext:value-type="float">
            <text:p>11253012</text:p>
          </table:table-cell>
          <table:table-cell table:style-name="ce27" table:formula="of:=[$BD.W3]" office:value-type="float" office:value="11240321" calcext:value-type="float">
            <text:p>11240321</text:p>
          </table:table-cell>
          <table:table-cell table:style-name="ce27" table:formula="of:=[$BD.X3]" office:value-type="float" office:value="11330213" calcext:value-type="float">
            <text:p>11330213</text:p>
          </table:table-cell>
          <table:table-cell table:style-name="ce27" table:formula="of:=[$BD.Y3]" office:value-type="float" office:value="11263021" calcext:value-type="float">
            <text:p>11263021</text:p>
          </table:table-cell>
          <table:table-cell table:style-name="ce27" table:formula="of:=[$BD.Z3]" office:value-type="float" office:value="11303210" calcext:value-type="float">
            <text:p>11303210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61" table:number-columns-repeated="25"/>
          <table:table-cell table:style-name="ce64"/>
          <table:table-cell table:style-name="ce61" table:number-columns-repeated="34"/>
          <table:table-cell table:style-name="ce27" table:formula="of:=[$BD.CU3]" office:value-type="float" office:value="0" calcext:value-type="float">
            <text:p>0</text:p>
          </table:table-cell>
          <table:table-cell table:style-name="ce27" table:formula="of:=[$BD.CV3]" office:value-type="float" office:value="0" calcext:value-type="float">
            <text:p>0</text:p>
          </table:table-cell>
          <table:table-cell table:style-name="ce27" table:formula="of:=[$BD.CW3]" office:value-type="float" office:value="0" calcext:value-type="float">
            <text:p>0</text:p>
          </table:table-cell>
          <table:table-cell table:style-name="ce27" table:formula="of:=[$BD.CX3]" office:value-type="float" office:value="0" calcext:value-type="float">
            <text:p>0</text:p>
          </table:table-cell>
          <table:table-cell table:number-columns-repeated="15"/>
          <table:table-cell table:style-name="ce27" table:number-columns-repeated="23"/>
          <table:table-cell table:number-columns-repeated="880"/>
        </table:table-row>
        <table:table-row table:style-name="ro1">
          <table:table-cell table:style-name="ce1"/>
          <table:table-cell table:style-name="ce68" table:formula="of:=VLOOKUP([.E16];[$Lista.$A$2:$Lista.$D$52];3;0)" office:value-type="float" office:value="1003" calcext:value-type="float">
            <text:p>1003</text:p>
          </table:table-cell>
          <table:table-cell table:style-name="ce68" table:formula="of:=VLOOKUP([.E16];[$Lista.$A$2:$Lista.$D$52];4;0)" office:value-type="string" office:string-value="Aluno 3" calcext:value-type="string">
            <text:p>Aluno 3</text:p>
          </table:table-cell>
          <table:table-cell table:style-name="ce10" table:formula="of:=[.J16]/16" office:value-type="percentage" office:value="0.5" calcext:value-type="percentage">
            <text:p>50%</text:p>
          </table:table-cell>
          <table:table-cell table:style-name="ce19" table:formula="of:=[$BD.A4]" office:value-type="float" office:value="3" calcext:value-type="float">
            <text:p>3</text:p>
          </table:table-cell>
          <table:table-cell table:style-name="ce19" table:formula="of:=[$BD.B4]" office:value-type="float" office:value="4" calcext:value-type="float">
            <text:p>4</text:p>
          </table:table-cell>
          <table:table-cell table:style-name="ce19" table:formula="of:=[$BD.C4]" office:value-type="float" office:value="4" calcext:value-type="float">
            <text:p>4</text:p>
          </table:table-cell>
          <table:table-cell table:style-name="ce19" table:formula="of:=[$BD.D4]" office:value-type="float" office:value="10" calcext:value-type="float">
            <text:p>10</text:p>
          </table:table-cell>
          <table:table-cell table:style-name="ce19" table:formula="of:=[$BD.E4]" office:value-type="float" office:value="0" calcext:value-type="float">
            <text:p>0</text:p>
          </table:table-cell>
          <table:table-cell table:style-name="ce27" table:formula="of:=[$BD.F4]" office:value-type="float" office:value="8" calcext:value-type="float">
            <text:p>8</text:p>
          </table:table-cell>
          <table:table-cell table:style-name="ce27" table:formula="of:=[$BD.G4]" office:value-type="string" office:string-value=" C/D" calcext:value-type="string">
            <text:p><text:s/>C/D</text:p>
          </table:table-cell>
          <table:table-cell table:style-name="ce27" table:formula="of:=[$BD.H4]" office:value-type="string" office:string-value="B" calcext:value-type="string">
            <text:p>B</text:p>
          </table:table-cell>
          <table:table-cell table:style-name="ce27" table:formula="of:=[$BD.I4]" office:value-type="string" office:string-value="C" calcext:value-type="string">
            <text:p>C</text:p>
          </table:table-cell>
          <table:table-cell table:style-name="ce27" table:formula="of:=[$BD.J4]" office:value-type="string" office:string-value="C" calcext:value-type="string">
            <text:p>C</text:p>
          </table:table-cell>
          <table:table-cell table:style-name="ce27" table:formula="of:=[$BD.K4]" office:value-type="string" office:string-value="B/D" calcext:value-type="string">
            <text:p>B/D</text:p>
          </table:table-cell>
          <table:table-cell table:style-name="ce27" table:formula="of:=[$BD.L4]" office:value-type="string" office:string-value="C" calcext:value-type="string">
            <text:p>C</text:p>
          </table:table-cell>
          <table:table-cell table:style-name="ce27" table:formula="of:=[$BD.M4]" office:value-type="string" office:string-value="C" calcext:value-type="string">
            <text:p>C</text:p>
          </table:table-cell>
          <table:table-cell table:style-name="ce27" table:formula="of:=[$BD.N4]" office:value-type="string" office:string-value="A" calcext:value-type="string">
            <text:p>A</text:p>
          </table:table-cell>
          <table:table-cell table:style-name="ce27" table:formula="of:=[$BD.O4]" office:value-type="string" office:string-value="C" calcext:value-type="string">
            <text:p>C</text:p>
          </table:table-cell>
          <table:table-cell table:style-name="ce27" table:formula="of:=[$BD.P4]" office:value-type="string" office:string-value="C " calcext:value-type="string">
            <text:p>C </text:p>
          </table:table-cell>
          <table:table-cell table:style-name="ce27" table:formula="of:=[$BD.Q4]" office:value-type="float" office:value="11251320" calcext:value-type="float">
            <text:p>11251320</text:p>
          </table:table-cell>
          <table:table-cell table:style-name="ce27" table:formula="of:=[$BD.R4]" office:value-type="float" office:value="11322013" calcext:value-type="float">
            <text:p>11322013</text:p>
          </table:table-cell>
          <table:table-cell table:style-name="ce27" table:formula="of:=[$BD.S4]" office:value-type="float" office:value="11291203" calcext:value-type="float">
            <text:p>11291203</text:p>
          </table:table-cell>
          <table:table-cell table:style-name="ce27" table:formula="of:=[$BD.T4]" office:value-type="float" office:value="11273102" calcext:value-type="float">
            <text:p>11273102</text:p>
          </table:table-cell>
          <table:table-cell table:style-name="ce27" table:formula="of:=[$BD.U4]" office:value-type="float" office:value="11301320" calcext:value-type="float">
            <text:p>11301320</text:p>
          </table:table-cell>
          <table:table-cell table:style-name="ce27" table:formula="of:=[$BD.V4]" office:value-type="float" office:value="11331302" calcext:value-type="float">
            <text:p>11331302</text:p>
          </table:table-cell>
          <table:table-cell table:style-name="ce27" table:formula="of:=[$BD.W4]" office:value-type="float" office:value="11261302" calcext:value-type="float">
            <text:p>11261302</text:p>
          </table:table-cell>
          <table:table-cell table:style-name="ce27" table:formula="of:=[$BD.X4]" office:value-type="float" office:value="11310321" calcext:value-type="float">
            <text:p>11310321</text:p>
          </table:table-cell>
          <table:table-cell table:style-name="ce27" table:formula="of:=[$BD.Y4]" office:value-type="float" office:value="11242301" calcext:value-type="float">
            <text:p>11242301</text:p>
          </table:table-cell>
          <table:table-cell table:style-name="ce27" table:formula="of:=[$BD.Z4]" office:value-type="float" office:value="11281203" calcext:value-type="float">
            <text:p>11281203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61" table:number-columns-repeated="25"/>
          <table:table-cell table:style-name="ce64"/>
          <table:table-cell table:style-name="ce61" table:number-columns-repeated="34"/>
          <table:table-cell table:style-name="ce27" table:formula="of:=[$BD.CU4]" office:value-type="float" office:value="0" calcext:value-type="float">
            <text:p>0</text:p>
          </table:table-cell>
          <table:table-cell table:style-name="ce27" table:formula="of:=[$BD.CV4]" office:value-type="float" office:value="0" calcext:value-type="float">
            <text:p>0</text:p>
          </table:table-cell>
          <table:table-cell table:style-name="ce27" table:formula="of:=[$BD.CW4]" office:value-type="float" office:value="0" calcext:value-type="float">
            <text:p>0</text:p>
          </table:table-cell>
          <table:table-cell table:style-name="ce27" table:formula="of:=[$BD.CX4]" office:value-type="float" office:value="0" calcext:value-type="float">
            <text:p>0</text:p>
          </table:table-cell>
          <table:table-cell table:number-columns-repeated="15"/>
          <table:table-cell table:style-name="ce27" table:number-columns-repeated="23"/>
          <table:table-cell table:number-columns-repeated="880"/>
        </table:table-row>
        <table:table-row table:style-name="ro1">
          <table:table-cell table:style-name="ce1"/>
          <table:table-cell table:style-name="ce68" table:formula="of:=VLOOKUP([.E17];[$Lista.$A$2:$Lista.$D$52];3;0)" office:value-type="float" office:value="1004" calcext:value-type="float">
            <text:p>1004</text:p>
          </table:table-cell>
          <table:table-cell table:style-name="ce68" table:formula="of:=VLOOKUP([.E17];[$Lista.$A$2:$Lista.$D$52];4;0)" office:value-type="string" office:string-value="Aluno 4" calcext:value-type="string">
            <text:p>Aluno 4</text:p>
          </table:table-cell>
          <table:table-cell table:style-name="ce10" table:formula="of:=[.J17]/16" office:value-type="percentage" office:value="0.1875" calcext:value-type="percentage">
            <text:p>19%</text:p>
          </table:table-cell>
          <table:table-cell table:style-name="ce19" table:formula="of:=[$BD.A5]" office:value-type="float" office:value="4" calcext:value-type="float">
            <text:p>4</text:p>
          </table:table-cell>
          <table:table-cell table:style-name="ce19" table:formula="of:=[$BD.B5]" office:value-type="float" office:value="1" calcext:value-type="float">
            <text:p>1</text:p>
          </table:table-cell>
          <table:table-cell table:style-name="ce19" table:formula="of:=[$BD.C5]" office:value-type="float" office:value="4" calcext:value-type="float">
            <text:p>4</text:p>
          </table:table-cell>
          <table:table-cell table:style-name="ce19" table:formula="of:=[$BD.D5]" office:value-type="float" office:value="10" calcext:value-type="float">
            <text:p>10</text:p>
          </table:table-cell>
          <table:table-cell table:style-name="ce19" table:formula="of:=[$BD.E5]" office:value-type="float" office:value="0" calcext:value-type="float">
            <text:p>0</text:p>
          </table:table-cell>
          <table:table-cell table:style-name="ce27" table:formula="of:=[$BD.F5]" office:value-type="float" office:value="3" calcext:value-type="float">
            <text:p>3</text:p>
          </table:table-cell>
          <table:table-cell table:style-name="ce27" table:formula="of:=[$BD.G5]" office:value-type="string" office:string-value=" A/C" calcext:value-type="string">
            <text:p><text:s/>A/C</text:p>
          </table:table-cell>
          <table:table-cell table:style-name="ce27" table:formula="of:=[$BD.H5]" office:value-type="string" office:string-value="D" calcext:value-type="string">
            <text:p>D</text:p>
          </table:table-cell>
          <table:table-cell table:style-name="ce27" table:formula="of:=[$BD.I5]" office:value-type="string" office:string-value="C/D" calcext:value-type="string">
            <text:p>C/D</text:p>
          </table:table-cell>
          <table:table-cell table:style-name="ce27" table:formula="of:=[$BD.J5]" office:value-type="string" office:string-value="C/B" calcext:value-type="string">
            <text:p>C/B</text:p>
          </table:table-cell>
          <table:table-cell table:style-name="ce27" table:formula="of:=[$BD.K5]" office:value-type="string" office:string-value="C/B" calcext:value-type="string">
            <text:p>C/B</text:p>
          </table:table-cell>
          <table:table-cell table:style-name="ce27" table:formula="of:=[$BD.L5]" office:value-type="string" office:string-value="C" calcext:value-type="string">
            <text:p>C</text:p>
          </table:table-cell>
          <table:table-cell table:style-name="ce27" table:formula="of:=[$BD.M5]" office:value-type="string" office:string-value="A" calcext:value-type="string">
            <text:p>A</text:p>
          </table:table-cell>
          <table:table-cell table:style-name="ce27" table:formula="of:=[$BD.N5]" office:value-type="string" office:string-value="C/B" calcext:value-type="string">
            <text:p>C/B</text:p>
          </table:table-cell>
          <table:table-cell table:style-name="ce27" table:formula="of:=[$BD.O5]" office:value-type="string" office:string-value="A/D" calcext:value-type="string">
            <text:p>A/D</text:p>
          </table:table-cell>
          <table:table-cell table:style-name="ce27" table:formula="of:=[$BD.P5]" office:value-type="string" office:string-value="B/D " calcext:value-type="string">
            <text:p>B/D </text:p>
          </table:table-cell>
          <table:table-cell table:style-name="ce27" table:formula="of:=[$BD.Q5]" office:value-type="float" office:value="11322301" calcext:value-type="float">
            <text:p>11322301</text:p>
          </table:table-cell>
          <table:table-cell table:style-name="ce27" table:formula="of:=[$BD.R5]" office:value-type="float" office:value="11282130" calcext:value-type="float">
            <text:p>11282130</text:p>
          </table:table-cell>
          <table:table-cell table:style-name="ce27" table:formula="of:=[$BD.S5]" office:value-type="float" office:value="11251320" calcext:value-type="float">
            <text:p>11251320</text:p>
          </table:table-cell>
          <table:table-cell table:style-name="ce27" table:formula="of:=[$BD.T5]" office:value-type="float" office:value="11331023" calcext:value-type="float">
            <text:p>11331023</text:p>
          </table:table-cell>
          <table:table-cell table:style-name="ce27" table:formula="of:=[$BD.U5]" office:value-type="float" office:value="11241032" calcext:value-type="float">
            <text:p>11241032</text:p>
          </table:table-cell>
          <table:table-cell table:style-name="ce27" table:formula="of:=[$BD.V5]" office:value-type="float" office:value="11263102" calcext:value-type="float">
            <text:p>11263102</text:p>
          </table:table-cell>
          <table:table-cell table:style-name="ce27" table:formula="of:=[$BD.W5]" office:value-type="float" office:value="11300213" calcext:value-type="float">
            <text:p>11300213</text:p>
          </table:table-cell>
          <table:table-cell table:style-name="ce27" table:formula="of:=[$BD.X5]" office:value-type="float" office:value="11273012" calcext:value-type="float">
            <text:p>11273012</text:p>
          </table:table-cell>
          <table:table-cell table:style-name="ce27" table:formula="of:=[$BD.Y5]" office:value-type="float" office:value="11293120" calcext:value-type="float">
            <text:p>11293120</text:p>
          </table:table-cell>
          <table:table-cell table:style-name="ce27" table:formula="of:=[$BD.Z5]" office:value-type="float" office:value="11311230" calcext:value-type="float">
            <text:p>11311230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61" table:number-columns-repeated="25"/>
          <table:table-cell table:style-name="ce64"/>
          <table:table-cell table:style-name="ce61" table:number-columns-repeated="34"/>
          <table:table-cell table:style-name="ce27" table:formula="of:=[$BD.CU5]" office:value-type="float" office:value="0" calcext:value-type="float">
            <text:p>0</text:p>
          </table:table-cell>
          <table:table-cell table:style-name="ce27" table:formula="of:=[$BD.CV5]" office:value-type="float" office:value="0" calcext:value-type="float">
            <text:p>0</text:p>
          </table:table-cell>
          <table:table-cell table:style-name="ce27" table:formula="of:=[$BD.CW5]" office:value-type="float" office:value="0" calcext:value-type="float">
            <text:p>0</text:p>
          </table:table-cell>
          <table:table-cell table:style-name="ce27" table:formula="of:=[$BD.CX5]" office:value-type="float" office:value="0" calcext:value-type="float">
            <text:p>0</text:p>
          </table:table-cell>
          <table:table-cell table:number-columns-repeated="15"/>
          <table:table-cell table:style-name="ce27" table:number-columns-repeated="23"/>
          <table:table-cell table:number-columns-repeated="880"/>
        </table:table-row>
        <table:table-row table:style-name="ro1">
          <table:table-cell table:style-name="ce1"/>
          <table:table-cell table:style-name="ce68" table:formula="of:=VLOOKUP([.E18];[$Lista.$A$2:$Lista.$D$52];3;0)" office:value-type="float" office:value="1005" calcext:value-type="float">
            <text:p>1005</text:p>
          </table:table-cell>
          <table:table-cell table:style-name="ce68" table:formula="of:=VLOOKUP([.E18];[$Lista.$A$2:$Lista.$D$52];4;0)" office:value-type="string" office:string-value="Aluno 5" calcext:value-type="string">
            <text:p>Aluno 5</text:p>
          </table:table-cell>
          <table:table-cell table:style-name="ce10" table:formula="of:=[.J18]/16" office:value-type="percentage" office:value="0.625" calcext:value-type="percentage">
            <text:p>63%</text:p>
          </table:table-cell>
          <table:table-cell table:style-name="ce19" table:formula="of:=[$BD.A6]" office:value-type="float" office:value="5" calcext:value-type="float">
            <text:p>5</text:p>
          </table:table-cell>
          <table:table-cell table:style-name="ce19" table:formula="of:=[$BD.B6]" office:value-type="float" office:value="2" calcext:value-type="float">
            <text:p>2</text:p>
          </table:table-cell>
          <table:table-cell table:style-name="ce19" table:formula="of:=[$BD.C6]" office:value-type="float" office:value="4" calcext:value-type="float">
            <text:p>4</text:p>
          </table:table-cell>
          <table:table-cell table:style-name="ce19" table:formula="of:=[$BD.D6]" office:value-type="float" office:value="10" calcext:value-type="float">
            <text:p>10</text:p>
          </table:table-cell>
          <table:table-cell table:style-name="ce19" table:formula="of:=[$BD.E6]" office:value-type="float" office:value="0" calcext:value-type="float">
            <text:p>0</text:p>
          </table:table-cell>
          <table:table-cell table:style-name="ce27" table:formula="of:=[$BD.F6]" office:value-type="float" office:value="10" calcext:value-type="float">
            <text:p>10</text:p>
          </table:table-cell>
          <table:table-cell table:style-name="ce27" table:formula="of:=[$BD.G6]" office:value-type="string" office:string-value=" C" calcext:value-type="string">
            <text:p><text:s/>C</text:p>
          </table:table-cell>
          <table:table-cell table:style-name="ce27" table:formula="of:=[$BD.H6]" office:value-type="string" office:string-value="D" calcext:value-type="string">
            <text:p>D</text:p>
          </table:table-cell>
          <table:table-cell table:style-name="ce27" table:formula="of:=[$BD.I6]" office:value-type="string" office:string-value="A" calcext:value-type="string">
            <text:p>A</text:p>
          </table:table-cell>
          <table:table-cell table:style-name="ce27" table:formula="of:=[$BD.J6]" office:value-type="string" office:string-value="A" calcext:value-type="string">
            <text:p>A</text:p>
          </table:table-cell>
          <table:table-cell table:style-name="ce27" table:formula="of:=[$BD.K6]" office:value-type="string" office:string-value="A" calcext:value-type="string">
            <text:p>A</text:p>
          </table:table-cell>
          <table:table-cell table:style-name="ce27" table:formula="of:=[$BD.L6]" office:value-type="string" office:string-value="C" calcext:value-type="string">
            <text:p>C</text:p>
          </table:table-cell>
          <table:table-cell table:style-name="ce27" table:formula="of:=[$BD.M6]" office:value-type="string" office:string-value="D" calcext:value-type="string">
            <text:p>D</text:p>
          </table:table-cell>
          <table:table-cell table:style-name="ce27" table:formula="of:=[$BD.N6]" office:value-type="string" office:string-value="A" calcext:value-type="string">
            <text:p>A</text:p>
          </table:table-cell>
          <table:table-cell table:style-name="ce27" table:formula="of:=[$BD.O6]" office:value-type="string" office:string-value="A" calcext:value-type="string">
            <text:p>A</text:p>
          </table:table-cell>
          <table:table-cell table:style-name="ce27" table:formula="of:=[$BD.P6]" office:value-type="string" office:string-value="A " calcext:value-type="string">
            <text:p>A </text:p>
          </table:table-cell>
          <table:table-cell table:style-name="ce27" table:formula="of:=[$BD.Q6]" office:value-type="float" office:value="11261203" calcext:value-type="float">
            <text:p>11261203</text:p>
          </table:table-cell>
          <table:table-cell table:style-name="ce27" table:formula="of:=[$BD.R6]" office:value-type="float" office:value="11303210" calcext:value-type="float">
            <text:p>11303210</text:p>
          </table:table-cell>
          <table:table-cell table:style-name="ce27" table:formula="of:=[$BD.S6]" office:value-type="float" office:value="11330213" calcext:value-type="float">
            <text:p>11330213</text:p>
          </table:table-cell>
          <table:table-cell table:style-name="ce27" table:formula="of:=[$BD.T6]" office:value-type="float" office:value="11310132" calcext:value-type="float">
            <text:p>11310132</text:p>
          </table:table-cell>
          <table:table-cell table:style-name="ce27" table:formula="of:=[$BD.U6]" office:value-type="float" office:value="11240231" calcext:value-type="float">
            <text:p>11240231</text:p>
          </table:table-cell>
          <table:table-cell table:style-name="ce27" table:formula="of:=[$BD.V6]" office:value-type="float" office:value="11323102" calcext:value-type="float">
            <text:p>11323102</text:p>
          </table:table-cell>
          <table:table-cell table:style-name="ce27" table:formula="of:=[$BD.W6]" office:value-type="float" office:value="11283120" calcext:value-type="float">
            <text:p>11283120</text:p>
          </table:table-cell>
          <table:table-cell table:style-name="ce27" table:formula="of:=[$BD.X6]" office:value-type="float" office:value="11290321" calcext:value-type="float">
            <text:p>11290321</text:p>
          </table:table-cell>
          <table:table-cell table:style-name="ce27" table:formula="of:=[$BD.Y6]" office:value-type="float" office:value="11250231" calcext:value-type="float">
            <text:p>11250231</text:p>
          </table:table-cell>
          <table:table-cell table:style-name="ce27" table:formula="of:=[$BD.Z6]" office:value-type="float" office:value="11270312" calcext:value-type="float">
            <text:p>11270312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61" table:number-columns-repeated="25"/>
          <table:table-cell table:style-name="ce64"/>
          <table:table-cell table:style-name="ce61" table:number-columns-repeated="34"/>
          <table:table-cell table:style-name="ce27" table:formula="of:=[$BD.CU11]" office:value-type="float" office:value="0" calcext:value-type="float">
            <text:p>0</text:p>
          </table:table-cell>
          <table:table-cell table:style-name="ce27" table:formula="of:=[$BD.CV11]" office:value-type="float" office:value="0" calcext:value-type="float">
            <text:p>0</text:p>
          </table:table-cell>
          <table:table-cell table:style-name="ce27" table:formula="of:=[$BD.CW11]" office:value-type="float" office:value="0" calcext:value-type="float">
            <text:p>0</text:p>
          </table:table-cell>
          <table:table-cell table:style-name="ce27" table:formula="of:=[$BD.CX11]" office:value-type="float" office:value="0" calcext:value-type="float">
            <text:p>0</text:p>
          </table:table-cell>
          <table:table-cell table:number-columns-repeated="15"/>
          <table:table-cell table:style-name="ce27" table:number-columns-repeated="23"/>
          <table:table-cell table:number-columns-repeated="880"/>
        </table:table-row>
        <table:table-row table:style-name="ro1">
          <table:table-cell table:style-name="ce1"/>
          <table:table-cell table:style-name="ce68" table:formula="of:=VLOOKUP([.E19];[$Lista.$A$2:$Lista.$D$52];3;0)" office:value-type="float" office:value="1006" calcext:value-type="float">
            <text:p>1006</text:p>
          </table:table-cell>
          <table:table-cell table:style-name="ce68" table:formula="of:=VLOOKUP([.E19];[$Lista.$A$2:$Lista.$D$52];4;0)" office:value-type="string" office:string-value="Aluno 6" calcext:value-type="string">
            <text:p>Aluno 6</text:p>
          </table:table-cell>
          <table:table-cell table:style-name="ce10" table:formula="of:=[.J19]/16" office:value-type="percentage" office:value="0.5625" calcext:value-type="percentage">
            <text:p>56%</text:p>
          </table:table-cell>
          <table:table-cell table:style-name="ce19" table:formula="of:=[$BD.A7]" office:value-type="float" office:value="6" calcext:value-type="float">
            <text:p>6</text:p>
          </table:table-cell>
          <table:table-cell table:style-name="ce19" table:formula="of:=[$BD.B7]" office:value-type="float" office:value="4" calcext:value-type="float">
            <text:p>4</text:p>
          </table:table-cell>
          <table:table-cell table:style-name="ce19" table:formula="of:=[$BD.C7]" office:value-type="float" office:value="4" calcext:value-type="float">
            <text:p>4</text:p>
          </table:table-cell>
          <table:table-cell table:style-name="ce19" table:formula="of:=[$BD.D7]" office:value-type="float" office:value="10" calcext:value-type="float">
            <text:p>10</text:p>
          </table:table-cell>
          <table:table-cell table:style-name="ce19" table:formula="of:=[$BD.E7]" office:value-type="float" office:value="0" calcext:value-type="float">
            <text:p>0</text:p>
          </table:table-cell>
          <table:table-cell table:style-name="ce27" table:formula="of:=[$BD.F7]" office:value-type="float" office:value="9" calcext:value-type="float">
            <text:p>9</text:p>
          </table:table-cell>
          <table:table-cell table:style-name="ce27" table:formula="of:=[$BD.G7]" office:value-type="string" office:string-value=" D" calcext:value-type="string">
            <text:p><text:s/>D</text:p>
          </table:table-cell>
          <table:table-cell table:style-name="ce27" table:formula="of:=[$BD.H7]" office:value-type="string" office:string-value="B" calcext:value-type="string">
            <text:p>B</text:p>
          </table:table-cell>
          <table:table-cell table:style-name="ce27" table:formula="of:=[$BD.I7]" office:value-type="string" office:string-value="C" calcext:value-type="string">
            <text:p>C</text:p>
          </table:table-cell>
          <table:table-cell table:style-name="ce27" table:formula="of:=[$BD.J7]" office:value-type="string" office:string-value="C" calcext:value-type="string">
            <text:p>C</text:p>
          </table:table-cell>
          <table:table-cell table:style-name="ce27" table:formula="of:=[$BD.K7]" office:value-type="string" office:string-value="D" calcext:value-type="string">
            <text:p>D</text:p>
          </table:table-cell>
          <table:table-cell table:style-name="ce27" table:formula="of:=[$BD.L7]" office:value-type="string" office:string-value="B/C" calcext:value-type="string">
            <text:p>B/C</text:p>
          </table:table-cell>
          <table:table-cell table:style-name="ce27" table:formula="of:=[$BD.M7]" office:value-type="string" office:string-value="C" calcext:value-type="string">
            <text:p>C</text:p>
          </table:table-cell>
          <table:table-cell table:style-name="ce27" table:formula="of:=[$BD.N7]" office:value-type="string" office:string-value="A" calcext:value-type="string">
            <text:p>A</text:p>
          </table:table-cell>
          <table:table-cell table:style-name="ce27" table:formula="of:=[$BD.O7]" office:value-type="string" office:string-value="C" calcext:value-type="string">
            <text:p>C</text:p>
          </table:table-cell>
          <table:table-cell table:style-name="ce27" table:formula="of:=[$BD.P7]" office:value-type="string" office:string-value="C " calcext:value-type="string">
            <text:p>C </text:p>
          </table:table-cell>
          <table:table-cell table:style-name="ce27" table:formula="of:=[$BD.Q7]" office:value-type="float" office:value="11251320" calcext:value-type="float">
            <text:p>11251320</text:p>
          </table:table-cell>
          <table:table-cell table:style-name="ce27" table:formula="of:=[$BD.R7]" office:value-type="float" office:value="11322013" calcext:value-type="float">
            <text:p>11322013</text:p>
          </table:table-cell>
          <table:table-cell table:style-name="ce27" table:formula="of:=[$BD.S7]" office:value-type="float" office:value="11291203" calcext:value-type="float">
            <text:p>11291203</text:p>
          </table:table-cell>
          <table:table-cell table:style-name="ce27" table:formula="of:=[$BD.T7]" office:value-type="float" office:value="11273102" calcext:value-type="float">
            <text:p>11273102</text:p>
          </table:table-cell>
          <table:table-cell table:style-name="ce27" table:formula="of:=[$BD.U7]" office:value-type="float" office:value="11301320" calcext:value-type="float">
            <text:p>11301320</text:p>
          </table:table-cell>
          <table:table-cell table:style-name="ce27" table:formula="of:=[$BD.V7]" office:value-type="float" office:value="11331302" calcext:value-type="float">
            <text:p>11331302</text:p>
          </table:table-cell>
          <table:table-cell table:style-name="ce27" table:formula="of:=[$BD.W7]" office:value-type="float" office:value="11261302" calcext:value-type="float">
            <text:p>11261302</text:p>
          </table:table-cell>
          <table:table-cell table:style-name="ce27" table:formula="of:=[$BD.X7]" office:value-type="float" office:value="11310321" calcext:value-type="float">
            <text:p>11310321</text:p>
          </table:table-cell>
          <table:table-cell table:style-name="ce27" table:formula="of:=[$BD.Y7]" office:value-type="float" office:value="11242301" calcext:value-type="float">
            <text:p>11242301</text:p>
          </table:table-cell>
          <table:table-cell table:style-name="ce27" table:formula="of:=[$BD.Z7]" office:value-type="float" office:value="11281203" calcext:value-type="float">
            <text:p>11281203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61" table:number-columns-repeated="25"/>
          <table:table-cell table:style-name="ce64"/>
          <table:table-cell table:style-name="ce61" table:number-columns-repeated="34"/>
          <table:table-cell table:style-name="ce27" table:formula="of:=[$BD.CU12]" office:value-type="float" office:value="0" calcext:value-type="float">
            <text:p>0</text:p>
          </table:table-cell>
          <table:table-cell table:style-name="ce27" table:formula="of:=[$BD.CV12]" office:value-type="float" office:value="0" calcext:value-type="float">
            <text:p>0</text:p>
          </table:table-cell>
          <table:table-cell table:style-name="ce27" table:formula="of:=[$BD.CW12]" office:value-type="float" office:value="0" calcext:value-type="float">
            <text:p>0</text:p>
          </table:table-cell>
          <table:table-cell table:style-name="ce27" table:formula="of:=[$BD.CX12]" office:value-type="float" office:value="0" calcext:value-type="float">
            <text:p>0</text:p>
          </table:table-cell>
          <table:table-cell table:number-columns-repeated="15"/>
          <table:table-cell table:style-name="ce27" table:number-columns-repeated="23"/>
          <table:table-cell table:number-columns-repeated="880"/>
        </table:table-row>
        <table:table-row table:style-name="ro1">
          <table:table-cell table:style-name="ce1"/>
          <table:table-cell table:style-name="ce68" table:formula="of:=VLOOKUP([.E20];[$Lista.$A$2:$Lista.$D$52];3;0)" office:value-type="float" office:value="1007" calcext:value-type="float">
            <text:p>1007</text:p>
          </table:table-cell>
          <table:table-cell table:style-name="ce68" table:formula="of:=VLOOKUP([.E20];[$Lista.$A$2:$Lista.$D$52];4;0)" office:value-type="string" office:string-value="Aluno 7" calcext:value-type="string">
            <text:p>Aluno 7</text:p>
          </table:table-cell>
          <table:table-cell table:style-name="ce10" table:formula="of:=[.J20]/16" office:value-type="percentage" office:value="0.625" calcext:value-type="percentage">
            <text:p>63%</text:p>
          </table:table-cell>
          <table:table-cell table:style-name="ce19" table:formula="of:=[$BD.A8]" office:value-type="float" office:value="7" calcext:value-type="float">
            <text:p>7</text:p>
          </table:table-cell>
          <table:table-cell table:style-name="ce19" table:formula="of:=[$BD.B8]" office:value-type="float" office:value="1" calcext:value-type="float">
            <text:p>1</text:p>
          </table:table-cell>
          <table:table-cell table:style-name="ce19" table:formula="of:=[$BD.C8]" office:value-type="float" office:value="4" calcext:value-type="float">
            <text:p>4</text:p>
          </table:table-cell>
          <table:table-cell table:style-name="ce19" table:formula="of:=[$BD.D8]" office:value-type="float" office:value="10" calcext:value-type="float">
            <text:p>10</text:p>
          </table:table-cell>
          <table:table-cell table:style-name="ce19" table:formula="of:=[$BD.E8]" office:value-type="float" office:value="0" calcext:value-type="float">
            <text:p>0</text:p>
          </table:table-cell>
          <table:table-cell table:style-name="ce27" table:formula="of:=[$BD.F8]" office:value-type="float" office:value="10" calcext:value-type="float">
            <text:p>10</text:p>
          </table:table-cell>
          <table:table-cell table:style-name="ce27" table:formula="of:=[$BD.G8]" office:value-type="string" office:string-value=" C" calcext:value-type="string">
            <text:p><text:s/>C</text:p>
          </table:table-cell>
          <table:table-cell table:style-name="ce27" table:formula="of:=[$BD.H8]" office:value-type="string" office:string-value="D" calcext:value-type="string">
            <text:p>D</text:p>
          </table:table-cell>
          <table:table-cell table:style-name="ce27" table:formula="of:=[$BD.I8]" office:value-type="string" office:string-value="D" calcext:value-type="string">
            <text:p>D</text:p>
          </table:table-cell>
          <table:table-cell table:style-name="ce27" table:formula="of:=[$BD.J8]" office:value-type="string" office:string-value="B" calcext:value-type="string">
            <text:p>B</text:p>
          </table:table-cell>
          <table:table-cell table:style-name="ce27" table:formula="of:=[$BD.K8]" office:value-type="string" office:string-value="B" calcext:value-type="string">
            <text:p>B</text:p>
          </table:table-cell>
          <table:table-cell table:style-name="ce27" table:formula="of:=[$BD.L8]" office:value-type="string" office:string-value="C" calcext:value-type="string">
            <text:p>C</text:p>
          </table:table-cell>
          <table:table-cell table:style-name="ce27" table:formula="of:=[$BD.M8]" office:value-type="string" office:string-value="A" calcext:value-type="string">
            <text:p>A</text:p>
          </table:table-cell>
          <table:table-cell table:style-name="ce27" table:formula="of:=[$BD.N8]" office:value-type="string" office:string-value="B" calcext:value-type="string">
            <text:p>B</text:p>
          </table:table-cell>
          <table:table-cell table:style-name="ce27" table:formula="of:=[$BD.O8]" office:value-type="string" office:string-value="D" calcext:value-type="string">
            <text:p>D</text:p>
          </table:table-cell>
          <table:table-cell table:style-name="ce27" table:formula="of:=[$BD.P8]" office:value-type="string" office:string-value="D " calcext:value-type="string">
            <text:p>D </text:p>
          </table:table-cell>
          <table:table-cell table:style-name="ce27" table:formula="of:=[$BD.Q8]" office:value-type="float" office:value="11322301" calcext:value-type="float">
            <text:p>11322301</text:p>
          </table:table-cell>
          <table:table-cell table:style-name="ce27" table:formula="of:=[$BD.R8]" office:value-type="float" office:value="11282130" calcext:value-type="float">
            <text:p>11282130</text:p>
          </table:table-cell>
          <table:table-cell table:style-name="ce27" table:formula="of:=[$BD.S8]" office:value-type="float" office:value="11251320" calcext:value-type="float">
            <text:p>11251320</text:p>
          </table:table-cell>
          <table:table-cell table:style-name="ce27" table:formula="of:=[$BD.T8]" office:value-type="float" office:value="11331023" calcext:value-type="float">
            <text:p>11331023</text:p>
          </table:table-cell>
          <table:table-cell table:style-name="ce27" table:formula="of:=[$BD.U8]" office:value-type="float" office:value="11241032" calcext:value-type="float">
            <text:p>11241032</text:p>
          </table:table-cell>
          <table:table-cell table:style-name="ce27" table:formula="of:=[$BD.V8]" office:value-type="float" office:value="11263102" calcext:value-type="float">
            <text:p>11263102</text:p>
          </table:table-cell>
          <table:table-cell table:style-name="ce27" table:formula="of:=[$BD.W8]" office:value-type="float" office:value="11300213" calcext:value-type="float">
            <text:p>11300213</text:p>
          </table:table-cell>
          <table:table-cell table:style-name="ce27" table:formula="of:=[$BD.X8]" office:value-type="float" office:value="11273012" calcext:value-type="float">
            <text:p>11273012</text:p>
          </table:table-cell>
          <table:table-cell table:style-name="ce27" table:formula="of:=[$BD.Y8]" office:value-type="float" office:value="11293120" calcext:value-type="float">
            <text:p>11293120</text:p>
          </table:table-cell>
          <table:table-cell table:style-name="ce27" table:formula="of:=[$BD.Z8]" office:value-type="float" office:value="11311230" calcext:value-type="float">
            <text:p>11311230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61" table:number-columns-repeated="25"/>
          <table:table-cell table:style-name="ce64"/>
          <table:table-cell table:style-name="ce61" table:number-columns-repeated="34"/>
          <table:table-cell table:style-name="ce27" table:formula="of:=[$BD.CU13]" office:value-type="float" office:value="0" calcext:value-type="float">
            <text:p>0</text:p>
          </table:table-cell>
          <table:table-cell table:style-name="ce27" table:formula="of:=[$BD.CV13]" office:value-type="float" office:value="0" calcext:value-type="float">
            <text:p>0</text:p>
          </table:table-cell>
          <table:table-cell table:style-name="ce27" table:formula="of:=[$BD.CW13]" office:value-type="float" office:value="0" calcext:value-type="float">
            <text:p>0</text:p>
          </table:table-cell>
          <table:table-cell table:style-name="ce27" table:formula="of:=[$BD.CX13]" office:value-type="float" office:value="0" calcext:value-type="float">
            <text:p>0</text:p>
          </table:table-cell>
          <table:table-cell table:number-columns-repeated="15"/>
          <table:table-cell table:style-name="ce27" table:number-columns-repeated="23"/>
          <table:table-cell table:number-columns-repeated="880"/>
        </table:table-row>
        <table:table-row table:style-name="ro1">
          <table:table-cell table:style-name="ce1"/>
          <table:table-cell table:style-name="ce68" table:formula="of:=VLOOKUP([.E21];[$Lista.$A$2:$Lista.$D$52];3;0)" office:value-type="float" office:value="1008" calcext:value-type="float">
            <text:p>1008</text:p>
          </table:table-cell>
          <table:table-cell table:style-name="ce68" table:formula="of:=VLOOKUP([.E21];[$Lista.$A$2:$Lista.$D$52];4;0)" office:value-type="string" office:string-value="Aluno 8" calcext:value-type="string">
            <text:p>Aluno 8</text:p>
          </table:table-cell>
          <table:table-cell table:style-name="ce10" table:formula="of:=[.J21]/16" office:value-type="percentage" office:value="0.625" calcext:value-type="percentage">
            <text:p>63%</text:p>
          </table:table-cell>
          <table:table-cell table:style-name="ce19" table:formula="of:=[$BD.A9]" office:value-type="float" office:value="8" calcext:value-type="float">
            <text:p>8</text:p>
          </table:table-cell>
          <table:table-cell table:style-name="ce19" table:formula="of:=[$BD.B9]" office:value-type="float" office:value="2" calcext:value-type="float">
            <text:p>2</text:p>
          </table:table-cell>
          <table:table-cell table:style-name="ce19" table:formula="of:=[$BD.C9]" office:value-type="float" office:value="4" calcext:value-type="float">
            <text:p>4</text:p>
          </table:table-cell>
          <table:table-cell table:style-name="ce19" table:formula="of:=[$BD.D9]" office:value-type="float" office:value="10" calcext:value-type="float">
            <text:p>10</text:p>
          </table:table-cell>
          <table:table-cell table:style-name="ce19" table:formula="of:=[$BD.E9]" office:value-type="float" office:value="0" calcext:value-type="float">
            <text:p>0</text:p>
          </table:table-cell>
          <table:table-cell table:style-name="ce27" table:formula="of:=[$BD.F9]" office:value-type="float" office:value="10" calcext:value-type="float">
            <text:p>10</text:p>
          </table:table-cell>
          <table:table-cell table:style-name="ce27" table:formula="of:=[$BD.G9]" office:value-type="string" office:string-value=" C" calcext:value-type="string">
            <text:p><text:s/>C</text:p>
          </table:table-cell>
          <table:table-cell table:style-name="ce27" table:formula="of:=[$BD.H9]" office:value-type="string" office:string-value="D" calcext:value-type="string">
            <text:p>D</text:p>
          </table:table-cell>
          <table:table-cell table:style-name="ce27" table:formula="of:=[$BD.I9]" office:value-type="string" office:string-value="A" calcext:value-type="string">
            <text:p>A</text:p>
          </table:table-cell>
          <table:table-cell table:style-name="ce27" table:formula="of:=[$BD.J9]" office:value-type="string" office:string-value="A" calcext:value-type="string">
            <text:p>A</text:p>
          </table:table-cell>
          <table:table-cell table:style-name="ce27" table:formula="of:=[$BD.K9]" office:value-type="string" office:string-value="A" calcext:value-type="string">
            <text:p>A</text:p>
          </table:table-cell>
          <table:table-cell table:style-name="ce27" table:formula="of:=[$BD.L9]" office:value-type="string" office:string-value="C" calcext:value-type="string">
            <text:p>C</text:p>
          </table:table-cell>
          <table:table-cell table:style-name="ce27" table:formula="of:=[$BD.M9]" office:value-type="string" office:string-value="D" calcext:value-type="string">
            <text:p>D</text:p>
          </table:table-cell>
          <table:table-cell table:style-name="ce27" table:formula="of:=[$BD.N9]" office:value-type="string" office:string-value="A" calcext:value-type="string">
            <text:p>A</text:p>
          </table:table-cell>
          <table:table-cell table:style-name="ce27" table:formula="of:=[$BD.O9]" office:value-type="string" office:string-value="A" calcext:value-type="string">
            <text:p>A</text:p>
          </table:table-cell>
          <table:table-cell table:style-name="ce27" table:formula="of:=[$BD.P9]" office:value-type="string" office:string-value="A " calcext:value-type="string">
            <text:p>A </text:p>
          </table:table-cell>
          <table:table-cell table:style-name="ce27" table:formula="of:=[$BD.Q9]" office:value-type="float" office:value="11261203" calcext:value-type="float">
            <text:p>11261203</text:p>
          </table:table-cell>
          <table:table-cell table:style-name="ce27" table:formula="of:=[$BD.R9]" office:value-type="float" office:value="11303210" calcext:value-type="float">
            <text:p>11303210</text:p>
          </table:table-cell>
          <table:table-cell table:style-name="ce27" table:formula="of:=[$BD.S9]" office:value-type="float" office:value="11330213" calcext:value-type="float">
            <text:p>11330213</text:p>
          </table:table-cell>
          <table:table-cell table:style-name="ce27" table:formula="of:=[$BD.T9]" office:value-type="float" office:value="11310132" calcext:value-type="float">
            <text:p>11310132</text:p>
          </table:table-cell>
          <table:table-cell table:style-name="ce27" table:formula="of:=[$BD.U9]" office:value-type="float" office:value="11240231" calcext:value-type="float">
            <text:p>11240231</text:p>
          </table:table-cell>
          <table:table-cell table:style-name="ce27" table:formula="of:=[$BD.V9]" office:value-type="float" office:value="11323102" calcext:value-type="float">
            <text:p>11323102</text:p>
          </table:table-cell>
          <table:table-cell table:style-name="ce27" table:formula="of:=[$BD.W9]" office:value-type="float" office:value="11283120" calcext:value-type="float">
            <text:p>11283120</text:p>
          </table:table-cell>
          <table:table-cell table:style-name="ce27" table:formula="of:=[$BD.X9]" office:value-type="float" office:value="11290321" calcext:value-type="float">
            <text:p>11290321</text:p>
          </table:table-cell>
          <table:table-cell table:style-name="ce27" table:formula="of:=[$BD.Y9]" office:value-type="float" office:value="11250231" calcext:value-type="float">
            <text:p>11250231</text:p>
          </table:table-cell>
          <table:table-cell table:style-name="ce27" table:formula="of:=[$BD.Z9]" office:value-type="float" office:value="11270312" calcext:value-type="float">
            <text:p>11270312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61" table:number-columns-repeated="25"/>
          <table:table-cell table:style-name="ce64"/>
          <table:table-cell table:style-name="ce61" table:number-columns-repeated="34"/>
          <table:table-cell table:style-name="ce27" table:formula="of:=[$BD.CU14]" office:value-type="float" office:value="0" calcext:value-type="float">
            <text:p>0</text:p>
          </table:table-cell>
          <table:table-cell table:style-name="ce27" table:formula="of:=[$BD.CV14]" office:value-type="float" office:value="0" calcext:value-type="float">
            <text:p>0</text:p>
          </table:table-cell>
          <table:table-cell table:style-name="ce27" table:formula="of:=[$BD.CW14]" office:value-type="float" office:value="0" calcext:value-type="float">
            <text:p>0</text:p>
          </table:table-cell>
          <table:table-cell table:style-name="ce27" table:formula="of:=[$BD.CX14]" office:value-type="float" office:value="0" calcext:value-type="float">
            <text:p>0</text:p>
          </table:table-cell>
          <table:table-cell table:number-columns-repeated="15"/>
          <table:table-cell table:style-name="ce27" table:number-columns-repeated="23"/>
          <table:table-cell table:number-columns-repeated="880"/>
        </table:table-row>
        <table:table-row table:style-name="ro1">
          <table:table-cell table:style-name="ce1"/>
          <table:table-cell table:style-name="ce68" table:formula="of:=VLOOKUP([.E22];[$Lista.$A$2:$Lista.$D$52];3;0)" office:value-type="float" office:value="1009" calcext:value-type="float">
            <text:p>1009</text:p>
          </table:table-cell>
          <table:table-cell table:style-name="ce68" table:formula="of:=VLOOKUP([.E22];[$Lista.$A$2:$Lista.$D$52];4;0)" office:value-type="string" office:string-value="Aluno 9" calcext:value-type="string">
            <text:p>Aluno 9</text:p>
          </table:table-cell>
          <table:table-cell table:style-name="ce10" table:formula="of:=[.J22]/16" office:value-type="percentage" office:value="0.5" calcext:value-type="percentage">
            <text:p>50%</text:p>
          </table:table-cell>
          <table:table-cell table:style-name="ce19" table:formula="of:=[$BD.A10]" office:value-type="float" office:value="9" calcext:value-type="float">
            <text:p>9</text:p>
          </table:table-cell>
          <table:table-cell table:style-name="ce19" table:formula="of:=[$BD.B10]" office:value-type="float" office:value="5" calcext:value-type="float">
            <text:p>5</text:p>
          </table:table-cell>
          <table:table-cell table:style-name="ce19" table:formula="of:=[$BD.C10]" office:value-type="float" office:value="4" calcext:value-type="float">
            <text:p>4</text:p>
          </table:table-cell>
          <table:table-cell table:style-name="ce19" table:formula="of:=[$BD.D10]" office:value-type="float" office:value="10" calcext:value-type="float">
            <text:p>10</text:p>
          </table:table-cell>
          <table:table-cell table:style-name="ce19" table:formula="of:=[$BD.E10]" office:value-type="float" office:value="0" calcext:value-type="float">
            <text:p>0</text:p>
          </table:table-cell>
          <table:table-cell table:style-name="ce27" table:formula="of:=[$BD.F10]" office:value-type="float" office:value="8" calcext:value-type="float">
            <text:p>8</text:p>
          </table:table-cell>
          <table:table-cell table:style-name="ce27" table:formula="of:=[$BD.G10]" office:value-type="string" office:string-value=" D/C" calcext:value-type="string">
            <text:p><text:s/>D/C</text:p>
          </table:table-cell>
          <table:table-cell table:style-name="ce27" table:formula="of:=[$BD.H10]" office:value-type="string" office:string-value="B" calcext:value-type="string">
            <text:p>B</text:p>
          </table:table-cell>
          <table:table-cell table:style-name="ce27" table:formula="of:=[$BD.I10]" office:value-type="string" office:string-value="A/D" calcext:value-type="string">
            <text:p>A/D</text:p>
          </table:table-cell>
          <table:table-cell table:style-name="ce27" table:formula="of:=[$BD.J10]" office:value-type="string" office:string-value="B" calcext:value-type="string">
            <text:p>B</text:p>
          </table:table-cell>
          <table:table-cell table:style-name="ce27" table:formula="of:=[$BD.K10]" office:value-type="string" office:string-value="B" calcext:value-type="string">
            <text:p>B</text:p>
          </table:table-cell>
          <table:table-cell table:style-name="ce27" table:formula="of:=[$BD.L10]" office:value-type="string" office:string-value="B" calcext:value-type="string">
            <text:p>B</text:p>
          </table:table-cell>
          <table:table-cell table:style-name="ce27" table:formula="of:=[$BD.M10]" office:value-type="string" office:string-value="A" calcext:value-type="string">
            <text:p>A</text:p>
          </table:table-cell>
          <table:table-cell table:style-name="ce27" table:formula="of:=[$BD.N10]" office:value-type="string" office:string-value="A" calcext:value-type="string">
            <text:p>A</text:p>
          </table:table-cell>
          <table:table-cell table:style-name="ce27" table:formula="of:=[$BD.O10]" office:value-type="string" office:string-value="B" calcext:value-type="string">
            <text:p>B</text:p>
          </table:table-cell>
          <table:table-cell table:style-name="ce27" table:formula="of:=[$BD.P10]" office:value-type="string" office:string-value="D " calcext:value-type="string">
            <text:p>D </text:p>
          </table:table-cell>
          <table:table-cell table:style-name="ce27" table:formula="of:=[$BD.Q10]" office:value-type="float" office:value="11293102" calcext:value-type="float">
            <text:p>11293102</text:p>
          </table:table-cell>
          <table:table-cell table:style-name="ce27" table:formula="of:=[$BD.R10]" office:value-type="float" office:value="11322013" calcext:value-type="float">
            <text:p>11322013</text:p>
          </table:table-cell>
          <table:table-cell table:style-name="ce27" table:formula="of:=[$BD.S10]" office:value-type="float" office:value="11311320" calcext:value-type="float">
            <text:p>11311320</text:p>
          </table:table-cell>
          <table:table-cell table:style-name="ce27" table:formula="of:=[$BD.T10]" office:value-type="float" office:value="11271023" calcext:value-type="float">
            <text:p>11271023</text:p>
          </table:table-cell>
          <table:table-cell table:style-name="ce27" table:formula="of:=[$BD.U10]" office:value-type="float" office:value="11282031" calcext:value-type="float">
            <text:p>11282031</text:p>
          </table:table-cell>
          <table:table-cell table:style-name="ce27" table:formula="of:=[$BD.V10]" office:value-type="float" office:value="11253012" calcext:value-type="float">
            <text:p>11253012</text:p>
          </table:table-cell>
          <table:table-cell table:style-name="ce27" table:formula="of:=[$BD.W10]" office:value-type="float" office:value="11240321" calcext:value-type="float">
            <text:p>11240321</text:p>
          </table:table-cell>
          <table:table-cell table:style-name="ce27" table:formula="of:=[$BD.X10]" office:value-type="float" office:value="11330213" calcext:value-type="float">
            <text:p>11330213</text:p>
          </table:table-cell>
          <table:table-cell table:style-name="ce27" table:formula="of:=[$BD.Y10]" office:value-type="float" office:value="11263021" calcext:value-type="float">
            <text:p>11263021</text:p>
          </table:table-cell>
          <table:table-cell table:style-name="ce27" table:formula="of:=[$BD.Z10]" office:value-type="float" office:value="11303210" calcext:value-type="float">
            <text:p>11303210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61" table:number-columns-repeated="25"/>
          <table:table-cell table:style-name="ce64"/>
          <table:table-cell table:style-name="ce61" table:number-columns-repeated="34"/>
          <table:table-cell table:style-name="ce27" table:formula="of:=[$BD.CU15]" office:value-type="float" office:value="0" calcext:value-type="float">
            <text:p>0</text:p>
          </table:table-cell>
          <table:table-cell table:style-name="ce27" table:formula="of:=[$BD.CV15]" office:value-type="float" office:value="0" calcext:value-type="float">
            <text:p>0</text:p>
          </table:table-cell>
          <table:table-cell table:style-name="ce27" table:formula="of:=[$BD.CW15]" office:value-type="float" office:value="0" calcext:value-type="float">
            <text:p>0</text:p>
          </table:table-cell>
          <table:table-cell table:style-name="ce27" table:formula="of:=[$BD.CX15]" office:value-type="float" office:value="0" calcext:value-type="float">
            <text:p>0</text:p>
          </table:table-cell>
          <table:table-cell table:number-columns-repeated="15"/>
          <table:table-cell table:style-name="ce27" table:number-columns-repeated="23"/>
          <table:table-cell table:number-columns-repeated="880"/>
        </table:table-row>
        <table:table-row table:style-name="ro1">
          <table:table-cell table:style-name="ce1"/>
          <table:table-cell table:style-name="ce68" table:formula="of:=VLOOKUP([.E23];[$Lista.$A$2:$Lista.$D$52];3;0)" office:value-type="float" office:value="1010" calcext:value-type="float">
            <text:p>1010</text:p>
          </table:table-cell>
          <table:table-cell table:style-name="ce68" table:formula="of:=VLOOKUP([.E23];[$Lista.$A$2:$Lista.$D$52];4;0)" office:value-type="string" office:string-value="Aluno 10" calcext:value-type="string">
            <text:p>Aluno 10</text:p>
          </table:table-cell>
          <table:table-cell table:style-name="ce10" table:formula="of:=[.J23]/16" office:value-type="percentage" office:value="0.5625" calcext:value-type="percentage">
            <text:p>56%</text:p>
          </table:table-cell>
          <table:table-cell table:style-name="ce19" table:formula="of:=[$BD.A11]" office:value-type="float" office:value="10" calcext:value-type="float">
            <text:p>10</text:p>
          </table:table-cell>
          <table:table-cell table:style-name="ce19" table:formula="of:=[$BD.B11]" office:value-type="float" office:value="3" calcext:value-type="float">
            <text:p>3</text:p>
          </table:table-cell>
          <table:table-cell table:style-name="ce19" table:formula="of:=[$BD.C11]" office:value-type="float" office:value="4" calcext:value-type="float">
            <text:p>4</text:p>
          </table:table-cell>
          <table:table-cell table:style-name="ce19" table:formula="of:=[$BD.D11]" office:value-type="float" office:value="10" calcext:value-type="float">
            <text:p>10</text:p>
          </table:table-cell>
          <table:table-cell table:style-name="ce19" table:formula="of:=[$BD.E11]" office:value-type="float" office:value="0" calcext:value-type="float">
            <text:p>0</text:p>
          </table:table-cell>
          <table:table-cell table:style-name="ce27" table:formula="of:=[$BD.F11]" office:value-type="float" office:value="9" calcext:value-type="float">
            <text:p>9</text:p>
          </table:table-cell>
          <table:table-cell table:style-name="ce27" table:formula="of:=[$BD.G11]" office:value-type="string" office:string-value=" C" calcext:value-type="string">
            <text:p><text:s/>C</text:p>
          </table:table-cell>
          <table:table-cell table:style-name="ce27" table:formula="of:=[$BD.H11]" office:value-type="string" office:string-value="C" calcext:value-type="string">
            <text:p>C</text:p>
          </table:table-cell>
          <table:table-cell table:style-name="ce27" table:formula="of:=[$BD.I11]" office:value-type="string" office:string-value="D" calcext:value-type="string">
            <text:p>D</text:p>
          </table:table-cell>
          <table:table-cell table:style-name="ce27" table:formula="of:=[$BD.J11]" office:value-type="string" office:string-value="B" calcext:value-type="string">
            <text:p>B</text:p>
          </table:table-cell>
          <table:table-cell table:style-name="ce27" table:formula="of:=[$BD.K11]" office:value-type="string" office:string-value="B" calcext:value-type="string">
            <text:p>B</text:p>
          </table:table-cell>
          <table:table-cell table:style-name="ce27" table:formula="of:=[$BD.L11]" office:value-type="string" office:string-value="D" calcext:value-type="string">
            <text:p>D</text:p>
          </table:table-cell>
          <table:table-cell table:style-name="ce27" table:formula="of:=[$BD.M11]" office:value-type="string" office:string-value="A" calcext:value-type="string">
            <text:p>A</text:p>
          </table:table-cell>
          <table:table-cell table:style-name="ce27" table:formula="of:=[$BD.N11]" office:value-type="string" office:string-value="D" calcext:value-type="string">
            <text:p>D</text:p>
          </table:table-cell>
          <table:table-cell table:style-name="ce27" table:formula="of:=[$BD.O11]" office:value-type="string" office:string-value="B/A" calcext:value-type="string">
            <text:p>B/A</text:p>
          </table:table-cell>
          <table:table-cell table:style-name="ce27" table:formula="of:=[$BD.P11]" office:value-type="string" office:string-value="C " calcext:value-type="string">
            <text:p>C </text:p>
          </table:table-cell>
          <table:table-cell table:style-name="ce27" table:formula="of:=[$BD.Q11]" office:value-type="float" office:value="11323201" calcext:value-type="float">
            <text:p>11323201</text:p>
          </table:table-cell>
          <table:table-cell table:style-name="ce27" table:formula="of:=[$BD.R11]" office:value-type="float" office:value="11253201" calcext:value-type="float">
            <text:p>11253201</text:p>
          </table:table-cell>
          <table:table-cell table:style-name="ce27" table:formula="of:=[$BD.S11]" office:value-type="float" office:value="11263120" calcext:value-type="float">
            <text:p>11263120</text:p>
          </table:table-cell>
          <table:table-cell table:style-name="ce27" table:formula="of:=[$BD.T11]" office:value-type="float" office:value="11243021" calcext:value-type="float">
            <text:p>11243021</text:p>
          </table:table-cell>
          <table:table-cell table:style-name="ce27" table:formula="of:=[$BD.U11]" office:value-type="float" office:value="11283012" calcext:value-type="float">
            <text:p>11283012</text:p>
          </table:table-cell>
          <table:table-cell table:style-name="ce27" table:formula="of:=[$BD.V11]" office:value-type="float" office:value="11272310" calcext:value-type="float">
            <text:p>11272310</text:p>
          </table:table-cell>
          <table:table-cell table:style-name="ce27" table:formula="of:=[$BD.W11]" office:value-type="float" office:value="11310321" calcext:value-type="float">
            <text:p>11310321</text:p>
          </table:table-cell>
          <table:table-cell table:style-name="ce27" table:formula="of:=[$BD.X11]" office:value-type="float" office:value="11301320" calcext:value-type="float">
            <text:p>11301320</text:p>
          </table:table-cell>
          <table:table-cell table:style-name="ce27" table:formula="of:=[$BD.Y11]" office:value-type="float" office:value="11290321" calcext:value-type="float">
            <text:p>11290321</text:p>
          </table:table-cell>
          <table:table-cell table:style-name="ce27" table:formula="of:=[$BD.Z11]" office:value-type="float" office:value="11332301" calcext:value-type="float">
            <text:p>11332301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61" table:number-columns-repeated="25"/>
          <table:table-cell table:style-name="ce64"/>
          <table:table-cell table:style-name="ce61" table:number-columns-repeated="34"/>
          <table:table-cell table:style-name="ce27" table:formula="of:=[$BD.CU16]" office:value-type="float" office:value="0" calcext:value-type="float">
            <text:p>0</text:p>
          </table:table-cell>
          <table:table-cell table:style-name="ce27" table:formula="of:=[$BD.CV16]" office:value-type="float" office:value="0" calcext:value-type="float">
            <text:p>0</text:p>
          </table:table-cell>
          <table:table-cell table:style-name="ce27" table:formula="of:=[$BD.CW16]" office:value-type="float" office:value="0" calcext:value-type="float">
            <text:p>0</text:p>
          </table:table-cell>
          <table:table-cell table:style-name="ce27" table:formula="of:=[$BD.CX16]" office:value-type="float" office:value="0" calcext:value-type="float">
            <text:p>0</text:p>
          </table:table-cell>
          <table:table-cell table:number-columns-repeated="15"/>
          <table:table-cell table:style-name="ce27" table:number-columns-repeated="23"/>
          <table:table-cell table:number-columns-repeated="880"/>
        </table:table-row>
        <table:table-row table:style-name="ro1">
          <table:table-cell table:style-name="ce1"/>
          <table:table-cell table:style-name="ce68" table:formula="of:=VLOOKUP([.E24];[$Lista.$A$2:$Lista.$D$52];3;0)" office:value-type="float" office:value="1011" calcext:value-type="float">
            <text:p>1011</text:p>
          </table:table-cell>
          <table:table-cell table:style-name="ce68" table:formula="of:=VLOOKUP([.E24];[$Lista.$A$2:$Lista.$D$52];4;0)" office:value-type="string" office:string-value="Aluno 11" calcext:value-type="string">
            <text:p>Aluno 11</text:p>
          </table:table-cell>
          <table:table-cell table:style-name="ce10" table:formula="of:=[.J24]/16" office:value-type="percentage" office:value="0.5" calcext:value-type="percentage">
            <text:p>50%</text:p>
          </table:table-cell>
          <table:table-cell table:style-name="ce19" table:formula="of:=[$BD.A12]" office:value-type="float" office:value="11" calcext:value-type="float">
            <text:p>11</text:p>
          </table:table-cell>
          <table:table-cell table:style-name="ce19" table:formula="of:=[$BD.B12]" office:value-type="float" office:value="4" calcext:value-type="float">
            <text:p>4</text:p>
          </table:table-cell>
          <table:table-cell table:style-name="ce19" table:formula="of:=[$BD.C12]" office:value-type="float" office:value="4" calcext:value-type="float">
            <text:p>4</text:p>
          </table:table-cell>
          <table:table-cell table:style-name="ce19" table:formula="of:=[$BD.D12]" office:value-type="float" office:value="10" calcext:value-type="float">
            <text:p>10</text:p>
          </table:table-cell>
          <table:table-cell table:style-name="ce19" table:formula="of:=[$BD.E12]" office:value-type="float" office:value="2" calcext:value-type="float">
            <text:p>2</text:p>
          </table:table-cell>
          <table:table-cell table:style-name="ce27" table:formula="of:=[$BD.F12]" office:value-type="float" office:value="8" calcext:value-type="float">
            <text:p>8</text:p>
          </table:table-cell>
          <table:table-cell table:style-name="ce27" table:formula="of:=[$BD.G12]" office:value-type="string" office:string-value=" D" calcext:value-type="string">
            <text:p><text:s/>D</text:p>
          </table:table-cell>
          <table:table-cell table:style-name="ce27" table:formula="of:=[$BD.H12]" office:value-type="string" office:string-value="B" calcext:value-type="string">
            <text:p>B</text:p>
          </table:table-cell>
          <table:table-cell table:style-name="ce27" table:formula="of:=[$BD.I12]" office:value-type="string" office:string-value="0/C" calcext:value-type="string">
            <text:p>0/C</text:p>
          </table:table-cell>
          <table:table-cell table:style-name="ce27" table:formula="of:=[$BD.J12]" office:value-type="string" office:string-value="C" calcext:value-type="string">
            <text:p>C</text:p>
          </table:table-cell>
          <table:table-cell table:style-name="ce27" table:formula="of:=[$BD.K12]" office:value-type="string" office:string-value="D" calcext:value-type="string">
            <text:p>D</text:p>
          </table:table-cell>
          <table:table-cell table:style-name="ce27" table:formula="of:=[$BD.L12]" office:value-type="string" office:string-value="C" calcext:value-type="string">
            <text:p>C</text:p>
          </table:table-cell>
          <table:table-cell table:style-name="ce27" table:formula="of:=[$BD.M12]" office:value-type="string" office:string-value="C" calcext:value-type="string">
            <text:p>C</text:p>
          </table:table-cell>
          <table:table-cell table:style-name="ce27" table:formula="of:=[$BD.N12]" office:value-type="string" office:string-value="A" calcext:value-type="string">
            <text:p>A</text:p>
          </table:table-cell>
          <table:table-cell table:style-name="ce27" table:formula="of:=[$BD.O12]" office:value-type="string" office:string-value="0/C" calcext:value-type="string">
            <text:p>0/C</text:p>
          </table:table-cell>
          <table:table-cell table:style-name="ce27" table:formula="of:=[$BD.P12]" office:value-type="string" office:string-value="C " calcext:value-type="string">
            <text:p>C </text:p>
          </table:table-cell>
          <table:table-cell table:style-name="ce27" table:formula="of:=[$BD.Q12]" office:value-type="float" office:value="11251320" calcext:value-type="float">
            <text:p>11251320</text:p>
          </table:table-cell>
          <table:table-cell table:style-name="ce27" table:formula="of:=[$BD.R12]" office:value-type="float" office:value="11322013" calcext:value-type="float">
            <text:p>11322013</text:p>
          </table:table-cell>
          <table:table-cell table:style-name="ce27" table:formula="of:=[$BD.S12]" office:value-type="float" office:value="11291203" calcext:value-type="float">
            <text:p>11291203</text:p>
          </table:table-cell>
          <table:table-cell table:style-name="ce27" table:formula="of:=[$BD.T12]" office:value-type="float" office:value="11273102" calcext:value-type="float">
            <text:p>11273102</text:p>
          </table:table-cell>
          <table:table-cell table:style-name="ce27" table:formula="of:=[$BD.U12]" office:value-type="float" office:value="11301320" calcext:value-type="float">
            <text:p>11301320</text:p>
          </table:table-cell>
          <table:table-cell table:style-name="ce27" table:formula="of:=[$BD.V12]" office:value-type="float" office:value="11331302" calcext:value-type="float">
            <text:p>11331302</text:p>
          </table:table-cell>
          <table:table-cell table:style-name="ce27" table:formula="of:=[$BD.W12]" office:value-type="float" office:value="11261302" calcext:value-type="float">
            <text:p>11261302</text:p>
          </table:table-cell>
          <table:table-cell table:style-name="ce27" table:formula="of:=[$BD.X12]" office:value-type="float" office:value="11310321" calcext:value-type="float">
            <text:p>11310321</text:p>
          </table:table-cell>
          <table:table-cell table:style-name="ce27" table:formula="of:=[$BD.Y12]" office:value-type="float" office:value="11242301" calcext:value-type="float">
            <text:p>11242301</text:p>
          </table:table-cell>
          <table:table-cell table:style-name="ce27" table:formula="of:=[$BD.Z12]" office:value-type="float" office:value="11281203" calcext:value-type="float">
            <text:p>11281203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61" table:number-columns-repeated="25"/>
          <table:table-cell table:style-name="ce64"/>
          <table:table-cell table:style-name="ce61" table:number-columns-repeated="34"/>
          <table:table-cell table:style-name="ce27" table:formula="of:=[$BD.CU17]" office:value-type="float" office:value="0" calcext:value-type="float">
            <text:p>0</text:p>
          </table:table-cell>
          <table:table-cell table:style-name="ce27" table:formula="of:=[$BD.CV17]" office:value-type="float" office:value="0" calcext:value-type="float">
            <text:p>0</text:p>
          </table:table-cell>
          <table:table-cell table:style-name="ce27" table:formula="of:=[$BD.CW17]" office:value-type="float" office:value="0" calcext:value-type="float">
            <text:p>0</text:p>
          </table:table-cell>
          <table:table-cell table:style-name="ce27" table:formula="of:=[$BD.CX17]" office:value-type="float" office:value="0" calcext:value-type="float">
            <text:p>0</text:p>
          </table:table-cell>
          <table:table-cell table:number-columns-repeated="15"/>
          <table:table-cell table:style-name="ce27" table:number-columns-repeated="23"/>
          <table:table-cell table:number-columns-repeated="880"/>
        </table:table-row>
        <table:table-row table:style-name="ro1">
          <table:table-cell table:style-name="ce1"/>
          <table:table-cell table:style-name="ce68" table:formula="of:=VLOOKUP([.E25];[$Lista.$A$2:$Lista.$D$52];3;0)" office:value-type="float" office:value="1012" calcext:value-type="float">
            <text:p>1012</text:p>
          </table:table-cell>
          <table:table-cell table:style-name="ce68" table:formula="of:=VLOOKUP([.E25];[$Lista.$A$2:$Lista.$D$52];4;0)" office:value-type="string" office:string-value="Aluno 12" calcext:value-type="string">
            <text:p>Aluno 12</text:p>
          </table:table-cell>
          <table:table-cell table:style-name="ce10" table:formula="of:=[.J25]/16" office:value-type="percentage" office:value="0.5625" calcext:value-type="percentage">
            <text:p>56%</text:p>
          </table:table-cell>
          <table:table-cell table:style-name="ce19" table:formula="of:=[$BD.A13]" office:value-type="float" office:value="12" calcext:value-type="float">
            <text:p>12</text:p>
          </table:table-cell>
          <table:table-cell table:style-name="ce19" table:formula="of:=[$BD.B13]" office:value-type="float" office:value="3" calcext:value-type="float">
            <text:p>3</text:p>
          </table:table-cell>
          <table:table-cell table:style-name="ce19" table:formula="of:=[$BD.C13]" office:value-type="float" office:value="4" calcext:value-type="float">
            <text:p>4</text:p>
          </table:table-cell>
          <table:table-cell table:style-name="ce19" table:formula="of:=[$BD.D13]" office:value-type="float" office:value="10" calcext:value-type="float">
            <text:p>10</text:p>
          </table:table-cell>
          <table:table-cell table:style-name="ce19" table:formula="of:=[$BD.E13]" office:value-type="float" office:value="0" calcext:value-type="float">
            <text:p>0</text:p>
          </table:table-cell>
          <table:table-cell table:style-name="ce27" table:formula="of:=[$BD.F13]" office:value-type="float" office:value="9" calcext:value-type="float">
            <text:p>9</text:p>
          </table:table-cell>
          <table:table-cell table:style-name="ce27" table:formula="of:=[$BD.G13]" office:value-type="string" office:string-value=" C" calcext:value-type="string">
            <text:p><text:s/>C</text:p>
          </table:table-cell>
          <table:table-cell table:style-name="ce27" table:formula="of:=[$BD.H13]" office:value-type="string" office:string-value="C" calcext:value-type="string">
            <text:p>C</text:p>
          </table:table-cell>
          <table:table-cell table:style-name="ce27" table:formula="of:=[$BD.I13]" office:value-type="string" office:string-value="D" calcext:value-type="string">
            <text:p>D</text:p>
          </table:table-cell>
          <table:table-cell table:style-name="ce27" table:formula="of:=[$BD.J13]" office:value-type="string" office:string-value="B" calcext:value-type="string">
            <text:p>B</text:p>
          </table:table-cell>
          <table:table-cell table:style-name="ce27" table:formula="of:=[$BD.K13]" office:value-type="string" office:string-value="B" calcext:value-type="string">
            <text:p>B</text:p>
          </table:table-cell>
          <table:table-cell table:style-name="ce27" table:formula="of:=[$BD.L13]" office:value-type="string" office:string-value="D" calcext:value-type="string">
            <text:p>D</text:p>
          </table:table-cell>
          <table:table-cell table:style-name="ce27" table:formula="of:=[$BD.M13]" office:value-type="string" office:string-value="C/A" calcext:value-type="string">
            <text:p>C/A</text:p>
          </table:table-cell>
          <table:table-cell table:style-name="ce27" table:formula="of:=[$BD.N13]" office:value-type="string" office:string-value="D" calcext:value-type="string">
            <text:p>D</text:p>
          </table:table-cell>
          <table:table-cell table:style-name="ce27" table:formula="of:=[$BD.O13]" office:value-type="string" office:string-value="A" calcext:value-type="string">
            <text:p>A</text:p>
          </table:table-cell>
          <table:table-cell table:style-name="ce27" table:formula="of:=[$BD.P13]" office:value-type="string" office:string-value="C " calcext:value-type="string">
            <text:p>C </text:p>
          </table:table-cell>
          <table:table-cell table:style-name="ce27" table:formula="of:=[$BD.Q13]" office:value-type="float" office:value="11323201" calcext:value-type="float">
            <text:p>11323201</text:p>
          </table:table-cell>
          <table:table-cell table:style-name="ce27" table:formula="of:=[$BD.R13]" office:value-type="float" office:value="11253201" calcext:value-type="float">
            <text:p>11253201</text:p>
          </table:table-cell>
          <table:table-cell table:style-name="ce27" table:formula="of:=[$BD.S13]" office:value-type="float" office:value="11263120" calcext:value-type="float">
            <text:p>11263120</text:p>
          </table:table-cell>
          <table:table-cell table:style-name="ce27" table:formula="of:=[$BD.T13]" office:value-type="float" office:value="11243021" calcext:value-type="float">
            <text:p>11243021</text:p>
          </table:table-cell>
          <table:table-cell table:style-name="ce27" table:formula="of:=[$BD.U13]" office:value-type="float" office:value="11283012" calcext:value-type="float">
            <text:p>11283012</text:p>
          </table:table-cell>
          <table:table-cell table:style-name="ce27" table:formula="of:=[$BD.V13]" office:value-type="float" office:value="11272310" calcext:value-type="float">
            <text:p>11272310</text:p>
          </table:table-cell>
          <table:table-cell table:style-name="ce27" table:formula="of:=[$BD.W13]" office:value-type="float" office:value="11310321" calcext:value-type="float">
            <text:p>11310321</text:p>
          </table:table-cell>
          <table:table-cell table:style-name="ce27" table:formula="of:=[$BD.X13]" office:value-type="float" office:value="11301320" calcext:value-type="float">
            <text:p>11301320</text:p>
          </table:table-cell>
          <table:table-cell table:style-name="ce27" table:formula="of:=[$BD.Y13]" office:value-type="float" office:value="11290321" calcext:value-type="float">
            <text:p>11290321</text:p>
          </table:table-cell>
          <table:table-cell table:style-name="ce27" table:formula="of:=[$BD.Z13]" office:value-type="float" office:value="11332301" calcext:value-type="float">
            <text:p>11332301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61" table:number-columns-repeated="25"/>
          <table:table-cell table:style-name="ce64"/>
          <table:table-cell table:style-name="ce61" table:number-columns-repeated="34"/>
          <table:table-cell table:style-name="ce27" table:formula="of:=[$BD.CU18]" office:value-type="float" office:value="0" calcext:value-type="float">
            <text:p>0</text:p>
          </table:table-cell>
          <table:table-cell table:style-name="ce27" table:formula="of:=[$BD.CV18]" office:value-type="float" office:value="0" calcext:value-type="float">
            <text:p>0</text:p>
          </table:table-cell>
          <table:table-cell table:style-name="ce27" table:formula="of:=[$BD.CW18]" office:value-type="float" office:value="0" calcext:value-type="float">
            <text:p>0</text:p>
          </table:table-cell>
          <table:table-cell table:style-name="ce27" table:formula="of:=[$BD.CX18]" office:value-type="float" office:value="0" calcext:value-type="float">
            <text:p>0</text:p>
          </table:table-cell>
          <table:table-cell table:number-columns-repeated="15"/>
          <table:table-cell table:style-name="ce27" table:number-columns-repeated="23"/>
          <table:table-cell table:number-columns-repeated="880"/>
        </table:table-row>
        <table:table-row table:style-name="ro1">
          <table:table-cell table:style-name="ce1"/>
          <table:table-cell table:style-name="ce68" table:formula="of:=VLOOKUP([.E26];[$Lista.$A$2:$Lista.$D$52];3;0)" office:value-type="float" office:value="1013" calcext:value-type="float">
            <text:p>1013</text:p>
          </table:table-cell>
          <table:table-cell table:style-name="ce68" table:formula="of:=VLOOKUP([.E26];[$Lista.$A$2:$Lista.$D$52];4;0)" office:value-type="string" office:string-value="Aluno 13" calcext:value-type="string">
            <text:p>Aluno 13</text:p>
          </table:table-cell>
          <table:table-cell table:style-name="ce10" table:formula="of:=[.J26]/16" office:value-type="percentage" office:value="0.5625" calcext:value-type="percentage">
            <text:p>56%</text:p>
          </table:table-cell>
          <table:table-cell table:style-name="ce19" table:formula="of:=[$BD.A14]" office:value-type="float" office:value="13" calcext:value-type="float">
            <text:p>13</text:p>
          </table:table-cell>
          <table:table-cell table:style-name="ce19" table:formula="of:=[$BD.B14]" office:value-type="float" office:value="3" calcext:value-type="float">
            <text:p>3</text:p>
          </table:table-cell>
          <table:table-cell table:style-name="ce19" table:formula="of:=[$BD.C14]" office:value-type="float" office:value="4" calcext:value-type="float">
            <text:p>4</text:p>
          </table:table-cell>
          <table:table-cell table:style-name="ce19" table:formula="of:=[$BD.D14]" office:value-type="float" office:value="10" calcext:value-type="float">
            <text:p>10</text:p>
          </table:table-cell>
          <table:table-cell table:style-name="ce19" table:formula="of:=[$BD.E14]" office:value-type="float" office:value="0" calcext:value-type="float">
            <text:p>0</text:p>
          </table:table-cell>
          <table:table-cell table:style-name="ce27" table:formula="of:=[$BD.F14]" office:value-type="float" office:value="9" calcext:value-type="float">
            <text:p>9</text:p>
          </table:table-cell>
          <table:table-cell table:style-name="ce27" table:formula="of:=[$BD.G14]" office:value-type="string" office:string-value=" C" calcext:value-type="string">
            <text:p><text:s/>C</text:p>
          </table:table-cell>
          <table:table-cell table:style-name="ce27" table:formula="of:=[$BD.H14]" office:value-type="string" office:string-value="C" calcext:value-type="string">
            <text:p>C</text:p>
          </table:table-cell>
          <table:table-cell table:style-name="ce27" table:formula="of:=[$BD.I14]" office:value-type="string" office:string-value="D" calcext:value-type="string">
            <text:p>D</text:p>
          </table:table-cell>
          <table:table-cell table:style-name="ce27" table:formula="of:=[$BD.J14]" office:value-type="string" office:string-value="B" calcext:value-type="string">
            <text:p>B</text:p>
          </table:table-cell>
          <table:table-cell table:style-name="ce27" table:formula="of:=[$BD.K14]" office:value-type="string" office:string-value="B" calcext:value-type="string">
            <text:p>B</text:p>
          </table:table-cell>
          <table:table-cell table:style-name="ce27" table:formula="of:=[$BD.L14]" office:value-type="string" office:string-value="D" calcext:value-type="string">
            <text:p>D</text:p>
          </table:table-cell>
          <table:table-cell table:style-name="ce27" table:formula="of:=[$BD.M14]" office:value-type="string" office:string-value="A" calcext:value-type="string">
            <text:p>A</text:p>
          </table:table-cell>
          <table:table-cell table:style-name="ce27" table:formula="of:=[$BD.N14]" office:value-type="string" office:string-value="D" calcext:value-type="string">
            <text:p>D</text:p>
          </table:table-cell>
          <table:table-cell table:style-name="ce27" table:formula="of:=[$BD.O14]" office:value-type="string" office:string-value="D/A" calcext:value-type="string">
            <text:p>D/A</text:p>
          </table:table-cell>
          <table:table-cell table:style-name="ce27" table:formula="of:=[$BD.P14]" office:value-type="string" office:string-value="C " calcext:value-type="string">
            <text:p>C </text:p>
          </table:table-cell>
          <table:table-cell table:style-name="ce27" table:formula="of:=[$BD.Q14]" office:value-type="float" office:value="11323201" calcext:value-type="float">
            <text:p>11323201</text:p>
          </table:table-cell>
          <table:table-cell table:style-name="ce27" table:formula="of:=[$BD.R14]" office:value-type="float" office:value="11253201" calcext:value-type="float">
            <text:p>11253201</text:p>
          </table:table-cell>
          <table:table-cell table:style-name="ce27" table:formula="of:=[$BD.S14]" office:value-type="float" office:value="11263120" calcext:value-type="float">
            <text:p>11263120</text:p>
          </table:table-cell>
          <table:table-cell table:style-name="ce27" table:formula="of:=[$BD.T14]" office:value-type="float" office:value="11243021" calcext:value-type="float">
            <text:p>11243021</text:p>
          </table:table-cell>
          <table:table-cell table:style-name="ce27" table:formula="of:=[$BD.U14]" office:value-type="float" office:value="11283012" calcext:value-type="float">
            <text:p>11283012</text:p>
          </table:table-cell>
          <table:table-cell table:style-name="ce27" table:formula="of:=[$BD.V14]" office:value-type="float" office:value="11272310" calcext:value-type="float">
            <text:p>11272310</text:p>
          </table:table-cell>
          <table:table-cell table:style-name="ce27" table:formula="of:=[$BD.W14]" office:value-type="float" office:value="11310321" calcext:value-type="float">
            <text:p>11310321</text:p>
          </table:table-cell>
          <table:table-cell table:style-name="ce27" table:formula="of:=[$BD.X14]" office:value-type="float" office:value="11301320" calcext:value-type="float">
            <text:p>11301320</text:p>
          </table:table-cell>
          <table:table-cell table:style-name="ce27" table:formula="of:=[$BD.Y14]" office:value-type="float" office:value="11290321" calcext:value-type="float">
            <text:p>11290321</text:p>
          </table:table-cell>
          <table:table-cell table:style-name="ce27" table:formula="of:=[$BD.Z14]" office:value-type="float" office:value="11332301" calcext:value-type="float">
            <text:p>11332301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27" table:formula="of:=#REF!" office:value-type="string" office:string-value="" calcext:value-type="error">
            <text:p>#REF!</text:p>
          </table:table-cell>
          <table:table-cell table:style-name="ce61" table:number-columns-repeated="25"/>
          <table:table-cell table:style-name="ce64"/>
          <table:table-cell table:style-name="ce61" table:number-columns-repeated="34"/>
          <table:table-cell table:style-name="ce27" table:formula="of:=[$BD.CU19]" office:value-type="float" office:value="0" calcext:value-type="float">
            <text:p>0</text:p>
          </table:table-cell>
          <table:table-cell table:style-name="ce27" table:formula="of:=[$BD.CV19]" office:value-type="float" office:value="0" calcext:value-type="float">
            <text:p>0</text:p>
          </table:table-cell>
          <table:table-cell table:style-name="ce27" table:formula="of:=[$BD.CW19]" office:value-type="float" office:value="0" calcext:value-type="float">
            <text:p>0</text:p>
          </table:table-cell>
          <table:table-cell table:style-name="ce27" table:formula="of:=[$BD.CX19]" office:value-type="float" office:value="0" calcext:value-type="float">
            <text:p>0</text:p>
          </table:table-cell>
          <table:table-cell table:number-columns-repeated="15"/>
          <table:table-cell table:style-name="ce27" table:number-columns-repeated="23"/>
          <table:table-cell table:number-columns-repeated="880"/>
        </table:table-row>
        <table:table-row table:style-name="ro1" table:number-rows-repeated="6">
          <table:table-cell table:style-name="ce1"/>
          <table:table-cell table:style-name="ce6" table:number-columns-repeated="2"/>
          <table:table-cell table:style-name="ce10"/>
          <table:table-cell table:style-name="ce19" table:number-columns-repeated="5"/>
          <table:table-cell table:style-name="ce27" table:number-columns-repeated="33"/>
          <table:table-cell table:style-name="ce61" table:number-columns-repeated="25"/>
          <table:table-cell table:style-name="ce64"/>
          <table:table-cell table:style-name="ce61" table:number-columns-repeated="34"/>
          <table:table-cell table:style-name="ce27" table:number-columns-repeated="4"/>
          <table:table-cell table:number-columns-repeated="918"/>
        </table:table-row>
        <table:table-row table:style-name="ro1" table:number-rows-repeated="16">
          <table:table-cell table:style-name="ce1"/>
          <table:table-cell table:style-name="ce6" table:number-columns-repeated="2"/>
          <table:table-cell table:style-name="ce10"/>
          <table:table-cell table:style-name="ce19" table:number-columns-repeated="5"/>
          <table:table-cell table:style-name="ce27" table:number-columns-repeated="21"/>
          <table:table-cell table:style-name="ce19" table:number-columns-repeated="12"/>
          <table:table-cell table:style-name="ce61" table:number-columns-repeated="25"/>
          <table:table-cell table:style-name="ce64"/>
          <table:table-cell table:style-name="ce61" table:number-columns-repeated="34"/>
          <table:table-cell table:number-columns-repeated="922"/>
        </table:table-row>
        <table:table-row table:style-name="ro1" table:visibility="collapse" table:number-rows-repeated="2">
          <table:table-cell table:style-name="ce1"/>
          <table:table-cell table:style-name="ce6" table:number-columns-repeated="2"/>
          <table:table-cell table:style-name="ce10"/>
          <table:table-cell table:style-name="ce19" table:number-columns-repeated="5"/>
          <table:table-cell table:style-name="ce27" table:number-columns-repeated="21"/>
          <table:table-cell table:style-name="ce19" table:number-columns-repeated="12"/>
          <table:table-cell table:style-name="ce61" table:number-columns-repeated="25"/>
          <table:table-cell table:style-name="ce64"/>
          <table:table-cell table:style-name="ce61" table:number-columns-repeated="34"/>
          <table:table-cell table:number-columns-repeated="922"/>
        </table:table-row>
        <table:table-row table:style-name="ro1" table:visibility="collapse">
          <table:table-cell table:style-name="ce1"/>
          <table:table-cell table:style-name="ce72"/>
          <table:table-cell table:style-name="ce9"/>
          <table:table-cell table:style-name="ce10"/>
          <table:table-cell table:style-name="ce19" table:number-columns-repeated="5"/>
          <table:table-cell table:style-name="ce27" table:number-columns-repeated="18"/>
          <table:table-cell table:style-name="ce19" table:number-columns-repeated="15"/>
          <table:table-cell table:style-name="ce61" table:number-columns-repeated="25"/>
          <table:table-cell table:style-name="ce64"/>
          <table:table-cell table:style-name="ce61" table:number-columns-repeated="34"/>
          <table:table-cell table:number-columns-repeated="922"/>
        </table:table-row>
        <table:table-row table:style-name="ro1" table:visibility="collapse" table:number-rows-repeated="2">
          <table:table-cell table:style-name="ce1"/>
          <table:table-cell table:style-name="ce72"/>
          <table:table-cell table:style-name="ce9"/>
          <table:table-cell table:style-name="ce10"/>
          <table:table-cell table:style-name="ce19" table:number-columns-repeated="6"/>
          <table:table-cell table:style-name="ce27" table:number-columns-repeated="16"/>
          <table:table-cell table:style-name="ce19" table:number-columns-repeated="16"/>
          <table:table-cell table:style-name="ce61" table:number-columns-repeated="25"/>
          <table:table-cell table:style-name="ce64"/>
          <table:table-cell table:style-name="ce61" table:number-columns-repeated="34"/>
          <table:table-cell table:number-columns-repeated="922"/>
        </table:table-row>
        <table:table-row table:style-name="ro1" table:visibility="collapse">
          <table:table-cell table:style-name="ce1" table:number-columns-repeated="9"/>
          <table:table-cell table:style-name="ce24"/>
          <table:table-cell table:style-name="ce6" table:number-columns-repeated="16"/>
          <table:table-cell table:style-name="ce1" table:number-columns-repeated="76"/>
          <table:table-cell table:number-columns-repeated="922"/>
        </table:table-row>
        <table:table-row table:style-name="ro1" table:number-rows-repeated="941">
          <table:table-cell table:style-name="ce1" table:number-columns-repeated="9"/>
          <table:table-cell table:style-name="ce24"/>
          <table:table-cell table:style-name="ce6" table:number-columns-repeated="16"/>
          <table:table-cell table:style-name="ce1" table:number-columns-repeated="76"/>
          <table:table-cell table:number-columns-repeated="922"/>
        </table:table-row>
        <table:table-row table:style-name="ro5" table:number-rows-repeated="1047576">
          <table:table-cell table:number-columns-repeated="1024"/>
        </table:table-row>
        <table:table-row table:style-name="ro6" table:number-rows-repeated="4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_FilterDatabase" table:base-cell-address="$Final1.$A$1" table:cell-range-address="$Final1.$B$13:.$BE$53"/>
        </table:named-expressions>
        <calcext:conditional-formats>
          <calcext:conditional-format calcext:target-range-address="Final1.AQ14:Final1.CX53">
            <calcext:condition calcext:apply-style-name="ConditionalStyle_1" calcext:value="formula-is(ISERROR([.AQ14]))" calcext:base-cell-address="Final1.AQ14"/>
          </calcext:conditional-format>
          <calcext:conditional-format calcext:target-range-address="Final1.AQ12:Final1.CX12">
            <calcext:condition calcext:apply-style-name="ConditionalStyle_2" calcext:value="formula-is(ISERROR([.AQ12]))" calcext:base-cell-address="Final1.AQ12"/>
          </calcext:conditional-format>
          <calcext:conditional-format calcext:target-range-address="Final1.Z9:Final1.Z9 Final1.Z11:Final1.Z11 Final1.Z5:Final1.Z5 Final1.Z7:Final1.Z7 Final1.Z3:Final1.Z3">
            <calcext:condition calcext:apply-style-name="ConditionalStyle_3" calcext:value="contains-text(&quot;3/&quot;)" calcext:base-cell-address="Final1.Z3"/>
          </calcext:conditional-format>
          <calcext:conditional-format calcext:target-range-address="Final1.Z9:Final1.Z9 Final1.Z11:Final1.Z11 Final1.Z5:Final1.Z5 Final1.Z7:Final1.Z7 Final1.Z3:Final1.Z3">
            <calcext:condition calcext:apply-style-name="ConditionalStyle_3" calcext:value="contains-text(&quot;4/&quot;)" calcext:base-cell-address="Final1.Z3"/>
          </calcext:conditional-format>
          <calcext:conditional-format calcext:target-range-address="Final1.Z9:Final1.Z9 Final1.Z11:Final1.Z11 Final1.Z5:Final1.Z5 Final1.Z7:Final1.Z7 Final1.Z3:Final1.Z3">
            <calcext:condition calcext:apply-style-name="ConditionalStyle_4" calcext:value="contains-text(&quot;0/&quot;)" calcext:base-cell-address="Final1.Z3"/>
          </calcext:conditional-format>
          <calcext:conditional-format calcext:target-range-address="Final1.Z9:Final1.Z9 Final1.Z11:Final1.Z11 Final1.Z5:Final1.Z5 Final1.Z7:Final1.Z7 Final1.Z3:Final1.Z3">
            <calcext:condition calcext:apply-style-name="ConditionalStyle_3" calcext:value="contains-text(&quot;2/&quot;)" calcext:base-cell-address="Final1.Z3"/>
          </calcext:conditional-format>
          <calcext:conditional-format calcext:target-range-address="Final1.Z7:Final1.Z7">
            <calcext:condition calcext:apply-style-name="ConditionalStyle_3" calcext:value="contains-text(&quot;(&quot;)" calcext:base-cell-address="Final1.Z7"/>
          </calcext:conditional-format>
          <calcext:conditional-format calcext:target-range-address="Final1.Z7:Final1.Z7">
            <calcext:condition calcext:apply-style-name="ConditionalStyle_4" calcext:value="contains-text(&quot;blank&quot;)" calcext:base-cell-address="Final1.Z7"/>
          </calcext:conditional-format>
          <calcext:conditional-format calcext:target-range-address="Final1.Z7:Final1.Z7">
            <calcext:condition calcext:apply-style-name="ConditionalStyle_5" calcext:value="contains-text(&quot;erro&quot;)" calcext:base-cell-address="Final1.Z7"/>
          </calcext:conditional-format>
          <calcext:conditional-format calcext:target-range-address="Final1.E11:Final1.E11">
            <calcext:condition calcext:apply-style-name="ConditionalStyle_3" calcext:value="contains-text(&quot;3/&quot;)" calcext:base-cell-address="Final1.E11"/>
          </calcext:conditional-format>
          <calcext:conditional-format calcext:target-range-address="Final1.E11:Final1.E11">
            <calcext:condition calcext:apply-style-name="ConditionalStyle_3" calcext:value="contains-text(&quot;4/&quot;)" calcext:base-cell-address="Final1.E11"/>
          </calcext:conditional-format>
          <calcext:conditional-format calcext:target-range-address="Final1.E11:Final1.E11">
            <calcext:condition calcext:apply-style-name="ConditionalStyle_4" calcext:value="contains-text(&quot;0/&quot;)" calcext:base-cell-address="Final1.E11"/>
          </calcext:conditional-format>
          <calcext:conditional-format calcext:target-range-address="Final1.E11:Final1.E11">
            <calcext:condition calcext:apply-style-name="ConditionalStyle_3" calcext:value="contains-text(&quot;2/&quot;)" calcext:base-cell-address="Final1.E11"/>
          </calcext:conditional-format>
          <calcext:conditional-format calcext:target-range-address="Final1.Y9:Final1.Y9 Final1.Y11:Final1.Y11 Final1.Y5:Final1.Y5 Final1.Y7:Final1.Y7 Final1.Y3:Final1.Y3">
            <calcext:condition calcext:apply-style-name="ConditionalStyle_3" calcext:value="contains-text(&quot;3/&quot;)" calcext:base-cell-address="Final1.Y3"/>
          </calcext:conditional-format>
          <calcext:conditional-format calcext:target-range-address="Final1.Y9:Final1.Y9 Final1.Y11:Final1.Y11 Final1.Y5:Final1.Y5 Final1.Y7:Final1.Y7 Final1.Y3:Final1.Y3">
            <calcext:condition calcext:apply-style-name="ConditionalStyle_3" calcext:value="contains-text(&quot;4/&quot;)" calcext:base-cell-address="Final1.Y3"/>
          </calcext:conditional-format>
          <calcext:conditional-format calcext:target-range-address="Final1.Y9:Final1.Y9 Final1.Y11:Final1.Y11 Final1.Y5:Final1.Y5 Final1.Y7:Final1.Y7 Final1.Y3:Final1.Y3">
            <calcext:condition calcext:apply-style-name="ConditionalStyle_4" calcext:value="contains-text(&quot;0/&quot;)" calcext:base-cell-address="Final1.Y3"/>
          </calcext:conditional-format>
          <calcext:conditional-format calcext:target-range-address="Final1.Y9:Final1.Y9 Final1.Y11:Final1.Y11 Final1.Y5:Final1.Y5 Final1.Y7:Final1.Y7 Final1.Y3:Final1.Y3">
            <calcext:condition calcext:apply-style-name="ConditionalStyle_3" calcext:value="contains-text(&quot;2/&quot;)" calcext:base-cell-address="Final1.Y3"/>
          </calcext:conditional-format>
          <calcext:conditional-format calcext:target-range-address="Final1.Y7:Final1.Y7">
            <calcext:condition calcext:apply-style-name="ConditionalStyle_3" calcext:value="contains-text(&quot;(&quot;)" calcext:base-cell-address="Final1.Y7"/>
          </calcext:conditional-format>
          <calcext:conditional-format calcext:target-range-address="Final1.Y7:Final1.Y7">
            <calcext:condition calcext:apply-style-name="ConditionalStyle_4" calcext:value="contains-text(&quot;blank&quot;)" calcext:base-cell-address="Final1.Y7"/>
          </calcext:conditional-format>
          <calcext:conditional-format calcext:target-range-address="Final1.Y7:Final1.Y7">
            <calcext:condition calcext:apply-style-name="ConditionalStyle_5" calcext:value="contains-text(&quot;erro&quot;)" calcext:base-cell-address="Final1.Y7"/>
          </calcext:conditional-format>
          <calcext:conditional-format calcext:target-range-address="Final1.W9:Final1.X9 Final1.W11:Final1.X11 Final1.W5:Final1.X5 Final1.W7:Final1.X7 Final1.W3:Final1.X3">
            <calcext:condition calcext:apply-style-name="ConditionalStyle_3" calcext:value="contains-text(&quot;3/&quot;)" calcext:base-cell-address="Final1.W3"/>
          </calcext:conditional-format>
          <calcext:conditional-format calcext:target-range-address="Final1.W9:Final1.X9 Final1.W11:Final1.X11 Final1.W5:Final1.X5 Final1.W7:Final1.X7 Final1.W3:Final1.X3">
            <calcext:condition calcext:apply-style-name="ConditionalStyle_3" calcext:value="contains-text(&quot;4/&quot;)" calcext:base-cell-address="Final1.W3"/>
          </calcext:conditional-format>
          <calcext:conditional-format calcext:target-range-address="Final1.W9:Final1.X9 Final1.W11:Final1.X11 Final1.W5:Final1.X5 Final1.W7:Final1.X7 Final1.W3:Final1.X3">
            <calcext:condition calcext:apply-style-name="ConditionalStyle_4" calcext:value="contains-text(&quot;0/&quot;)" calcext:base-cell-address="Final1.W3"/>
          </calcext:conditional-format>
          <calcext:conditional-format calcext:target-range-address="Final1.W9:Final1.X9 Final1.W11:Final1.X11 Final1.W5:Final1.X5 Final1.W7:Final1.X7 Final1.W3:Final1.X3">
            <calcext:condition calcext:apply-style-name="ConditionalStyle_3" calcext:value="contains-text(&quot;2/&quot;)" calcext:base-cell-address="Final1.W3"/>
          </calcext:conditional-format>
          <calcext:conditional-format calcext:target-range-address="Final1.W7:Final1.X7">
            <calcext:condition calcext:apply-style-name="ConditionalStyle_3" calcext:value="contains-text(&quot;(&quot;)" calcext:base-cell-address="Final1.W7"/>
          </calcext:conditional-format>
          <calcext:conditional-format calcext:target-range-address="Final1.W7:Final1.X7">
            <calcext:condition calcext:apply-style-name="ConditionalStyle_4" calcext:value="contains-text(&quot;blank&quot;)" calcext:base-cell-address="Final1.W7"/>
          </calcext:conditional-format>
          <calcext:conditional-format calcext:target-range-address="Final1.W7:Final1.X7">
            <calcext:condition calcext:apply-style-name="ConditionalStyle_5" calcext:value="contains-text(&quot;erro&quot;)" calcext:base-cell-address="Final1.W7"/>
          </calcext:conditional-format>
          <calcext:conditional-format calcext:target-range-address="Final1.S9:Final1.V9 Final1.S11:Final1.V11 Final1.S5:Final1.V5 Final1.S7:Final1.V7 Final1.S3:Final1.V3">
            <calcext:condition calcext:apply-style-name="ConditionalStyle_3" calcext:value="contains-text(&quot;3/&quot;)" calcext:base-cell-address="Final1.S3"/>
          </calcext:conditional-format>
          <calcext:conditional-format calcext:target-range-address="Final1.S9:Final1.V9 Final1.S11:Final1.V11 Final1.S5:Final1.V5 Final1.S7:Final1.V7 Final1.S3:Final1.V3">
            <calcext:condition calcext:apply-style-name="ConditionalStyle_3" calcext:value="contains-text(&quot;4/&quot;)" calcext:base-cell-address="Final1.S3"/>
          </calcext:conditional-format>
          <calcext:conditional-format calcext:target-range-address="Final1.S9:Final1.V9 Final1.S11:Final1.V11 Final1.S5:Final1.V5 Final1.S7:Final1.V7 Final1.S3:Final1.V3">
            <calcext:condition calcext:apply-style-name="ConditionalStyle_4" calcext:value="contains-text(&quot;0/&quot;)" calcext:base-cell-address="Final1.S3"/>
          </calcext:conditional-format>
          <calcext:conditional-format calcext:target-range-address="Final1.S9:Final1.V9 Final1.S11:Final1.V11 Final1.S5:Final1.V5 Final1.S7:Final1.V7 Final1.S3:Final1.V3">
            <calcext:condition calcext:apply-style-name="ConditionalStyle_3" calcext:value="contains-text(&quot;2/&quot;)" calcext:base-cell-address="Final1.S3"/>
          </calcext:conditional-format>
          <calcext:conditional-format calcext:target-range-address="Final1.S7:Final1.V7">
            <calcext:condition calcext:apply-style-name="ConditionalStyle_3" calcext:value="contains-text(&quot;(&quot;)" calcext:base-cell-address="Final1.S7"/>
          </calcext:conditional-format>
          <calcext:conditional-format calcext:target-range-address="Final1.S7:Final1.V7">
            <calcext:condition calcext:apply-style-name="ConditionalStyle_4" calcext:value="contains-text(&quot;blank&quot;)" calcext:base-cell-address="Final1.S7"/>
          </calcext:conditional-format>
          <calcext:conditional-format calcext:target-range-address="Final1.S7:Final1.V7">
            <calcext:condition calcext:apply-style-name="ConditionalStyle_5" calcext:value="contains-text(&quot;erro&quot;)" calcext:base-cell-address="Final1.S7"/>
          </calcext:conditional-format>
        </calcext:conditional-formats>
      </table:table>
      <table:table table:name="FinalPESO" table:style-name="ta2">
        <office:forms form:automatic-focus="false" form:apply-design-mode="false"/>
        <table:table-column table:style-name="co1" table:visibility="collapse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4" table:default-cell-style-name="Default"/>
        <table:table-column table:style-name="co23" table:number-columns-repeated="10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7" table:default-cell-style-name="Default"/>
        <table:table-column table:style-name="co27" table:default-cell-style-name="Default"/>
        <table:table-column table:style-name="co28" table:number-columns-repeated="10" table:default-cell-style-name="Default"/>
        <table:table-column table:style-name="co29" table:number-columns-repeated="5" table:default-cell-style-name="Default"/>
        <table:table-column table:style-name="co16" table:number-columns-repeated="969" table:default-cell-style-name="Default"/>
        <table:table-column table:style-name="co30" table:number-columns-repeated="10" table:default-cell-style-name="Default"/>
        <table:table-row table:style-name="ro1" table:visibility="collapse">
          <table:table-cell table:style-name="ce2" table:number-columns-repeated="4"/>
          <table:table-cell table:style-name="ce183"/>
          <table:table-cell table:style-name="ce2" table:number-columns-repeated="40"/>
          <table:table-cell table:number-columns-repeated="979"/>
        </table:table-row>
        <table:table-row table:style-name="ro1" table:visibility="collapse">
          <table:table-cell table:style-name="ce2" table:number-columns-repeated="40"/>
          <table:table-cell table:number-columns-repeated="984"/>
        </table:table-row>
        <table:table-row table:style-name="ro1" table:visibility="collapse">
          <table:table-cell table:style-name="ce2" table:number-columns-repeated="28"/>
          <table:table-cell table:style-name="ce109" table:formula="of:=COUNTIF([.E14:.E2198];&quot;&gt;0&quot;)" office:value-type="float" office:value="13" calcext:value-type="float">
            <text:p>13</text:p>
          </table:table-cell>
          <table:table-cell table:style-name="ce2" table:number-columns-repeated="11"/>
          <table:table-cell table:number-columns-repeated="984"/>
        </table:table-row>
        <table:table-row table:style-name="ro1" table:visibility="collapse">
          <table:table-cell table:style-name="ce2" table:number-columns-repeated="28"/>
          <table:table-cell table:style-name="ce77"/>
          <table:table-cell table:style-name="ce2" table:number-columns-repeated="11"/>
          <table:table-cell table:number-columns-repeated="984"/>
        </table:table-row>
        <table:table-row table:style-name="ro1" table:visibility="collapse">
          <table:table-cell table:style-name="ce2" table:number-columns-repeated="28"/>
          <table:table-cell table:style-name="ce110" table:formula="of:=COUNTIF([.E14:.E2464];0)" office:value-type="float" office:value="0" calcext:value-type="float">
            <text:p>0</text:p>
          </table:table-cell>
          <table:table-cell table:style-name="ce2" table:number-columns-repeated="11"/>
          <table:table-cell table:number-columns-repeated="984"/>
        </table:table-row>
        <table:table-row table:style-name="ro7" table:visibility="collapse">
          <table:table-cell table:style-name="ce2" table:number-columns-repeated="28"/>
          <table:table-cell table:style-name="ce77"/>
          <table:table-cell table:style-name="ce2" table:number-columns-repeated="11"/>
          <table:table-cell table:number-columns-repeated="984"/>
        </table:table-row>
        <table:table-row table:style-name="ro8">
          <table:table-cell table:style-name="ce2"/>
          <table:table-cell table:style-name="ce66" office:value-type="string" calcext:value-type="string" table:number-columns-spanned="3" table:number-rows-spanned="6">
            <text:p>Cada questão tem várias alternativas corretas, nesta ordem, 0, 1, 2, 3 (com 4 alternativas). A mais correta é 0 e a mais errada é 3</text:p>
          </table:table-cell>
          <table:covered-table-cell table:number-columns-repeated="2"/>
          <table:table-cell table:style-name="ce80" table:number-columns-repeated="6"/>
          <table:table-cell table:style-name="ce220" office:value-type="string" calcext:value-type="string">
            <text:p>A</text:p>
          </table:table-cell>
          <table:table-cell table:style-name="ce220" office:value-type="string" calcext:value-type="string">
            <text:p>B</text:p>
          </table:table-cell>
          <table:table-cell table:style-name="ce228" office:value-type="string" calcext:value-type="string">
            <text:p>C</text:p>
          </table:table-cell>
          <table:table-cell table:style-name="ce228" office:value-type="string" calcext:value-type="string">
            <text:p>D</text:p>
          </table:table-cell>
          <table:table-cell table:style-name="ce231" office:value-type="string" calcext:value-type="string">
            <text:p>E</text:p>
          </table:table-cell>
          <table:table-cell table:style-name="ce231" office:value-type="string" calcext:value-type="string">
            <text:p>F</text:p>
          </table:table-cell>
          <table:table-cell table:style-name="ce231" office:value-type="string" calcext:value-type="string">
            <text:p>G</text:p>
          </table:table-cell>
          <table:table-cell table:style-name="ce88" table:number-columns-repeated="3"/>
          <table:table-cell table:number-columns-repeated="5"/>
          <table:table-cell table:style-name="ce87" table:number-columns-repeated="4"/>
          <table:table-cell table:style-name="ce2" table:number-columns-repeated="2"/>
          <table:table-cell table:style-name="ce123" office:value-type="string" calcext:value-type="string" table:number-columns-spanned="10" table:number-rows-spanned="1">
            <text:p>esses números possuem o seguinte significa: temos nesta prova questões de 4 alternativas, assim ver como foi sorteado com os 4 últimos dígitos</text:p>
          </table:table-cell>
          <table:covered-table-cell table:number-columns-repeated="9"/>
          <table:table-cell table:number-columns-repeated="983"/>
        </table:table-row>
        <table:table-row table:style-name="ro9">
          <table:table-cell table:style-name="ce2"/>
          <table:covered-table-cell table:number-columns-repeated="3"/>
          <table:table-cell table:style-name="ce80" table:number-columns-repeated="6"/>
          <table:table-cell table:style-name="ce221" office:value-type="float" office:value="0" calcext:value-type="float">
            <text:p>0</text:p>
          </table:table-cell>
          <table:table-cell table:style-name="ce221" office:value-type="float" office:value="1" calcext:value-type="float">
            <text:p>1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float" office:value="3" calcext:value-type="float">
            <text:p>3</text:p>
          </table:table-cell>
          <table:table-cell table:style-name="ce232" office:value-type="float" office:value="4" calcext:value-type="float">
            <text:p>4</text:p>
          </table:table-cell>
          <table:table-cell table:style-name="ce230" office:value-type="float" office:value="5" calcext:value-type="float">
            <text:p>5</text:p>
          </table:table-cell>
          <table:table-cell table:style-name="ce230" office:value-type="float" office:value="6" calcext:value-type="float">
            <text:p>6</text:p>
          </table:table-cell>
          <table:table-cell table:style-name="ce88" table:number-columns-repeated="3"/>
          <table:table-cell table:number-columns-repeated="5"/>
          <table:table-cell table:style-name="ce87" table:number-columns-repeated="4"/>
          <table:table-cell table:style-name="ce2" table:number-columns-repeated="2"/>
          <table:table-cell table:style-name="ce117" office:value-type="string" calcext:value-type="string">
            <text:p>Exemplo: </text:p>
          </table:table-cell>
          <table:table-cell table:style-name="ce117" table:number-columns-repeated="7"/>
          <table:table-cell table:style-name="ce2"/>
          <table:table-cell table:number-columns-repeated="984"/>
        </table:table-row>
        <table:table-row table:style-name="ro10">
          <table:table-cell table:style-name="ce2"/>
          <table:covered-table-cell table:number-columns-repeated="3"/>
          <table:table-cell table:style-name="ce80" table:number-columns-repeated="6"/>
          <table:table-cell table:style-name="ce222" office:value-type="float" office:value="1" calcext:value-type="float">
            <text:p>1</text:p>
          </table:table-cell>
          <table:table-cell table:style-name="ce222" office:value-type="float" office:value="0.3" calcext:value-type="float">
            <text:p>0,3</text:p>
          </table:table-cell>
          <table:table-cell table:style-name="ce222" office:value-type="float" office:value="0.2" calcext:value-type="float">
            <text:p>0,2</text:p>
          </table:table-cell>
          <table:table-cell table:style-name="ce222" office:value-type="float" office:value="0.1" calcext:value-type="float">
            <text:p>0,1</text:p>
          </table:table-cell>
          <table:table-cell table:style-name="ce233" office:value-type="float" office:value="0" calcext:value-type="float">
            <text:p>0</text:p>
          </table:table-cell>
          <table:table-cell table:number-columns-repeated="2" table:style-name="ce234" office:value-type="float" office:value="0" calcext:value-type="float">
            <text:p>0</text:p>
          </table:table-cell>
          <table:table-cell table:style-name="ce236"/>
          <table:table-cell table:style-name="ce88" table:number-columns-repeated="2"/>
          <table:table-cell table:number-columns-repeated="5"/>
          <table:table-cell table:style-name="ce87" table:number-columns-repeated="4"/>
          <table:table-cell table:style-name="ce2" table:number-columns-repeated="2"/>
          <table:table-cell/>
          <table:table-cell table:style-name="ce125" office:value-type="float" office:value="6372301" calcext:value-type="float">
            <text:p>6372301</text:p>
          </table:table-cell>
          <table:table-cell table:style-name="ce127" office:value-type="string" calcext:value-type="string">
            <text:p>foi sorteado</text:p>
          </table:table-cell>
          <table:table-cell table:style-name="ce128" office:value-type="float" office:value="2301" calcext:value-type="float">
            <text:p>2301</text:p>
          </table:table-cell>
          <table:table-cell table:style-name="ce129" office:value-type="string" calcext:value-type="string">
            <text:p>A=2</text:p>
          </table:table-cell>
          <table:table-cell table:style-name="ce129" office:value-type="string" calcext:value-type="string">
            <text:p>B=3</text:p>
          </table:table-cell>
          <table:table-cell table:style-name="ce131" office:value-type="string" calcext:value-type="string">
            <text:p>C=0</text:p>
          </table:table-cell>
          <table:table-cell table:style-name="ce129" office:value-type="string" calcext:value-type="string">
            <text:p>D=1</text:p>
          </table:table-cell>
          <table:table-cell table:style-name="ce249" office:value-type="string" calcext:value-type="string" table:number-columns-spanned="2" table:number-rows-spanned="1">
            <text:p>resposta correta é a C</text:p>
          </table:table-cell>
          <table:covered-table-cell/>
          <table:table-cell table:number-columns-repeated="983"/>
        </table:table-row>
        <table:table-row table:style-name="ro11">
          <table:table-cell table:style-name="ce2"/>
          <table:covered-table-cell table:number-columns-repeated="3"/>
          <table:table-cell table:style-name="ce80" table:number-columns-repeated="6"/>
          <table:table-cell table:style-name="ce223" office:value-type="string" calcext:value-type="string" table:number-columns-spanned="7" table:number-rows-spanned="1">
            <text:p>Weight</text:p>
          </table:table-cell>
          <table:covered-table-cell table:number-columns-repeated="6" table:style-name="ce227"/>
          <table:table-cell table:style-name="ce80" table:number-columns-repeated="12"/>
          <table:table-cell table:style-name="ce2" table:number-columns-repeated="3"/>
          <table:table-cell table:style-name="ce126" office:value-type="string" calcext:value-type="string" table:number-columns-spanned="3" table:number-rows-spanned="1">
            <text:p>podemos definir esses pesos &gt;&gt;</text:p>
          </table:table-cell>
          <table:covered-table-cell table:number-columns-repeated="2"/>
          <table:table-cell table:style-name="ce130" office:value-type="string" calcext:value-type="string">
            <text:p>(4-2)/4</text:p>
          </table:table-cell>
          <table:table-cell table:style-name="ce130" office:value-type="string" calcext:value-type="string">
            <text:p>(4-3)/4</text:p>
          </table:table-cell>
          <table:table-cell table:style-name="ce130" office:value-type="string" calcext:value-type="string">
            <text:p>(4-0)/4</text:p>
          </table:table-cell>
          <table:table-cell table:style-name="ce130" office:value-type="string" calcext:value-type="string">
            <text:p>(4-1)/4</text:p>
          </table:table-cell>
          <table:table-cell table:style-name="ce2"/>
          <table:table-cell table:number-columns-repeated="984"/>
        </table:table-row>
        <table:table-row table:style-name="ro12">
          <table:table-cell table:style-name="ce2"/>
          <table:covered-table-cell table:number-columns-repeated="3"/>
          <table:table-cell table:style-name="ce185" table:number-columns-repeated="24"/>
          <table:table-cell table:style-name="ce111" table:formula="of:=COUNTIF([.U14:.AE2464];&quot;*2/*&quot;)+COUNTIF([.U14:.AE2464];&quot;*3/*&quot;)+COUNTIF([.U14:.AE2464];&quot;*4/*&quot;)" office:value-type="float" office:value="0" calcext:value-type="float">
            <text:p>0</text:p>
          </table:table-cell>
          <table:table-cell table:style-name="ce2" table:number-columns-repeated="2"/>
          <table:table-cell table:style-name="ce241" office:value-type="string" calcext:value-type="string" table:number-columns-spanned="9" table:number-rows-spanned="1">
            <text:p>Randomly Selected Questions</text:p>
          </table:table-cell>
          <table:covered-table-cell table:number-columns-repeated="8" table:style-name="ce59"/>
          <table:table-cell table:number-columns-repeated="984"/>
        </table:table-row>
        <table:table-row table:style-name="ro3">
          <table:table-cell table:style-name="ce65"/>
          <table:covered-table-cell table:number-columns-repeated="3" table:style-name="ce180"/>
          <table:table-cell table:style-name="ce75"/>
          <table:table-cell table:style-name="ce83" table:number-columns-repeated="4"/>
          <table:table-cell table:style-name="ce89" table:number-columns-repeated="11"/>
          <table:table-cell table:style-name="ce104" table:formula="of:=([.$AC$3]-COUNTIF([.U14:.U2464];&quot;*/*&quot;))/[.$AC$3]" office:value-type="percentage" office:value="1" calcext:value-type="percentage">
            <text:p>100%</text:p>
          </table:table-cell>
          <table:table-cell table:style-name="ce104" table:formula="of:=([.$AC$3]-COUNTIF([.V14:.V2464];&quot;*/*&quot;))/[.$AC$3]" office:value-type="percentage" office:value="1" calcext:value-type="percentage">
            <text:p>100%</text:p>
          </table:table-cell>
          <table:table-cell table:style-name="ce104" table:formula="of:=([.$AC$3]-COUNTIF([.W14:.W2464];&quot;*/*&quot;))/[.$AC$3]" office:value-type="percentage" office:value="1" calcext:value-type="percentage">
            <text:p>100%</text:p>
          </table:table-cell>
          <table:table-cell table:style-name="ce104" table:formula="of:=([.$AC$3]-COUNTIF([.X14:.X2464];&quot;*/*&quot;))/[.$AC$3]" office:value-type="percentage" office:value="1" calcext:value-type="percentage">
            <text:p>100%</text:p>
          </table:table-cell>
          <table:table-cell table:style-name="ce104" table:formula="of:=([.$AC$3]-COUNTIF([.Y14:.Y2464];&quot;*/*&quot;))/[.$AC$3]" office:value-type="percentage" office:value="1" calcext:value-type="percentage">
            <text:p>100%</text:p>
          </table:table-cell>
          <table:table-cell table:style-name="ce104" table:formula="of:=([.$AC$3]-COUNTIF([.Z14:.Z2464];&quot;*/*&quot;))/[.$AC$3]" office:value-type="percentage" office:value="1" calcext:value-type="percentage">
            <text:p>100%</text:p>
          </table:table-cell>
          <table:table-cell table:style-name="ce104" table:formula="of:=([.$AC$3]-COUNTIF([.AA14:.AA2464];&quot;*/*&quot;))/[.$AC$3]" office:value-type="percentage" office:value="1" calcext:value-type="percentage">
            <text:p>100%</text:p>
          </table:table-cell>
          <table:table-cell table:style-name="ce104" table:formula="of:=([.$AC$3]-COUNTIF([.AB14:.AB2464];&quot;*/*&quot;))/[.$AC$3]" office:value-type="percentage" office:value="1" calcext:value-type="percentage">
            <text:p>100%</text:p>
          </table:table-cell>
          <table:table-cell table:style-name="ce104" table:formula="of:=([.$AC$3]-COUNTIF([.AC14:.AC2464];&quot;*/*&quot;))/[.$AC$3]" office:value-type="percentage" office:value="1" calcext:value-type="percentage">
            <text:p>100%</text:p>
          </table:table-cell>
          <table:table-cell table:style-name="ce104" table:formula="of:=([.$AC$3]-COUNTIF([.AD14:.AD2464];&quot;*/*&quot;))/[.$AC$3]" office:value-type="percentage" office:value="1" calcext:value-type="percentage">
            <text:p>100%</text:p>
          </table:table-cell>
          <table:table-cell table:style-name="ce119" table:number-columns-repeated="3"/>
          <table:table-cell table:style-name="ce65" table:number-columns-repeated="7"/>
          <table:table-cell table:number-columns-repeated="6"/>
          <table:table-cell table:style-name="ce180" table:number-columns-repeated="978"/>
        </table:table-row>
        <table:table-row table:style-name="ro4">
          <table:table-cell table:style-name="ce3" office:value-type="string" calcext:value-type="string">
            <text:p>check name</text:p>
          </table:table-cell>
          <table:table-cell table:style-name="ce3"/>
          <table:table-cell table:style-name="ce3" office:value-type="string" calcext:value-type="string">
            <text:p>Aluno</text:p>
          </table:table-cell>
          <table:table-cell table:style-name="ce200" office:value-type="string" calcext:value-type="string">
            <text:p>Final</text:p>
          </table:table-cell>
          <table:table-cell table:style-name="ce208" office:value-type="string" calcext:value-type="string">
            <text:p>Page</text:p>
          </table:table-cell>
          <table:table-cell table:style-name="ce208" office:value-type="string" calcext:value-type="string">
            <text:p>ID</text:p>
          </table:table-cell>
          <table:table-cell table:style-name="ce208" office:value-type="string" calcext:value-type="string">
            <text:p>Answ</text:p>
          </table:table-cell>
          <table:table-cell table:style-name="ce208" office:value-type="string" calcext:value-type="string">
            <text:p>Quest</text:p>
          </table:table-cell>
          <table:table-cell table:style-name="ce208" office:value-type="string" calcext:value-type="string">
            <text:p>Inv</text:p>
          </table:table-cell>
          <table:table-cell table:style-name="ce217" office:value-type="string" calcext:value-type="string">
            <text:p>Grad</text:p>
          </table:table-cell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2" calcext:value-type="float">
            <text:p>2</text:p>
          </table:table-cell>
          <table:table-cell table:style-name="ce208" office:value-type="float" office:value="3" calcext:value-type="float">
            <text:p>3</text:p>
          </table:table-cell>
          <table:table-cell table:style-name="ce208" office:value-type="float" office:value="4" calcext:value-type="float">
            <text:p>4</text:p>
          </table:table-cell>
          <table:table-cell table:style-name="ce208" office:value-type="float" office:value="5" calcext:value-type="float">
            <text:p>5</text:p>
          </table:table-cell>
          <table:table-cell table:style-name="ce208" office:value-type="float" office:value="6" calcext:value-type="float">
            <text:p>6</text:p>
          </table:table-cell>
          <table:table-cell table:style-name="ce208" office:value-type="float" office:value="7" calcext:value-type="float">
            <text:p>7</text:p>
          </table:table-cell>
          <table:table-cell table:style-name="ce208" office:value-type="float" office:value="8" calcext:value-type="float">
            <text:p>8</text:p>
          </table:table-cell>
          <table:table-cell table:style-name="ce208" office:value-type="float" office:value="9" calcext:value-type="float">
            <text:p>9</text:p>
          </table:table-cell>
          <table:table-cell table:style-name="ce208" office:value-type="float" office:value="10" calcext:value-type="float">
            <text:p>10</text:p>
          </table:table-cell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2" calcext:value-type="float">
            <text:p>2</text:p>
          </table:table-cell>
          <table:table-cell table:style-name="ce208" office:value-type="float" office:value="3" calcext:value-type="float">
            <text:p>3</text:p>
          </table:table-cell>
          <table:table-cell table:style-name="ce208" office:value-type="float" office:value="4" calcext:value-type="float">
            <text:p>4</text:p>
          </table:table-cell>
          <table:table-cell table:style-name="ce208" office:value-type="float" office:value="5" calcext:value-type="float">
            <text:p>5</text:p>
          </table:table-cell>
          <table:table-cell table:style-name="ce208" office:value-type="float" office:value="6" calcext:value-type="float">
            <text:p>6</text:p>
          </table:table-cell>
          <table:table-cell table:style-name="ce208" office:value-type="float" office:value="7" calcext:value-type="float">
            <text:p>7</text:p>
          </table:table-cell>
          <table:table-cell table:style-name="ce208" office:value-type="float" office:value="8" calcext:value-type="float">
            <text:p>8</text:p>
          </table:table-cell>
          <table:table-cell table:style-name="ce208" office:value-type="float" office:value="9" calcext:value-type="float">
            <text:p>9</text:p>
          </table:table-cell>
          <table:table-cell table:style-name="ce208" office:value-type="float" office:value="10" calcext:value-type="float">
            <text:p>10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3" calcext:value-type="float">
            <text:p>3</text:p>
          </table:table-cell>
          <table:table-cell table:style-name="ce97" office:value-type="float" office:value="4" calcext:value-type="float">
            <text:p>4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6" calcext:value-type="float">
            <text:p>6</text:p>
          </table:table-cell>
          <table:table-cell table:style-name="ce97" office:value-type="float" office:value="7" calcext:value-type="float">
            <text:p>7</text:p>
          </table:table-cell>
          <table:table-cell table:style-name="ce97" office:value-type="float" office:value="8" calcext:value-type="float">
            <text:p>8</text:p>
          </table:table-cell>
          <table:table-cell table:style-name="ce97" office:value-type="float" office:value="9" calcext:value-type="float">
            <text:p>9</text:p>
          </table:table-cell>
          <table:table-cell table:style-name="ce97" office:value-type="float" office:value="10" calcext:value-type="float">
            <text:p>10</text:p>
          </table:table-cell>
          <table:table-cell table:number-columns-repeated="984"/>
        </table:table-row>
        <table:table-row table:style-name="ro1">
          <table:table-cell table:style-name="ce2"/>
          <table:table-cell table:style-name="ce68" table:formula="of:=VLOOKUP([.E14];[$Lista.$A$2:$Lista.$D$52];3;0)" office:value-type="float" office:value="1001" calcext:value-type="float">
            <text:p>1001</text:p>
          </table:table-cell>
          <table:table-cell table:style-name="ce68" table:formula="of:=VLOOKUP([.E14];[$Lista.$A$2:$Lista.$D$52];4;0)" office:value-type="string" office:string-value="Aluno 1" calcext:value-type="string">
            <text:p>Aluno 1</text:p>
          </table:table-cell>
          <table:table-cell table:style-name="ce71" table:formula="of:=[.J14]/[.G14]" office:value-type="percentage" office:value="2.025" calcext:value-type="percentage">
            <text:p>203%</text:p>
          </table:table-cell>
          <table:table-cell table:style-name="ce209" table:formula="of:=[$BD.A2]" office:value-type="float" office:value="1" calcext:value-type="float">
            <text:p>1</text:p>
          </table:table-cell>
          <table:table-cell table:style-name="ce209" table:formula="of:=[$BD.B2]" office:value-type="float" office:value="2" calcext:value-type="float">
            <text:p>2</text:p>
          </table:table-cell>
          <table:table-cell table:style-name="ce209" table:formula="of:=[$BD.C2]" office:value-type="float" office:value="4" calcext:value-type="float">
            <text:p>4</text:p>
          </table:table-cell>
          <table:table-cell table:style-name="ce209" table:formula="of:=[$BD.D2]" office:value-type="float" office:value="10" calcext:value-type="float">
            <text:p>10</text:p>
          </table:table-cell>
          <table:table-cell table:style-name="ce209" table:formula="of:=[$BD.E2]" office:value-type="float" office:value="0" calcext:value-type="float">
            <text:p>0</text:p>
          </table:table-cell>
          <table:table-cell table:style-name="ce218" table:formula="of:=SUM([.K14:.T14])" office:value-type="float" office:value="8.1" calcext:value-type="float">
            <text:p>8,1</text:p>
          </table:table-cell>
          <table:table-cell table:style-name="ce225" table:formula="of:=IFERROR(HLOOKUP(VALUE(MID([.AE14];HLOOKUP(LEFT([.U14]);[.$K$7:.$Q$8];2;0)+1;1));[.$K$8:.$Q$9];2;0);&quot;0&quot;)" office:value-type="string" office:string-value="0" calcext:value-type="string">
            <text:p>0</text:p>
          </table:table-cell>
          <table:table-cell table:style-name="ce225" table:formula="of:=IFERROR(HLOOKUP(VALUE(MID([.AF14];HLOOKUP(LEFT([.V14]);[.$K$7:.$Q$8];2;0)+1;1));[.$K$8:.$Q$9];2;0);&quot;0&quot;)" office:value-type="float" office:value="1" calcext:value-type="float">
            <text:p>1</text:p>
          </table:table-cell>
          <table:table-cell table:style-name="ce225" table:formula="of:=IFERROR(HLOOKUP(VALUE(MID([.AG14];HLOOKUP(LEFT([.W14]);[.$K$7:.$Q$8];2;0)+1;1));[.$K$8:.$Q$9];2;0);&quot;0&quot;)" office:value-type="float" office:value="1" calcext:value-type="float">
            <text:p>1</text:p>
          </table:table-cell>
          <table:table-cell table:style-name="ce225" table:formula="of:=IFERROR(HLOOKUP(VALUE(MID([.AH14];HLOOKUP(LEFT([.X14]);[.$K$7:.$Q$8];2;0)+1;1));[.$K$8:.$Q$9];2;0);&quot;0&quot;)" office:value-type="float" office:value="1" calcext:value-type="float">
            <text:p>1</text:p>
          </table:table-cell>
          <table:table-cell table:style-name="ce225" table:formula="of:=IFERROR(HLOOKUP(VALUE(MID([.AI14];HLOOKUP(LEFT([.Y14]);[.$K$7:.$Q$8];2;0)+1;1));[.$K$8:.$Q$9];2;0);&quot;0&quot;)" office:value-type="float" office:value="1" calcext:value-type="float">
            <text:p>1</text:p>
          </table:table-cell>
          <table:table-cell table:style-name="ce225" table:formula="of:=IFERROR(HLOOKUP(VALUE(MID([.AJ14];HLOOKUP(LEFT([.Z14]);[.$K$7:.$Q$8];2;0)+1;1));[.$K$8:.$Q$9];2;0);&quot;0&quot;)" office:value-type="float" office:value="1" calcext:value-type="float">
            <text:p>1</text:p>
          </table:table-cell>
          <table:table-cell table:style-name="ce225" table:formula="of:=IFERROR(HLOOKUP(VALUE(MID([.AK14];HLOOKUP(LEFT([.AA14]);[.$K$7:.$Q$8];2;0)+1;1));[.$K$8:.$Q$9];2;0);&quot;0&quot;)" office:value-type="float" office:value="1" calcext:value-type="float">
            <text:p>1</text:p>
          </table:table-cell>
          <table:table-cell table:style-name="ce225" table:formula="of:=IFERROR(HLOOKUP(VALUE(MID([.AL14];HLOOKUP(LEFT([.AB14]);[.$K$7:.$Q$8];2;0)+1;1));[.$K$8:.$Q$9];2;0);&quot;0&quot;)" office:value-type="float" office:value="1" calcext:value-type="float">
            <text:p>1</text:p>
          </table:table-cell>
          <table:table-cell table:style-name="ce225" table:formula="of:=IFERROR(HLOOKUP(VALUE(MID([.AM14];HLOOKUP(LEFT([.AC14]);[.$K$7:.$Q$8];2;0)+1;1));[.$K$8:.$Q$9];2;0);&quot;0&quot;)" office:value-type="float" office:value="0.1" calcext:value-type="float">
            <text:p>0,1</text:p>
          </table:table-cell>
          <table:table-cell table:style-name="ce225" table:formula="of:=IFERROR(HLOOKUP(VALUE(MID([.AN14];HLOOKUP(LEFT([.AD14]);[.$K$7:.$Q$8];2;0)+1;1));[.$K$8:.$Q$9];2;0);&quot;0&quot;)" office:value-type="float" office:value="1" calcext:value-type="float">
            <text:p>1</text:p>
          </table:table-cell>
          <table:table-cell table:style-name="ce238" table:formula="of:=[$BD.G2]" office:value-type="string" office:string-value=" D/C" calcext:value-type="string">
            <text:p><text:s/>D/C</text:p>
          </table:table-cell>
          <table:table-cell table:style-name="ce238" table:formula="of:=[$BD.H2]" office:value-type="string" office:string-value="D" calcext:value-type="string">
            <text:p>D</text:p>
          </table:table-cell>
          <table:table-cell table:style-name="ce238" table:formula="of:=[$BD.I2]" office:value-type="string" office:string-value="A" calcext:value-type="string">
            <text:p>A</text:p>
          </table:table-cell>
          <table:table-cell table:style-name="ce238" table:formula="of:=[$BD.J2]" office:value-type="string" office:string-value="A" calcext:value-type="string">
            <text:p>A</text:p>
          </table:table-cell>
          <table:table-cell table:style-name="ce238" table:formula="of:=[$BD.K2]" office:value-type="string" office:string-value="A" calcext:value-type="string">
            <text:p>A</text:p>
          </table:table-cell>
          <table:table-cell table:style-name="ce238" table:formula="of:=[$BD.L2]" office:value-type="string" office:string-value="C" calcext:value-type="string">
            <text:p>C</text:p>
          </table:table-cell>
          <table:table-cell table:style-name="ce238" table:formula="of:=[$BD.M2]" office:value-type="string" office:string-value="D" calcext:value-type="string">
            <text:p>D</text:p>
          </table:table-cell>
          <table:table-cell table:style-name="ce238" table:formula="of:=[$BD.N2]" office:value-type="string" office:string-value="A" calcext:value-type="string">
            <text:p>A</text:p>
          </table:table-cell>
          <table:table-cell table:style-name="ce238" table:formula="of:=[$BD.O2]" office:value-type="string" office:string-value="C/A" calcext:value-type="string">
            <text:p>C/A</text:p>
          </table:table-cell>
          <table:table-cell table:style-name="ce238" table:formula="of:=[$BD.P2]" office:value-type="string" office:string-value="A " calcext:value-type="string">
            <text:p>A </text:p>
          </table:table-cell>
          <table:table-cell table:style-name="ce120" table:formula="of:=MID([$BD.Q2];LEN([$BD.Q2])-[.$G14]+1;LEN([$BD.Q2]))" office:value-type="string" office:string-value="1203" calcext:value-type="string">
            <text:p>1203</text:p>
          </table:table-cell>
          <table:table-cell table:style-name="ce120" table:formula="of:=MID([$BD.R2];LEN([$BD.R2])-[.$G14]+1;LEN([$BD.R2]))" office:value-type="string" office:string-value="3210" calcext:value-type="string">
            <text:p>3210</text:p>
          </table:table-cell>
          <table:table-cell table:style-name="ce120" table:formula="of:=MID([$BD.S2];LEN([$BD.S2])-[.$G14]+1;LEN([$BD.S2]))" office:value-type="string" office:string-value="0213" calcext:value-type="string">
            <text:p>0213</text:p>
          </table:table-cell>
          <table:table-cell table:style-name="ce120" table:formula="of:=MID([$BD.T2];LEN([$BD.T2])-[.$G14]+1;LEN([$BD.T2]))" office:value-type="string" office:string-value="0132" calcext:value-type="string">
            <text:p>0132</text:p>
          </table:table-cell>
          <table:table-cell table:style-name="ce120" table:formula="of:=MID([$BD.U2];LEN([$BD.U2])-[.$G14]+1;LEN([$BD.U2]))" office:value-type="string" office:string-value="0231" calcext:value-type="string">
            <text:p>0231</text:p>
          </table:table-cell>
          <table:table-cell table:style-name="ce120" table:formula="of:=MID([$BD.V2];LEN([$BD.V2])-[.$G14]+1;LEN([$BD.V2]))" office:value-type="string" office:string-value="3102" calcext:value-type="string">
            <text:p>3102</text:p>
          </table:table-cell>
          <table:table-cell table:style-name="ce120" table:formula="of:=MID([$BD.W2];LEN([$BD.W2])-[.$G14]+1;LEN([$BD.W2]))" office:value-type="string" office:string-value="3120" calcext:value-type="string">
            <text:p>3120</text:p>
          </table:table-cell>
          <table:table-cell table:style-name="ce120" table:formula="of:=MID([$BD.X2];LEN([$BD.X2])-[.$G14]+1;LEN([$BD.X2]))" office:value-type="string" office:string-value="0321" calcext:value-type="string">
            <text:p>0321</text:p>
          </table:table-cell>
          <table:table-cell table:style-name="ce120" table:formula="of:=MID([$BD.Y2];LEN([$BD.Y2])-[.$G14]+1;LEN([$BD.Y2]))" office:value-type="string" office:string-value="0231" calcext:value-type="string">
            <text:p>0231</text:p>
          </table:table-cell>
          <table:table-cell table:style-name="ce120" table:formula="of:=MID([$BD.Z2];LEN([$BD.Z2])-[.$G14]+1;LEN([$BD.Z2]))" office:value-type="string" office:string-value="0312" calcext:value-type="string">
            <text:p>0312</text:p>
          </table:table-cell>
          <table:table-cell table:number-columns-repeated="984"/>
        </table:table-row>
        <table:table-row table:style-name="ro1">
          <table:table-cell table:style-name="ce2"/>
          <table:table-cell table:style-name="ce68" table:formula="of:=VLOOKUP([.E15];[$Lista.$A$2:$Lista.$D$52];3;0)" office:value-type="float" office:value="1002" calcext:value-type="float">
            <text:p>1002</text:p>
          </table:table-cell>
          <table:table-cell table:style-name="ce68" table:formula="of:=VLOOKUP([.E15];[$Lista.$A$2:$Lista.$D$52];4;0)" office:value-type="string" office:string-value="Aluno 2" calcext:value-type="string">
            <text:p>Aluno 2</text:p>
          </table:table-cell>
          <table:table-cell table:style-name="ce71" table:formula="of:=[.J15]/[.G15]" office:value-type="percentage" office:value="2" calcext:value-type="percentage">
            <text:p>200%</text:p>
          </table:table-cell>
          <table:table-cell table:style-name="ce209" table:formula="of:=[$BD.A3]" office:value-type="float" office:value="2" calcext:value-type="float">
            <text:p>2</text:p>
          </table:table-cell>
          <table:table-cell table:style-name="ce209" table:formula="of:=[$BD.B3]" office:value-type="float" office:value="5" calcext:value-type="float">
            <text:p>5</text:p>
          </table:table-cell>
          <table:table-cell table:style-name="ce209" table:formula="of:=[$BD.C3]" office:value-type="float" office:value="4" calcext:value-type="float">
            <text:p>4</text:p>
          </table:table-cell>
          <table:table-cell table:style-name="ce209" table:formula="of:=[$BD.D3]" office:value-type="float" office:value="10" calcext:value-type="float">
            <text:p>10</text:p>
          </table:table-cell>
          <table:table-cell table:style-name="ce191" table:formula="of:=[$BD.E3]" office:value-type="float" office:value="1" calcext:value-type="float">
            <text:p>1</text:p>
          </table:table-cell>
          <table:table-cell table:style-name="ce218" table:formula="of:=SUM([.K15:.T15])" office:value-type="float" office:value="8" calcext:value-type="float">
            <text:p>8</text:p>
          </table:table-cell>
          <table:table-cell table:style-name="ce225" table:formula="of:=IFERROR(HLOOKUP(VALUE(MID([.AE15];HLOOKUP(LEFT([.U15]);[.$K$7:.$Q$8];2;0)+1;1));[.$K$8:.$Q$9];2;0);&quot;0&quot;)" office:value-type="string" office:string-value="0" calcext:value-type="string">
            <text:p>0</text:p>
          </table:table-cell>
          <table:table-cell table:style-name="ce225" table:formula="of:=IFERROR(HLOOKUP(VALUE(MID([.AF15];HLOOKUP(LEFT([.V15]);[.$K$7:.$Q$8];2;0)+1;1));[.$K$8:.$Q$9];2;0);&quot;0&quot;)" office:value-type="float" office:value="1" calcext:value-type="float">
            <text:p>1</text:p>
          </table:table-cell>
          <table:table-cell table:style-name="ce225" table:formula="of:=IFERROR(HLOOKUP(VALUE(MID([.AG15];HLOOKUP(LEFT([.W15]);[.$K$7:.$Q$8];2;0)+1;1));[.$K$8:.$Q$9];2;0);&quot;0&quot;)" office:value-type="float" office:value="1" calcext:value-type="float">
            <text:p>1</text:p>
          </table:table-cell>
          <table:table-cell table:style-name="ce225" table:formula="of:=IFERROR(HLOOKUP(VALUE(MID([.AH15];HLOOKUP(LEFT([.X15]);[.$K$7:.$Q$8];2;0)+1;1));[.$K$8:.$Q$9];2;0);&quot;0&quot;)" office:value-type="float" office:value="1" calcext:value-type="float">
            <text:p>1</text:p>
          </table:table-cell>
          <table:table-cell table:style-name="ce225" table:formula="of:=IFERROR(HLOOKUP(VALUE(MID([.AI15];HLOOKUP(LEFT([.Y15]);[.$K$7:.$Q$8];2;0)+1;1));[.$K$8:.$Q$9];2;0);&quot;0&quot;)" office:value-type="float" office:value="1" calcext:value-type="float">
            <text:p>1</text:p>
          </table:table-cell>
          <table:table-cell table:style-name="ce225" table:formula="of:=IFERROR(HLOOKUP(VALUE(MID([.AJ15];HLOOKUP(LEFT([.Z15]);[.$K$7:.$Q$8];2;0)+1;1));[.$K$8:.$Q$9];2;0);&quot;0&quot;)" office:value-type="float" office:value="1" calcext:value-type="float">
            <text:p>1</text:p>
          </table:table-cell>
          <table:table-cell table:style-name="ce225" table:formula="of:=IFERROR(HLOOKUP(VALUE(MID([.AK15];HLOOKUP(LEFT([.AA15]);[.$K$7:.$Q$8];2;0)+1;1));[.$K$8:.$Q$9];2;0);&quot;0&quot;)" office:value-type="float" office:value="1" calcext:value-type="float">
            <text:p>1</text:p>
          </table:table-cell>
          <table:table-cell table:style-name="ce225" table:formula="of:=IFERROR(HLOOKUP(VALUE(MID([.AL15];HLOOKUP(LEFT([.AB15]);[.$K$7:.$Q$8];2;0)+1;1));[.$K$8:.$Q$9];2;0);&quot;0&quot;)" office:value-type="float" office:value="1" calcext:value-type="float">
            <text:p>1</text:p>
          </table:table-cell>
          <table:table-cell table:style-name="ce225" table:formula="of:=IFERROR(HLOOKUP(VALUE(MID([.AM15];HLOOKUP(LEFT([.AC15]);[.$K$7:.$Q$8];2;0)+1;1));[.$K$8:.$Q$9];2;0);&quot;0&quot;)" office:value-type="string" office:string-value="0" calcext:value-type="string">
            <text:p>0</text:p>
          </table:table-cell>
          <table:table-cell table:style-name="ce225" table:formula="of:=IFERROR(HLOOKUP(VALUE(MID([.AN15];HLOOKUP(LEFT([.AD15]);[.$K$7:.$Q$8];2;0)+1;1));[.$K$8:.$Q$9];2;0);&quot;0&quot;)" office:value-type="float" office:value="1" calcext:value-type="float">
            <text:p>1</text:p>
          </table:table-cell>
          <table:table-cell table:style-name="ce238" table:formula="of:=[$BD.G3]" office:value-type="string" office:string-value=" C" calcext:value-type="string">
            <text:p><text:s/>C</text:p>
          </table:table-cell>
          <table:table-cell table:style-name="ce238" table:formula="of:=[$BD.H3]" office:value-type="string" office:string-value="B" calcext:value-type="string">
            <text:p>B</text:p>
          </table:table-cell>
          <table:table-cell table:style-name="ce238" table:formula="of:=[$BD.I3]" office:value-type="string" office:string-value="D" calcext:value-type="string">
            <text:p>D</text:p>
          </table:table-cell>
          <table:table-cell table:style-name="ce238" table:formula="of:=[$BD.J3]" office:value-type="string" office:string-value="B" calcext:value-type="string">
            <text:p>B</text:p>
          </table:table-cell>
          <table:table-cell table:style-name="ce238" table:formula="of:=[$BD.K3]" office:value-type="string" office:string-value="B" calcext:value-type="string">
            <text:p>B</text:p>
          </table:table-cell>
          <table:table-cell table:style-name="ce238" table:formula="of:=[$BD.L3]" office:value-type="string" office:string-value="B" calcext:value-type="string">
            <text:p>B</text:p>
          </table:table-cell>
          <table:table-cell table:style-name="ce238" table:formula="of:=[$BD.M3]" office:value-type="string" office:string-value="A" calcext:value-type="string">
            <text:p>A</text:p>
          </table:table-cell>
          <table:table-cell table:style-name="ce238" table:formula="of:=[$BD.N3]" office:value-type="string" office:string-value="A" calcext:value-type="string">
            <text:p>A</text:p>
          </table:table-cell>
          <table:table-cell table:style-name="ce215" table:formula="of:=[$BD.O3]" office:value-type="string" office:string-value="0/B" calcext:value-type="string">
            <text:p>0/B</text:p>
          </table:table-cell>
          <table:table-cell table:style-name="ce238" table:formula="of:=[$BD.P3]" office:value-type="string" office:string-value="D " calcext:value-type="string">
            <text:p>D </text:p>
          </table:table-cell>
          <table:table-cell table:style-name="ce120" table:formula="of:=MID([$BD.Q3];LEN([$BD.Q3])-[.$G15]+1;LEN([$BD.Q3]))" office:value-type="string" office:string-value="3102" calcext:value-type="string">
            <text:p>3102</text:p>
          </table:table-cell>
          <table:table-cell table:style-name="ce120" table:formula="of:=MID([$BD.R3];LEN([$BD.R3])-[.$G15]+1;LEN([$BD.R3]))" office:value-type="string" office:string-value="2013" calcext:value-type="string">
            <text:p>2013</text:p>
          </table:table-cell>
          <table:table-cell table:style-name="ce120" table:formula="of:=MID([$BD.S3];LEN([$BD.S3])-[.$G15]+1;LEN([$BD.S3]))" office:value-type="string" office:string-value="1320" calcext:value-type="string">
            <text:p>1320</text:p>
          </table:table-cell>
          <table:table-cell table:style-name="ce120" table:formula="of:=MID([$BD.T3];LEN([$BD.T3])-[.$G15]+1;LEN([$BD.T3]))" office:value-type="string" office:string-value="1023" calcext:value-type="string">
            <text:p>1023</text:p>
          </table:table-cell>
          <table:table-cell table:style-name="ce120" table:formula="of:=MID([$BD.U3];LEN([$BD.U3])-[.$G15]+1;LEN([$BD.U3]))" office:value-type="string" office:string-value="2031" calcext:value-type="string">
            <text:p>2031</text:p>
          </table:table-cell>
          <table:table-cell table:style-name="ce120" table:formula="of:=MID([$BD.V3];LEN([$BD.V3])-[.$G15]+1;LEN([$BD.V3]))" office:value-type="string" office:string-value="3012" calcext:value-type="string">
            <text:p>3012</text:p>
          </table:table-cell>
          <table:table-cell table:style-name="ce120" table:formula="of:=MID([$BD.W3];LEN([$BD.W3])-[.$G15]+1;LEN([$BD.W3]))" office:value-type="string" office:string-value="0321" calcext:value-type="string">
            <text:p>0321</text:p>
          </table:table-cell>
          <table:table-cell table:style-name="ce120" table:formula="of:=MID([$BD.X3];LEN([$BD.X3])-[.$G15]+1;LEN([$BD.X3]))" office:value-type="string" office:string-value="0213" calcext:value-type="string">
            <text:p>0213</text:p>
          </table:table-cell>
          <table:table-cell table:style-name="ce120" table:formula="of:=MID([$BD.Y3];LEN([$BD.Y3])-[.$G15]+1;LEN([$BD.Y3]))" office:value-type="string" office:string-value="3021" calcext:value-type="string">
            <text:p>3021</text:p>
          </table:table-cell>
          <table:table-cell table:style-name="ce120" table:formula="of:=MID([$BD.Z3];LEN([$BD.Z3])-[.$G15]+1;LEN([$BD.Z3]))" office:value-type="string" office:string-value="3210" calcext:value-type="string">
            <text:p>3210</text:p>
          </table:table-cell>
          <table:table-cell table:number-columns-repeated="984"/>
        </table:table-row>
        <table:table-row table:style-name="ro1">
          <table:table-cell table:style-name="ce2"/>
          <table:table-cell table:style-name="ce68" table:formula="of:=VLOOKUP([.E16];[$Lista.$A$2:$Lista.$D$52];3;0)" office:value-type="float" office:value="1003" calcext:value-type="float">
            <text:p>1003</text:p>
          </table:table-cell>
          <table:table-cell table:style-name="ce68" table:formula="of:=VLOOKUP([.E16];[$Lista.$A$2:$Lista.$D$52];4;0)" office:value-type="string" office:string-value="Aluno 3" calcext:value-type="string">
            <text:p>Aluno 3</text:p>
          </table:table-cell>
          <table:table-cell table:style-name="ce71" table:formula="of:=[.J16]/[.G16]" office:value-type="percentage" office:value="2.025" calcext:value-type="percentage">
            <text:p>203%</text:p>
          </table:table-cell>
          <table:table-cell table:style-name="ce209" table:formula="of:=[$BD.A4]" office:value-type="float" office:value="3" calcext:value-type="float">
            <text:p>3</text:p>
          </table:table-cell>
          <table:table-cell table:style-name="ce209" table:formula="of:=[$BD.B4]" office:value-type="float" office:value="4" calcext:value-type="float">
            <text:p>4</text:p>
          </table:table-cell>
          <table:table-cell table:style-name="ce209" table:formula="of:=[$BD.C4]" office:value-type="float" office:value="4" calcext:value-type="float">
            <text:p>4</text:p>
          </table:table-cell>
          <table:table-cell table:style-name="ce209" table:formula="of:=[$BD.D4]" office:value-type="float" office:value="10" calcext:value-type="float">
            <text:p>10</text:p>
          </table:table-cell>
          <table:table-cell table:style-name="ce209" table:formula="of:=[$BD.E4]" office:value-type="float" office:value="0" calcext:value-type="float">
            <text:p>0</text:p>
          </table:table-cell>
          <table:table-cell table:style-name="ce218" table:formula="of:=SUM([.K16:.T16])" office:value-type="float" office:value="8.1" calcext:value-type="float">
            <text:p>8,1</text:p>
          </table:table-cell>
          <table:table-cell table:style-name="ce225" table:formula="of:=IFERROR(HLOOKUP(VALUE(MID([.AE16];HLOOKUP(LEFT([.U16]);[.$K$7:.$Q$8];2;0)+1;1));[.$K$8:.$Q$9];2;0);&quot;0&quot;)" office:value-type="string" office:string-value="0" calcext:value-type="string">
            <text:p>0</text:p>
          </table:table-cell>
          <table:table-cell table:style-name="ce225" table:formula="of:=IFERROR(HLOOKUP(VALUE(MID([.AF16];HLOOKUP(LEFT([.V16]);[.$K$7:.$Q$8];2;0)+1;1));[.$K$8:.$Q$9];2;0);&quot;0&quot;)" office:value-type="float" office:value="1" calcext:value-type="float">
            <text:p>1</text:p>
          </table:table-cell>
          <table:table-cell table:style-name="ce225" table:formula="of:=IFERROR(HLOOKUP(VALUE(MID([.AG16];HLOOKUP(LEFT([.W16]);[.$K$7:.$Q$8];2;0)+1;1));[.$K$8:.$Q$9];2;0);&quot;0&quot;)" office:value-type="float" office:value="1" calcext:value-type="float">
            <text:p>1</text:p>
          </table:table-cell>
          <table:table-cell table:style-name="ce225" table:formula="of:=IFERROR(HLOOKUP(VALUE(MID([.AH16];HLOOKUP(LEFT([.X16]);[.$K$7:.$Q$8];2;0)+1;1));[.$K$8:.$Q$9];2;0);&quot;0&quot;)" office:value-type="float" office:value="1" calcext:value-type="float">
            <text:p>1</text:p>
          </table:table-cell>
          <table:table-cell table:style-name="ce225" table:formula="of:=IFERROR(HLOOKUP(VALUE(MID([.AI16];HLOOKUP(LEFT([.Y16]);[.$K$7:.$Q$8];2;0)+1;1));[.$K$8:.$Q$9];2;0);&quot;0&quot;)" office:value-type="float" office:value="0.1" calcext:value-type="float">
            <text:p>0,1</text:p>
          </table:table-cell>
          <table:table-cell table:style-name="ce225" table:formula="of:=IFERROR(HLOOKUP(VALUE(MID([.AJ16];HLOOKUP(LEFT([.Z16]);[.$K$7:.$Q$8];2;0)+1;1));[.$K$8:.$Q$9];2;0);&quot;0&quot;)" office:value-type="float" office:value="1" calcext:value-type="float">
            <text:p>1</text:p>
          </table:table-cell>
          <table:table-cell table:style-name="ce225" table:formula="of:=IFERROR(HLOOKUP(VALUE(MID([.AK16];HLOOKUP(LEFT([.AA16]);[.$K$7:.$Q$8];2;0)+1;1));[.$K$8:.$Q$9];2;0);&quot;0&quot;)" office:value-type="float" office:value="1" calcext:value-type="float">
            <text:p>1</text:p>
          </table:table-cell>
          <table:table-cell table:style-name="ce225" table:formula="of:=IFERROR(HLOOKUP(VALUE(MID([.AL16];HLOOKUP(LEFT([.AB16]);[.$K$7:.$Q$8];2;0)+1;1));[.$K$8:.$Q$9];2;0);&quot;0&quot;)" office:value-type="float" office:value="1" calcext:value-type="float">
            <text:p>1</text:p>
          </table:table-cell>
          <table:table-cell table:style-name="ce225" table:formula="of:=IFERROR(HLOOKUP(VALUE(MID([.AM16];HLOOKUP(LEFT([.AC16]);[.$K$7:.$Q$8];2;0)+1;1));[.$K$8:.$Q$9];2;0);&quot;0&quot;)" office:value-type="float" office:value="1" calcext:value-type="float">
            <text:p>1</text:p>
          </table:table-cell>
          <table:table-cell table:style-name="ce225" table:formula="of:=IFERROR(HLOOKUP(VALUE(MID([.AN16];HLOOKUP(LEFT([.AD16]);[.$K$7:.$Q$8];2;0)+1;1));[.$K$8:.$Q$9];2;0);&quot;0&quot;)" office:value-type="float" office:value="1" calcext:value-type="float">
            <text:p>1</text:p>
          </table:table-cell>
          <table:table-cell table:style-name="ce238" table:formula="of:=[$BD.G4]" office:value-type="string" office:string-value=" C/D" calcext:value-type="string">
            <text:p><text:s/>C/D</text:p>
          </table:table-cell>
          <table:table-cell table:style-name="ce238" table:formula="of:=[$BD.H4]" office:value-type="string" office:string-value="B" calcext:value-type="string">
            <text:p>B</text:p>
          </table:table-cell>
          <table:table-cell table:style-name="ce238" table:formula="of:=[$BD.I4]" office:value-type="string" office:string-value="C" calcext:value-type="string">
            <text:p>C</text:p>
          </table:table-cell>
          <table:table-cell table:style-name="ce238" table:formula="of:=[$BD.J4]" office:value-type="string" office:string-value="C" calcext:value-type="string">
            <text:p>C</text:p>
          </table:table-cell>
          <table:table-cell table:style-name="ce238" table:formula="of:=[$BD.K4]" office:value-type="string" office:string-value="B/D" calcext:value-type="string">
            <text:p>B/D</text:p>
          </table:table-cell>
          <table:table-cell table:style-name="ce238" table:formula="of:=[$BD.L4]" office:value-type="string" office:string-value="C" calcext:value-type="string">
            <text:p>C</text:p>
          </table:table-cell>
          <table:table-cell table:style-name="ce238" table:formula="of:=[$BD.M4]" office:value-type="string" office:string-value="C" calcext:value-type="string">
            <text:p>C</text:p>
          </table:table-cell>
          <table:table-cell table:style-name="ce238" table:formula="of:=[$BD.N4]" office:value-type="string" office:string-value="A" calcext:value-type="string">
            <text:p>A</text:p>
          </table:table-cell>
          <table:table-cell table:style-name="ce238" table:formula="of:=[$BD.O4]" office:value-type="string" office:string-value="C" calcext:value-type="string">
            <text:p>C</text:p>
          </table:table-cell>
          <table:table-cell table:style-name="ce238" table:formula="of:=[$BD.P4]" office:value-type="string" office:string-value="C " calcext:value-type="string">
            <text:p>C </text:p>
          </table:table-cell>
          <table:table-cell table:style-name="ce120" table:formula="of:=MID([$BD.Q4];LEN([$BD.Q4])-[.$G16]+1;LEN([$BD.Q4]))" office:value-type="string" office:string-value="1320" calcext:value-type="string">
            <text:p>1320</text:p>
          </table:table-cell>
          <table:table-cell table:style-name="ce120" table:formula="of:=MID([$BD.R4];LEN([$BD.R4])-[.$G16]+1;LEN([$BD.R4]))" office:value-type="string" office:string-value="2013" calcext:value-type="string">
            <text:p>2013</text:p>
          </table:table-cell>
          <table:table-cell table:style-name="ce120" table:formula="of:=MID([$BD.S4];LEN([$BD.S4])-[.$G16]+1;LEN([$BD.S4]))" office:value-type="string" office:string-value="1203" calcext:value-type="string">
            <text:p>1203</text:p>
          </table:table-cell>
          <table:table-cell table:style-name="ce120" table:formula="of:=MID([$BD.T4];LEN([$BD.T4])-[.$G16]+1;LEN([$BD.T4]))" office:value-type="string" office:string-value="3102" calcext:value-type="string">
            <text:p>3102</text:p>
          </table:table-cell>
          <table:table-cell table:style-name="ce120" table:formula="of:=MID([$BD.U4];LEN([$BD.U4])-[.$G16]+1;LEN([$BD.U4]))" office:value-type="string" office:string-value="1320" calcext:value-type="string">
            <text:p>1320</text:p>
          </table:table-cell>
          <table:table-cell table:style-name="ce120" table:formula="of:=MID([$BD.V4];LEN([$BD.V4])-[.$G16]+1;LEN([$BD.V4]))" office:value-type="string" office:string-value="1302" calcext:value-type="string">
            <text:p>1302</text:p>
          </table:table-cell>
          <table:table-cell table:style-name="ce120" table:formula="of:=MID([$BD.W4];LEN([$BD.W4])-[.$G16]+1;LEN([$BD.W4]))" office:value-type="string" office:string-value="1302" calcext:value-type="string">
            <text:p>1302</text:p>
          </table:table-cell>
          <table:table-cell table:style-name="ce120" table:formula="of:=MID([$BD.X4];LEN([$BD.X4])-[.$G16]+1;LEN([$BD.X4]))" office:value-type="string" office:string-value="0321" calcext:value-type="string">
            <text:p>0321</text:p>
          </table:table-cell>
          <table:table-cell table:style-name="ce120" table:formula="of:=MID([$BD.Y4];LEN([$BD.Y4])-[.$G16]+1;LEN([$BD.Y4]))" office:value-type="string" office:string-value="2301" calcext:value-type="string">
            <text:p>2301</text:p>
          </table:table-cell>
          <table:table-cell table:style-name="ce120" table:formula="of:=MID([$BD.Z4];LEN([$BD.Z4])-[.$G16]+1;LEN([$BD.Z4]))" office:value-type="string" office:string-value="1203" calcext:value-type="string">
            <text:p>1203</text:p>
          </table:table-cell>
          <table:table-cell table:number-columns-repeated="984"/>
        </table:table-row>
        <table:table-row table:style-name="ro1">
          <table:table-cell table:style-name="ce2"/>
          <table:table-cell table:style-name="ce68" table:formula="of:=VLOOKUP([.E17];[$Lista.$A$2:$Lista.$D$52];3;0)" office:value-type="float" office:value="1004" calcext:value-type="float">
            <text:p>1004</text:p>
          </table:table-cell>
          <table:table-cell table:style-name="ce68" table:formula="of:=VLOOKUP([.E17];[$Lista.$A$2:$Lista.$D$52];4;0)" office:value-type="string" office:string-value="Aluno 4" calcext:value-type="string">
            <text:p>Aluno 4</text:p>
          </table:table-cell>
          <table:table-cell table:style-name="ce71" table:formula="of:=[.J17]/[.G17]" office:value-type="percentage" office:value="1.025" calcext:value-type="percentage">
            <text:p>103%</text:p>
          </table:table-cell>
          <table:table-cell table:style-name="ce209" table:formula="of:=[$BD.A5]" office:value-type="float" office:value="4" calcext:value-type="float">
            <text:p>4</text:p>
          </table:table-cell>
          <table:table-cell table:style-name="ce209" table:formula="of:=[$BD.B5]" office:value-type="float" office:value="1" calcext:value-type="float">
            <text:p>1</text:p>
          </table:table-cell>
          <table:table-cell table:style-name="ce209" table:formula="of:=[$BD.C5]" office:value-type="float" office:value="4" calcext:value-type="float">
            <text:p>4</text:p>
          </table:table-cell>
          <table:table-cell table:style-name="ce209" table:formula="of:=[$BD.D5]" office:value-type="float" office:value="10" calcext:value-type="float">
            <text:p>10</text:p>
          </table:table-cell>
          <table:table-cell table:style-name="ce209" table:formula="of:=[$BD.E5]" office:value-type="float" office:value="0" calcext:value-type="float">
            <text:p>0</text:p>
          </table:table-cell>
          <table:table-cell table:style-name="ce218" table:formula="of:=SUM([.K17:.T17])" office:value-type="float" office:value="4.1" calcext:value-type="float">
            <text:p>4,1</text:p>
          </table:table-cell>
          <table:table-cell table:style-name="ce225" table:formula="of:=IFERROR(HLOOKUP(VALUE(MID([.AE17];HLOOKUP(LEFT([.U17]);[.$K$7:.$Q$8];2;0)+1;1));[.$K$8:.$Q$9];2;0);&quot;0&quot;)" office:value-type="string" office:string-value="0" calcext:value-type="string">
            <text:p>0</text:p>
          </table:table-cell>
          <table:table-cell table:style-name="ce225" table:formula="of:=IFERROR(HLOOKUP(VALUE(MID([.AF17];HLOOKUP(LEFT([.V17]);[.$K$7:.$Q$8];2;0)+1;1));[.$K$8:.$Q$9];2;0);&quot;0&quot;)" office:value-type="float" office:value="1" calcext:value-type="float">
            <text:p>1</text:p>
          </table:table-cell>
          <table:table-cell table:style-name="ce225" table:formula="of:=IFERROR(HLOOKUP(VALUE(MID([.AG17];HLOOKUP(LEFT([.W17]);[.$K$7:.$Q$8];2;0)+1;1));[.$K$8:.$Q$9];2;0);&quot;0&quot;)" office:value-type="float" office:value="0.2" calcext:value-type="float">
            <text:p>0,2</text:p>
          </table:table-cell>
          <table:table-cell table:style-name="ce225" table:formula="of:=IFERROR(HLOOKUP(VALUE(MID([.AH17];HLOOKUP(LEFT([.X17]);[.$K$7:.$Q$8];2;0)+1;1));[.$K$8:.$Q$9];2;0);&quot;0&quot;)" office:value-type="float" office:value="0.2" calcext:value-type="float">
            <text:p>0,2</text:p>
          </table:table-cell>
          <table:table-cell table:style-name="ce225" table:formula="of:=IFERROR(HLOOKUP(VALUE(MID([.AI17];HLOOKUP(LEFT([.Y17]);[.$K$7:.$Q$8];2;0)+1;1));[.$K$8:.$Q$9];2;0);&quot;0&quot;)" office:value-type="float" office:value="0.1" calcext:value-type="float">
            <text:p>0,1</text:p>
          </table:table-cell>
          <table:table-cell table:style-name="ce225" table:formula="of:=IFERROR(HLOOKUP(VALUE(MID([.AJ17];HLOOKUP(LEFT([.Z17]);[.$K$7:.$Q$8];2;0)+1;1));[.$K$8:.$Q$9];2;0);&quot;0&quot;)" office:value-type="float" office:value="1" calcext:value-type="float">
            <text:p>1</text:p>
          </table:table-cell>
          <table:table-cell table:style-name="ce225" table:formula="of:=IFERROR(HLOOKUP(VALUE(MID([.AK17];HLOOKUP(LEFT([.AA17]);[.$K$7:.$Q$8];2;0)+1;1));[.$K$8:.$Q$9];2;0);&quot;0&quot;)" office:value-type="float" office:value="1" calcext:value-type="float">
            <text:p>1</text:p>
          </table:table-cell>
          <table:table-cell table:style-name="ce225" table:formula="of:=IFERROR(HLOOKUP(VALUE(MID([.AL17];HLOOKUP(LEFT([.AB17]);[.$K$7:.$Q$8];2;0)+1;1));[.$K$8:.$Q$9];2;0);&quot;0&quot;)" office:value-type="float" office:value="0.3" calcext:value-type="float">
            <text:p>0,3</text:p>
          </table:table-cell>
          <table:table-cell table:style-name="ce225" table:formula="of:=IFERROR(HLOOKUP(VALUE(MID([.AM17];HLOOKUP(LEFT([.AC17]);[.$K$7:.$Q$8];2;0)+1;1));[.$K$8:.$Q$9];2;0);&quot;0&quot;)" office:value-type="float" office:value="0.1" calcext:value-type="float">
            <text:p>0,1</text:p>
          </table:table-cell>
          <table:table-cell table:style-name="ce225" table:formula="of:=IFERROR(HLOOKUP(VALUE(MID([.AN17];HLOOKUP(LEFT([.AD17]);[.$K$7:.$Q$8];2;0)+1;1));[.$K$8:.$Q$9];2;0);&quot;0&quot;)" office:value-type="float" office:value="0.2" calcext:value-type="float">
            <text:p>0,2</text:p>
          </table:table-cell>
          <table:table-cell table:style-name="ce238" table:formula="of:=[$BD.G5]" office:value-type="string" office:string-value=" A/C" calcext:value-type="string">
            <text:p><text:s/>A/C</text:p>
          </table:table-cell>
          <table:table-cell table:style-name="ce238" table:formula="of:=[$BD.H5]" office:value-type="string" office:string-value="D" calcext:value-type="string">
            <text:p>D</text:p>
          </table:table-cell>
          <table:table-cell table:style-name="ce238" table:formula="of:=[$BD.I5]" office:value-type="string" office:string-value="C/D" calcext:value-type="string">
            <text:p>C/D</text:p>
          </table:table-cell>
          <table:table-cell table:style-name="ce238" table:formula="of:=[$BD.J5]" office:value-type="string" office:string-value="C/B" calcext:value-type="string">
            <text:p>C/B</text:p>
          </table:table-cell>
          <table:table-cell table:style-name="ce238" table:formula="of:=[$BD.K5]" office:value-type="string" office:string-value="C/B" calcext:value-type="string">
            <text:p>C/B</text:p>
          </table:table-cell>
          <table:table-cell table:style-name="ce238" table:formula="of:=[$BD.L5]" office:value-type="string" office:string-value="C" calcext:value-type="string">
            <text:p>C</text:p>
          </table:table-cell>
          <table:table-cell table:style-name="ce238" table:formula="of:=[$BD.M5]" office:value-type="string" office:string-value="A" calcext:value-type="string">
            <text:p>A</text:p>
          </table:table-cell>
          <table:table-cell table:style-name="ce238" table:formula="of:=[$BD.N5]" office:value-type="string" office:string-value="C/B" calcext:value-type="string">
            <text:p>C/B</text:p>
          </table:table-cell>
          <table:table-cell table:style-name="ce238" table:formula="of:=[$BD.O5]" office:value-type="string" office:string-value="A/D" calcext:value-type="string">
            <text:p>A/D</text:p>
          </table:table-cell>
          <table:table-cell table:style-name="ce238" table:formula="of:=[$BD.P5]" office:value-type="string" office:string-value="B/D " calcext:value-type="string">
            <text:p>B/D </text:p>
          </table:table-cell>
          <table:table-cell table:style-name="ce120" table:formula="of:=MID([$BD.Q5];LEN([$BD.Q5])-[.$G17]+1;LEN([$BD.Q5]))" office:value-type="string" office:string-value="2301" calcext:value-type="string">
            <text:p>2301</text:p>
          </table:table-cell>
          <table:table-cell table:style-name="ce120" table:formula="of:=MID([$BD.R5];LEN([$BD.R5])-[.$G17]+1;LEN([$BD.R5]))" office:value-type="string" office:string-value="2130" calcext:value-type="string">
            <text:p>2130</text:p>
          </table:table-cell>
          <table:table-cell table:style-name="ce120" table:formula="of:=MID([$BD.S5];LEN([$BD.S5])-[.$G17]+1;LEN([$BD.S5]))" office:value-type="string" office:string-value="1320" calcext:value-type="string">
            <text:p>1320</text:p>
          </table:table-cell>
          <table:table-cell table:style-name="ce120" table:formula="of:=MID([$BD.T5];LEN([$BD.T5])-[.$G17]+1;LEN([$BD.T5]))" office:value-type="string" office:string-value="1023" calcext:value-type="string">
            <text:p>1023</text:p>
          </table:table-cell>
          <table:table-cell table:style-name="ce120" table:formula="of:=MID([$BD.U5];LEN([$BD.U5])-[.$G17]+1;LEN([$BD.U5]))" office:value-type="string" office:string-value="1032" calcext:value-type="string">
            <text:p>1032</text:p>
          </table:table-cell>
          <table:table-cell table:style-name="ce120" table:formula="of:=MID([$BD.V5];LEN([$BD.V5])-[.$G17]+1;LEN([$BD.V5]))" office:value-type="string" office:string-value="3102" calcext:value-type="string">
            <text:p>3102</text:p>
          </table:table-cell>
          <table:table-cell table:style-name="ce120" table:formula="of:=MID([$BD.W5];LEN([$BD.W5])-[.$G17]+1;LEN([$BD.W5]))" office:value-type="string" office:string-value="0213" calcext:value-type="string">
            <text:p>0213</text:p>
          </table:table-cell>
          <table:table-cell table:style-name="ce120" table:formula="of:=MID([$BD.X5];LEN([$BD.X5])-[.$G17]+1;LEN([$BD.X5]))" office:value-type="string" office:string-value="3012" calcext:value-type="string">
            <text:p>3012</text:p>
          </table:table-cell>
          <table:table-cell table:style-name="ce120" table:formula="of:=MID([$BD.Y5];LEN([$BD.Y5])-[.$G17]+1;LEN([$BD.Y5]))" office:value-type="string" office:string-value="3120" calcext:value-type="string">
            <text:p>3120</text:p>
          </table:table-cell>
          <table:table-cell table:style-name="ce120" table:formula="of:=MID([$BD.Z5];LEN([$BD.Z5])-[.$G17]+1;LEN([$BD.Z5]))" office:value-type="string" office:string-value="1230" calcext:value-type="string">
            <text:p>1230</text:p>
          </table:table-cell>
          <table:table-cell table:number-columns-repeated="984"/>
        </table:table-row>
        <table:table-row table:style-name="ro1">
          <table:table-cell table:style-name="ce2"/>
          <table:table-cell table:style-name="ce68" table:formula="of:=VLOOKUP([.E18];[$Lista.$A$2:$Lista.$D$52];3;0)" office:value-type="float" office:value="1005" calcext:value-type="float">
            <text:p>1005</text:p>
          </table:table-cell>
          <table:table-cell table:style-name="ce68" table:formula="of:=VLOOKUP([.E18];[$Lista.$A$2:$Lista.$D$52];4;0)" office:value-type="string" office:string-value="Aluno 5" calcext:value-type="string">
            <text:p>Aluno 5</text:p>
          </table:table-cell>
          <table:table-cell table:style-name="ce71" table:formula="of:=[.J18]/[.G18]" office:value-type="percentage" office:value="2.25" calcext:value-type="percentage">
            <text:p>225%</text:p>
          </table:table-cell>
          <table:table-cell table:style-name="ce209" table:formula="of:=[$BD.A6]" office:value-type="float" office:value="5" calcext:value-type="float">
            <text:p>5</text:p>
          </table:table-cell>
          <table:table-cell table:style-name="ce209" table:formula="of:=[$BD.B6]" office:value-type="float" office:value="2" calcext:value-type="float">
            <text:p>2</text:p>
          </table:table-cell>
          <table:table-cell table:style-name="ce209" table:formula="of:=[$BD.C6]" office:value-type="float" office:value="4" calcext:value-type="float">
            <text:p>4</text:p>
          </table:table-cell>
          <table:table-cell table:style-name="ce209" table:formula="of:=[$BD.D6]" office:value-type="float" office:value="10" calcext:value-type="float">
            <text:p>10</text:p>
          </table:table-cell>
          <table:table-cell table:style-name="ce209" table:formula="of:=[$BD.E6]" office:value-type="float" office:value="0" calcext:value-type="float">
            <text:p>0</text:p>
          </table:table-cell>
          <table:table-cell table:style-name="ce218" table:formula="of:=SUM([.K18:.T18])" office:value-type="float" office:value="9" calcext:value-type="float">
            <text:p>9</text:p>
          </table:table-cell>
          <table:table-cell table:style-name="ce225" table:formula="of:=IFERROR(HLOOKUP(VALUE(MID([.AE18];HLOOKUP(LEFT([.U18]);[.$K$7:.$Q$8];2;0)+1;1));[.$K$8:.$Q$9];2;0);&quot;0&quot;)" office:value-type="string" office:string-value="0" calcext:value-type="string">
            <text:p>0</text:p>
          </table:table-cell>
          <table:table-cell table:style-name="ce225" table:formula="of:=IFERROR(HLOOKUP(VALUE(MID([.AF18];HLOOKUP(LEFT([.V18]);[.$K$7:.$Q$8];2;0)+1;1));[.$K$8:.$Q$9];2;0);&quot;0&quot;)" office:value-type="float" office:value="1" calcext:value-type="float">
            <text:p>1</text:p>
          </table:table-cell>
          <table:table-cell table:style-name="ce225" table:formula="of:=IFERROR(HLOOKUP(VALUE(MID([.AG18];HLOOKUP(LEFT([.W18]);[.$K$7:.$Q$8];2;0)+1;1));[.$K$8:.$Q$9];2;0);&quot;0&quot;)" office:value-type="float" office:value="1" calcext:value-type="float">
            <text:p>1</text:p>
          </table:table-cell>
          <table:table-cell table:style-name="ce225" table:formula="of:=IFERROR(HLOOKUP(VALUE(MID([.AH18];HLOOKUP(LEFT([.X18]);[.$K$7:.$Q$8];2;0)+1;1));[.$K$8:.$Q$9];2;0);&quot;0&quot;)" office:value-type="float" office:value="1" calcext:value-type="float">
            <text:p>1</text:p>
          </table:table-cell>
          <table:table-cell table:style-name="ce225" table:formula="of:=IFERROR(HLOOKUP(VALUE(MID([.AI18];HLOOKUP(LEFT([.Y18]);[.$K$7:.$Q$8];2;0)+1;1));[.$K$8:.$Q$9];2;0);&quot;0&quot;)" office:value-type="float" office:value="1" calcext:value-type="float">
            <text:p>1</text:p>
          </table:table-cell>
          <table:table-cell table:style-name="ce225" table:formula="of:=IFERROR(HLOOKUP(VALUE(MID([.AJ18];HLOOKUP(LEFT([.Z18]);[.$K$7:.$Q$8];2;0)+1;1));[.$K$8:.$Q$9];2;0);&quot;0&quot;)" office:value-type="float" office:value="1" calcext:value-type="float">
            <text:p>1</text:p>
          </table:table-cell>
          <table:table-cell table:style-name="ce225" table:formula="of:=IFERROR(HLOOKUP(VALUE(MID([.AK18];HLOOKUP(LEFT([.AA18]);[.$K$7:.$Q$8];2;0)+1;1));[.$K$8:.$Q$9];2;0);&quot;0&quot;)" office:value-type="float" office:value="1" calcext:value-type="float">
            <text:p>1</text:p>
          </table:table-cell>
          <table:table-cell table:style-name="ce225" table:formula="of:=IFERROR(HLOOKUP(VALUE(MID([.AL18];HLOOKUP(LEFT([.AB18]);[.$K$7:.$Q$8];2;0)+1;1));[.$K$8:.$Q$9];2;0);&quot;0&quot;)" office:value-type="float" office:value="1" calcext:value-type="float">
            <text:p>1</text:p>
          </table:table-cell>
          <table:table-cell table:style-name="ce225" table:formula="of:=IFERROR(HLOOKUP(VALUE(MID([.AM18];HLOOKUP(LEFT([.AC18]);[.$K$7:.$Q$8];2;0)+1;1));[.$K$8:.$Q$9];2;0);&quot;0&quot;)" office:value-type="float" office:value="1" calcext:value-type="float">
            <text:p>1</text:p>
          </table:table-cell>
          <table:table-cell table:style-name="ce225" table:formula="of:=IFERROR(HLOOKUP(VALUE(MID([.AN18];HLOOKUP(LEFT([.AD18]);[.$K$7:.$Q$8];2;0)+1;1));[.$K$8:.$Q$9];2;0);&quot;0&quot;)" office:value-type="float" office:value="1" calcext:value-type="float">
            <text:p>1</text:p>
          </table:table-cell>
          <table:table-cell table:style-name="ce238" table:formula="of:=[$BD.G6]" office:value-type="string" office:string-value=" C" calcext:value-type="string">
            <text:p><text:s/>C</text:p>
          </table:table-cell>
          <table:table-cell table:style-name="ce238" table:formula="of:=[$BD.H6]" office:value-type="string" office:string-value="D" calcext:value-type="string">
            <text:p>D</text:p>
          </table:table-cell>
          <table:table-cell table:style-name="ce238" table:formula="of:=[$BD.I6]" office:value-type="string" office:string-value="A" calcext:value-type="string">
            <text:p>A</text:p>
          </table:table-cell>
          <table:table-cell table:style-name="ce238" table:formula="of:=[$BD.J6]" office:value-type="string" office:string-value="A" calcext:value-type="string">
            <text:p>A</text:p>
          </table:table-cell>
          <table:table-cell table:style-name="ce238" table:formula="of:=[$BD.K6]" office:value-type="string" office:string-value="A" calcext:value-type="string">
            <text:p>A</text:p>
          </table:table-cell>
          <table:table-cell table:style-name="ce238" table:formula="of:=[$BD.L6]" office:value-type="string" office:string-value="C" calcext:value-type="string">
            <text:p>C</text:p>
          </table:table-cell>
          <table:table-cell table:style-name="ce238" table:formula="of:=[$BD.M6]" office:value-type="string" office:string-value="D" calcext:value-type="string">
            <text:p>D</text:p>
          </table:table-cell>
          <table:table-cell table:style-name="ce238" table:formula="of:=[$BD.N6]" office:value-type="string" office:string-value="A" calcext:value-type="string">
            <text:p>A</text:p>
          </table:table-cell>
          <table:table-cell table:style-name="ce238" table:formula="of:=[$BD.O6]" office:value-type="string" office:string-value="A" calcext:value-type="string">
            <text:p>A</text:p>
          </table:table-cell>
          <table:table-cell table:style-name="ce238" table:formula="of:=[$BD.P6]" office:value-type="string" office:string-value="A " calcext:value-type="string">
            <text:p>A </text:p>
          </table:table-cell>
          <table:table-cell table:style-name="ce120" table:formula="of:=MID([$BD.Q6];LEN([$BD.Q6])-[.$G18]+1;LEN([$BD.Q6]))" office:value-type="string" office:string-value="1203" calcext:value-type="string">
            <text:p>1203</text:p>
          </table:table-cell>
          <table:table-cell table:style-name="ce120" table:formula="of:=MID([$BD.R6];LEN([$BD.R6])-[.$G18]+1;LEN([$BD.R6]))" office:value-type="string" office:string-value="3210" calcext:value-type="string">
            <text:p>3210</text:p>
          </table:table-cell>
          <table:table-cell table:style-name="ce120" table:formula="of:=MID([$BD.S6];LEN([$BD.S6])-[.$G18]+1;LEN([$BD.S6]))" office:value-type="string" office:string-value="0213" calcext:value-type="string">
            <text:p>0213</text:p>
          </table:table-cell>
          <table:table-cell table:style-name="ce120" table:formula="of:=MID([$BD.T6];LEN([$BD.T6])-[.$G18]+1;LEN([$BD.T6]))" office:value-type="string" office:string-value="0132" calcext:value-type="string">
            <text:p>0132</text:p>
          </table:table-cell>
          <table:table-cell table:style-name="ce120" table:formula="of:=MID([$BD.U6];LEN([$BD.U6])-[.$G18]+1;LEN([$BD.U6]))" office:value-type="string" office:string-value="0231" calcext:value-type="string">
            <text:p>0231</text:p>
          </table:table-cell>
          <table:table-cell table:style-name="ce120" table:formula="of:=MID([$BD.V6];LEN([$BD.V6])-[.$G18]+1;LEN([$BD.V6]))" office:value-type="string" office:string-value="3102" calcext:value-type="string">
            <text:p>3102</text:p>
          </table:table-cell>
          <table:table-cell table:style-name="ce120" table:formula="of:=MID([$BD.W6];LEN([$BD.W6])-[.$G18]+1;LEN([$BD.W6]))" office:value-type="string" office:string-value="3120" calcext:value-type="string">
            <text:p>3120</text:p>
          </table:table-cell>
          <table:table-cell table:style-name="ce120" table:formula="of:=MID([$BD.X6];LEN([$BD.X6])-[.$G18]+1;LEN([$BD.X6]))" office:value-type="string" office:string-value="0321" calcext:value-type="string">
            <text:p>0321</text:p>
          </table:table-cell>
          <table:table-cell table:style-name="ce120" table:formula="of:=MID([$BD.Y6];LEN([$BD.Y6])-[.$G18]+1;LEN([$BD.Y6]))" office:value-type="string" office:string-value="0231" calcext:value-type="string">
            <text:p>0231</text:p>
          </table:table-cell>
          <table:table-cell table:style-name="ce120" table:formula="of:=MID([$BD.Z6];LEN([$BD.Z6])-[.$G18]+1;LEN([$BD.Z6]))" office:value-type="string" office:string-value="0312" calcext:value-type="string">
            <text:p>0312</text:p>
          </table:table-cell>
          <table:table-cell table:number-columns-repeated="984"/>
        </table:table-row>
        <table:table-row table:style-name="ro1">
          <table:table-cell table:style-name="ce2"/>
          <table:table-cell table:style-name="ce68" table:formula="of:=VLOOKUP([.E19];[$Lista.$A$2:$Lista.$D$52];3;0)" office:value-type="float" office:value="1006" calcext:value-type="float">
            <text:p>1006</text:p>
          </table:table-cell>
          <table:table-cell table:style-name="ce68" table:formula="of:=VLOOKUP([.E19];[$Lista.$A$2:$Lista.$D$52];4;0)" office:value-type="string" office:string-value="Aluno 6" calcext:value-type="string">
            <text:p>Aluno 6</text:p>
          </table:table-cell>
          <table:table-cell table:style-name="ce71" table:formula="of:=[.J19]/[.G19]" office:value-type="percentage" office:value="2.025" calcext:value-type="percentage">
            <text:p>203%</text:p>
          </table:table-cell>
          <table:table-cell table:style-name="ce209" table:formula="of:=[$BD.A7]" office:value-type="float" office:value="6" calcext:value-type="float">
            <text:p>6</text:p>
          </table:table-cell>
          <table:table-cell table:style-name="ce209" table:formula="of:=[$BD.B7]" office:value-type="float" office:value="4" calcext:value-type="float">
            <text:p>4</text:p>
          </table:table-cell>
          <table:table-cell table:style-name="ce209" table:formula="of:=[$BD.C7]" office:value-type="float" office:value="4" calcext:value-type="float">
            <text:p>4</text:p>
          </table:table-cell>
          <table:table-cell table:style-name="ce209" table:formula="of:=[$BD.D7]" office:value-type="float" office:value="10" calcext:value-type="float">
            <text:p>10</text:p>
          </table:table-cell>
          <table:table-cell table:style-name="ce209" table:formula="of:=[$BD.E7]" office:value-type="float" office:value="0" calcext:value-type="float">
            <text:p>0</text:p>
          </table:table-cell>
          <table:table-cell table:style-name="ce218" table:formula="of:=SUM([.K19:.T19])" office:value-type="float" office:value="8.1" calcext:value-type="float">
            <text:p>8,1</text:p>
          </table:table-cell>
          <table:table-cell table:style-name="ce225" table:formula="of:=IFERROR(HLOOKUP(VALUE(MID([.AE19];HLOOKUP(LEFT([.U19]);[.$K$7:.$Q$8];2;0)+1;1));[.$K$8:.$Q$9];2;0);&quot;0&quot;)" office:value-type="string" office:string-value="0" calcext:value-type="string">
            <text:p>0</text:p>
          </table:table-cell>
          <table:table-cell table:style-name="ce225" table:formula="of:=IFERROR(HLOOKUP(VALUE(MID([.AF19];HLOOKUP(LEFT([.V19]);[.$K$7:.$Q$8];2;0)+1;1));[.$K$8:.$Q$9];2;0);&quot;0&quot;)" office:value-type="float" office:value="1" calcext:value-type="float">
            <text:p>1</text:p>
          </table:table-cell>
          <table:table-cell table:style-name="ce225" table:formula="of:=IFERROR(HLOOKUP(VALUE(MID([.AG19];HLOOKUP(LEFT([.W19]);[.$K$7:.$Q$8];2;0)+1;1));[.$K$8:.$Q$9];2;0);&quot;0&quot;)" office:value-type="float" office:value="1" calcext:value-type="float">
            <text:p>1</text:p>
          </table:table-cell>
          <table:table-cell table:style-name="ce225" table:formula="of:=IFERROR(HLOOKUP(VALUE(MID([.AH19];HLOOKUP(LEFT([.X19]);[.$K$7:.$Q$8];2;0)+1;1));[.$K$8:.$Q$9];2;0);&quot;0&quot;)" office:value-type="float" office:value="1" calcext:value-type="float">
            <text:p>1</text:p>
          </table:table-cell>
          <table:table-cell table:style-name="ce225" table:formula="of:=IFERROR(HLOOKUP(VALUE(MID([.AI19];HLOOKUP(LEFT([.Y19]);[.$K$7:.$Q$8];2;0)+1;1));[.$K$8:.$Q$9];2;0);&quot;0&quot;)" office:value-type="float" office:value="1" calcext:value-type="float">
            <text:p>1</text:p>
          </table:table-cell>
          <table:table-cell table:style-name="ce225" table:formula="of:=IFERROR(HLOOKUP(VALUE(MID([.AJ19];HLOOKUP(LEFT([.Z19]);[.$K$7:.$Q$8];2;0)+1;1));[.$K$8:.$Q$9];2;0);&quot;0&quot;)" office:value-type="float" office:value="0.1" calcext:value-type="float">
            <text:p>0,1</text:p>
          </table:table-cell>
          <table:table-cell table:style-name="ce225" table:formula="of:=IFERROR(HLOOKUP(VALUE(MID([.AK19];HLOOKUP(LEFT([.AA19]);[.$K$7:.$Q$8];2;0)+1;1));[.$K$8:.$Q$9];2;0);&quot;0&quot;)" office:value-type="float" office:value="1" calcext:value-type="float">
            <text:p>1</text:p>
          </table:table-cell>
          <table:table-cell table:style-name="ce225" table:formula="of:=IFERROR(HLOOKUP(VALUE(MID([.AL19];HLOOKUP(LEFT([.AB19]);[.$K$7:.$Q$8];2;0)+1;1));[.$K$8:.$Q$9];2;0);&quot;0&quot;)" office:value-type="float" office:value="1" calcext:value-type="float">
            <text:p>1</text:p>
          </table:table-cell>
          <table:table-cell table:style-name="ce225" table:formula="of:=IFERROR(HLOOKUP(VALUE(MID([.AM19];HLOOKUP(LEFT([.AC19]);[.$K$7:.$Q$8];2;0)+1;1));[.$K$8:.$Q$9];2;0);&quot;0&quot;)" office:value-type="float" office:value="1" calcext:value-type="float">
            <text:p>1</text:p>
          </table:table-cell>
          <table:table-cell table:style-name="ce225" table:formula="of:=IFERROR(HLOOKUP(VALUE(MID([.AN19];HLOOKUP(LEFT([.AD19]);[.$K$7:.$Q$8];2;0)+1;1));[.$K$8:.$Q$9];2;0);&quot;0&quot;)" office:value-type="float" office:value="1" calcext:value-type="float">
            <text:p>1</text:p>
          </table:table-cell>
          <table:table-cell table:style-name="ce238" table:formula="of:=[$BD.G7]" office:value-type="string" office:string-value=" D" calcext:value-type="string">
            <text:p><text:s/>D</text:p>
          </table:table-cell>
          <table:table-cell table:style-name="ce238" table:formula="of:=[$BD.H7]" office:value-type="string" office:string-value="B" calcext:value-type="string">
            <text:p>B</text:p>
          </table:table-cell>
          <table:table-cell table:style-name="ce238" table:formula="of:=[$BD.I7]" office:value-type="string" office:string-value="C" calcext:value-type="string">
            <text:p>C</text:p>
          </table:table-cell>
          <table:table-cell table:style-name="ce238" table:formula="of:=[$BD.J7]" office:value-type="string" office:string-value="C" calcext:value-type="string">
            <text:p>C</text:p>
          </table:table-cell>
          <table:table-cell table:style-name="ce238" table:formula="of:=[$BD.K7]" office:value-type="string" office:string-value="D" calcext:value-type="string">
            <text:p>D</text:p>
          </table:table-cell>
          <table:table-cell table:style-name="ce238" table:formula="of:=[$BD.L7]" office:value-type="string" office:string-value="B/C" calcext:value-type="string">
            <text:p>B/C</text:p>
          </table:table-cell>
          <table:table-cell table:style-name="ce238" table:formula="of:=[$BD.M7]" office:value-type="string" office:string-value="C" calcext:value-type="string">
            <text:p>C</text:p>
          </table:table-cell>
          <table:table-cell table:style-name="ce238" table:formula="of:=[$BD.N7]" office:value-type="string" office:string-value="A" calcext:value-type="string">
            <text:p>A</text:p>
          </table:table-cell>
          <table:table-cell table:style-name="ce238" table:formula="of:=[$BD.O7]" office:value-type="string" office:string-value="C" calcext:value-type="string">
            <text:p>C</text:p>
          </table:table-cell>
          <table:table-cell table:style-name="ce238" table:formula="of:=[$BD.P7]" office:value-type="string" office:string-value="C " calcext:value-type="string">
            <text:p>C </text:p>
          </table:table-cell>
          <table:table-cell table:style-name="ce120" table:formula="of:=MID([$BD.Q7];LEN([$BD.Q7])-[.$G19]+1;LEN([$BD.Q7]))" office:value-type="string" office:string-value="1320" calcext:value-type="string">
            <text:p>1320</text:p>
          </table:table-cell>
          <table:table-cell table:style-name="ce120" table:formula="of:=MID([$BD.R7];LEN([$BD.R7])-[.$G19]+1;LEN([$BD.R7]))" office:value-type="string" office:string-value="2013" calcext:value-type="string">
            <text:p>2013</text:p>
          </table:table-cell>
          <table:table-cell table:style-name="ce120" table:formula="of:=MID([$BD.S7];LEN([$BD.S7])-[.$G19]+1;LEN([$BD.S7]))" office:value-type="string" office:string-value="1203" calcext:value-type="string">
            <text:p>1203</text:p>
          </table:table-cell>
          <table:table-cell table:style-name="ce120" table:formula="of:=MID([$BD.T7];LEN([$BD.T7])-[.$G19]+1;LEN([$BD.T7]))" office:value-type="string" office:string-value="3102" calcext:value-type="string">
            <text:p>3102</text:p>
          </table:table-cell>
          <table:table-cell table:style-name="ce120" table:formula="of:=MID([$BD.U7];LEN([$BD.U7])-[.$G19]+1;LEN([$BD.U7]))" office:value-type="string" office:string-value="1320" calcext:value-type="string">
            <text:p>1320</text:p>
          </table:table-cell>
          <table:table-cell table:style-name="ce120" table:formula="of:=MID([$BD.V7];LEN([$BD.V7])-[.$G19]+1;LEN([$BD.V7]))" office:value-type="string" office:string-value="1302" calcext:value-type="string">
            <text:p>1302</text:p>
          </table:table-cell>
          <table:table-cell table:style-name="ce120" table:formula="of:=MID([$BD.W7];LEN([$BD.W7])-[.$G19]+1;LEN([$BD.W7]))" office:value-type="string" office:string-value="1302" calcext:value-type="string">
            <text:p>1302</text:p>
          </table:table-cell>
          <table:table-cell table:style-name="ce120" table:formula="of:=MID([$BD.X7];LEN([$BD.X7])-[.$G19]+1;LEN([$BD.X7]))" office:value-type="string" office:string-value="0321" calcext:value-type="string">
            <text:p>0321</text:p>
          </table:table-cell>
          <table:table-cell table:style-name="ce120" table:formula="of:=MID([$BD.Y7];LEN([$BD.Y7])-[.$G19]+1;LEN([$BD.Y7]))" office:value-type="string" office:string-value="2301" calcext:value-type="string">
            <text:p>2301</text:p>
          </table:table-cell>
          <table:table-cell table:style-name="ce120" table:formula="of:=MID([$BD.Z7];LEN([$BD.Z7])-[.$G19]+1;LEN([$BD.Z7]))" office:value-type="string" office:string-value="1203" calcext:value-type="string">
            <text:p>1203</text:p>
          </table:table-cell>
          <table:table-cell table:number-columns-repeated="984"/>
        </table:table-row>
        <table:table-row table:style-name="ro1">
          <table:table-cell table:style-name="ce2"/>
          <table:table-cell table:style-name="ce68" table:formula="of:=VLOOKUP([.E20];[$Lista.$A$2:$Lista.$D$52];3;0)" office:value-type="float" office:value="1007" calcext:value-type="float">
            <text:p>1007</text:p>
          </table:table-cell>
          <table:table-cell table:style-name="ce68" table:formula="of:=VLOOKUP([.E20];[$Lista.$A$2:$Lista.$D$52];4;0)" office:value-type="string" office:string-value="Aluno 7" calcext:value-type="string">
            <text:p>Aluno 7</text:p>
          </table:table-cell>
          <table:table-cell table:style-name="ce71" table:formula="of:=[.J20]/[.G20]" office:value-type="percentage" office:value="2.25" calcext:value-type="percentage">
            <text:p>225%</text:p>
          </table:table-cell>
          <table:table-cell table:style-name="ce209" table:formula="of:=[$BD.A8]" office:value-type="float" office:value="7" calcext:value-type="float">
            <text:p>7</text:p>
          </table:table-cell>
          <table:table-cell table:style-name="ce209" table:formula="of:=[$BD.B8]" office:value-type="float" office:value="1" calcext:value-type="float">
            <text:p>1</text:p>
          </table:table-cell>
          <table:table-cell table:style-name="ce209" table:formula="of:=[$BD.C8]" office:value-type="float" office:value="4" calcext:value-type="float">
            <text:p>4</text:p>
          </table:table-cell>
          <table:table-cell table:style-name="ce209" table:formula="of:=[$BD.D8]" office:value-type="float" office:value="10" calcext:value-type="float">
            <text:p>10</text:p>
          </table:table-cell>
          <table:table-cell table:style-name="ce209" table:formula="of:=[$BD.E8]" office:value-type="float" office:value="0" calcext:value-type="float">
            <text:p>0</text:p>
          </table:table-cell>
          <table:table-cell table:style-name="ce218" table:formula="of:=SUM([.K20:.T20])" office:value-type="float" office:value="9" calcext:value-type="float">
            <text:p>9</text:p>
          </table:table-cell>
          <table:table-cell table:style-name="ce225" table:formula="of:=IFERROR(HLOOKUP(VALUE(MID([.AE20];HLOOKUP(LEFT([.U20]);[.$K$7:.$Q$8];2;0)+1;1));[.$K$8:.$Q$9];2;0);&quot;0&quot;)" office:value-type="string" office:string-value="0" calcext:value-type="string">
            <text:p>0</text:p>
          </table:table-cell>
          <table:table-cell table:style-name="ce225" table:formula="of:=IFERROR(HLOOKUP(VALUE(MID([.AF20];HLOOKUP(LEFT([.V20]);[.$K$7:.$Q$8];2;0)+1;1));[.$K$8:.$Q$9];2;0);&quot;0&quot;)" office:value-type="float" office:value="1" calcext:value-type="float">
            <text:p>1</text:p>
          </table:table-cell>
          <table:table-cell table:style-name="ce225" table:formula="of:=IFERROR(HLOOKUP(VALUE(MID([.AG20];HLOOKUP(LEFT([.W20]);[.$K$7:.$Q$8];2;0)+1;1));[.$K$8:.$Q$9];2;0);&quot;0&quot;)" office:value-type="float" office:value="1" calcext:value-type="float">
            <text:p>1</text:p>
          </table:table-cell>
          <table:table-cell table:style-name="ce225" table:formula="of:=IFERROR(HLOOKUP(VALUE(MID([.AH20];HLOOKUP(LEFT([.X20]);[.$K$7:.$Q$8];2;0)+1;1));[.$K$8:.$Q$9];2;0);&quot;0&quot;)" office:value-type="float" office:value="1" calcext:value-type="float">
            <text:p>1</text:p>
          </table:table-cell>
          <table:table-cell table:style-name="ce225" table:formula="of:=IFERROR(HLOOKUP(VALUE(MID([.AI20];HLOOKUP(LEFT([.Y20]);[.$K$7:.$Q$8];2;0)+1;1));[.$K$8:.$Q$9];2;0);&quot;0&quot;)" office:value-type="float" office:value="1" calcext:value-type="float">
            <text:p>1</text:p>
          </table:table-cell>
          <table:table-cell table:style-name="ce225" table:formula="of:=IFERROR(HLOOKUP(VALUE(MID([.AJ20];HLOOKUP(LEFT([.Z20]);[.$K$7:.$Q$8];2;0)+1;1));[.$K$8:.$Q$9];2;0);&quot;0&quot;)" office:value-type="float" office:value="1" calcext:value-type="float">
            <text:p>1</text:p>
          </table:table-cell>
          <table:table-cell table:style-name="ce225" table:formula="of:=IFERROR(HLOOKUP(VALUE(MID([.AK20];HLOOKUP(LEFT([.AA20]);[.$K$7:.$Q$8];2;0)+1;1));[.$K$8:.$Q$9];2;0);&quot;0&quot;)" office:value-type="float" office:value="1" calcext:value-type="float">
            <text:p>1</text:p>
          </table:table-cell>
          <table:table-cell table:style-name="ce225" table:formula="of:=IFERROR(HLOOKUP(VALUE(MID([.AL20];HLOOKUP(LEFT([.AB20]);[.$K$7:.$Q$8];2;0)+1;1));[.$K$8:.$Q$9];2;0);&quot;0&quot;)" office:value-type="float" office:value="1" calcext:value-type="float">
            <text:p>1</text:p>
          </table:table-cell>
          <table:table-cell table:style-name="ce225" table:formula="of:=IFERROR(HLOOKUP(VALUE(MID([.AM20];HLOOKUP(LEFT([.AC20]);[.$K$7:.$Q$8];2;0)+1;1));[.$K$8:.$Q$9];2;0);&quot;0&quot;)" office:value-type="float" office:value="1" calcext:value-type="float">
            <text:p>1</text:p>
          </table:table-cell>
          <table:table-cell table:style-name="ce225" table:formula="of:=IFERROR(HLOOKUP(VALUE(MID([.AN20];HLOOKUP(LEFT([.AD20]);[.$K$7:.$Q$8];2;0)+1;1));[.$K$8:.$Q$9];2;0);&quot;0&quot;)" office:value-type="float" office:value="1" calcext:value-type="float">
            <text:p>1</text:p>
          </table:table-cell>
          <table:table-cell table:style-name="ce238" table:formula="of:=[$BD.G8]" office:value-type="string" office:string-value=" C" calcext:value-type="string">
            <text:p><text:s/>C</text:p>
          </table:table-cell>
          <table:table-cell table:style-name="ce238" table:formula="of:=[$BD.H8]" office:value-type="string" office:string-value="D" calcext:value-type="string">
            <text:p>D</text:p>
          </table:table-cell>
          <table:table-cell table:style-name="ce238" table:formula="of:=[$BD.I8]" office:value-type="string" office:string-value="D" calcext:value-type="string">
            <text:p>D</text:p>
          </table:table-cell>
          <table:table-cell table:style-name="ce238" table:formula="of:=[$BD.J8]" office:value-type="string" office:string-value="B" calcext:value-type="string">
            <text:p>B</text:p>
          </table:table-cell>
          <table:table-cell table:style-name="ce238" table:formula="of:=[$BD.K8]" office:value-type="string" office:string-value="B" calcext:value-type="string">
            <text:p>B</text:p>
          </table:table-cell>
          <table:table-cell table:style-name="ce238" table:formula="of:=[$BD.L8]" office:value-type="string" office:string-value="C" calcext:value-type="string">
            <text:p>C</text:p>
          </table:table-cell>
          <table:table-cell table:style-name="ce238" table:formula="of:=[$BD.M8]" office:value-type="string" office:string-value="A" calcext:value-type="string">
            <text:p>A</text:p>
          </table:table-cell>
          <table:table-cell table:style-name="ce238" table:formula="of:=[$BD.N8]" office:value-type="string" office:string-value="B" calcext:value-type="string">
            <text:p>B</text:p>
          </table:table-cell>
          <table:table-cell table:style-name="ce238" table:formula="of:=[$BD.O8]" office:value-type="string" office:string-value="D" calcext:value-type="string">
            <text:p>D</text:p>
          </table:table-cell>
          <table:table-cell table:style-name="ce238" table:formula="of:=[$BD.P8]" office:value-type="string" office:string-value="D " calcext:value-type="string">
            <text:p>D </text:p>
          </table:table-cell>
          <table:table-cell table:style-name="ce120" table:formula="of:=MID([$BD.Q8];LEN([$BD.Q8])-[.$G20]+1;LEN([$BD.Q8]))" office:value-type="string" office:string-value="2301" calcext:value-type="string">
            <text:p>2301</text:p>
          </table:table-cell>
          <table:table-cell table:style-name="ce120" table:formula="of:=MID([$BD.R8];LEN([$BD.R8])-[.$G20]+1;LEN([$BD.R8]))" office:value-type="string" office:string-value="2130" calcext:value-type="string">
            <text:p>2130</text:p>
          </table:table-cell>
          <table:table-cell table:style-name="ce120" table:formula="of:=MID([$BD.S8];LEN([$BD.S8])-[.$G20]+1;LEN([$BD.S8]))" office:value-type="string" office:string-value="1320" calcext:value-type="string">
            <text:p>1320</text:p>
          </table:table-cell>
          <table:table-cell table:style-name="ce120" table:formula="of:=MID([$BD.T8];LEN([$BD.T8])-[.$G20]+1;LEN([$BD.T8]))" office:value-type="string" office:string-value="1023" calcext:value-type="string">
            <text:p>1023</text:p>
          </table:table-cell>
          <table:table-cell table:style-name="ce120" table:formula="of:=MID([$BD.U8];LEN([$BD.U8])-[.$G20]+1;LEN([$BD.U8]))" office:value-type="string" office:string-value="1032" calcext:value-type="string">
            <text:p>1032</text:p>
          </table:table-cell>
          <table:table-cell table:style-name="ce120" table:formula="of:=MID([$BD.V8];LEN([$BD.V8])-[.$G20]+1;LEN([$BD.V8]))" office:value-type="string" office:string-value="3102" calcext:value-type="string">
            <text:p>3102</text:p>
          </table:table-cell>
          <table:table-cell table:style-name="ce120" table:formula="of:=MID([$BD.W8];LEN([$BD.W8])-[.$G20]+1;LEN([$BD.W8]))" office:value-type="string" office:string-value="0213" calcext:value-type="string">
            <text:p>0213</text:p>
          </table:table-cell>
          <table:table-cell table:style-name="ce120" table:formula="of:=MID([$BD.X8];LEN([$BD.X8])-[.$G20]+1;LEN([$BD.X8]))" office:value-type="string" office:string-value="3012" calcext:value-type="string">
            <text:p>3012</text:p>
          </table:table-cell>
          <table:table-cell table:style-name="ce120" table:formula="of:=MID([$BD.Y8];LEN([$BD.Y8])-[.$G20]+1;LEN([$BD.Y8]))" office:value-type="string" office:string-value="3120" calcext:value-type="string">
            <text:p>3120</text:p>
          </table:table-cell>
          <table:table-cell table:style-name="ce120" table:formula="of:=MID([$BD.Z8];LEN([$BD.Z8])-[.$G20]+1;LEN([$BD.Z8]))" office:value-type="string" office:string-value="1230" calcext:value-type="string">
            <text:p>1230</text:p>
          </table:table-cell>
          <table:table-cell table:number-columns-repeated="984"/>
        </table:table-row>
        <table:table-row table:style-name="ro1">
          <table:table-cell table:style-name="ce2"/>
          <table:table-cell table:style-name="ce68" table:formula="of:=VLOOKUP([.E21];[$Lista.$A$2:$Lista.$D$52];3;0)" office:value-type="float" office:value="1008" calcext:value-type="float">
            <text:p>1008</text:p>
          </table:table-cell>
          <table:table-cell table:style-name="ce68" table:formula="of:=VLOOKUP([.E21];[$Lista.$A$2:$Lista.$D$52];4;0)" office:value-type="string" office:string-value="Aluno 8" calcext:value-type="string">
            <text:p>Aluno 8</text:p>
          </table:table-cell>
          <table:table-cell table:style-name="ce71" table:formula="of:=[.J21]/[.G21]" office:value-type="percentage" office:value="2.25" calcext:value-type="percentage">
            <text:p>225%</text:p>
          </table:table-cell>
          <table:table-cell table:style-name="ce209" table:formula="of:=[$BD.A9]" office:value-type="float" office:value="8" calcext:value-type="float">
            <text:p>8</text:p>
          </table:table-cell>
          <table:table-cell table:style-name="ce209" table:formula="of:=[$BD.B9]" office:value-type="float" office:value="2" calcext:value-type="float">
            <text:p>2</text:p>
          </table:table-cell>
          <table:table-cell table:style-name="ce209" table:formula="of:=[$BD.C9]" office:value-type="float" office:value="4" calcext:value-type="float">
            <text:p>4</text:p>
          </table:table-cell>
          <table:table-cell table:style-name="ce209" table:formula="of:=[$BD.D9]" office:value-type="float" office:value="10" calcext:value-type="float">
            <text:p>10</text:p>
          </table:table-cell>
          <table:table-cell table:style-name="ce209" table:formula="of:=[$BD.E9]" office:value-type="float" office:value="0" calcext:value-type="float">
            <text:p>0</text:p>
          </table:table-cell>
          <table:table-cell table:style-name="ce218" table:formula="of:=SUM([.K21:.T21])" office:value-type="float" office:value="9" calcext:value-type="float">
            <text:p>9</text:p>
          </table:table-cell>
          <table:table-cell table:style-name="ce225" table:formula="of:=IFERROR(HLOOKUP(VALUE(MID([.AE21];HLOOKUP(LEFT([.U21]);[.$K$7:.$Q$8];2;0)+1;1));[.$K$8:.$Q$9];2;0);&quot;0&quot;)" office:value-type="string" office:string-value="0" calcext:value-type="string">
            <text:p>0</text:p>
          </table:table-cell>
          <table:table-cell table:style-name="ce225" table:formula="of:=IFERROR(HLOOKUP(VALUE(MID([.AF21];HLOOKUP(LEFT([.V21]);[.$K$7:.$Q$8];2;0)+1;1));[.$K$8:.$Q$9];2;0);&quot;0&quot;)" office:value-type="float" office:value="1" calcext:value-type="float">
            <text:p>1</text:p>
          </table:table-cell>
          <table:table-cell table:style-name="ce225" table:formula="of:=IFERROR(HLOOKUP(VALUE(MID([.AG21];HLOOKUP(LEFT([.W21]);[.$K$7:.$Q$8];2;0)+1;1));[.$K$8:.$Q$9];2;0);&quot;0&quot;)" office:value-type="float" office:value="1" calcext:value-type="float">
            <text:p>1</text:p>
          </table:table-cell>
          <table:table-cell table:style-name="ce225" table:formula="of:=IFERROR(HLOOKUP(VALUE(MID([.AH21];HLOOKUP(LEFT([.X21]);[.$K$7:.$Q$8];2;0)+1;1));[.$K$8:.$Q$9];2;0);&quot;0&quot;)" office:value-type="float" office:value="1" calcext:value-type="float">
            <text:p>1</text:p>
          </table:table-cell>
          <table:table-cell table:style-name="ce225" table:formula="of:=IFERROR(HLOOKUP(VALUE(MID([.AI21];HLOOKUP(LEFT([.Y21]);[.$K$7:.$Q$8];2;0)+1;1));[.$K$8:.$Q$9];2;0);&quot;0&quot;)" office:value-type="float" office:value="1" calcext:value-type="float">
            <text:p>1</text:p>
          </table:table-cell>
          <table:table-cell table:style-name="ce225" table:formula="of:=IFERROR(HLOOKUP(VALUE(MID([.AJ21];HLOOKUP(LEFT([.Z21]);[.$K$7:.$Q$8];2;0)+1;1));[.$K$8:.$Q$9];2;0);&quot;0&quot;)" office:value-type="float" office:value="1" calcext:value-type="float">
            <text:p>1</text:p>
          </table:table-cell>
          <table:table-cell table:style-name="ce225" table:formula="of:=IFERROR(HLOOKUP(VALUE(MID([.AK21];HLOOKUP(LEFT([.AA21]);[.$K$7:.$Q$8];2;0)+1;1));[.$K$8:.$Q$9];2;0);&quot;0&quot;)" office:value-type="float" office:value="1" calcext:value-type="float">
            <text:p>1</text:p>
          </table:table-cell>
          <table:table-cell table:style-name="ce225" table:formula="of:=IFERROR(HLOOKUP(VALUE(MID([.AL21];HLOOKUP(LEFT([.AB21]);[.$K$7:.$Q$8];2;0)+1;1));[.$K$8:.$Q$9];2;0);&quot;0&quot;)" office:value-type="float" office:value="1" calcext:value-type="float">
            <text:p>1</text:p>
          </table:table-cell>
          <table:table-cell table:style-name="ce225" table:formula="of:=IFERROR(HLOOKUP(VALUE(MID([.AM21];HLOOKUP(LEFT([.AC21]);[.$K$7:.$Q$8];2;0)+1;1));[.$K$8:.$Q$9];2;0);&quot;0&quot;)" office:value-type="float" office:value="1" calcext:value-type="float">
            <text:p>1</text:p>
          </table:table-cell>
          <table:table-cell table:style-name="ce225" table:formula="of:=IFERROR(HLOOKUP(VALUE(MID([.AN21];HLOOKUP(LEFT([.AD21]);[.$K$7:.$Q$8];2;0)+1;1));[.$K$8:.$Q$9];2;0);&quot;0&quot;)" office:value-type="float" office:value="1" calcext:value-type="float">
            <text:p>1</text:p>
          </table:table-cell>
          <table:table-cell table:style-name="ce238" table:formula="of:=[$BD.G9]" office:value-type="string" office:string-value=" C" calcext:value-type="string">
            <text:p><text:s/>C</text:p>
          </table:table-cell>
          <table:table-cell table:style-name="ce238" table:formula="of:=[$BD.H9]" office:value-type="string" office:string-value="D" calcext:value-type="string">
            <text:p>D</text:p>
          </table:table-cell>
          <table:table-cell table:style-name="ce238" table:formula="of:=[$BD.I9]" office:value-type="string" office:string-value="A" calcext:value-type="string">
            <text:p>A</text:p>
          </table:table-cell>
          <table:table-cell table:style-name="ce238" table:formula="of:=[$BD.J9]" office:value-type="string" office:string-value="A" calcext:value-type="string">
            <text:p>A</text:p>
          </table:table-cell>
          <table:table-cell table:style-name="ce238" table:formula="of:=[$BD.K9]" office:value-type="string" office:string-value="A" calcext:value-type="string">
            <text:p>A</text:p>
          </table:table-cell>
          <table:table-cell table:style-name="ce238" table:formula="of:=[$BD.L9]" office:value-type="string" office:string-value="C" calcext:value-type="string">
            <text:p>C</text:p>
          </table:table-cell>
          <table:table-cell table:style-name="ce238" table:formula="of:=[$BD.M9]" office:value-type="string" office:string-value="D" calcext:value-type="string">
            <text:p>D</text:p>
          </table:table-cell>
          <table:table-cell table:style-name="ce238" table:formula="of:=[$BD.N9]" office:value-type="string" office:string-value="A" calcext:value-type="string">
            <text:p>A</text:p>
          </table:table-cell>
          <table:table-cell table:style-name="ce238" table:formula="of:=[$BD.O9]" office:value-type="string" office:string-value="A" calcext:value-type="string">
            <text:p>A</text:p>
          </table:table-cell>
          <table:table-cell table:style-name="ce238" table:formula="of:=[$BD.P9]" office:value-type="string" office:string-value="A " calcext:value-type="string">
            <text:p>A </text:p>
          </table:table-cell>
          <table:table-cell table:style-name="ce120" table:formula="of:=MID([$BD.Q9];LEN([$BD.Q9])-[.$G21]+1;LEN([$BD.Q9]))" office:value-type="string" office:string-value="1203" calcext:value-type="string">
            <text:p>1203</text:p>
          </table:table-cell>
          <table:table-cell table:style-name="ce120" table:formula="of:=MID([$BD.R9];LEN([$BD.R9])-[.$G21]+1;LEN([$BD.R9]))" office:value-type="string" office:string-value="3210" calcext:value-type="string">
            <text:p>3210</text:p>
          </table:table-cell>
          <table:table-cell table:style-name="ce120" table:formula="of:=MID([$BD.S9];LEN([$BD.S9])-[.$G21]+1;LEN([$BD.S9]))" office:value-type="string" office:string-value="0213" calcext:value-type="string">
            <text:p>0213</text:p>
          </table:table-cell>
          <table:table-cell table:style-name="ce120" table:formula="of:=MID([$BD.T9];LEN([$BD.T9])-[.$G21]+1;LEN([$BD.T9]))" office:value-type="string" office:string-value="0132" calcext:value-type="string">
            <text:p>0132</text:p>
          </table:table-cell>
          <table:table-cell table:style-name="ce120" table:formula="of:=MID([$BD.U9];LEN([$BD.U9])-[.$G21]+1;LEN([$BD.U9]))" office:value-type="string" office:string-value="0231" calcext:value-type="string">
            <text:p>0231</text:p>
          </table:table-cell>
          <table:table-cell table:style-name="ce120" table:formula="of:=MID([$BD.V9];LEN([$BD.V9])-[.$G21]+1;LEN([$BD.V9]))" office:value-type="string" office:string-value="3102" calcext:value-type="string">
            <text:p>3102</text:p>
          </table:table-cell>
          <table:table-cell table:style-name="ce120" table:formula="of:=MID([$BD.W9];LEN([$BD.W9])-[.$G21]+1;LEN([$BD.W9]))" office:value-type="string" office:string-value="3120" calcext:value-type="string">
            <text:p>3120</text:p>
          </table:table-cell>
          <table:table-cell table:style-name="ce120" table:formula="of:=MID([$BD.X9];LEN([$BD.X9])-[.$G21]+1;LEN([$BD.X9]))" office:value-type="string" office:string-value="0321" calcext:value-type="string">
            <text:p>0321</text:p>
          </table:table-cell>
          <table:table-cell table:style-name="ce120" table:formula="of:=MID([$BD.Y9];LEN([$BD.Y9])-[.$G21]+1;LEN([$BD.Y9]))" office:value-type="string" office:string-value="0231" calcext:value-type="string">
            <text:p>0231</text:p>
          </table:table-cell>
          <table:table-cell table:style-name="ce120" table:formula="of:=MID([$BD.Z9];LEN([$BD.Z9])-[.$G21]+1;LEN([$BD.Z9]))" office:value-type="string" office:string-value="0312" calcext:value-type="string">
            <text:p>0312</text:p>
          </table:table-cell>
          <table:table-cell table:number-columns-repeated="984"/>
        </table:table-row>
        <table:table-row table:style-name="ro1">
          <table:table-cell table:style-name="ce2"/>
          <table:table-cell table:style-name="ce68" table:formula="of:=VLOOKUP([.E22];[$Lista.$A$2:$Lista.$D$52];3;0)" office:value-type="float" office:value="1009" calcext:value-type="float">
            <text:p>1009</text:p>
          </table:table-cell>
          <table:table-cell table:style-name="ce68" table:formula="of:=VLOOKUP([.E22];[$Lista.$A$2:$Lista.$D$52];4;0)" office:value-type="string" office:string-value="Aluno 9" calcext:value-type="string">
            <text:p>Aluno 9</text:p>
          </table:table-cell>
          <table:table-cell table:style-name="ce71" table:formula="of:=[.J22]/[.G22]" office:value-type="percentage" office:value="2.075" calcext:value-type="percentage">
            <text:p>208%</text:p>
          </table:table-cell>
          <table:table-cell table:style-name="ce209" table:formula="of:=[$BD.A10]" office:value-type="float" office:value="9" calcext:value-type="float">
            <text:p>9</text:p>
          </table:table-cell>
          <table:table-cell table:style-name="ce209" table:formula="of:=[$BD.B10]" office:value-type="float" office:value="5" calcext:value-type="float">
            <text:p>5</text:p>
          </table:table-cell>
          <table:table-cell table:style-name="ce209" table:formula="of:=[$BD.C10]" office:value-type="float" office:value="4" calcext:value-type="float">
            <text:p>4</text:p>
          </table:table-cell>
          <table:table-cell table:style-name="ce209" table:formula="of:=[$BD.D10]" office:value-type="float" office:value="10" calcext:value-type="float">
            <text:p>10</text:p>
          </table:table-cell>
          <table:table-cell table:style-name="ce209" table:formula="of:=[$BD.E10]" office:value-type="float" office:value="0" calcext:value-type="float">
            <text:p>0</text:p>
          </table:table-cell>
          <table:table-cell table:style-name="ce218" table:formula="of:=SUM([.K22:.T22])" office:value-type="float" office:value="8.3" calcext:value-type="float">
            <text:p>8,3</text:p>
          </table:table-cell>
          <table:table-cell table:style-name="ce225" table:formula="of:=IFERROR(HLOOKUP(VALUE(MID([.AE22];HLOOKUP(LEFT([.U22]);[.$K$7:.$Q$8];2;0)+1;1));[.$K$8:.$Q$9];2;0);&quot;0&quot;)" office:value-type="string" office:string-value="0" calcext:value-type="string">
            <text:p>0</text:p>
          </table:table-cell>
          <table:table-cell table:style-name="ce225" table:formula="of:=IFERROR(HLOOKUP(VALUE(MID([.AF22];HLOOKUP(LEFT([.V22]);[.$K$7:.$Q$8];2;0)+1;1));[.$K$8:.$Q$9];2;0);&quot;0&quot;)" office:value-type="float" office:value="1" calcext:value-type="float">
            <text:p>1</text:p>
          </table:table-cell>
          <table:table-cell table:style-name="ce225" table:formula="of:=IFERROR(HLOOKUP(VALUE(MID([.AG22];HLOOKUP(LEFT([.W22]);[.$K$7:.$Q$8];2;0)+1;1));[.$K$8:.$Q$9];2;0);&quot;0&quot;)" office:value-type="float" office:value="0.3" calcext:value-type="float">
            <text:p>0,3</text:p>
          </table:table-cell>
          <table:table-cell table:style-name="ce225" table:formula="of:=IFERROR(HLOOKUP(VALUE(MID([.AH22];HLOOKUP(LEFT([.X22]);[.$K$7:.$Q$8];2;0)+1;1));[.$K$8:.$Q$9];2;0);&quot;0&quot;)" office:value-type="float" office:value="1" calcext:value-type="float">
            <text:p>1</text:p>
          </table:table-cell>
          <table:table-cell table:style-name="ce225" table:formula="of:=IFERROR(HLOOKUP(VALUE(MID([.AI22];HLOOKUP(LEFT([.Y22]);[.$K$7:.$Q$8];2;0)+1;1));[.$K$8:.$Q$9];2;0);&quot;0&quot;)" office:value-type="float" office:value="1" calcext:value-type="float">
            <text:p>1</text:p>
          </table:table-cell>
          <table:table-cell table:style-name="ce225" table:formula="of:=IFERROR(HLOOKUP(VALUE(MID([.AJ22];HLOOKUP(LEFT([.Z22]);[.$K$7:.$Q$8];2;0)+1;1));[.$K$8:.$Q$9];2;0);&quot;0&quot;)" office:value-type="float" office:value="1" calcext:value-type="float">
            <text:p>1</text:p>
          </table:table-cell>
          <table:table-cell table:style-name="ce225" table:formula="of:=IFERROR(HLOOKUP(VALUE(MID([.AK22];HLOOKUP(LEFT([.AA22]);[.$K$7:.$Q$8];2;0)+1;1));[.$K$8:.$Q$9];2;0);&quot;0&quot;)" office:value-type="float" office:value="1" calcext:value-type="float">
            <text:p>1</text:p>
          </table:table-cell>
          <table:table-cell table:style-name="ce225" table:formula="of:=IFERROR(HLOOKUP(VALUE(MID([.AL22];HLOOKUP(LEFT([.AB22]);[.$K$7:.$Q$8];2;0)+1;1));[.$K$8:.$Q$9];2;0);&quot;0&quot;)" office:value-type="float" office:value="1" calcext:value-type="float">
            <text:p>1</text:p>
          </table:table-cell>
          <table:table-cell table:style-name="ce225" table:formula="of:=IFERROR(HLOOKUP(VALUE(MID([.AM22];HLOOKUP(LEFT([.AC22]);[.$K$7:.$Q$8];2;0)+1;1));[.$K$8:.$Q$9];2;0);&quot;0&quot;)" office:value-type="float" office:value="1" calcext:value-type="float">
            <text:p>1</text:p>
          </table:table-cell>
          <table:table-cell table:style-name="ce225" table:formula="of:=IFERROR(HLOOKUP(VALUE(MID([.AN22];HLOOKUP(LEFT([.AD22]);[.$K$7:.$Q$8];2;0)+1;1));[.$K$8:.$Q$9];2;0);&quot;0&quot;)" office:value-type="float" office:value="1" calcext:value-type="float">
            <text:p>1</text:p>
          </table:table-cell>
          <table:table-cell table:style-name="ce238" table:formula="of:=[$BD.G10]" office:value-type="string" office:string-value=" D/C" calcext:value-type="string">
            <text:p><text:s/>D/C</text:p>
          </table:table-cell>
          <table:table-cell table:style-name="ce238" table:formula="of:=[$BD.H10]" office:value-type="string" office:string-value="B" calcext:value-type="string">
            <text:p>B</text:p>
          </table:table-cell>
          <table:table-cell table:style-name="ce238" table:formula="of:=[$BD.I10]" office:value-type="string" office:string-value="A/D" calcext:value-type="string">
            <text:p>A/D</text:p>
          </table:table-cell>
          <table:table-cell table:style-name="ce238" table:formula="of:=[$BD.J10]" office:value-type="string" office:string-value="B" calcext:value-type="string">
            <text:p>B</text:p>
          </table:table-cell>
          <table:table-cell table:style-name="ce238" table:formula="of:=[$BD.K10]" office:value-type="string" office:string-value="B" calcext:value-type="string">
            <text:p>B</text:p>
          </table:table-cell>
          <table:table-cell table:style-name="ce238" table:formula="of:=[$BD.L10]" office:value-type="string" office:string-value="B" calcext:value-type="string">
            <text:p>B</text:p>
          </table:table-cell>
          <table:table-cell table:style-name="ce238" table:formula="of:=[$BD.M10]" office:value-type="string" office:string-value="A" calcext:value-type="string">
            <text:p>A</text:p>
          </table:table-cell>
          <table:table-cell table:style-name="ce238" table:formula="of:=[$BD.N10]" office:value-type="string" office:string-value="A" calcext:value-type="string">
            <text:p>A</text:p>
          </table:table-cell>
          <table:table-cell table:style-name="ce238" table:formula="of:=[$BD.O10]" office:value-type="string" office:string-value="B" calcext:value-type="string">
            <text:p>B</text:p>
          </table:table-cell>
          <table:table-cell table:style-name="ce238" table:formula="of:=[$BD.P10]" office:value-type="string" office:string-value="D " calcext:value-type="string">
            <text:p>D </text:p>
          </table:table-cell>
          <table:table-cell table:style-name="ce120" table:formula="of:=MID([$BD.Q10];LEN([$BD.Q10])-[.$G22]+1;LEN([$BD.Q10]))" office:value-type="string" office:string-value="3102" calcext:value-type="string">
            <text:p>3102</text:p>
          </table:table-cell>
          <table:table-cell table:style-name="ce120" table:formula="of:=MID([$BD.R10];LEN([$BD.R10])-[.$G22]+1;LEN([$BD.R10]))" office:value-type="string" office:string-value="2013" calcext:value-type="string">
            <text:p>2013</text:p>
          </table:table-cell>
          <table:table-cell table:style-name="ce120" table:formula="of:=MID([$BD.S10];LEN([$BD.S10])-[.$G22]+1;LEN([$BD.S10]))" office:value-type="string" office:string-value="1320" calcext:value-type="string">
            <text:p>1320</text:p>
          </table:table-cell>
          <table:table-cell table:style-name="ce120" table:formula="of:=MID([$BD.T10];LEN([$BD.T10])-[.$G22]+1;LEN([$BD.T10]))" office:value-type="string" office:string-value="1023" calcext:value-type="string">
            <text:p>1023</text:p>
          </table:table-cell>
          <table:table-cell table:style-name="ce120" table:formula="of:=MID([$BD.U10];LEN([$BD.U10])-[.$G22]+1;LEN([$BD.U10]))" office:value-type="string" office:string-value="2031" calcext:value-type="string">
            <text:p>2031</text:p>
          </table:table-cell>
          <table:table-cell table:style-name="ce120" table:formula="of:=MID([$BD.V10];LEN([$BD.V10])-[.$G22]+1;LEN([$BD.V10]))" office:value-type="string" office:string-value="3012" calcext:value-type="string">
            <text:p>3012</text:p>
          </table:table-cell>
          <table:table-cell table:style-name="ce120" table:formula="of:=MID([$BD.W10];LEN([$BD.W10])-[.$G22]+1;LEN([$BD.W10]))" office:value-type="string" office:string-value="0321" calcext:value-type="string">
            <text:p>0321</text:p>
          </table:table-cell>
          <table:table-cell table:style-name="ce120" table:formula="of:=MID([$BD.X10];LEN([$BD.X10])-[.$G22]+1;LEN([$BD.X10]))" office:value-type="string" office:string-value="0213" calcext:value-type="string">
            <text:p>0213</text:p>
          </table:table-cell>
          <table:table-cell table:style-name="ce120" table:formula="of:=MID([$BD.Y10];LEN([$BD.Y10])-[.$G22]+1;LEN([$BD.Y10]))" office:value-type="string" office:string-value="3021" calcext:value-type="string">
            <text:p>3021</text:p>
          </table:table-cell>
          <table:table-cell table:style-name="ce120" table:formula="of:=MID([$BD.Z10];LEN([$BD.Z10])-[.$G22]+1;LEN([$BD.Z10]))" office:value-type="string" office:string-value="3210" calcext:value-type="string">
            <text:p>3210</text:p>
          </table:table-cell>
          <table:table-cell table:number-columns-repeated="984"/>
        </table:table-row>
        <table:table-row table:style-name="ro1">
          <table:table-cell table:style-name="ce2"/>
          <table:table-cell table:style-name="ce68" table:formula="of:=VLOOKUP([.E23];[$Lista.$A$2:$Lista.$D$52];3;0)" office:value-type="float" office:value="1010" calcext:value-type="float">
            <text:p>1010</text:p>
          </table:table-cell>
          <table:table-cell table:style-name="ce68" table:formula="of:=VLOOKUP([.E23];[$Lista.$A$2:$Lista.$D$52];4;0)" office:value-type="string" office:string-value="Aluno 10" calcext:value-type="string">
            <text:p>Aluno 10</text:p>
          </table:table-cell>
          <table:table-cell table:style-name="ce71" table:formula="of:=[.J23]/[.G23]" office:value-type="percentage" office:value="2.025" calcext:value-type="percentage">
            <text:p>203%</text:p>
          </table:table-cell>
          <table:table-cell table:style-name="ce209" table:formula="of:=[$BD.A11]" office:value-type="float" office:value="10" calcext:value-type="float">
            <text:p>10</text:p>
          </table:table-cell>
          <table:table-cell table:style-name="ce209" table:formula="of:=[$BD.B11]" office:value-type="float" office:value="3" calcext:value-type="float">
            <text:p>3</text:p>
          </table:table-cell>
          <table:table-cell table:style-name="ce209" table:formula="of:=[$BD.C11]" office:value-type="float" office:value="4" calcext:value-type="float">
            <text:p>4</text:p>
          </table:table-cell>
          <table:table-cell table:style-name="ce209" table:formula="of:=[$BD.D11]" office:value-type="float" office:value="10" calcext:value-type="float">
            <text:p>10</text:p>
          </table:table-cell>
          <table:table-cell table:style-name="ce209" table:formula="of:=[$BD.E11]" office:value-type="float" office:value="0" calcext:value-type="float">
            <text:p>0</text:p>
          </table:table-cell>
          <table:table-cell table:style-name="ce218" table:formula="of:=SUM([.K23:.T23])" office:value-type="float" office:value="8.1" calcext:value-type="float">
            <text:p>8,1</text:p>
          </table:table-cell>
          <table:table-cell table:style-name="ce225" table:formula="of:=IFERROR(HLOOKUP(VALUE(MID([.AE23];HLOOKUP(LEFT([.U23]);[.$K$7:.$Q$8];2;0)+1;1));[.$K$8:.$Q$9];2;0);&quot;0&quot;)" office:value-type="string" office:string-value="0" calcext:value-type="string">
            <text:p>0</text:p>
          </table:table-cell>
          <table:table-cell table:style-name="ce225" table:formula="of:=IFERROR(HLOOKUP(VALUE(MID([.AF23];HLOOKUP(LEFT([.V23]);[.$K$7:.$Q$8];2;0)+1;1));[.$K$8:.$Q$9];2;0);&quot;0&quot;)" office:value-type="float" office:value="1" calcext:value-type="float">
            <text:p>1</text:p>
          </table:table-cell>
          <table:table-cell table:style-name="ce225" table:formula="of:=IFERROR(HLOOKUP(VALUE(MID([.AG23];HLOOKUP(LEFT([.W23]);[.$K$7:.$Q$8];2;0)+1;1));[.$K$8:.$Q$9];2;0);&quot;0&quot;)" office:value-type="float" office:value="1" calcext:value-type="float">
            <text:p>1</text:p>
          </table:table-cell>
          <table:table-cell table:style-name="ce225" table:formula="of:=IFERROR(HLOOKUP(VALUE(MID([.AH23];HLOOKUP(LEFT([.X23]);[.$K$7:.$Q$8];2;0)+1;1));[.$K$8:.$Q$9];2;0);&quot;0&quot;)" office:value-type="float" office:value="1" calcext:value-type="float">
            <text:p>1</text:p>
          </table:table-cell>
          <table:table-cell table:style-name="ce225" table:formula="of:=IFERROR(HLOOKUP(VALUE(MID([.AI23];HLOOKUP(LEFT([.Y23]);[.$K$7:.$Q$8];2;0)+1;1));[.$K$8:.$Q$9];2;0);&quot;0&quot;)" office:value-type="float" office:value="1" calcext:value-type="float">
            <text:p>1</text:p>
          </table:table-cell>
          <table:table-cell table:style-name="ce225" table:formula="of:=IFERROR(HLOOKUP(VALUE(MID([.AJ23];HLOOKUP(LEFT([.Z23]);[.$K$7:.$Q$8];2;0)+1;1));[.$K$8:.$Q$9];2;0);&quot;0&quot;)" office:value-type="float" office:value="1" calcext:value-type="float">
            <text:p>1</text:p>
          </table:table-cell>
          <table:table-cell table:style-name="ce225" table:formula="of:=IFERROR(HLOOKUP(VALUE(MID([.AK23];HLOOKUP(LEFT([.AA23]);[.$K$7:.$Q$8];2;0)+1;1));[.$K$8:.$Q$9];2;0);&quot;0&quot;)" office:value-type="float" office:value="1" calcext:value-type="float">
            <text:p>1</text:p>
          </table:table-cell>
          <table:table-cell table:style-name="ce225" table:formula="of:=IFERROR(HLOOKUP(VALUE(MID([.AL23];HLOOKUP(LEFT([.AB23]);[.$K$7:.$Q$8];2;0)+1;1));[.$K$8:.$Q$9];2;0);&quot;0&quot;)" office:value-type="float" office:value="1" calcext:value-type="float">
            <text:p>1</text:p>
          </table:table-cell>
          <table:table-cell table:style-name="ce225" table:formula="of:=IFERROR(HLOOKUP(VALUE(MID([.AM23];HLOOKUP(LEFT([.AC23]);[.$K$7:.$Q$8];2;0)+1;1));[.$K$8:.$Q$9];2;0);&quot;0&quot;)" office:value-type="float" office:value="0.1" calcext:value-type="float">
            <text:p>0,1</text:p>
          </table:table-cell>
          <table:table-cell table:style-name="ce225" table:formula="of:=IFERROR(HLOOKUP(VALUE(MID([.AN23];HLOOKUP(LEFT([.AD23]);[.$K$7:.$Q$8];2;0)+1;1));[.$K$8:.$Q$9];2;0);&quot;0&quot;)" office:value-type="float" office:value="1" calcext:value-type="float">
            <text:p>1</text:p>
          </table:table-cell>
          <table:table-cell table:style-name="ce238" table:formula="of:=[$BD.G11]" office:value-type="string" office:string-value=" C" calcext:value-type="string">
            <text:p><text:s/>C</text:p>
          </table:table-cell>
          <table:table-cell table:style-name="ce238" table:formula="of:=[$BD.H11]" office:value-type="string" office:string-value="C" calcext:value-type="string">
            <text:p>C</text:p>
          </table:table-cell>
          <table:table-cell table:style-name="ce238" table:formula="of:=[$BD.I11]" office:value-type="string" office:string-value="D" calcext:value-type="string">
            <text:p>D</text:p>
          </table:table-cell>
          <table:table-cell table:style-name="ce238" table:formula="of:=[$BD.J11]" office:value-type="string" office:string-value="B" calcext:value-type="string">
            <text:p>B</text:p>
          </table:table-cell>
          <table:table-cell table:style-name="ce238" table:formula="of:=[$BD.K11]" office:value-type="string" office:string-value="B" calcext:value-type="string">
            <text:p>B</text:p>
          </table:table-cell>
          <table:table-cell table:style-name="ce238" table:formula="of:=[$BD.L11]" office:value-type="string" office:string-value="D" calcext:value-type="string">
            <text:p>D</text:p>
          </table:table-cell>
          <table:table-cell table:style-name="ce238" table:formula="of:=[$BD.M11]" office:value-type="string" office:string-value="A" calcext:value-type="string">
            <text:p>A</text:p>
          </table:table-cell>
          <table:table-cell table:style-name="ce238" table:formula="of:=[$BD.N11]" office:value-type="string" office:string-value="D" calcext:value-type="string">
            <text:p>D</text:p>
          </table:table-cell>
          <table:table-cell table:style-name="ce238" table:formula="of:=[$BD.O11]" office:value-type="string" office:string-value="B/A" calcext:value-type="string">
            <text:p>B/A</text:p>
          </table:table-cell>
          <table:table-cell table:style-name="ce238" table:formula="of:=[$BD.P11]" office:value-type="string" office:string-value="C " calcext:value-type="string">
            <text:p>C </text:p>
          </table:table-cell>
          <table:table-cell table:style-name="ce120" table:formula="of:=MID([$BD.Q11];LEN([$BD.Q11])-[.$G23]+1;LEN([$BD.Q11]))" office:value-type="string" office:string-value="3201" calcext:value-type="string">
            <text:p>3201</text:p>
          </table:table-cell>
          <table:table-cell table:style-name="ce120" table:formula="of:=MID([$BD.R11];LEN([$BD.R11])-[.$G23]+1;LEN([$BD.R11]))" office:value-type="string" office:string-value="3201" calcext:value-type="string">
            <text:p>3201</text:p>
          </table:table-cell>
          <table:table-cell table:style-name="ce120" table:formula="of:=MID([$BD.S11];LEN([$BD.S11])-[.$G23]+1;LEN([$BD.S11]))" office:value-type="string" office:string-value="3120" calcext:value-type="string">
            <text:p>3120</text:p>
          </table:table-cell>
          <table:table-cell table:style-name="ce120" table:formula="of:=MID([$BD.T11];LEN([$BD.T11])-[.$G23]+1;LEN([$BD.T11]))" office:value-type="string" office:string-value="3021" calcext:value-type="string">
            <text:p>3021</text:p>
          </table:table-cell>
          <table:table-cell table:style-name="ce120" table:formula="of:=MID([$BD.U11];LEN([$BD.U11])-[.$G23]+1;LEN([$BD.U11]))" office:value-type="string" office:string-value="3012" calcext:value-type="string">
            <text:p>3012</text:p>
          </table:table-cell>
          <table:table-cell table:style-name="ce120" table:formula="of:=MID([$BD.V11];LEN([$BD.V11])-[.$G23]+1;LEN([$BD.V11]))" office:value-type="string" office:string-value="2310" calcext:value-type="string">
            <text:p>2310</text:p>
          </table:table-cell>
          <table:table-cell table:style-name="ce120" table:formula="of:=MID([$BD.W11];LEN([$BD.W11])-[.$G23]+1;LEN([$BD.W11]))" office:value-type="string" office:string-value="0321" calcext:value-type="string">
            <text:p>0321</text:p>
          </table:table-cell>
          <table:table-cell table:style-name="ce120" table:formula="of:=MID([$BD.X11];LEN([$BD.X11])-[.$G23]+1;LEN([$BD.X11]))" office:value-type="string" office:string-value="1320" calcext:value-type="string">
            <text:p>1320</text:p>
          </table:table-cell>
          <table:table-cell table:style-name="ce120" table:formula="of:=MID([$BD.Y11];LEN([$BD.Y11])-[.$G23]+1;LEN([$BD.Y11]))" office:value-type="string" office:string-value="0321" calcext:value-type="string">
            <text:p>0321</text:p>
          </table:table-cell>
          <table:table-cell table:style-name="ce120" table:formula="of:=MID([$BD.Z11];LEN([$BD.Z11])-[.$G23]+1;LEN([$BD.Z11]))" office:value-type="string" office:string-value="2301" calcext:value-type="string">
            <text:p>2301</text:p>
          </table:table-cell>
          <table:table-cell table:number-columns-repeated="984"/>
        </table:table-row>
        <table:table-row table:style-name="ro1">
          <table:table-cell table:style-name="ce2"/>
          <table:table-cell table:style-name="ce68" table:formula="of:=VLOOKUP([.E24];[$Lista.$A$2:$Lista.$D$52];3;0)" office:value-type="float" office:value="1011" calcext:value-type="float">
            <text:p>1011</text:p>
          </table:table-cell>
          <table:table-cell table:style-name="ce68" table:formula="of:=VLOOKUP([.E24];[$Lista.$A$2:$Lista.$D$52];4;0)" office:value-type="string" office:string-value="Aluno 11" calcext:value-type="string">
            <text:p>Aluno 11</text:p>
          </table:table-cell>
          <table:table-cell table:style-name="ce71" table:formula="of:=[.J24]/[.G24]" office:value-type="percentage" office:value="1.75" calcext:value-type="percentage">
            <text:p>175%</text:p>
          </table:table-cell>
          <table:table-cell table:style-name="ce209" table:formula="of:=[$BD.A12]" office:value-type="float" office:value="11" calcext:value-type="float">
            <text:p>11</text:p>
          </table:table-cell>
          <table:table-cell table:style-name="ce209" table:formula="of:=[$BD.B12]" office:value-type="float" office:value="4" calcext:value-type="float">
            <text:p>4</text:p>
          </table:table-cell>
          <table:table-cell table:style-name="ce209" table:formula="of:=[$BD.C12]" office:value-type="float" office:value="4" calcext:value-type="float">
            <text:p>4</text:p>
          </table:table-cell>
          <table:table-cell table:style-name="ce209" table:formula="of:=[$BD.D12]" office:value-type="float" office:value="10" calcext:value-type="float">
            <text:p>10</text:p>
          </table:table-cell>
          <table:table-cell table:style-name="ce191" table:formula="of:=[$BD.E12]" office:value-type="float" office:value="2" calcext:value-type="float">
            <text:p>2</text:p>
          </table:table-cell>
          <table:table-cell table:style-name="ce218" table:formula="of:=SUM([.K24:.T24])" office:value-type="float" office:value="7" calcext:value-type="float">
            <text:p>7</text:p>
          </table:table-cell>
          <table:table-cell table:style-name="ce225" table:formula="of:=IFERROR(HLOOKUP(VALUE(MID([.AE24];HLOOKUP(LEFT([.U24]);[.$K$7:.$Q$8];2;0)+1;1));[.$K$8:.$Q$9];2;0);&quot;0&quot;)" office:value-type="string" office:string-value="0" calcext:value-type="string">
            <text:p>0</text:p>
          </table:table-cell>
          <table:table-cell table:style-name="ce225" table:formula="of:=IFERROR(HLOOKUP(VALUE(MID([.AF24];HLOOKUP(LEFT([.V24]);[.$K$7:.$Q$8];2;0)+1;1));[.$K$8:.$Q$9];2;0);&quot;0&quot;)" office:value-type="float" office:value="1" calcext:value-type="float">
            <text:p>1</text:p>
          </table:table-cell>
          <table:table-cell table:style-name="ce225" table:formula="of:=IFERROR(HLOOKUP(VALUE(MID([.AG24];HLOOKUP(LEFT([.W24]);[.$K$7:.$Q$8];2;0)+1;1));[.$K$8:.$Q$9];2;0);&quot;0&quot;)" office:value-type="string" office:string-value="0" calcext:value-type="string">
            <text:p>0</text:p>
          </table:table-cell>
          <table:table-cell table:style-name="ce225" table:formula="of:=IFERROR(HLOOKUP(VALUE(MID([.AH24];HLOOKUP(LEFT([.X24]);[.$K$7:.$Q$8];2;0)+1;1));[.$K$8:.$Q$9];2;0);&quot;0&quot;)" office:value-type="float" office:value="1" calcext:value-type="float">
            <text:p>1</text:p>
          </table:table-cell>
          <table:table-cell table:style-name="ce225" table:formula="of:=IFERROR(HLOOKUP(VALUE(MID([.AI24];HLOOKUP(LEFT([.Y24]);[.$K$7:.$Q$8];2;0)+1;1));[.$K$8:.$Q$9];2;0);&quot;0&quot;)" office:value-type="float" office:value="1" calcext:value-type="float">
            <text:p>1</text:p>
          </table:table-cell>
          <table:table-cell table:style-name="ce225" table:formula="of:=IFERROR(HLOOKUP(VALUE(MID([.AJ24];HLOOKUP(LEFT([.Z24]);[.$K$7:.$Q$8];2;0)+1;1));[.$K$8:.$Q$9];2;0);&quot;0&quot;)" office:value-type="float" office:value="1" calcext:value-type="float">
            <text:p>1</text:p>
          </table:table-cell>
          <table:table-cell table:style-name="ce225" table:formula="of:=IFERROR(HLOOKUP(VALUE(MID([.AK24];HLOOKUP(LEFT([.AA24]);[.$K$7:.$Q$8];2;0)+1;1));[.$K$8:.$Q$9];2;0);&quot;0&quot;)" office:value-type="float" office:value="1" calcext:value-type="float">
            <text:p>1</text:p>
          </table:table-cell>
          <table:table-cell table:style-name="ce225" table:formula="of:=IFERROR(HLOOKUP(VALUE(MID([.AL24];HLOOKUP(LEFT([.AB24]);[.$K$7:.$Q$8];2;0)+1;1));[.$K$8:.$Q$9];2;0);&quot;0&quot;)" office:value-type="float" office:value="1" calcext:value-type="float">
            <text:p>1</text:p>
          </table:table-cell>
          <table:table-cell table:style-name="ce225" table:formula="of:=IFERROR(HLOOKUP(VALUE(MID([.AM24];HLOOKUP(LEFT([.AC24]);[.$K$7:.$Q$8];2;0)+1;1));[.$K$8:.$Q$9];2;0);&quot;0&quot;)" office:value-type="string" office:string-value="0" calcext:value-type="string">
            <text:p>0</text:p>
          </table:table-cell>
          <table:table-cell table:style-name="ce225" table:formula="of:=IFERROR(HLOOKUP(VALUE(MID([.AN24];HLOOKUP(LEFT([.AD24]);[.$K$7:.$Q$8];2;0)+1;1));[.$K$8:.$Q$9];2;0);&quot;0&quot;)" office:value-type="float" office:value="1" calcext:value-type="float">
            <text:p>1</text:p>
          </table:table-cell>
          <table:table-cell table:style-name="ce238" table:formula="of:=[$BD.G12]" office:value-type="string" office:string-value=" D" calcext:value-type="string">
            <text:p><text:s/>D</text:p>
          </table:table-cell>
          <table:table-cell table:style-name="ce238" table:formula="of:=[$BD.H12]" office:value-type="string" office:string-value="B" calcext:value-type="string">
            <text:p>B</text:p>
          </table:table-cell>
          <table:table-cell table:style-name="ce215" table:formula="of:=[$BD.I12]" office:value-type="string" office:string-value="0/C" calcext:value-type="string">
            <text:p>0/C</text:p>
          </table:table-cell>
          <table:table-cell table:style-name="ce238" table:formula="of:=[$BD.J12]" office:value-type="string" office:string-value="C" calcext:value-type="string">
            <text:p>C</text:p>
          </table:table-cell>
          <table:table-cell table:style-name="ce238" table:formula="of:=[$BD.K12]" office:value-type="string" office:string-value="D" calcext:value-type="string">
            <text:p>D</text:p>
          </table:table-cell>
          <table:table-cell table:style-name="ce238" table:formula="of:=[$BD.L12]" office:value-type="string" office:string-value="C" calcext:value-type="string">
            <text:p>C</text:p>
          </table:table-cell>
          <table:table-cell table:style-name="ce238" table:formula="of:=[$BD.M12]" office:value-type="string" office:string-value="C" calcext:value-type="string">
            <text:p>C</text:p>
          </table:table-cell>
          <table:table-cell table:style-name="ce238" table:formula="of:=[$BD.N12]" office:value-type="string" office:string-value="A" calcext:value-type="string">
            <text:p>A</text:p>
          </table:table-cell>
          <table:table-cell table:style-name="ce215" table:formula="of:=[$BD.O12]" office:value-type="string" office:string-value="0/C" calcext:value-type="string">
            <text:p>0/C</text:p>
          </table:table-cell>
          <table:table-cell table:style-name="ce238" table:formula="of:=[$BD.P12]" office:value-type="string" office:string-value="C " calcext:value-type="string">
            <text:p>C </text:p>
          </table:table-cell>
          <table:table-cell table:style-name="ce120" table:formula="of:=MID([$BD.Q12];LEN([$BD.Q12])-[.$G24]+1;LEN([$BD.Q12]))" office:value-type="string" office:string-value="1320" calcext:value-type="string">
            <text:p>1320</text:p>
          </table:table-cell>
          <table:table-cell table:style-name="ce120" table:formula="of:=MID([$BD.R12];LEN([$BD.R12])-[.$G24]+1;LEN([$BD.R12]))" office:value-type="string" office:string-value="2013" calcext:value-type="string">
            <text:p>2013</text:p>
          </table:table-cell>
          <table:table-cell table:style-name="ce120" table:formula="of:=MID([$BD.S12];LEN([$BD.S12])-[.$G24]+1;LEN([$BD.S12]))" office:value-type="string" office:string-value="1203" calcext:value-type="string">
            <text:p>1203</text:p>
          </table:table-cell>
          <table:table-cell table:style-name="ce120" table:formula="of:=MID([$BD.T12];LEN([$BD.T12])-[.$G24]+1;LEN([$BD.T12]))" office:value-type="string" office:string-value="3102" calcext:value-type="string">
            <text:p>3102</text:p>
          </table:table-cell>
          <table:table-cell table:style-name="ce120" table:formula="of:=MID([$BD.U12];LEN([$BD.U12])-[.$G24]+1;LEN([$BD.U12]))" office:value-type="string" office:string-value="1320" calcext:value-type="string">
            <text:p>1320</text:p>
          </table:table-cell>
          <table:table-cell table:style-name="ce120" table:formula="of:=MID([$BD.V12];LEN([$BD.V12])-[.$G24]+1;LEN([$BD.V12]))" office:value-type="string" office:string-value="1302" calcext:value-type="string">
            <text:p>1302</text:p>
          </table:table-cell>
          <table:table-cell table:style-name="ce120" table:formula="of:=MID([$BD.W12];LEN([$BD.W12])-[.$G24]+1;LEN([$BD.W12]))" office:value-type="string" office:string-value="1302" calcext:value-type="string">
            <text:p>1302</text:p>
          </table:table-cell>
          <table:table-cell table:style-name="ce120" table:formula="of:=MID([$BD.X12];LEN([$BD.X12])-[.$G24]+1;LEN([$BD.X12]))" office:value-type="string" office:string-value="0321" calcext:value-type="string">
            <text:p>0321</text:p>
          </table:table-cell>
          <table:table-cell table:style-name="ce120" table:formula="of:=MID([$BD.Y12];LEN([$BD.Y12])-[.$G24]+1;LEN([$BD.Y12]))" office:value-type="string" office:string-value="2301" calcext:value-type="string">
            <text:p>2301</text:p>
          </table:table-cell>
          <table:table-cell table:style-name="ce120" table:formula="of:=MID([$BD.Z12];LEN([$BD.Z12])-[.$G24]+1;LEN([$BD.Z12]))" office:value-type="string" office:string-value="1203" calcext:value-type="string">
            <text:p>1203</text:p>
          </table:table-cell>
          <table:table-cell table:number-columns-repeated="984"/>
        </table:table-row>
        <table:table-row table:style-name="ro1">
          <table:table-cell table:style-name="ce2"/>
          <table:table-cell table:style-name="ce68" table:formula="of:=VLOOKUP([.E25];[$Lista.$A$2:$Lista.$D$52];3;0)" office:value-type="float" office:value="1012" calcext:value-type="float">
            <text:p>1012</text:p>
          </table:table-cell>
          <table:table-cell table:style-name="ce68" table:formula="of:=VLOOKUP([.E25];[$Lista.$A$2:$Lista.$D$52];4;0)" office:value-type="string" office:string-value="Aluno 12" calcext:value-type="string">
            <text:p>Aluno 12</text:p>
          </table:table-cell>
          <table:table-cell table:style-name="ce71"/>
          <table:table-cell table:style-name="ce209" table:formula="of:=[$BD.A13]" office:value-type="float" office:value="12" calcext:value-type="float">
            <text:p>12</text:p>
          </table:table-cell>
          <table:table-cell table:style-name="ce209" table:formula="of:=[$BD.B13]" office:value-type="float" office:value="3" calcext:value-type="float">
            <text:p>3</text:p>
          </table:table-cell>
          <table:table-cell table:style-name="ce209" table:formula="of:=[$BD.C13]" office:value-type="float" office:value="4" calcext:value-type="float">
            <text:p>4</text:p>
          </table:table-cell>
          <table:table-cell table:style-name="ce209" table:formula="of:=[$BD.D13]" office:value-type="float" office:value="10" calcext:value-type="float">
            <text:p>10</text:p>
          </table:table-cell>
          <table:table-cell table:style-name="ce209" table:formula="of:=[$BD.E13]" office:value-type="float" office:value="0" calcext:value-type="float">
            <text:p>0</text:p>
          </table:table-cell>
          <table:table-cell table:style-name="ce218" table:formula="of:=SUM([.K25:.T25])" office:value-type="float" office:value="8.2" calcext:value-type="float">
            <text:p>8,2</text:p>
          </table:table-cell>
          <table:table-cell table:style-name="ce225" table:formula="of:=IFERROR(HLOOKUP(VALUE(MID([.AE25];HLOOKUP(LEFT([.U25]);[.$K$7:.$Q$8];2;0)+1;1));[.$K$8:.$Q$9];2;0);&quot;0&quot;)" office:value-type="string" office:string-value="0" calcext:value-type="string">
            <text:p>0</text:p>
          </table:table-cell>
          <table:table-cell table:style-name="ce225" table:formula="of:=IFERROR(HLOOKUP(VALUE(MID([.AF25];HLOOKUP(LEFT([.V25]);[.$K$7:.$Q$8];2;0)+1;1));[.$K$8:.$Q$9];2;0);&quot;0&quot;)" office:value-type="float" office:value="1" calcext:value-type="float">
            <text:p>1</text:p>
          </table:table-cell>
          <table:table-cell table:style-name="ce225" table:formula="of:=IFERROR(HLOOKUP(VALUE(MID([.AG25];HLOOKUP(LEFT([.W25]);[.$K$7:.$Q$8];2;0)+1;1));[.$K$8:.$Q$9];2;0);&quot;0&quot;)" office:value-type="float" office:value="1" calcext:value-type="float">
            <text:p>1</text:p>
          </table:table-cell>
          <table:table-cell table:style-name="ce225" table:formula="of:=IFERROR(HLOOKUP(VALUE(MID([.AH25];HLOOKUP(LEFT([.X25]);[.$K$7:.$Q$8];2;0)+1;1));[.$K$8:.$Q$9];2;0);&quot;0&quot;)" office:value-type="float" office:value="1" calcext:value-type="float">
            <text:p>1</text:p>
          </table:table-cell>
          <table:table-cell table:style-name="ce225" table:formula="of:=IFERROR(HLOOKUP(VALUE(MID([.AI25];HLOOKUP(LEFT([.Y25]);[.$K$7:.$Q$8];2;0)+1;1));[.$K$8:.$Q$9];2;0);&quot;0&quot;)" office:value-type="float" office:value="1" calcext:value-type="float">
            <text:p>1</text:p>
          </table:table-cell>
          <table:table-cell table:style-name="ce225" table:formula="of:=IFERROR(HLOOKUP(VALUE(MID([.AJ25];HLOOKUP(LEFT([.Z25]);[.$K$7:.$Q$8];2;0)+1;1));[.$K$8:.$Q$9];2;0);&quot;0&quot;)" office:value-type="float" office:value="1" calcext:value-type="float">
            <text:p>1</text:p>
          </table:table-cell>
          <table:table-cell table:style-name="ce225" table:formula="of:=IFERROR(HLOOKUP(VALUE(MID([.AK25];HLOOKUP(LEFT([.AA25]);[.$K$7:.$Q$8];2;0)+1;1));[.$K$8:.$Q$9];2;0);&quot;0&quot;)" office:value-type="float" office:value="0.2" calcext:value-type="float">
            <text:p>0,2</text:p>
          </table:table-cell>
          <table:table-cell table:style-name="ce225" table:formula="of:=IFERROR(HLOOKUP(VALUE(MID([.AL25];HLOOKUP(LEFT([.AB25]);[.$K$7:.$Q$8];2;0)+1;1));[.$K$8:.$Q$9];2;0);&quot;0&quot;)" office:value-type="float" office:value="1" calcext:value-type="float">
            <text:p>1</text:p>
          </table:table-cell>
          <table:table-cell table:style-name="ce225" table:formula="of:=IFERROR(HLOOKUP(VALUE(MID([.AM25];HLOOKUP(LEFT([.AC25]);[.$K$7:.$Q$8];2;0)+1;1));[.$K$8:.$Q$9];2;0);&quot;0&quot;)" office:value-type="float" office:value="1" calcext:value-type="float">
            <text:p>1</text:p>
          </table:table-cell>
          <table:table-cell table:style-name="ce225" table:formula="of:=IFERROR(HLOOKUP(VALUE(MID([.AN25];HLOOKUP(LEFT([.AD25]);[.$K$7:.$Q$8];2;0)+1;1));[.$K$8:.$Q$9];2;0);&quot;0&quot;)" office:value-type="float" office:value="1" calcext:value-type="float">
            <text:p>1</text:p>
          </table:table-cell>
          <table:table-cell table:style-name="ce238" table:formula="of:=[$BD.G13]" office:value-type="string" office:string-value=" C" calcext:value-type="string">
            <text:p><text:s/>C</text:p>
          </table:table-cell>
          <table:table-cell table:style-name="ce238" table:formula="of:=[$BD.H13]" office:value-type="string" office:string-value="C" calcext:value-type="string">
            <text:p>C</text:p>
          </table:table-cell>
          <table:table-cell table:style-name="ce238" table:formula="of:=[$BD.I13]" office:value-type="string" office:string-value="D" calcext:value-type="string">
            <text:p>D</text:p>
          </table:table-cell>
          <table:table-cell table:style-name="ce238" table:formula="of:=[$BD.J13]" office:value-type="string" office:string-value="B" calcext:value-type="string">
            <text:p>B</text:p>
          </table:table-cell>
          <table:table-cell table:style-name="ce238" table:formula="of:=[$BD.K13]" office:value-type="string" office:string-value="B" calcext:value-type="string">
            <text:p>B</text:p>
          </table:table-cell>
          <table:table-cell table:style-name="ce238" table:formula="of:=[$BD.L13]" office:value-type="string" office:string-value="D" calcext:value-type="string">
            <text:p>D</text:p>
          </table:table-cell>
          <table:table-cell table:style-name="ce238" table:formula="of:=[$BD.M13]" office:value-type="string" office:string-value="C/A" calcext:value-type="string">
            <text:p>C/A</text:p>
          </table:table-cell>
          <table:table-cell table:style-name="ce238" table:formula="of:=[$BD.N13]" office:value-type="string" office:string-value="D" calcext:value-type="string">
            <text:p>D</text:p>
          </table:table-cell>
          <table:table-cell table:style-name="ce238" table:formula="of:=[$BD.O13]" office:value-type="string" office:string-value="A" calcext:value-type="string">
            <text:p>A</text:p>
          </table:table-cell>
          <table:table-cell table:style-name="ce238" table:formula="of:=[$BD.P13]" office:value-type="string" office:string-value="C " calcext:value-type="string">
            <text:p>C </text:p>
          </table:table-cell>
          <table:table-cell table:style-name="ce120" table:formula="of:=MID([$BD.Q13];LEN([$BD.Q13])-[.$G25]+1;LEN([$BD.Q13]))" office:value-type="string" office:string-value="3201" calcext:value-type="string">
            <text:p>3201</text:p>
          </table:table-cell>
          <table:table-cell table:style-name="ce120" table:formula="of:=MID([$BD.R13];LEN([$BD.R13])-[.$G25]+1;LEN([$BD.R13]))" office:value-type="string" office:string-value="3201" calcext:value-type="string">
            <text:p>3201</text:p>
          </table:table-cell>
          <table:table-cell table:style-name="ce120" table:formula="of:=MID([$BD.S13];LEN([$BD.S13])-[.$G25]+1;LEN([$BD.S13]))" office:value-type="string" office:string-value="3120" calcext:value-type="string">
            <text:p>3120</text:p>
          </table:table-cell>
          <table:table-cell table:style-name="ce120" table:formula="of:=MID([$BD.T13];LEN([$BD.T13])-[.$G25]+1;LEN([$BD.T13]))" office:value-type="string" office:string-value="3021" calcext:value-type="string">
            <text:p>3021</text:p>
          </table:table-cell>
          <table:table-cell table:style-name="ce120" table:formula="of:=MID([$BD.U13];LEN([$BD.U13])-[.$G25]+1;LEN([$BD.U13]))" office:value-type="string" office:string-value="3012" calcext:value-type="string">
            <text:p>3012</text:p>
          </table:table-cell>
          <table:table-cell table:style-name="ce120" table:formula="of:=MID([$BD.V13];LEN([$BD.V13])-[.$G25]+1;LEN([$BD.V13]))" office:value-type="string" office:string-value="2310" calcext:value-type="string">
            <text:p>2310</text:p>
          </table:table-cell>
          <table:table-cell table:style-name="ce120" table:formula="of:=MID([$BD.W13];LEN([$BD.W13])-[.$G25]+1;LEN([$BD.W13]))" office:value-type="string" office:string-value="0321" calcext:value-type="string">
            <text:p>0321</text:p>
          </table:table-cell>
          <table:table-cell table:style-name="ce120" table:formula="of:=MID([$BD.X13];LEN([$BD.X13])-[.$G25]+1;LEN([$BD.X13]))" office:value-type="string" office:string-value="1320" calcext:value-type="string">
            <text:p>1320</text:p>
          </table:table-cell>
          <table:table-cell table:style-name="ce120" table:formula="of:=MID([$BD.Y13];LEN([$BD.Y13])-[.$G25]+1;LEN([$BD.Y13]))" office:value-type="string" office:string-value="0321" calcext:value-type="string">
            <text:p>0321</text:p>
          </table:table-cell>
          <table:table-cell table:style-name="ce120" table:formula="of:=MID([$BD.Z13];LEN([$BD.Z13])-[.$G25]+1;LEN([$BD.Z13]))" office:value-type="string" office:string-value="2301" calcext:value-type="string">
            <text:p>2301</text:p>
          </table:table-cell>
          <table:table-cell table:number-columns-repeated="984"/>
        </table:table-row>
        <table:table-row table:style-name="ro1">
          <table:table-cell table:style-name="ce2"/>
          <table:table-cell table:style-name="ce68" table:formula="of:=VLOOKUP([.E26];[$Lista.$A$2:$Lista.$D$52];3;0)" office:value-type="float" office:value="1013" calcext:value-type="float">
            <text:p>1013</text:p>
          </table:table-cell>
          <table:table-cell table:style-name="ce68" table:formula="of:=VLOOKUP([.E26];[$Lista.$A$2:$Lista.$D$52];4;0)" office:value-type="string" office:string-value="Aluno 13" calcext:value-type="string">
            <text:p>Aluno 13</text:p>
          </table:table-cell>
          <table:table-cell table:style-name="ce71" table:formula="of:=[.J26]/[.G26]" office:value-type="percentage" office:value="2.075" calcext:value-type="percentage">
            <text:p>208%</text:p>
          </table:table-cell>
          <table:table-cell table:style-name="ce209" table:formula="of:=[$BD.A14]" office:value-type="float" office:value="13" calcext:value-type="float">
            <text:p>13</text:p>
          </table:table-cell>
          <table:table-cell table:style-name="ce209" table:formula="of:=[$BD.B14]" office:value-type="float" office:value="3" calcext:value-type="float">
            <text:p>3</text:p>
          </table:table-cell>
          <table:table-cell table:style-name="ce209" table:formula="of:=[$BD.C14]" office:value-type="float" office:value="4" calcext:value-type="float">
            <text:p>4</text:p>
          </table:table-cell>
          <table:table-cell table:style-name="ce209" table:formula="of:=[$BD.D14]" office:value-type="float" office:value="10" calcext:value-type="float">
            <text:p>10</text:p>
          </table:table-cell>
          <table:table-cell table:style-name="ce209" table:formula="of:=[$BD.E14]" office:value-type="float" office:value="0" calcext:value-type="float">
            <text:p>0</text:p>
          </table:table-cell>
          <table:table-cell table:style-name="ce218" table:formula="of:=SUM([.K26:.T26])" office:value-type="float" office:value="8.3" calcext:value-type="float">
            <text:p>8,3</text:p>
          </table:table-cell>
          <table:table-cell table:style-name="ce225" table:formula="of:=IFERROR(HLOOKUP(VALUE(MID([.AE26];HLOOKUP(LEFT([.U26]);[.$K$7:.$Q$8];2;0)+1;1));[.$K$8:.$Q$9];2;0);&quot;0&quot;)" office:value-type="string" office:string-value="0" calcext:value-type="string">
            <text:p>0</text:p>
          </table:table-cell>
          <table:table-cell table:style-name="ce225" table:formula="of:=IFERROR(HLOOKUP(VALUE(MID([.AF26];HLOOKUP(LEFT([.V26]);[.$K$7:.$Q$8];2;0)+1;1));[.$K$8:.$Q$9];2;0);&quot;0&quot;)" office:value-type="float" office:value="1" calcext:value-type="float">
            <text:p>1</text:p>
          </table:table-cell>
          <table:table-cell table:style-name="ce225" table:formula="of:=IFERROR(HLOOKUP(VALUE(MID([.AG26];HLOOKUP(LEFT([.W26]);[.$K$7:.$Q$8];2;0)+1;1));[.$K$8:.$Q$9];2;0);&quot;0&quot;)" office:value-type="float" office:value="1" calcext:value-type="float">
            <text:p>1</text:p>
          </table:table-cell>
          <table:table-cell table:style-name="ce225" table:formula="of:=IFERROR(HLOOKUP(VALUE(MID([.AH26];HLOOKUP(LEFT([.X26]);[.$K$7:.$Q$8];2;0)+1;1));[.$K$8:.$Q$9];2;0);&quot;0&quot;)" office:value-type="float" office:value="1" calcext:value-type="float">
            <text:p>1</text:p>
          </table:table-cell>
          <table:table-cell table:style-name="ce225" table:formula="of:=IFERROR(HLOOKUP(VALUE(MID([.AI26];HLOOKUP(LEFT([.Y26]);[.$K$7:.$Q$8];2;0)+1;1));[.$K$8:.$Q$9];2;0);&quot;0&quot;)" office:value-type="float" office:value="1" calcext:value-type="float">
            <text:p>1</text:p>
          </table:table-cell>
          <table:table-cell table:style-name="ce225" table:formula="of:=IFERROR(HLOOKUP(VALUE(MID([.AJ26];HLOOKUP(LEFT([.Z26]);[.$K$7:.$Q$8];2;0)+1;1));[.$K$8:.$Q$9];2;0);&quot;0&quot;)" office:value-type="float" office:value="1" calcext:value-type="float">
            <text:p>1</text:p>
          </table:table-cell>
          <table:table-cell table:style-name="ce225" table:formula="of:=IFERROR(HLOOKUP(VALUE(MID([.AK26];HLOOKUP(LEFT([.AA26]);[.$K$7:.$Q$8];2;0)+1;1));[.$K$8:.$Q$9];2;0);&quot;0&quot;)" office:value-type="float" office:value="1" calcext:value-type="float">
            <text:p>1</text:p>
          </table:table-cell>
          <table:table-cell table:style-name="ce225" table:formula="of:=IFERROR(HLOOKUP(VALUE(MID([.AL26];HLOOKUP(LEFT([.AB26]);[.$K$7:.$Q$8];2;0)+1;1));[.$K$8:.$Q$9];2;0);&quot;0&quot;)" office:value-type="float" office:value="1" calcext:value-type="float">
            <text:p>1</text:p>
          </table:table-cell>
          <table:table-cell table:style-name="ce225" table:formula="of:=IFERROR(HLOOKUP(VALUE(MID([.AM26];HLOOKUP(LEFT([.AC26]);[.$K$7:.$Q$8];2;0)+1;1));[.$K$8:.$Q$9];2;0);&quot;0&quot;)" office:value-type="float" office:value="0.3" calcext:value-type="float">
            <text:p>0,3</text:p>
          </table:table-cell>
          <table:table-cell table:style-name="ce225" table:formula="of:=IFERROR(HLOOKUP(VALUE(MID([.AN26];HLOOKUP(LEFT([.AD26]);[.$K$7:.$Q$8];2;0)+1;1));[.$K$8:.$Q$9];2;0);&quot;0&quot;)" office:value-type="float" office:value="1" calcext:value-type="float">
            <text:p>1</text:p>
          </table:table-cell>
          <table:table-cell table:style-name="ce238" table:formula="of:=[$BD.G14]" office:value-type="string" office:string-value=" C" calcext:value-type="string">
            <text:p><text:s/>C</text:p>
          </table:table-cell>
          <table:table-cell table:style-name="ce238" table:formula="of:=[$BD.H14]" office:value-type="string" office:string-value="C" calcext:value-type="string">
            <text:p>C</text:p>
          </table:table-cell>
          <table:table-cell table:style-name="ce238" table:formula="of:=[$BD.I14]" office:value-type="string" office:string-value="D" calcext:value-type="string">
            <text:p>D</text:p>
          </table:table-cell>
          <table:table-cell table:style-name="ce238" table:formula="of:=[$BD.J14]" office:value-type="string" office:string-value="B" calcext:value-type="string">
            <text:p>B</text:p>
          </table:table-cell>
          <table:table-cell table:style-name="ce238" table:formula="of:=[$BD.K14]" office:value-type="string" office:string-value="B" calcext:value-type="string">
            <text:p>B</text:p>
          </table:table-cell>
          <table:table-cell table:style-name="ce238" table:formula="of:=[$BD.L14]" office:value-type="string" office:string-value="D" calcext:value-type="string">
            <text:p>D</text:p>
          </table:table-cell>
          <table:table-cell table:style-name="ce238" table:formula="of:=[$BD.M14]" office:value-type="string" office:string-value="A" calcext:value-type="string">
            <text:p>A</text:p>
          </table:table-cell>
          <table:table-cell table:style-name="ce238" table:formula="of:=[$BD.N14]" office:value-type="string" office:string-value="D" calcext:value-type="string">
            <text:p>D</text:p>
          </table:table-cell>
          <table:table-cell table:style-name="ce238" table:formula="of:=[$BD.O14]" office:value-type="string" office:string-value="D/A" calcext:value-type="string">
            <text:p>D/A</text:p>
          </table:table-cell>
          <table:table-cell table:style-name="ce238" table:formula="of:=[$BD.P14]" office:value-type="string" office:string-value="C " calcext:value-type="string">
            <text:p>C </text:p>
          </table:table-cell>
          <table:table-cell table:style-name="ce120" table:formula="of:=MID([$BD.Q14];LEN([$BD.Q14])-[.$G26]+1;LEN([$BD.Q14]))" office:value-type="string" office:string-value="3201" calcext:value-type="string">
            <text:p>3201</text:p>
          </table:table-cell>
          <table:table-cell table:style-name="ce120" table:formula="of:=MID([$BD.R14];LEN([$BD.R14])-[.$G26]+1;LEN([$BD.R14]))" office:value-type="string" office:string-value="3201" calcext:value-type="string">
            <text:p>3201</text:p>
          </table:table-cell>
          <table:table-cell table:style-name="ce120" table:formula="of:=MID([$BD.S14];LEN([$BD.S14])-[.$G26]+1;LEN([$BD.S14]))" office:value-type="string" office:string-value="3120" calcext:value-type="string">
            <text:p>3120</text:p>
          </table:table-cell>
          <table:table-cell table:style-name="ce120" table:formula="of:=MID([$BD.T14];LEN([$BD.T14])-[.$G26]+1;LEN([$BD.T14]))" office:value-type="string" office:string-value="3021" calcext:value-type="string">
            <text:p>3021</text:p>
          </table:table-cell>
          <table:table-cell table:style-name="ce120" table:formula="of:=MID([$BD.U14];LEN([$BD.U14])-[.$G26]+1;LEN([$BD.U14]))" office:value-type="string" office:string-value="3012" calcext:value-type="string">
            <text:p>3012</text:p>
          </table:table-cell>
          <table:table-cell table:style-name="ce120" table:formula="of:=MID([$BD.V14];LEN([$BD.V14])-[.$G26]+1;LEN([$BD.V14]))" office:value-type="string" office:string-value="2310" calcext:value-type="string">
            <text:p>2310</text:p>
          </table:table-cell>
          <table:table-cell table:style-name="ce120" table:formula="of:=MID([$BD.W14];LEN([$BD.W14])-[.$G26]+1;LEN([$BD.W14]))" office:value-type="string" office:string-value="0321" calcext:value-type="string">
            <text:p>0321</text:p>
          </table:table-cell>
          <table:table-cell table:style-name="ce120" table:formula="of:=MID([$BD.X14];LEN([$BD.X14])-[.$G26]+1;LEN([$BD.X14]))" office:value-type="string" office:string-value="1320" calcext:value-type="string">
            <text:p>1320</text:p>
          </table:table-cell>
          <table:table-cell table:style-name="ce120" table:formula="of:=MID([$BD.Y14];LEN([$BD.Y14])-[.$G26]+1;LEN([$BD.Y14]))" office:value-type="string" office:string-value="0321" calcext:value-type="string">
            <text:p>0321</text:p>
          </table:table-cell>
          <table:table-cell table:style-name="ce120" table:formula="of:=MID([$BD.Z14];LEN([$BD.Z14])-[.$G26]+1;LEN([$BD.Z14]))" office:value-type="string" office:string-value="2301" calcext:value-type="string">
            <text:p>2301</text:p>
          </table:table-cell>
          <table:table-cell table:number-columns-repeated="984"/>
        </table:table-row>
        <table:table-row table:style-name="ro1" table:number-rows-repeated="885">
          <table:table-cell table:style-name="ce2" table:number-columns-repeated="20"/>
          <table:table-cell table:style-name="ce68" table:number-columns-repeated="11"/>
          <table:table-cell table:style-name="ce2" table:number-columns-repeated="14"/>
          <table:table-cell table:number-columns-repeated="979"/>
        </table:table-row>
        <table:table-row table:style-name="ro5" table:number-rows-repeated="1047561">
          <table:table-cell table:number-columns-repeated="1024"/>
        </table:table-row>
        <table:table-row table:style-name="ro6" table:number-rows-repeated="103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_FilterDatabase" table:base-cell-address="$Final1.$A$1" table:cell-range-address="$FinalPESO.$B$13:.$AS$26"/>
          <table:named-range table:name="__Anonymous_Sheet_DB__1" table:base-cell-address="$Final1.$A$1" table:cell-range-address="$FinalPESO.$E$13:.$AS$64407"/>
        </table:named-expressions>
        <calcext:conditional-formats>
          <calcext:conditional-format calcext:target-range-address="FinalPESO.E11:FinalPESO.AB11">
            <calcext:condition calcext:apply-style-name="ConditionalStyle_3" calcext:value="contains-text(&quot;3/&quot;)" calcext:base-cell-address="FinalPESO.E11"/>
          </calcext:conditional-format>
          <calcext:conditional-format calcext:target-range-address="FinalPESO.E11:FinalPESO.AB11">
            <calcext:condition calcext:apply-style-name="ConditionalStyle_3" calcext:value="contains-text(&quot;4/&quot;)" calcext:base-cell-address="FinalPESO.E11"/>
          </calcext:conditional-format>
          <calcext:conditional-format calcext:target-range-address="FinalPESO.E11:FinalPESO.AB11">
            <calcext:condition calcext:apply-style-name="ConditionalStyle_4" calcext:value="contains-text(&quot;0/&quot;)" calcext:base-cell-address="FinalPESO.E11"/>
          </calcext:conditional-format>
          <calcext:conditional-format calcext:target-range-address="FinalPESO.E11:FinalPESO.AB11">
            <calcext:condition calcext:apply-style-name="ConditionalStyle_3" calcext:value="contains-text(&quot;2/&quot;)" calcext:base-cell-address="FinalPESO.E11"/>
          </calcext:conditional-format>
          <calcext:conditional-format calcext:target-range-address="FinalPESO.AC3:FinalPESO.AC3 FinalPESO.AC5:FinalPESO.AC5 FinalPESO.K7:FinalPESO.L9 FinalPESO.O7:FinalPESO.O9 FinalPESO.P7:FinalPESO.Q7 FinalPESO.Z7:FinalPESO.AC9 FinalPESO.M9:FinalPESO.N9 FinalPESO.AC11:FinalPESO.AC11">
            <calcext:condition calcext:apply-style-name="ConditionalStyle_3" calcext:value="contains-text(&quot;3/&quot;)" calcext:base-cell-address="FinalPESO.K3"/>
          </calcext:conditional-format>
          <calcext:conditional-format calcext:target-range-address="FinalPESO.AC3:FinalPESO.AC3 FinalPESO.AC5:FinalPESO.AC5 FinalPESO.K7:FinalPESO.L9 FinalPESO.O7:FinalPESO.O9 FinalPESO.P7:FinalPESO.Q7 FinalPESO.Z7:FinalPESO.AC9 FinalPESO.M9:FinalPESO.N9 FinalPESO.AC11:FinalPESO.AC11">
            <calcext:condition calcext:apply-style-name="ConditionalStyle_3" calcext:value="contains-text(&quot;4/&quot;)" calcext:base-cell-address="FinalPESO.K3"/>
          </calcext:conditional-format>
          <calcext:conditional-format calcext:target-range-address="FinalPESO.AC3:FinalPESO.AC3 FinalPESO.AC5:FinalPESO.AC5 FinalPESO.K7:FinalPESO.L9 FinalPESO.O7:FinalPESO.O9 FinalPESO.P7:FinalPESO.Q7 FinalPESO.Z7:FinalPESO.AC9 FinalPESO.M9:FinalPESO.N9 FinalPESO.AC11:FinalPESO.AC11">
            <calcext:condition calcext:apply-style-name="ConditionalStyle_4" calcext:value="contains-text(&quot;0/&quot;)" calcext:base-cell-address="FinalPESO.K3"/>
          </calcext:conditional-format>
          <calcext:conditional-format calcext:target-range-address="FinalPESO.AC3:FinalPESO.AC3 FinalPESO.AC5:FinalPESO.AC5 FinalPESO.K7:FinalPESO.L9 FinalPESO.O7:FinalPESO.O9 FinalPESO.P7:FinalPESO.Q7 FinalPESO.Z7:FinalPESO.AC9 FinalPESO.M9:FinalPESO.N9 FinalPESO.AC11:FinalPESO.AC11">
            <calcext:condition calcext:apply-style-name="ConditionalStyle_3" calcext:value="contains-text(&quot;2/&quot;)" calcext:base-cell-address="FinalPESO.K3"/>
          </calcext:conditional-format>
          <calcext:conditional-format calcext:target-range-address="FinalPESO.K7:FinalPESO.L7 FinalPESO.O7:FinalPESO.O9 FinalPESO.P7:FinalPESO.Q7 FinalPESO.Z7:FinalPESO.AC9 FinalPESO.K9:FinalPESO.N9">
            <calcext:condition calcext:apply-style-name="ConditionalStyle_3" calcext:value="contains-text(&quot;(&quot;)" calcext:base-cell-address="FinalPESO.K7"/>
          </calcext:conditional-format>
          <calcext:conditional-format calcext:target-range-address="FinalPESO.K7:FinalPESO.L7 FinalPESO.O7:FinalPESO.O9 FinalPESO.P7:FinalPESO.Q7 FinalPESO.Z7:FinalPESO.AC9 FinalPESO.K9:FinalPESO.N9">
            <calcext:condition calcext:apply-style-name="ConditionalStyle_4" calcext:value="contains-text(&quot;blank&quot;)" calcext:base-cell-address="FinalPESO.K7"/>
          </calcext:conditional-format>
          <calcext:conditional-format calcext:target-range-address="FinalPESO.K7:FinalPESO.L7 FinalPESO.O7:FinalPESO.O9 FinalPESO.P7:FinalPESO.Q7 FinalPESO.Z7:FinalPESO.AC9 FinalPESO.K9:FinalPESO.N9">
            <calcext:condition calcext:apply-style-name="ConditionalStyle_5" calcext:value="contains-text(&quot;erro&quot;)" calcext:base-cell-address="FinalPESO.K7"/>
          </calcext:conditional-format>
        </calcext:conditional-formats>
      </table:table>
      <table:table table:name="BD" table:style-name="ta3">
        <office:forms form:automatic-focus="false" form:apply-design-mode="false"/>
        <table:table-column table:style-name="co31" table:default-cell-style-name="ce270"/>
        <table:table-column table:style-name="co32" table:default-cell-style-name="ce270"/>
        <table:table-column table:style-name="co33" table:default-cell-style-name="ce270"/>
        <table:table-column table:style-name="co34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number-columns-repeated="10" table:default-cell-style-name="ce270"/>
        <table:table-column table:style-name="co38" table:number-columns-repeated="10" table:default-cell-style-name="ce270"/>
        <table:table-column table:style-name="co30" table:number-columns-repeated="997" table:default-cell-style-name="ce270"/>
        <table:table-column table:style-name="co30" table:default-cell-style-name="Default"/>
        <table:table-row table:style-name="ro13">
          <table:table-cell table:style-name="ce250" office:value-type="string" calcext:value-type="string">
            <text:p>Pag</text:p>
          </table:table-cell>
          <table:table-cell table:style-name="ce250" office:value-type="string" calcext:value-type="string">
            <text:p>ID</text:p>
          </table:table-cell>
          <table:table-cell table:style-name="ce250" office:value-type="string" calcext:value-type="string">
            <text:p>Answ</text:p>
          </table:table-cell>
          <table:table-cell table:style-name="ce250" office:value-type="string" calcext:value-type="string">
            <text:p>Quest</text:p>
          </table:table-cell>
          <table:table-cell table:style-name="ce250" office:value-type="string" calcext:value-type="string">
            <text:p>Inv</text:p>
          </table:table-cell>
          <table:table-cell table:style-name="ce250" office:value-type="string" calcext:value-type="string">
            <text:p>Grad</text:p>
          </table:table-cell>
          <table:table-cell table:style-name="ce250" office:value-type="float" office:value="1" calcext:value-type="float">
            <text:p>1</text:p>
          </table:table-cell>
          <table:table-cell table:style-name="ce250" office:value-type="float" office:value="2" calcext:value-type="float">
            <text:p>2</text:p>
          </table:table-cell>
          <table:table-cell table:style-name="ce250" office:value-type="float" office:value="3" calcext:value-type="float">
            <text:p>3</text:p>
          </table:table-cell>
          <table:table-cell table:style-name="ce250" office:value-type="float" office:value="4" calcext:value-type="float">
            <text:p>4</text:p>
          </table:table-cell>
          <table:table-cell table:style-name="ce250" office:value-type="float" office:value="5" calcext:value-type="float">
            <text:p>5</text:p>
          </table:table-cell>
          <table:table-cell table:style-name="ce250" office:value-type="float" office:value="6" calcext:value-type="float">
            <text:p>6</text:p>
          </table:table-cell>
          <table:table-cell table:style-name="ce250" office:value-type="float" office:value="7" calcext:value-type="float">
            <text:p>7</text:p>
          </table:table-cell>
          <table:table-cell table:style-name="ce250" office:value-type="float" office:value="8" calcext:value-type="float">
            <text:p>8</text:p>
          </table:table-cell>
          <table:table-cell table:style-name="ce250" office:value-type="float" office:value="9" calcext:value-type="float">
            <text:p>9</text:p>
          </table:table-cell>
          <table:table-cell table:style-name="ce250" office:value-type="float" office:value="10" calcext:value-type="float">
            <text:p>10</text:p>
          </table:table-cell>
          <table:table-cell table:style-name="ce250" office:value-type="float" office:value="1" calcext:value-type="float">
            <text:p>1</text:p>
          </table:table-cell>
          <table:table-cell table:style-name="ce250" office:value-type="float" office:value="2" calcext:value-type="float">
            <text:p>2</text:p>
          </table:table-cell>
          <table:table-cell table:style-name="ce250" office:value-type="float" office:value="3" calcext:value-type="float">
            <text:p>3</text:p>
          </table:table-cell>
          <table:table-cell table:style-name="ce250" office:value-type="float" office:value="4" calcext:value-type="float">
            <text:p>4</text:p>
          </table:table-cell>
          <table:table-cell table:style-name="ce250" office:value-type="float" office:value="5" calcext:value-type="float">
            <text:p>5</text:p>
          </table:table-cell>
          <table:table-cell table:style-name="ce250" office:value-type="float" office:value="6" calcext:value-type="float">
            <text:p>6</text:p>
          </table:table-cell>
          <table:table-cell table:style-name="ce250" office:value-type="float" office:value="7" calcext:value-type="float">
            <text:p>7</text:p>
          </table:table-cell>
          <table:table-cell table:style-name="ce250" office:value-type="float" office:value="8" calcext:value-type="float">
            <text:p>8</text:p>
          </table:table-cell>
          <table:table-cell table:style-name="ce250" office:value-type="float" office:value="9" calcext:value-type="float">
            <text:p>9</text:p>
          </table:table-cell>
          <table:table-cell table:style-name="ce250" office:value-type="float" office:value="10" calcext:value-type="float">
            <text:p>10</text:p>
          </table:table-cell>
          <table:table-cell table:style-name="ce257" table:number-columns-repeated="997"/>
          <table:table-cell table:style-name="ce258"/>
        </table:table-row>
        <table:table-row table:style-name="ro13">
          <table:table-cell table:style-name="ce251" office:value-type="float" office:value="1" calcext:value-type="float">
            <text:p>1</text:p>
          </table:table-cell>
          <table:table-cell table:style-name="ce251" office:value-type="float" office:value="2" calcext:value-type="float">
            <text:p>2</text:p>
          </table:table-cell>
          <table:table-cell table:style-name="ce251" office:value-type="float" office:value="4" calcext:value-type="float">
            <text:p>4</text:p>
          </table:table-cell>
          <table:table-cell table:style-name="ce251" office:value-type="float" office:value="10" calcext:value-type="float">
            <text:p>10</text:p>
          </table:table-cell>
          <table:table-cell table:style-name="ce251" office:value-type="float" office:value="0" calcext:value-type="float">
            <text:p>0</text:p>
          </table:table-cell>
          <table:table-cell table:style-name="ce254" office:value-type="float" office:value="8" calcext:value-type="float">
            <text:p>8</text:p>
          </table:table-cell>
          <table:table-cell table:style-name="ce255" office:value-type="string" calcext:value-type="string">
            <text:p><text:s/>D/C</text:p>
          </table:table-cell>
          <table:table-cell table:style-name="ce255" office:value-type="string" calcext:value-type="string">
            <text:p>D</text:p>
          </table:table-cell>
          <table:table-cell table:number-columns-repeated="3" table:style-name="ce255" office:value-type="string" calcext:value-type="string">
            <text:p>A</text:p>
          </table:table-cell>
          <table:table-cell table:style-name="ce255" office:value-type="string" calcext:value-type="string">
            <text:p>C</text:p>
          </table:table-cell>
          <table:table-cell table:style-name="ce255" office:value-type="string" calcext:value-type="string">
            <text:p>D</text:p>
          </table:table-cell>
          <table:table-cell table:style-name="ce255" office:value-type="string" calcext:value-type="string">
            <text:p>A</text:p>
          </table:table-cell>
          <table:table-cell table:style-name="ce255" office:value-type="string" calcext:value-type="string">
            <text:p>C/A</text:p>
          </table:table-cell>
          <table:table-cell table:style-name="ce255" office:value-type="string" calcext:value-type="string">
            <text:p>A </text:p>
          </table:table-cell>
          <table:table-cell table:style-name="ce256" office:value-type="float" office:value="11261203" calcext:value-type="float">
            <text:p>11261203</text:p>
          </table:table-cell>
          <table:table-cell table:style-name="ce256" office:value-type="float" office:value="11303210" calcext:value-type="float">
            <text:p>11303210</text:p>
          </table:table-cell>
          <table:table-cell table:style-name="ce256" office:value-type="float" office:value="11330213" calcext:value-type="float">
            <text:p>11330213</text:p>
          </table:table-cell>
          <table:table-cell table:style-name="ce256" office:value-type="float" office:value="11310132" calcext:value-type="float">
            <text:p>11310132</text:p>
          </table:table-cell>
          <table:table-cell table:style-name="ce256" office:value-type="float" office:value="11240231" calcext:value-type="float">
            <text:p>11240231</text:p>
          </table:table-cell>
          <table:table-cell table:style-name="ce256" office:value-type="float" office:value="11323102" calcext:value-type="float">
            <text:p>11323102</text:p>
          </table:table-cell>
          <table:table-cell table:style-name="ce256" office:value-type="float" office:value="11283120" calcext:value-type="float">
            <text:p>11283120</text:p>
          </table:table-cell>
          <table:table-cell table:style-name="ce256" office:value-type="float" office:value="11290321" calcext:value-type="float">
            <text:p>11290321</text:p>
          </table:table-cell>
          <table:table-cell table:style-name="ce256" office:value-type="float" office:value="11250231" calcext:value-type="float">
            <text:p>11250231</text:p>
          </table:table-cell>
          <table:table-cell table:style-name="ce256" office:value-type="float" office:value="11270312" calcext:value-type="float">
            <text:p>11270312</text:p>
          </table:table-cell>
          <table:table-cell table:style-name="ce257" table:number-columns-repeated="997"/>
          <table:table-cell table:style-name="ce258"/>
        </table:table-row>
        <table:table-row table:style-name="ro13">
          <table:table-cell table:style-name="ce251" office:value-type="float" office:value="2" calcext:value-type="float">
            <text:p>2</text:p>
          </table:table-cell>
          <table:table-cell table:style-name="ce251" office:value-type="float" office:value="5" calcext:value-type="float">
            <text:p>5</text:p>
          </table:table-cell>
          <table:table-cell table:style-name="ce251" office:value-type="float" office:value="4" calcext:value-type="float">
            <text:p>4</text:p>
          </table:table-cell>
          <table:table-cell table:style-name="ce251" office:value-type="float" office:value="10" calcext:value-type="float">
            <text:p>10</text:p>
          </table:table-cell>
          <table:table-cell table:style-name="ce253" office:value-type="float" office:value="1" calcext:value-type="float">
            <text:p>1</text:p>
          </table:table-cell>
          <table:table-cell table:style-name="ce254" office:value-type="float" office:value="9" calcext:value-type="float">
            <text:p>9</text:p>
          </table:table-cell>
          <table:table-cell table:style-name="ce255" office:value-type="string" calcext:value-type="string">
            <text:p><text:s/>C</text:p>
          </table:table-cell>
          <table:table-cell table:style-name="ce255" office:value-type="string" calcext:value-type="string">
            <text:p>B</text:p>
          </table:table-cell>
          <table:table-cell table:style-name="ce255" office:value-type="string" calcext:value-type="string">
            <text:p>D</text:p>
          </table:table-cell>
          <table:table-cell table:number-columns-repeated="3" table:style-name="ce255" office:value-type="string" calcext:value-type="string">
            <text:p>B</text:p>
          </table:table-cell>
          <table:table-cell table:number-columns-repeated="2" table:style-name="ce255" office:value-type="string" calcext:value-type="string">
            <text:p>A</text:p>
          </table:table-cell>
          <table:table-cell table:style-name="ce253" office:value-type="string" calcext:value-type="string">
            <text:p>0/B</text:p>
          </table:table-cell>
          <table:table-cell table:style-name="ce255" office:value-type="string" calcext:value-type="string">
            <text:p>D </text:p>
          </table:table-cell>
          <table:table-cell table:style-name="ce256" office:value-type="float" office:value="11293102" calcext:value-type="float">
            <text:p>11293102</text:p>
          </table:table-cell>
          <table:table-cell table:style-name="ce256" office:value-type="float" office:value="11322013" calcext:value-type="float">
            <text:p>11322013</text:p>
          </table:table-cell>
          <table:table-cell table:style-name="ce256" office:value-type="float" office:value="11311320" calcext:value-type="float">
            <text:p>11311320</text:p>
          </table:table-cell>
          <table:table-cell table:style-name="ce256" office:value-type="float" office:value="11271023" calcext:value-type="float">
            <text:p>11271023</text:p>
          </table:table-cell>
          <table:table-cell table:style-name="ce256" office:value-type="float" office:value="11282031" calcext:value-type="float">
            <text:p>11282031</text:p>
          </table:table-cell>
          <table:table-cell table:style-name="ce256" office:value-type="float" office:value="11253012" calcext:value-type="float">
            <text:p>11253012</text:p>
          </table:table-cell>
          <table:table-cell table:style-name="ce256" office:value-type="float" office:value="11240321" calcext:value-type="float">
            <text:p>11240321</text:p>
          </table:table-cell>
          <table:table-cell table:style-name="ce256" office:value-type="float" office:value="11330213" calcext:value-type="float">
            <text:p>11330213</text:p>
          </table:table-cell>
          <table:table-cell table:style-name="ce256" office:value-type="float" office:value="11263021" calcext:value-type="float">
            <text:p>11263021</text:p>
          </table:table-cell>
          <table:table-cell table:style-name="ce256" office:value-type="float" office:value="11303210" calcext:value-type="float">
            <text:p>11303210</text:p>
          </table:table-cell>
          <table:table-cell table:style-name="ce257" table:number-columns-repeated="997"/>
          <table:table-cell table:style-name="ce258"/>
        </table:table-row>
        <table:table-row table:style-name="ro13">
          <table:table-cell table:style-name="ce251" office:value-type="float" office:value="3" calcext:value-type="float">
            <text:p>3</text:p>
          </table:table-cell>
          <table:table-cell table:number-columns-repeated="2" table:style-name="ce251" office:value-type="float" office:value="4" calcext:value-type="float">
            <text:p>4</text:p>
          </table:table-cell>
          <table:table-cell table:style-name="ce251" office:value-type="float" office:value="10" calcext:value-type="float">
            <text:p>10</text:p>
          </table:table-cell>
          <table:table-cell table:style-name="ce251" office:value-type="float" office:value="0" calcext:value-type="float">
            <text:p>0</text:p>
          </table:table-cell>
          <table:table-cell table:style-name="ce254" office:value-type="float" office:value="8" calcext:value-type="float">
            <text:p>8</text:p>
          </table:table-cell>
          <table:table-cell table:style-name="ce255" office:value-type="string" calcext:value-type="string">
            <text:p><text:s/>C/D</text:p>
          </table:table-cell>
          <table:table-cell table:style-name="ce255" office:value-type="string" calcext:value-type="string">
            <text:p>B</text:p>
          </table:table-cell>
          <table:table-cell table:number-columns-repeated="2" table:style-name="ce255" office:value-type="string" calcext:value-type="string">
            <text:p>C</text:p>
          </table:table-cell>
          <table:table-cell table:style-name="ce255" office:value-type="string" calcext:value-type="string">
            <text:p>B/D</text:p>
          </table:table-cell>
          <table:table-cell table:number-columns-repeated="2" table:style-name="ce255" office:value-type="string" calcext:value-type="string">
            <text:p>C</text:p>
          </table:table-cell>
          <table:table-cell table:style-name="ce255" office:value-type="string" calcext:value-type="string">
            <text:p>A</text:p>
          </table:table-cell>
          <table:table-cell table:style-name="ce255" office:value-type="string" calcext:value-type="string">
            <text:p>C</text:p>
          </table:table-cell>
          <table:table-cell table:style-name="ce255" office:value-type="string" calcext:value-type="string">
            <text:p>C </text:p>
          </table:table-cell>
          <table:table-cell table:style-name="ce256" office:value-type="float" office:value="11251320" calcext:value-type="float">
            <text:p>11251320</text:p>
          </table:table-cell>
          <table:table-cell table:style-name="ce256" office:value-type="float" office:value="11322013" calcext:value-type="float">
            <text:p>11322013</text:p>
          </table:table-cell>
          <table:table-cell table:style-name="ce256" office:value-type="float" office:value="11291203" calcext:value-type="float">
            <text:p>11291203</text:p>
          </table:table-cell>
          <table:table-cell table:style-name="ce256" office:value-type="float" office:value="11273102" calcext:value-type="float">
            <text:p>11273102</text:p>
          </table:table-cell>
          <table:table-cell table:style-name="ce256" office:value-type="float" office:value="11301320" calcext:value-type="float">
            <text:p>11301320</text:p>
          </table:table-cell>
          <table:table-cell table:style-name="ce256" office:value-type="float" office:value="11331302" calcext:value-type="float">
            <text:p>11331302</text:p>
          </table:table-cell>
          <table:table-cell table:style-name="ce256" office:value-type="float" office:value="11261302" calcext:value-type="float">
            <text:p>11261302</text:p>
          </table:table-cell>
          <table:table-cell table:style-name="ce256" office:value-type="float" office:value="11310321" calcext:value-type="float">
            <text:p>11310321</text:p>
          </table:table-cell>
          <table:table-cell table:style-name="ce256" office:value-type="float" office:value="11242301" calcext:value-type="float">
            <text:p>11242301</text:p>
          </table:table-cell>
          <table:table-cell table:style-name="ce256" office:value-type="float" office:value="11281203" calcext:value-type="float">
            <text:p>11281203</text:p>
          </table:table-cell>
          <table:table-cell table:style-name="ce257" table:number-columns-repeated="997"/>
          <table:table-cell table:style-name="ce258"/>
        </table:table-row>
        <table:table-row table:style-name="ro13">
          <table:table-cell table:style-name="ce251" office:value-type="float" office:value="4" calcext:value-type="float">
            <text:p>4</text:p>
          </table:table-cell>
          <table:table-cell table:style-name="ce251" office:value-type="float" office:value="1" calcext:value-type="float">
            <text:p>1</text:p>
          </table:table-cell>
          <table:table-cell table:style-name="ce251" office:value-type="float" office:value="4" calcext:value-type="float">
            <text:p>4</text:p>
          </table:table-cell>
          <table:table-cell table:style-name="ce251" office:value-type="float" office:value="10" calcext:value-type="float">
            <text:p>10</text:p>
          </table:table-cell>
          <table:table-cell table:style-name="ce251" office:value-type="float" office:value="0" calcext:value-type="float">
            <text:p>0</text:p>
          </table:table-cell>
          <table:table-cell table:style-name="ce254" office:value-type="float" office:value="3" calcext:value-type="float">
            <text:p>3</text:p>
          </table:table-cell>
          <table:table-cell table:style-name="ce255" office:value-type="string" calcext:value-type="string">
            <text:p><text:s/>A/C</text:p>
          </table:table-cell>
          <table:table-cell table:style-name="ce255" office:value-type="string" calcext:value-type="string">
            <text:p>D</text:p>
          </table:table-cell>
          <table:table-cell table:style-name="ce255" office:value-type="string" calcext:value-type="string">
            <text:p>C/D</text:p>
          </table:table-cell>
          <table:table-cell table:number-columns-repeated="2" table:style-name="ce255" office:value-type="string" calcext:value-type="string">
            <text:p>C/B</text:p>
          </table:table-cell>
          <table:table-cell table:style-name="ce255" office:value-type="string" calcext:value-type="string">
            <text:p>C</text:p>
          </table:table-cell>
          <table:table-cell table:style-name="ce255" office:value-type="string" calcext:value-type="string">
            <text:p>A</text:p>
          </table:table-cell>
          <table:table-cell table:style-name="ce255" office:value-type="string" calcext:value-type="string">
            <text:p>C/B</text:p>
          </table:table-cell>
          <table:table-cell table:style-name="ce255" office:value-type="string" calcext:value-type="string">
            <text:p>A/D</text:p>
          </table:table-cell>
          <table:table-cell table:style-name="ce255" office:value-type="string" calcext:value-type="string">
            <text:p>B/D </text:p>
          </table:table-cell>
          <table:table-cell table:style-name="ce256" office:value-type="float" office:value="11322301" calcext:value-type="float">
            <text:p>11322301</text:p>
          </table:table-cell>
          <table:table-cell table:style-name="ce256" office:value-type="float" office:value="11282130" calcext:value-type="float">
            <text:p>11282130</text:p>
          </table:table-cell>
          <table:table-cell table:style-name="ce256" office:value-type="float" office:value="11251320" calcext:value-type="float">
            <text:p>11251320</text:p>
          </table:table-cell>
          <table:table-cell table:style-name="ce256" office:value-type="float" office:value="11331023" calcext:value-type="float">
            <text:p>11331023</text:p>
          </table:table-cell>
          <table:table-cell table:style-name="ce256" office:value-type="float" office:value="11241032" calcext:value-type="float">
            <text:p>11241032</text:p>
          </table:table-cell>
          <table:table-cell table:style-name="ce256" office:value-type="float" office:value="11263102" calcext:value-type="float">
            <text:p>11263102</text:p>
          </table:table-cell>
          <table:table-cell table:style-name="ce256" office:value-type="float" office:value="11300213" calcext:value-type="float">
            <text:p>11300213</text:p>
          </table:table-cell>
          <table:table-cell table:style-name="ce256" office:value-type="float" office:value="11273012" calcext:value-type="float">
            <text:p>11273012</text:p>
          </table:table-cell>
          <table:table-cell table:style-name="ce256" office:value-type="float" office:value="11293120" calcext:value-type="float">
            <text:p>11293120</text:p>
          </table:table-cell>
          <table:table-cell table:style-name="ce256" office:value-type="float" office:value="11311230" calcext:value-type="float">
            <text:p>11311230</text:p>
          </table:table-cell>
          <table:table-cell table:style-name="ce257" table:number-columns-repeated="997"/>
          <table:table-cell table:style-name="ce258"/>
        </table:table-row>
        <table:table-row table:style-name="ro13">
          <table:table-cell table:style-name="ce251" office:value-type="float" office:value="5" calcext:value-type="float">
            <text:p>5</text:p>
          </table:table-cell>
          <table:table-cell table:style-name="ce251" office:value-type="float" office:value="2" calcext:value-type="float">
            <text:p>2</text:p>
          </table:table-cell>
          <table:table-cell table:style-name="ce251" office:value-type="float" office:value="4" calcext:value-type="float">
            <text:p>4</text:p>
          </table:table-cell>
          <table:table-cell table:style-name="ce251" office:value-type="float" office:value="10" calcext:value-type="float">
            <text:p>10</text:p>
          </table:table-cell>
          <table:table-cell table:style-name="ce251" office:value-type="float" office:value="0" calcext:value-type="float">
            <text:p>0</text:p>
          </table:table-cell>
          <table:table-cell table:style-name="ce254" office:value-type="float" office:value="10" calcext:value-type="float">
            <text:p>10</text:p>
          </table:table-cell>
          <table:table-cell table:style-name="ce255" office:value-type="string" calcext:value-type="string">
            <text:p><text:s/>C</text:p>
          </table:table-cell>
          <table:table-cell table:style-name="ce255" office:value-type="string" calcext:value-type="string">
            <text:p>D</text:p>
          </table:table-cell>
          <table:table-cell table:number-columns-repeated="3" table:style-name="ce255" office:value-type="string" calcext:value-type="string">
            <text:p>A</text:p>
          </table:table-cell>
          <table:table-cell table:style-name="ce255" office:value-type="string" calcext:value-type="string">
            <text:p>C</text:p>
          </table:table-cell>
          <table:table-cell table:style-name="ce255" office:value-type="string" calcext:value-type="string">
            <text:p>D</text:p>
          </table:table-cell>
          <table:table-cell table:number-columns-repeated="2" table:style-name="ce255" office:value-type="string" calcext:value-type="string">
            <text:p>A</text:p>
          </table:table-cell>
          <table:table-cell table:style-name="ce255" office:value-type="string" calcext:value-type="string">
            <text:p>A </text:p>
          </table:table-cell>
          <table:table-cell table:style-name="ce256" office:value-type="float" office:value="11261203" calcext:value-type="float">
            <text:p>11261203</text:p>
          </table:table-cell>
          <table:table-cell table:style-name="ce256" office:value-type="float" office:value="11303210" calcext:value-type="float">
            <text:p>11303210</text:p>
          </table:table-cell>
          <table:table-cell table:style-name="ce256" office:value-type="float" office:value="11330213" calcext:value-type="float">
            <text:p>11330213</text:p>
          </table:table-cell>
          <table:table-cell table:style-name="ce256" office:value-type="float" office:value="11310132" calcext:value-type="float">
            <text:p>11310132</text:p>
          </table:table-cell>
          <table:table-cell table:style-name="ce256" office:value-type="float" office:value="11240231" calcext:value-type="float">
            <text:p>11240231</text:p>
          </table:table-cell>
          <table:table-cell table:style-name="ce256" office:value-type="float" office:value="11323102" calcext:value-type="float">
            <text:p>11323102</text:p>
          </table:table-cell>
          <table:table-cell table:style-name="ce256" office:value-type="float" office:value="11283120" calcext:value-type="float">
            <text:p>11283120</text:p>
          </table:table-cell>
          <table:table-cell table:style-name="ce256" office:value-type="float" office:value="11290321" calcext:value-type="float">
            <text:p>11290321</text:p>
          </table:table-cell>
          <table:table-cell table:style-name="ce256" office:value-type="float" office:value="11250231" calcext:value-type="float">
            <text:p>11250231</text:p>
          </table:table-cell>
          <table:table-cell table:style-name="ce256" office:value-type="float" office:value="11270312" calcext:value-type="float">
            <text:p>11270312</text:p>
          </table:table-cell>
          <table:table-cell table:style-name="ce257" table:number-columns-repeated="997"/>
          <table:table-cell table:style-name="ce258"/>
        </table:table-row>
        <table:table-row table:style-name="ro13">
          <table:table-cell table:style-name="ce251" office:value-type="float" office:value="6" calcext:value-type="float">
            <text:p>6</text:p>
          </table:table-cell>
          <table:table-cell table:number-columns-repeated="2" table:style-name="ce251" office:value-type="float" office:value="4" calcext:value-type="float">
            <text:p>4</text:p>
          </table:table-cell>
          <table:table-cell table:style-name="ce251" office:value-type="float" office:value="10" calcext:value-type="float">
            <text:p>10</text:p>
          </table:table-cell>
          <table:table-cell table:style-name="ce251" office:value-type="float" office:value="0" calcext:value-type="float">
            <text:p>0</text:p>
          </table:table-cell>
          <table:table-cell table:style-name="ce254" office:value-type="float" office:value="9" calcext:value-type="float">
            <text:p>9</text:p>
          </table:table-cell>
          <table:table-cell table:style-name="ce255" office:value-type="string" calcext:value-type="string">
            <text:p><text:s/>D</text:p>
          </table:table-cell>
          <table:table-cell table:style-name="ce255" office:value-type="string" calcext:value-type="string">
            <text:p>B</text:p>
          </table:table-cell>
          <table:table-cell table:number-columns-repeated="2" table:style-name="ce255" office:value-type="string" calcext:value-type="string">
            <text:p>C</text:p>
          </table:table-cell>
          <table:table-cell table:style-name="ce255" office:value-type="string" calcext:value-type="string">
            <text:p>D</text:p>
          </table:table-cell>
          <table:table-cell table:style-name="ce255" office:value-type="string" calcext:value-type="string">
            <text:p>B/C</text:p>
          </table:table-cell>
          <table:table-cell table:style-name="ce255" office:value-type="string" calcext:value-type="string">
            <text:p>C</text:p>
          </table:table-cell>
          <table:table-cell table:style-name="ce255" office:value-type="string" calcext:value-type="string">
            <text:p>A</text:p>
          </table:table-cell>
          <table:table-cell table:style-name="ce255" office:value-type="string" calcext:value-type="string">
            <text:p>C</text:p>
          </table:table-cell>
          <table:table-cell table:style-name="ce255" office:value-type="string" calcext:value-type="string">
            <text:p>C </text:p>
          </table:table-cell>
          <table:table-cell table:style-name="ce256" office:value-type="float" office:value="11251320" calcext:value-type="float">
            <text:p>11251320</text:p>
          </table:table-cell>
          <table:table-cell table:style-name="ce256" office:value-type="float" office:value="11322013" calcext:value-type="float">
            <text:p>11322013</text:p>
          </table:table-cell>
          <table:table-cell table:style-name="ce256" office:value-type="float" office:value="11291203" calcext:value-type="float">
            <text:p>11291203</text:p>
          </table:table-cell>
          <table:table-cell table:style-name="ce256" office:value-type="float" office:value="11273102" calcext:value-type="float">
            <text:p>11273102</text:p>
          </table:table-cell>
          <table:table-cell table:style-name="ce256" office:value-type="float" office:value="11301320" calcext:value-type="float">
            <text:p>11301320</text:p>
          </table:table-cell>
          <table:table-cell table:style-name="ce256" office:value-type="float" office:value="11331302" calcext:value-type="float">
            <text:p>11331302</text:p>
          </table:table-cell>
          <table:table-cell table:style-name="ce256" office:value-type="float" office:value="11261302" calcext:value-type="float">
            <text:p>11261302</text:p>
          </table:table-cell>
          <table:table-cell table:style-name="ce256" office:value-type="float" office:value="11310321" calcext:value-type="float">
            <text:p>11310321</text:p>
          </table:table-cell>
          <table:table-cell table:style-name="ce256" office:value-type="float" office:value="11242301" calcext:value-type="float">
            <text:p>11242301</text:p>
          </table:table-cell>
          <table:table-cell table:style-name="ce256" office:value-type="float" office:value="11281203" calcext:value-type="float">
            <text:p>11281203</text:p>
          </table:table-cell>
          <table:table-cell table:style-name="ce257" table:number-columns-repeated="997"/>
          <table:table-cell table:style-name="ce258"/>
        </table:table-row>
        <table:table-row table:style-name="ro13">
          <table:table-cell table:style-name="ce251" office:value-type="float" office:value="7" calcext:value-type="float">
            <text:p>7</text:p>
          </table:table-cell>
          <table:table-cell table:style-name="ce251" office:value-type="float" office:value="1" calcext:value-type="float">
            <text:p>1</text:p>
          </table:table-cell>
          <table:table-cell table:style-name="ce251" office:value-type="float" office:value="4" calcext:value-type="float">
            <text:p>4</text:p>
          </table:table-cell>
          <table:table-cell table:style-name="ce251" office:value-type="float" office:value="10" calcext:value-type="float">
            <text:p>10</text:p>
          </table:table-cell>
          <table:table-cell table:style-name="ce251" office:value-type="float" office:value="0" calcext:value-type="float">
            <text:p>0</text:p>
          </table:table-cell>
          <table:table-cell table:style-name="ce254" office:value-type="float" office:value="10" calcext:value-type="float">
            <text:p>10</text:p>
          </table:table-cell>
          <table:table-cell table:style-name="ce255" office:value-type="string" calcext:value-type="string">
            <text:p><text:s/>C</text:p>
          </table:table-cell>
          <table:table-cell table:number-columns-repeated="2" table:style-name="ce255" office:value-type="string" calcext:value-type="string">
            <text:p>D</text:p>
          </table:table-cell>
          <table:table-cell table:number-columns-repeated="2" table:style-name="ce255" office:value-type="string" calcext:value-type="string">
            <text:p>B</text:p>
          </table:table-cell>
          <table:table-cell table:style-name="ce255" office:value-type="string" calcext:value-type="string">
            <text:p>C</text:p>
          </table:table-cell>
          <table:table-cell table:style-name="ce255" office:value-type="string" calcext:value-type="string">
            <text:p>A</text:p>
          </table:table-cell>
          <table:table-cell table:style-name="ce255" office:value-type="string" calcext:value-type="string">
            <text:p>B</text:p>
          </table:table-cell>
          <table:table-cell table:style-name="ce255" office:value-type="string" calcext:value-type="string">
            <text:p>D</text:p>
          </table:table-cell>
          <table:table-cell table:style-name="ce255" office:value-type="string" calcext:value-type="string">
            <text:p>D </text:p>
          </table:table-cell>
          <table:table-cell table:style-name="ce256" office:value-type="float" office:value="11322301" calcext:value-type="float">
            <text:p>11322301</text:p>
          </table:table-cell>
          <table:table-cell table:style-name="ce256" office:value-type="float" office:value="11282130" calcext:value-type="float">
            <text:p>11282130</text:p>
          </table:table-cell>
          <table:table-cell table:style-name="ce256" office:value-type="float" office:value="11251320" calcext:value-type="float">
            <text:p>11251320</text:p>
          </table:table-cell>
          <table:table-cell table:style-name="ce256" office:value-type="float" office:value="11331023" calcext:value-type="float">
            <text:p>11331023</text:p>
          </table:table-cell>
          <table:table-cell table:style-name="ce256" office:value-type="float" office:value="11241032" calcext:value-type="float">
            <text:p>11241032</text:p>
          </table:table-cell>
          <table:table-cell table:style-name="ce256" office:value-type="float" office:value="11263102" calcext:value-type="float">
            <text:p>11263102</text:p>
          </table:table-cell>
          <table:table-cell table:style-name="ce256" office:value-type="float" office:value="11300213" calcext:value-type="float">
            <text:p>11300213</text:p>
          </table:table-cell>
          <table:table-cell table:style-name="ce256" office:value-type="float" office:value="11273012" calcext:value-type="float">
            <text:p>11273012</text:p>
          </table:table-cell>
          <table:table-cell table:style-name="ce256" office:value-type="float" office:value="11293120" calcext:value-type="float">
            <text:p>11293120</text:p>
          </table:table-cell>
          <table:table-cell table:style-name="ce256" office:value-type="float" office:value="11311230" calcext:value-type="float">
            <text:p>11311230</text:p>
          </table:table-cell>
          <table:table-cell table:style-name="ce257" table:number-columns-repeated="997"/>
          <table:table-cell table:style-name="ce258"/>
        </table:table-row>
        <table:table-row table:style-name="ro13">
          <table:table-cell table:style-name="ce251" office:value-type="float" office:value="8" calcext:value-type="float">
            <text:p>8</text:p>
          </table:table-cell>
          <table:table-cell table:style-name="ce251" office:value-type="float" office:value="2" calcext:value-type="float">
            <text:p>2</text:p>
          </table:table-cell>
          <table:table-cell table:style-name="ce251" office:value-type="float" office:value="4" calcext:value-type="float">
            <text:p>4</text:p>
          </table:table-cell>
          <table:table-cell table:style-name="ce251" office:value-type="float" office:value="10" calcext:value-type="float">
            <text:p>10</text:p>
          </table:table-cell>
          <table:table-cell table:style-name="ce251" office:value-type="float" office:value="0" calcext:value-type="float">
            <text:p>0</text:p>
          </table:table-cell>
          <table:table-cell table:style-name="ce254" office:value-type="float" office:value="10" calcext:value-type="float">
            <text:p>10</text:p>
          </table:table-cell>
          <table:table-cell table:style-name="ce255" office:value-type="string" calcext:value-type="string">
            <text:p><text:s/>C</text:p>
          </table:table-cell>
          <table:table-cell table:style-name="ce255" office:value-type="string" calcext:value-type="string">
            <text:p>D</text:p>
          </table:table-cell>
          <table:table-cell table:number-columns-repeated="3" table:style-name="ce255" office:value-type="string" calcext:value-type="string">
            <text:p>A</text:p>
          </table:table-cell>
          <table:table-cell table:style-name="ce255" office:value-type="string" calcext:value-type="string">
            <text:p>C</text:p>
          </table:table-cell>
          <table:table-cell table:style-name="ce255" office:value-type="string" calcext:value-type="string">
            <text:p>D</text:p>
          </table:table-cell>
          <table:table-cell table:number-columns-repeated="2" table:style-name="ce255" office:value-type="string" calcext:value-type="string">
            <text:p>A</text:p>
          </table:table-cell>
          <table:table-cell table:style-name="ce255" office:value-type="string" calcext:value-type="string">
            <text:p>A </text:p>
          </table:table-cell>
          <table:table-cell table:style-name="ce256" office:value-type="float" office:value="11261203" calcext:value-type="float">
            <text:p>11261203</text:p>
          </table:table-cell>
          <table:table-cell table:style-name="ce256" office:value-type="float" office:value="11303210" calcext:value-type="float">
            <text:p>11303210</text:p>
          </table:table-cell>
          <table:table-cell table:style-name="ce256" office:value-type="float" office:value="11330213" calcext:value-type="float">
            <text:p>11330213</text:p>
          </table:table-cell>
          <table:table-cell table:style-name="ce256" office:value-type="float" office:value="11310132" calcext:value-type="float">
            <text:p>11310132</text:p>
          </table:table-cell>
          <table:table-cell table:style-name="ce256" office:value-type="float" office:value="11240231" calcext:value-type="float">
            <text:p>11240231</text:p>
          </table:table-cell>
          <table:table-cell table:style-name="ce256" office:value-type="float" office:value="11323102" calcext:value-type="float">
            <text:p>11323102</text:p>
          </table:table-cell>
          <table:table-cell table:style-name="ce256" office:value-type="float" office:value="11283120" calcext:value-type="float">
            <text:p>11283120</text:p>
          </table:table-cell>
          <table:table-cell table:style-name="ce256" office:value-type="float" office:value="11290321" calcext:value-type="float">
            <text:p>11290321</text:p>
          </table:table-cell>
          <table:table-cell table:style-name="ce256" office:value-type="float" office:value="11250231" calcext:value-type="float">
            <text:p>11250231</text:p>
          </table:table-cell>
          <table:table-cell table:style-name="ce256" office:value-type="float" office:value="11270312" calcext:value-type="float">
            <text:p>11270312</text:p>
          </table:table-cell>
          <table:table-cell table:style-name="ce257" table:number-columns-repeated="997"/>
          <table:table-cell table:style-name="ce258"/>
        </table:table-row>
        <table:table-row table:style-name="ro13">
          <table:table-cell table:style-name="ce251" office:value-type="float" office:value="9" calcext:value-type="float">
            <text:p>9</text:p>
          </table:table-cell>
          <table:table-cell table:style-name="ce251" office:value-type="float" office:value="5" calcext:value-type="float">
            <text:p>5</text:p>
          </table:table-cell>
          <table:table-cell table:style-name="ce251" office:value-type="float" office:value="4" calcext:value-type="float">
            <text:p>4</text:p>
          </table:table-cell>
          <table:table-cell table:style-name="ce251" office:value-type="float" office:value="10" calcext:value-type="float">
            <text:p>10</text:p>
          </table:table-cell>
          <table:table-cell table:style-name="ce251" office:value-type="float" office:value="0" calcext:value-type="float">
            <text:p>0</text:p>
          </table:table-cell>
          <table:table-cell table:style-name="ce254" office:value-type="float" office:value="8" calcext:value-type="float">
            <text:p>8</text:p>
          </table:table-cell>
          <table:table-cell table:style-name="ce255" office:value-type="string" calcext:value-type="string">
            <text:p><text:s/>D/C</text:p>
          </table:table-cell>
          <table:table-cell table:style-name="ce255" office:value-type="string" calcext:value-type="string">
            <text:p>B</text:p>
          </table:table-cell>
          <table:table-cell table:style-name="ce255" office:value-type="string" calcext:value-type="string">
            <text:p>A/D</text:p>
          </table:table-cell>
          <table:table-cell table:number-columns-repeated="3" table:style-name="ce255" office:value-type="string" calcext:value-type="string">
            <text:p>B</text:p>
          </table:table-cell>
          <table:table-cell table:number-columns-repeated="2" table:style-name="ce255" office:value-type="string" calcext:value-type="string">
            <text:p>A</text:p>
          </table:table-cell>
          <table:table-cell table:style-name="ce255" office:value-type="string" calcext:value-type="string">
            <text:p>B</text:p>
          </table:table-cell>
          <table:table-cell table:style-name="ce255" office:value-type="string" calcext:value-type="string">
            <text:p>D </text:p>
          </table:table-cell>
          <table:table-cell table:style-name="ce256" office:value-type="float" office:value="11293102" calcext:value-type="float">
            <text:p>11293102</text:p>
          </table:table-cell>
          <table:table-cell table:style-name="ce256" office:value-type="float" office:value="11322013" calcext:value-type="float">
            <text:p>11322013</text:p>
          </table:table-cell>
          <table:table-cell table:style-name="ce256" office:value-type="float" office:value="11311320" calcext:value-type="float">
            <text:p>11311320</text:p>
          </table:table-cell>
          <table:table-cell table:style-name="ce256" office:value-type="float" office:value="11271023" calcext:value-type="float">
            <text:p>11271023</text:p>
          </table:table-cell>
          <table:table-cell table:style-name="ce256" office:value-type="float" office:value="11282031" calcext:value-type="float">
            <text:p>11282031</text:p>
          </table:table-cell>
          <table:table-cell table:style-name="ce256" office:value-type="float" office:value="11253012" calcext:value-type="float">
            <text:p>11253012</text:p>
          </table:table-cell>
          <table:table-cell table:style-name="ce256" office:value-type="float" office:value="11240321" calcext:value-type="float">
            <text:p>11240321</text:p>
          </table:table-cell>
          <table:table-cell table:style-name="ce256" office:value-type="float" office:value="11330213" calcext:value-type="float">
            <text:p>11330213</text:p>
          </table:table-cell>
          <table:table-cell table:style-name="ce256" office:value-type="float" office:value="11263021" calcext:value-type="float">
            <text:p>11263021</text:p>
          </table:table-cell>
          <table:table-cell table:style-name="ce256" office:value-type="float" office:value="11303210" calcext:value-type="float">
            <text:p>11303210</text:p>
          </table:table-cell>
          <table:table-cell table:style-name="ce257" table:number-columns-repeated="997"/>
          <table:table-cell table:style-name="ce258"/>
        </table:table-row>
        <table:table-row table:style-name="ro13">
          <table:table-cell table:style-name="ce251" office:value-type="float" office:value="10" calcext:value-type="float">
            <text:p>10</text:p>
          </table:table-cell>
          <table:table-cell table:style-name="ce251" office:value-type="float" office:value="3" calcext:value-type="float">
            <text:p>3</text:p>
          </table:table-cell>
          <table:table-cell table:style-name="ce251" office:value-type="float" office:value="4" calcext:value-type="float">
            <text:p>4</text:p>
          </table:table-cell>
          <table:table-cell table:style-name="ce251" office:value-type="float" office:value="10" calcext:value-type="float">
            <text:p>10</text:p>
          </table:table-cell>
          <table:table-cell table:style-name="ce251" office:value-type="float" office:value="0" calcext:value-type="float">
            <text:p>0</text:p>
          </table:table-cell>
          <table:table-cell table:style-name="ce254" office:value-type="float" office:value="9" calcext:value-type="float">
            <text:p>9</text:p>
          </table:table-cell>
          <table:table-cell table:style-name="ce255" office:value-type="string" calcext:value-type="string">
            <text:p><text:s/>C</text:p>
          </table:table-cell>
          <table:table-cell table:style-name="ce255" office:value-type="string" calcext:value-type="string">
            <text:p>C</text:p>
          </table:table-cell>
          <table:table-cell table:style-name="ce255" office:value-type="string" calcext:value-type="string">
            <text:p>D</text:p>
          </table:table-cell>
          <table:table-cell table:number-columns-repeated="2" table:style-name="ce255" office:value-type="string" calcext:value-type="string">
            <text:p>B</text:p>
          </table:table-cell>
          <table:table-cell table:style-name="ce255" office:value-type="string" calcext:value-type="string">
            <text:p>D</text:p>
          </table:table-cell>
          <table:table-cell table:style-name="ce255" office:value-type="string" calcext:value-type="string">
            <text:p>A</text:p>
          </table:table-cell>
          <table:table-cell table:style-name="ce255" office:value-type="string" calcext:value-type="string">
            <text:p>D</text:p>
          </table:table-cell>
          <table:table-cell table:style-name="ce255" office:value-type="string" calcext:value-type="string">
            <text:p>B/A</text:p>
          </table:table-cell>
          <table:table-cell table:style-name="ce255" office:value-type="string" calcext:value-type="string">
            <text:p>C </text:p>
          </table:table-cell>
          <table:table-cell table:style-name="ce256" office:value-type="float" office:value="11323201" calcext:value-type="float">
            <text:p>11323201</text:p>
          </table:table-cell>
          <table:table-cell table:style-name="ce256" office:value-type="float" office:value="11253201" calcext:value-type="float">
            <text:p>11253201</text:p>
          </table:table-cell>
          <table:table-cell table:style-name="ce256" office:value-type="float" office:value="11263120" calcext:value-type="float">
            <text:p>11263120</text:p>
          </table:table-cell>
          <table:table-cell table:style-name="ce256" office:value-type="float" office:value="11243021" calcext:value-type="float">
            <text:p>11243021</text:p>
          </table:table-cell>
          <table:table-cell table:style-name="ce256" office:value-type="float" office:value="11283012" calcext:value-type="float">
            <text:p>11283012</text:p>
          </table:table-cell>
          <table:table-cell table:style-name="ce256" office:value-type="float" office:value="11272310" calcext:value-type="float">
            <text:p>11272310</text:p>
          </table:table-cell>
          <table:table-cell table:style-name="ce256" office:value-type="float" office:value="11310321" calcext:value-type="float">
            <text:p>11310321</text:p>
          </table:table-cell>
          <table:table-cell table:style-name="ce256" office:value-type="float" office:value="11301320" calcext:value-type="float">
            <text:p>11301320</text:p>
          </table:table-cell>
          <table:table-cell table:style-name="ce256" office:value-type="float" office:value="11290321" calcext:value-type="float">
            <text:p>11290321</text:p>
          </table:table-cell>
          <table:table-cell table:style-name="ce256" office:value-type="float" office:value="11332301" calcext:value-type="float">
            <text:p>11332301</text:p>
          </table:table-cell>
          <table:table-cell table:style-name="ce257" table:number-columns-repeated="997"/>
          <table:table-cell table:style-name="ce258"/>
        </table:table-row>
        <table:table-row table:style-name="ro13">
          <table:table-cell table:style-name="ce251" office:value-type="float" office:value="11" calcext:value-type="float">
            <text:p>11</text:p>
          </table:table-cell>
          <table:table-cell table:number-columns-repeated="2" table:style-name="ce251" office:value-type="float" office:value="4" calcext:value-type="float">
            <text:p>4</text:p>
          </table:table-cell>
          <table:table-cell table:style-name="ce251" office:value-type="float" office:value="10" calcext:value-type="float">
            <text:p>10</text:p>
          </table:table-cell>
          <table:table-cell table:style-name="ce253" office:value-type="float" office:value="2" calcext:value-type="float">
            <text:p>2</text:p>
          </table:table-cell>
          <table:table-cell table:style-name="ce254" office:value-type="float" office:value="8" calcext:value-type="float">
            <text:p>8</text:p>
          </table:table-cell>
          <table:table-cell table:style-name="ce255" office:value-type="string" calcext:value-type="string">
            <text:p><text:s/>D</text:p>
          </table:table-cell>
          <table:table-cell table:style-name="ce255" office:value-type="string" calcext:value-type="string">
            <text:p>B</text:p>
          </table:table-cell>
          <table:table-cell table:style-name="ce253" office:value-type="string" calcext:value-type="string">
            <text:p>0/C</text:p>
          </table:table-cell>
          <table:table-cell table:style-name="ce255" office:value-type="string" calcext:value-type="string">
            <text:p>C</text:p>
          </table:table-cell>
          <table:table-cell table:style-name="ce255" office:value-type="string" calcext:value-type="string">
            <text:p>D</text:p>
          </table:table-cell>
          <table:table-cell table:number-columns-repeated="2" table:style-name="ce255" office:value-type="string" calcext:value-type="string">
            <text:p>C</text:p>
          </table:table-cell>
          <table:table-cell table:style-name="ce255" office:value-type="string" calcext:value-type="string">
            <text:p>A</text:p>
          </table:table-cell>
          <table:table-cell table:style-name="ce253" office:value-type="string" calcext:value-type="string">
            <text:p>0/C</text:p>
          </table:table-cell>
          <table:table-cell table:style-name="ce255" office:value-type="string" calcext:value-type="string">
            <text:p>C </text:p>
          </table:table-cell>
          <table:table-cell table:style-name="ce256" office:value-type="float" office:value="11251320" calcext:value-type="float">
            <text:p>11251320</text:p>
          </table:table-cell>
          <table:table-cell table:style-name="ce256" office:value-type="float" office:value="11322013" calcext:value-type="float">
            <text:p>11322013</text:p>
          </table:table-cell>
          <table:table-cell table:style-name="ce256" office:value-type="float" office:value="11291203" calcext:value-type="float">
            <text:p>11291203</text:p>
          </table:table-cell>
          <table:table-cell table:style-name="ce256" office:value-type="float" office:value="11273102" calcext:value-type="float">
            <text:p>11273102</text:p>
          </table:table-cell>
          <table:table-cell table:style-name="ce256" office:value-type="float" office:value="11301320" calcext:value-type="float">
            <text:p>11301320</text:p>
          </table:table-cell>
          <table:table-cell table:style-name="ce256" office:value-type="float" office:value="11331302" calcext:value-type="float">
            <text:p>11331302</text:p>
          </table:table-cell>
          <table:table-cell table:style-name="ce256" office:value-type="float" office:value="11261302" calcext:value-type="float">
            <text:p>11261302</text:p>
          </table:table-cell>
          <table:table-cell table:style-name="ce256" office:value-type="float" office:value="11310321" calcext:value-type="float">
            <text:p>11310321</text:p>
          </table:table-cell>
          <table:table-cell table:style-name="ce256" office:value-type="float" office:value="11242301" calcext:value-type="float">
            <text:p>11242301</text:p>
          </table:table-cell>
          <table:table-cell table:style-name="ce256" office:value-type="float" office:value="11281203" calcext:value-type="float">
            <text:p>11281203</text:p>
          </table:table-cell>
          <table:table-cell table:style-name="ce257" table:number-columns-repeated="997"/>
          <table:table-cell table:style-name="ce258"/>
        </table:table-row>
        <table:table-row table:style-name="ro13">
          <table:table-cell table:style-name="ce251" office:value-type="float" office:value="12" calcext:value-type="float">
            <text:p>12</text:p>
          </table:table-cell>
          <table:table-cell table:style-name="ce251" office:value-type="float" office:value="3" calcext:value-type="float">
            <text:p>3</text:p>
          </table:table-cell>
          <table:table-cell table:style-name="ce251" office:value-type="float" office:value="4" calcext:value-type="float">
            <text:p>4</text:p>
          </table:table-cell>
          <table:table-cell table:style-name="ce251" office:value-type="float" office:value="10" calcext:value-type="float">
            <text:p>10</text:p>
          </table:table-cell>
          <table:table-cell table:style-name="ce251" office:value-type="float" office:value="0" calcext:value-type="float">
            <text:p>0</text:p>
          </table:table-cell>
          <table:table-cell table:style-name="ce254" office:value-type="float" office:value="9" calcext:value-type="float">
            <text:p>9</text:p>
          </table:table-cell>
          <table:table-cell table:style-name="ce255" office:value-type="string" calcext:value-type="string">
            <text:p><text:s/>C</text:p>
          </table:table-cell>
          <table:table-cell table:style-name="ce255" office:value-type="string" calcext:value-type="string">
            <text:p>C</text:p>
          </table:table-cell>
          <table:table-cell table:style-name="ce255" office:value-type="string" calcext:value-type="string">
            <text:p>D</text:p>
          </table:table-cell>
          <table:table-cell table:number-columns-repeated="2" table:style-name="ce255" office:value-type="string" calcext:value-type="string">
            <text:p>B</text:p>
          </table:table-cell>
          <table:table-cell table:style-name="ce255" office:value-type="string" calcext:value-type="string">
            <text:p>D</text:p>
          </table:table-cell>
          <table:table-cell table:style-name="ce255" office:value-type="string" calcext:value-type="string">
            <text:p>C/A</text:p>
          </table:table-cell>
          <table:table-cell table:style-name="ce255" office:value-type="string" calcext:value-type="string">
            <text:p>D</text:p>
          </table:table-cell>
          <table:table-cell table:style-name="ce255" office:value-type="string" calcext:value-type="string">
            <text:p>A</text:p>
          </table:table-cell>
          <table:table-cell table:style-name="ce255" office:value-type="string" calcext:value-type="string">
            <text:p>C </text:p>
          </table:table-cell>
          <table:table-cell table:style-name="ce256" office:value-type="float" office:value="11323201" calcext:value-type="float">
            <text:p>11323201</text:p>
          </table:table-cell>
          <table:table-cell table:style-name="ce256" office:value-type="float" office:value="11253201" calcext:value-type="float">
            <text:p>11253201</text:p>
          </table:table-cell>
          <table:table-cell table:style-name="ce256" office:value-type="float" office:value="11263120" calcext:value-type="float">
            <text:p>11263120</text:p>
          </table:table-cell>
          <table:table-cell table:style-name="ce256" office:value-type="float" office:value="11243021" calcext:value-type="float">
            <text:p>11243021</text:p>
          </table:table-cell>
          <table:table-cell table:style-name="ce256" office:value-type="float" office:value="11283012" calcext:value-type="float">
            <text:p>11283012</text:p>
          </table:table-cell>
          <table:table-cell table:style-name="ce256" office:value-type="float" office:value="11272310" calcext:value-type="float">
            <text:p>11272310</text:p>
          </table:table-cell>
          <table:table-cell table:style-name="ce256" office:value-type="float" office:value="11310321" calcext:value-type="float">
            <text:p>11310321</text:p>
          </table:table-cell>
          <table:table-cell table:style-name="ce256" office:value-type="float" office:value="11301320" calcext:value-type="float">
            <text:p>11301320</text:p>
          </table:table-cell>
          <table:table-cell table:style-name="ce256" office:value-type="float" office:value="11290321" calcext:value-type="float">
            <text:p>11290321</text:p>
          </table:table-cell>
          <table:table-cell table:style-name="ce256" office:value-type="float" office:value="11332301" calcext:value-type="float">
            <text:p>11332301</text:p>
          </table:table-cell>
          <table:table-cell table:style-name="ce257" table:number-columns-repeated="997"/>
          <table:table-cell table:style-name="ce258"/>
        </table:table-row>
        <table:table-row table:style-name="ro13">
          <table:table-cell table:style-name="ce251" office:value-type="float" office:value="13" calcext:value-type="float">
            <text:p>13</text:p>
          </table:table-cell>
          <table:table-cell table:style-name="ce251" office:value-type="float" office:value="3" calcext:value-type="float">
            <text:p>3</text:p>
          </table:table-cell>
          <table:table-cell table:style-name="ce251" office:value-type="float" office:value="4" calcext:value-type="float">
            <text:p>4</text:p>
          </table:table-cell>
          <table:table-cell table:style-name="ce251" office:value-type="float" office:value="10" calcext:value-type="float">
            <text:p>10</text:p>
          </table:table-cell>
          <table:table-cell table:style-name="ce251" office:value-type="float" office:value="0" calcext:value-type="float">
            <text:p>0</text:p>
          </table:table-cell>
          <table:table-cell table:style-name="ce254" office:value-type="float" office:value="9" calcext:value-type="float">
            <text:p>9</text:p>
          </table:table-cell>
          <table:table-cell table:style-name="ce255" office:value-type="string" calcext:value-type="string">
            <text:p><text:s/>C</text:p>
          </table:table-cell>
          <table:table-cell table:style-name="ce255" office:value-type="string" calcext:value-type="string">
            <text:p>C</text:p>
          </table:table-cell>
          <table:table-cell table:style-name="ce255" office:value-type="string" calcext:value-type="string">
            <text:p>D</text:p>
          </table:table-cell>
          <table:table-cell table:number-columns-repeated="2" table:style-name="ce255" office:value-type="string" calcext:value-type="string">
            <text:p>B</text:p>
          </table:table-cell>
          <table:table-cell table:style-name="ce255" office:value-type="string" calcext:value-type="string">
            <text:p>D</text:p>
          </table:table-cell>
          <table:table-cell table:style-name="ce255" office:value-type="string" calcext:value-type="string">
            <text:p>A</text:p>
          </table:table-cell>
          <table:table-cell table:style-name="ce255" office:value-type="string" calcext:value-type="string">
            <text:p>D</text:p>
          </table:table-cell>
          <table:table-cell table:style-name="ce255" office:value-type="string" calcext:value-type="string">
            <text:p>D/A</text:p>
          </table:table-cell>
          <table:table-cell table:style-name="ce255" office:value-type="string" calcext:value-type="string">
            <text:p>C </text:p>
          </table:table-cell>
          <table:table-cell table:style-name="ce256" office:value-type="float" office:value="11323201" calcext:value-type="float">
            <text:p>11323201</text:p>
          </table:table-cell>
          <table:table-cell table:style-name="ce256" office:value-type="float" office:value="11253201" calcext:value-type="float">
            <text:p>11253201</text:p>
          </table:table-cell>
          <table:table-cell table:style-name="ce256" office:value-type="float" office:value="11263120" calcext:value-type="float">
            <text:p>11263120</text:p>
          </table:table-cell>
          <table:table-cell table:style-name="ce256" office:value-type="float" office:value="11243021" calcext:value-type="float">
            <text:p>11243021</text:p>
          </table:table-cell>
          <table:table-cell table:style-name="ce256" office:value-type="float" office:value="11283012" calcext:value-type="float">
            <text:p>11283012</text:p>
          </table:table-cell>
          <table:table-cell table:style-name="ce256" office:value-type="float" office:value="11272310" calcext:value-type="float">
            <text:p>11272310</text:p>
          </table:table-cell>
          <table:table-cell table:style-name="ce256" office:value-type="float" office:value="11310321" calcext:value-type="float">
            <text:p>11310321</text:p>
          </table:table-cell>
          <table:table-cell table:style-name="ce256" office:value-type="float" office:value="11301320" calcext:value-type="float">
            <text:p>11301320</text:p>
          </table:table-cell>
          <table:table-cell table:style-name="ce256" office:value-type="float" office:value="11290321" calcext:value-type="float">
            <text:p>11290321</text:p>
          </table:table-cell>
          <table:table-cell table:style-name="ce256" office:value-type="float" office:value="11332301" calcext:value-type="float">
            <text:p>11332301</text:p>
          </table:table-cell>
          <table:table-cell table:style-name="ce257" table:number-columns-repeated="997"/>
          <table:table-cell table:style-name="ce258"/>
        </table:table-row>
        <table:table-row table:style-name="ro11" table:number-rows-repeated="104856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Lista" table:style-name="ta4">
        <office:forms form:automatic-focus="false" form:apply-design-mode="false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4" table:number-columns-repeated="20" table:default-cell-style-name="Default"/>
        <table:table-column table:style-name="co16" table:number-columns-repeated="997" table:default-cell-style-name="Default"/>
        <table:table-row table:style-name="ro14">
          <table:table-cell office:value-type="string" calcext:value-type="string">
            <text:p>PAG</text:p>
          </table:table-cell>
          <table:table-cell table:style-name="ce259" office:value-type="string" calcext:value-type="string">
            <text:p>Esses NÚMERO DA PROVA têm que inserir na mão, conforme ondem que foi digitalizada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Nome Completo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35" office:value-type="float" office:value="2" calcext:value-type="float">
            <text:p>2</text:p>
          </table:table-cell>
          <table:table-cell table:style-name="ce5" office:value-type="float" office:value="1001" calcext:value-type="float">
            <text:p>1001</text:p>
          </table:table-cell>
          <table:table-cell table:style-name="ce8" office:value-type="string" calcext:value-type="string">
            <text:p>Aluno 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35" office:value-type="float" office:value="5" calcext:value-type="float">
            <text:p>5</text:p>
          </table:table-cell>
          <table:table-cell table:style-name="ce5" office:value-type="float" office:value="1002" calcext:value-type="float">
            <text:p>1002</text:p>
          </table:table-cell>
          <table:table-cell table:style-name="ce8" office:value-type="string" calcext:value-type="string">
            <text:p>Aluno 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35" office:value-type="float" office:value="4" calcext:value-type="float">
            <text:p>4</text:p>
          </table:table-cell>
          <table:table-cell table:style-name="ce5" office:value-type="float" office:value="1003" calcext:value-type="float">
            <text:p>1003</text:p>
          </table:table-cell>
          <table:table-cell table:style-name="ce8" office:value-type="string" calcext:value-type="string">
            <text:p>Aluno 3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35" office:value-type="float" office:value="1" calcext:value-type="float">
            <text:p>1</text:p>
          </table:table-cell>
          <table:table-cell table:style-name="ce5" office:value-type="float" office:value="1004" calcext:value-type="float">
            <text:p>1004</text:p>
          </table:table-cell>
          <table:table-cell table:style-name="ce8" office:value-type="string" calcext:value-type="string">
            <text:p>Aluno 4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35" office:value-type="float" office:value="2" calcext:value-type="float">
            <text:p>2</text:p>
          </table:table-cell>
          <table:table-cell table:style-name="ce5" office:value-type="float" office:value="1005" calcext:value-type="float">
            <text:p>1005</text:p>
          </table:table-cell>
          <table:table-cell table:style-name="ce8" office:value-type="string" calcext:value-type="string">
            <text:p>Aluno 5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35" office:value-type="float" office:value="4" calcext:value-type="float">
            <text:p>4</text:p>
          </table:table-cell>
          <table:table-cell table:style-name="ce5" office:value-type="float" office:value="1006" calcext:value-type="float">
            <text:p>1006</text:p>
          </table:table-cell>
          <table:table-cell table:style-name="ce8" office:value-type="string" calcext:value-type="string">
            <text:p>Aluno 6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35" office:value-type="float" office:value="1" calcext:value-type="float">
            <text:p>1</text:p>
          </table:table-cell>
          <table:table-cell table:style-name="ce5" office:value-type="float" office:value="1007" calcext:value-type="float">
            <text:p>1007</text:p>
          </table:table-cell>
          <table:table-cell table:style-name="ce8" office:value-type="string" calcext:value-type="string">
            <text:p>Aluno 7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35" office:value-type="float" office:value="2" calcext:value-type="float">
            <text:p>2</text:p>
          </table:table-cell>
          <table:table-cell table:style-name="ce5" office:value-type="float" office:value="1008" calcext:value-type="float">
            <text:p>1008</text:p>
          </table:table-cell>
          <table:table-cell table:style-name="ce8" office:value-type="string" calcext:value-type="string">
            <text:p>Aluno 8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35" office:value-type="float" office:value="5" calcext:value-type="float">
            <text:p>5</text:p>
          </table:table-cell>
          <table:table-cell table:style-name="ce5" office:value-type="float" office:value="1009" calcext:value-type="float">
            <text:p>1009</text:p>
          </table:table-cell>
          <table:table-cell table:style-name="ce8" office:value-type="string" calcext:value-type="string">
            <text:p>Aluno 9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35" office:value-type="float" office:value="3" calcext:value-type="float">
            <text:p>3</text:p>
          </table:table-cell>
          <table:table-cell table:style-name="ce5" office:value-type="float" office:value="1010" calcext:value-type="float">
            <text:p>1010</text:p>
          </table:table-cell>
          <table:table-cell table:style-name="ce8" office:value-type="string" calcext:value-type="string">
            <text:p>Aluno 10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35" office:value-type="float" office:value="4" calcext:value-type="float">
            <text:p>4</text:p>
          </table:table-cell>
          <table:table-cell table:style-name="ce5" office:value-type="float" office:value="1011" calcext:value-type="float">
            <text:p>1011</text:p>
          </table:table-cell>
          <table:table-cell table:style-name="ce8" office:value-type="string" calcext:value-type="string">
            <text:p>Aluno 11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35" office:value-type="float" office:value="3" calcext:value-type="float">
            <text:p>3</text:p>
          </table:table-cell>
          <table:table-cell table:style-name="ce5" office:value-type="float" office:value="1012" calcext:value-type="float">
            <text:p>1012</text:p>
          </table:table-cell>
          <table:table-cell table:style-name="ce8" office:value-type="string" calcext:value-type="string">
            <text:p>Aluno 12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35" office:value-type="float" office:value="3" calcext:value-type="float">
            <text:p>3</text:p>
          </table:table-cell>
          <table:table-cell table:style-name="ce5" office:value-type="float" office:value="1013" calcext:value-type="float">
            <text:p>1013</text:p>
          </table:table-cell>
          <table:table-cell table:style-name="ce8" office:value-type="string" calcext:value-type="string">
            <text:p>Aluno 13</text:p>
          </table:table-cell>
          <table:table-cell table:number-columns-repeated="1020"/>
        </table:table-row>
        <table:table-row table:style-name="ro1" table:number-rows-repeated="938">
          <table:table-cell table:number-columns-repeated="1024"/>
        </table:table-row>
        <table:table-row table:style-name="ro5" table:number-rows-repeated="1047576">
          <table:table-cell table:number-columns-repeated="1024"/>
        </table:table-row>
        <table:table-row table:style-name="ro6" table:number-rows-repeated="47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_FilterDatabase" table:base-cell-address="$Final1.$A$1" table:cell-range-address="$Lista.$C$1:.$D$14"/>
        </table:named-expressions>
      </table:table>
      <table:named-expressions>
        <table:named-range table:name="__Anonymous_Sheet_DB__1" table:base-cell-address="$Final1.$A$1" table:cell-range-address="$Final1.$E$13:.$AP$64491"/>
      </table:named-expressions>
      <table:database-ranges>
        <table:database-range table:name="__Anonymous_Sheet_DB__0" table:target-range-address="Final1.B13:Final1.BE53" table:display-filter-buttons="true" table:orientation="column"/>
        <table:database-range table:name="__Anonymous_Sheet_DB__1" table:target-range-address="FinalPESO.A1:FinalPESO.AN1048576"/>
        <table:database-range table:name="__Anonymous_Sheet_DB__3" table:target-range-address="Lista.B1:Lista.D14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liberation sans&quot;" svg:font-family="'&quot;liberation sans&quot;'"/>
    <style:font-face style:name="Arial" svg:font-family="Arial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12">
      <number:number number:decimal-places="1" loext:min-decimal-places="1" number:min-integer-digits="1"/>
    </number:number-style>
    <number:number-style style:name="N113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4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date-style style:name="N2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2" number:language="en" number:country="GB">
      <number:day number:style="long"/>
      <number:text>-</number:text>
      <number:month number:textual="true"/>
    </number:date-style>
    <number:date-style style:name="N20113" number:language="en" number:country="GB">
      <number:month number:textual="true"/>
      <number:text>-</number:text>
      <number:year/>
    </number:date-style>
    <number:time-style style:name="N20114" number:language="en" number:country="GB">
      <number:hours/>
      <number:text>:</number:text>
      <number:minutes number:style="long"/>
      <number:text> </number:text>
      <number:am-pm/>
    </number:time-style>
    <number:time-style style:name="N2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en" number:country="GB">
      <number:number number:decimal-places="0" loext:min-decimal-places="0" number:min-integer-digits="1" number:grouping="true"/>
    </number:number-style>
    <number:number-style style:name="N2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20117P0"/>
    </number:number-style>
    <number:number-style style:name="N20118P0" style:volatile="true" number:language="en" number:country="GB">
      <number:number number:decimal-places="0" loext:min-decimal-places="0" number:min-integer-digits="1" number:grouping="true"/>
    </number:number-style>
    <number:number-style style:name="N2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20118P0"/>
    </number:number-style>
    <number:number-style style:name="N20119P0" style:volatile="true" number:language="en" number:country="GB">
      <number:number number:decimal-places="2" loext:min-decimal-places="2" number:min-integer-digits="1" number:grouping="true"/>
    </number:number-style>
    <number:number-style style:name="N2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20119P0"/>
    </number:number-style>
    <number:number-style style:name="N20120P0" style:volatile="true" number:language="en" number:country="GB">
      <number:number number:decimal-places="2" loext:min-decimal-places="2" number:min-integer-digits="1" number:grouping="true"/>
    </number:number-style>
    <number:number-style style:name="N2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20120P0"/>
    </number:number-style>
    <number:number-style style:name="N20124P0" style:volatile="true" number:language="en" number:country="GB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4P2" style:volatile="true" number:language="en" number:country="GB">
      <loext:fill-character> </loext:fill-character>
      <number:text>- </number:text>
    </number:number-style>
    <number:text-style style:name="N20124" number:language="en" number:country="GB"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8P2" style:volatile="true" number:language="en" number:country="GB">
      <loext:text> £</loext:text>
      <loext:fill-character> </loext:fill-character>
      <number:text>- </number:text>
    </number:number-style>
    <number:text-style style:name="N20128" number:language="en" number:country="GB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en" number:country="GB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2P2" style:volatile="true" number:language="en" number:country="GB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32" number:language="en" number:country="GB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36" number:language="en" number:country="GB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fffff"/>
      <style:text-properties fo:color="#ffffff"/>
    </style:style>
    <style:style style:name="ConditionalStyle_5f_2" style:display-name="ConditionalStyle_2" style:family="table-cell" style:parent-style-name="Default">
      <style:table-cell-properties fo:background-color="#ffff00"/>
      <style:text-properties fo:color="#ffff00"/>
    </style:style>
    <style:style style:name="ConditionalStyle_5f_3" style:display-name="ConditionalStyle_3" style:family="table-cell" style:parent-style-name="Default">
      <style:table-cell-properties fo:background-color="#cccccc"/>
    </style:style>
    <style:style style:name="ConditionalStyle_5f_4" style:display-name="ConditionalStyle_4" style:family="table-cell" style:parent-style-name="Default">
      <style:table-cell-properties fo:background-color="#ffcc00"/>
    </style:style>
    <style:style style:name="ConditionalStyle_5f_5" style:display-name="ConditionalStyle_5" style:family="table-cell" style:parent-style-name="Default">
      <style:table-cell-properties fo:background-color="#ff660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0mm" fo:margin-bottom="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26.04mm" fo:margin-left="0mm" fo:margin-right="0mm" fo:margin-bottom="22.51mm"/>
      </style:header-style>
      <style:footer-style>
        <style:header-footer-properties fo:min-height="26.04mm" fo:margin-left="0mm" fo:margin-right="0mm" fo:margin-top="22.51mm"/>
      </style:footer-style>
    </style:page-layout>
    <style:page-layout style:name="Mpm4">
      <style:page-layout-properties fo:page-width="297mm" fo:page-height="210.01mm" style:num-format="1" style:print-orientation="landscape" fo:margin-top="0mm" fo:margin-bottom="0mm" fo:margin-left="12.88mm" fo:margin-right="20mm" style:print-page-order="ttb" style:first-page-number="continue" style:scale-to="100%" style:writing-mode="lr-tb" style:print="charts drawings objects zero-values"/>
      <style:header-style>
        <style:header-footer-properties fo:min-height="26.04mm" fo:margin-left="0mm" fo:margin-right="0mm" fo:margin-bottom="22.51mm"/>
      </style:header-style>
      <style:footer-style>
        <style:header-footer-properties fo:min-height="26.04mm" fo:margin-left="0mm" fo:margin-right="0mm" fo:margin-top="22.51mm"/>
      </style:footer-style>
    </style:page-layout>
    <style:page-layout style:name="Mpm5">
      <style:page-layout-properties style:num-format="1" style:print-orientation="portrait" fo:margin-top="24.99mm" fo:margin-bottom="24.99mm" fo:margin-left="8.17mm" fo:margin-right="14.29mm" style:print-page-order="ttb" style:first-page-number="continue" style:scale-to="7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fo:page-width="279.4mm" fo:page-height="215.9mm" style:num-format="1" style:print-orientation="landscape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1">00/00/0000</text:date>, <text:time style:data-style-name="N2" text:time-value="16:37:42.8794206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inal1" style:display-name="PageStyle_Final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FinalPESO" style:display-name="PageStyle_FinalPESO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BD" style:display-name="PageStyle_BD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Lista" style:display-name="PageStyle_Lista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MacOSX_X86_64 LibreOffice_project/65905a128db06ba48db947242809d14d3f9a93fe</meta:generator>
    <dc:date>2019-09-01T16:55:21.003827749</dc:date>
    <meta:editing-duration>PT2H18M3S</meta:editing-duration>
    <meta:editing-cycles>50</meta:editing-cycles>
    <meta:document-statistic meta:table-count="4" meta:cell-count="1917" meta:object-count="0"/>
    <meta:user-defined meta:name=""/>
  </office:meta>
</office:document-meta>
</file>